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51pt" svg:height="255.09pt" svg:x="68.71pt" svg:y="2.83pt">
            <draw:object draw:notify-on-update-of-ranges="data.B1:data.B1000 data.C1:data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6264286" calcext:value-type="float">
            <text:p>0.6264286</text:p>
          </table:table-cell>
          <table:table-cell office:value-type="float" office:value="0.3990878" calcext:value-type="float">
            <text:p>0.3990878</text:p>
          </table:table-cell>
          <table:table-cell table:formula="of:=[.A1]" office:value-type="float" office:value="0.6264286" calcext:value-type="float">
            <text:p>0.6264286</text:p>
          </table:table-cell>
        </table:table-row>
        <table:table-row table:style-name="ro1">
          <table:table-cell office:value-type="float" office:value="0.49900052" calcext:value-type="float">
            <text:p>0.49900052</text:p>
          </table:table-cell>
          <table:table-cell office:value-type="float" office:value="0.5010015" calcext:value-type="float">
            <text:p>0.5010015</text:p>
          </table:table-cell>
          <table:table-cell table:formula="of:=[.C1]+[.A2]" office:value-type="float" office:value="1.12542912" calcext:value-type="float">
            <text:p>1.12542912</text:p>
          </table:table-cell>
        </table:table-row>
        <table:table-row table:style-name="ro1">
          <table:table-cell office:value-type="float" office:value="0.18669413" calcext:value-type="float">
            <text:p>0.18669413</text:p>
          </table:table-cell>
          <table:table-cell office:value-type="float" office:value="1.3390887" calcext:value-type="float">
            <text:p>1.3390887</text:p>
          </table:table-cell>
          <table:table-cell table:formula="of:=[.C2]+[.A3]" office:value-type="float" office:value="1.31212325" calcext:value-type="float">
            <text:p>1.31212325</text:p>
          </table:table-cell>
        </table:table-row>
        <table:table-row table:style-name="ro1">
          <table:table-cell office:value-type="float" office:value="0.11795224" calcext:value-type="float">
            <text:p>0.11795224</text:p>
          </table:table-cell>
          <table:table-cell office:value-type="float" office:value="2.1195018" calcext:value-type="float">
            <text:p>2.1195018</text:p>
          </table:table-cell>
          <table:table-cell table:formula="of:=[.C3]+[.A4]" office:value-type="float" office:value="1.43007549" calcext:value-type="float">
            <text:p>1.43007549</text:p>
          </table:table-cell>
        </table:table-row>
        <table:table-row table:style-name="ro1">
          <table:table-cell office:value-type="float" office:value="0.09083696" calcext:value-type="float">
            <text:p>0.09083696</text:p>
          </table:table-cell>
          <table:table-cell office:value-type="float" office:value="2.7521837" calcext:value-type="float">
            <text:p>2.7521837</text:p>
          </table:table-cell>
          <table:table-cell table:formula="of:=[.C4]+[.A5]" office:value-type="float" office:value="1.52091245" calcext:value-type="float">
            <text:p>1.52091245</text:p>
          </table:table-cell>
        </table:table-row>
        <table:table-row table:style-name="ro1">
          <table:table-cell office:value-type="float" office:value="0.07582208" calcext:value-type="float">
            <text:p>0.07582208</text:p>
          </table:table-cell>
          <table:table-cell office:value-type="float" office:value="3.2971928" calcext:value-type="float">
            <text:p>3.2971928</text:p>
          </table:table-cell>
          <table:table-cell table:formula="of:=[.C5]+[.A6]" office:value-type="float" office:value="1.59673453" calcext:value-type="float">
            <text:p>1.59673453</text:p>
          </table:table-cell>
        </table:table-row>
        <table:table-row table:style-name="ro1">
          <table:table-cell office:value-type="float" office:value="0.063767456" calcext:value-type="float">
            <text:p>0.063767456</text:p>
          </table:table-cell>
          <table:table-cell office:value-type="float" office:value="3.9204953" calcext:value-type="float">
            <text:p>3.9204953</text:p>
          </table:table-cell>
          <table:table-cell table:formula="of:=[.C6]+[.A7]" office:value-type="float" office:value="1.660501986" calcext:value-type="float">
            <text:p>1.660501986</text:p>
          </table:table-cell>
        </table:table-row>
        <table:table-row table:style-name="ro1">
          <table:table-cell office:value-type="float" office:value="0.05757229" calcext:value-type="float">
            <text:p>0.05757229</text:p>
          </table:table-cell>
          <table:table-cell office:value-type="float" office:value="4.3423667" calcext:value-type="float">
            <text:p>4.3423667</text:p>
          </table:table-cell>
          <table:table-cell table:formula="of:=[.C7]+[.A8]" office:value-type="float" office:value="1.718074276" calcext:value-type="float">
            <text:p>1.718074276</text:p>
          </table:table-cell>
        </table:table-row>
        <table:table-row table:style-name="ro1">
          <table:table-cell office:value-type="float" office:value="0.05227741" calcext:value-type="float">
            <text:p>0.05227741</text:p>
          </table:table-cell>
          <table:table-cell office:value-type="float" office:value="4.782181" calcext:value-type="float">
            <text:p>4.782181</text:p>
          </table:table-cell>
          <table:table-cell table:formula="of:=[.C8]+[.A9]" office:value-type="float" office:value="1.770351686" calcext:value-type="float">
            <text:p>1.770351686</text:p>
          </table:table-cell>
        </table:table-row>
        <table:table-row table:style-name="ro1">
          <table:table-cell office:value-type="float" office:value="0.048294805" calcext:value-type="float">
            <text:p>0.048294805</text:p>
          </table:table-cell>
          <table:table-cell office:value-type="float" office:value="5.1765404" calcext:value-type="float">
            <text:p>5.1765404</text:p>
          </table:table-cell>
          <table:table-cell table:formula="of:=[.C9]+[.A10]" office:value-type="float" office:value="1.818646491" calcext:value-type="float">
            <text:p>1.818646491</text:p>
          </table:table-cell>
        </table:table-row>
        <table:table-row table:style-name="ro1">
          <table:table-cell office:value-type="float" office:value="0.043457694" calcext:value-type="float">
            <text:p>0.043457694</text:p>
          </table:table-cell>
          <table:table-cell office:value-type="float" office:value="5.752721" calcext:value-type="float">
            <text:p>5.752721</text:p>
          </table:table-cell>
          <table:table-cell table:formula="of:=[.C10]+[.A11]" office:value-type="float" office:value="1.862104185" calcext:value-type="float">
            <text:p>1.862104185</text:p>
          </table:table-cell>
        </table:table-row>
        <table:table-row table:style-name="ro1">
          <table:table-cell office:value-type="float" office:value="0.041107804" calcext:value-type="float">
            <text:p>0.041107804</text:p>
          </table:table-cell>
          <table:table-cell office:value-type="float" office:value="6.08157" calcext:value-type="float">
            <text:p>6.08157</text:p>
          </table:table-cell>
          <table:table-cell table:formula="of:=[.C11]+[.A12]" office:value-type="float" office:value="1.903211989" calcext:value-type="float">
            <text:p>1.903211989</text:p>
          </table:table-cell>
        </table:table-row>
        <table:table-row table:style-name="ro1">
          <table:table-cell office:value-type="float" office:value="0.03884947" calcext:value-type="float">
            <text:p>0.03884947</text:p>
          </table:table-cell>
          <table:table-cell office:value-type="float" office:value="6.4350944" calcext:value-type="float">
            <text:p>6.4350944</text:p>
          </table:table-cell>
          <table:table-cell table:formula="of:=[.C12]+[.A13]" office:value-type="float" office:value="1.942061459" calcext:value-type="float">
            <text:p>1.942061459</text:p>
          </table:table-cell>
        </table:table-row>
        <table:table-row table:style-name="ro1">
          <table:table-cell office:value-type="float" office:value="0.03697261" calcext:value-type="float">
            <text:p>0.03697261</text:p>
          </table:table-cell>
          <table:table-cell office:value-type="float" office:value="6.7617626" calcext:value-type="float">
            <text:p>6.7617626</text:p>
          </table:table-cell>
          <table:table-cell table:formula="of:=[.C13]+[.A14]" office:value-type="float" office:value="1.979034069" calcext:value-type="float">
            <text:p>1.979034069</text:p>
          </table:table-cell>
        </table:table-row>
        <table:table-row table:style-name="ro1">
          <table:table-cell office:value-type="float" office:value="0.03418021" calcext:value-type="float">
            <text:p>0.03418021</text:p>
          </table:table-cell>
          <table:table-cell office:value-type="float" office:value="7.314174" calcext:value-type="float">
            <text:p>7.314174</text:p>
          </table:table-cell>
          <table:table-cell table:formula="of:=[.C14]+[.A15]" office:value-type="float" office:value="2.013214279" calcext:value-type="float">
            <text:p>2.013214279</text:p>
          </table:table-cell>
        </table:table-row>
        <table:table-row table:style-name="ro1">
          <table:table-cell office:value-type="float" office:value="0.033188373" calcext:value-type="float">
            <text:p>0.033188373</text:p>
          </table:table-cell>
          <table:table-cell office:value-type="float" office:value="7.5327587" calcext:value-type="float">
            <text:p>7.5327587</text:p>
          </table:table-cell>
          <table:table-cell table:formula="of:=[.C15]+[.A16]" office:value-type="float" office:value="2.046402652" calcext:value-type="float">
            <text:p>2.046402652</text:p>
          </table:table-cell>
        </table:table-row>
        <table:table-row table:style-name="ro1">
          <table:table-cell office:value-type="float" office:value="0.03196765" calcext:value-type="float">
            <text:p>0.03196765</text:p>
          </table:table-cell>
          <table:table-cell office:value-type="float" office:value="7.820406" calcext:value-type="float">
            <text:p>7.820406</text:p>
          </table:table-cell>
          <table:table-cell table:formula="of:=[.C16]+[.A17]" office:value-type="float" office:value="2.078370302" calcext:value-type="float">
            <text:p>2.078370302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17]+[.A18]" office:value-type="float" office:value="2.109376634" calcext:value-type="float">
            <text:p>2.109376634</text:p>
          </table:table-cell>
        </table:table-row>
        <table:table-row table:style-name="ro1">
          <table:table-cell office:value-type="float" office:value="0.029098954" calcext:value-type="float">
            <text:p>0.029098954</text:p>
          </table:table-cell>
          <table:table-cell office:value-type="float" office:value="8.591374" calcext:value-type="float">
            <text:p>8.591374</text:p>
          </table:table-cell>
          <table:table-cell table:formula="of:=[.C18]+[.A19]" office:value-type="float" office:value="2.138475588" calcext:value-type="float">
            <text:p>2.138475588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19]+[.A20]" office:value-type="float" office:value="2.167482989" calcext:value-type="float">
            <text:p>2.167482989</text:p>
          </table:table-cell>
        </table:table-row>
        <table:table-row table:style-name="ro1">
          <table:table-cell office:value-type="float" office:value="0.029236287" calcext:value-type="float">
            <text:p>0.029236287</text:p>
          </table:table-cell>
          <table:table-cell office:value-type="float" office:value="8.551018" calcext:value-type="float">
            <text:p>8.551018</text:p>
          </table:table-cell>
          <table:table-cell table:formula="of:=[.C20]+[.A21]" office:value-type="float" office:value="2.196719276" calcext:value-type="float">
            <text:p>2.196719276</text:p>
          </table:table-cell>
        </table:table-row>
        <table:table-row table:style-name="ro1">
          <table:table-cell office:value-type="float" office:value="0.029602503" calcext:value-type="float">
            <text:p>0.029602503</text:p>
          </table:table-cell>
          <table:table-cell office:value-type="float" office:value="8.445231" calcext:value-type="float">
            <text:p>8.445231</text:p>
          </table:table-cell>
          <table:table-cell table:formula="of:=[.C21]+[.A22]" office:value-type="float" office:value="2.226321779" calcext:value-type="float">
            <text:p>2.226321779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22]+[.A23]" office:value-type="float" office:value="2.255191849" calcext:value-type="float">
            <text:p>2.255191849</text:p>
          </table:table-cell>
        </table:table-row>
        <table:table-row table:style-name="ro1">
          <table:table-cell office:value-type="float" office:value="0.029434653" calcext:value-type="float">
            <text:p>0.029434653</text:p>
          </table:table-cell>
          <table:table-cell office:value-type="float" office:value="8.49339" calcext:value-type="float">
            <text:p>8.49339</text:p>
          </table:table-cell>
          <table:table-cell table:formula="of:=[.C23]+[.A24]" office:value-type="float" office:value="2.284626502" calcext:value-type="float">
            <text:p>2.284626502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24]+[.A25]" office:value-type="float" office:value="2.314305299" calcext:value-type="float">
            <text:p>2.314305299</text:p>
          </table:table-cell>
        </table:table-row>
        <table:table-row table:style-name="ro1">
          <table:table-cell office:value-type="float" office:value="0.029999238" calcext:value-type="float">
            <text:p>0.029999238</text:p>
          </table:table-cell>
          <table:table-cell office:value-type="float" office:value="8.333546" calcext:value-type="float">
            <text:p>8.333546</text:p>
          </table:table-cell>
          <table:table-cell table:formula="of:=[.C25]+[.A26]" office:value-type="float" office:value="2.344304537" calcext:value-type="float">
            <text:p>2.344304537</text:p>
          </table:table-cell>
        </table:table-row>
        <table:table-row table:style-name="ro1">
          <table:table-cell office:value-type="float" office:value="0.02932784" calcext:value-type="float">
            <text:p>0.02932784</text:p>
          </table:table-cell>
          <table:table-cell office:value-type="float" office:value="8.524323" calcext:value-type="float">
            <text:p>8.524323</text:p>
          </table:table-cell>
          <table:table-cell table:formula="of:=[.C26]+[.A27]" office:value-type="float" office:value="2.373632377" calcext:value-type="float">
            <text:p>2.373632377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27]+[.A28]" office:value-type="float" office:value="2.403509542" calcext:value-type="float">
            <text:p>2.403509542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28]+[.A29]" office:value-type="float" office:value="2.433630852" calcext:value-type="float">
            <text:p>2.433630852</text:p>
          </table:table-cell>
        </table:table-row>
        <table:table-row table:style-name="ro1">
          <table:table-cell office:value-type="float" office:value="0.030441748" calcext:value-type="float">
            <text:p>0.030441748</text:p>
          </table:table-cell>
          <table:table-cell office:value-type="float" office:value="8.212406" calcext:value-type="float">
            <text:p>8.212406</text:p>
          </table:table-cell>
          <table:table-cell table:formula="of:=[.C29]+[.A30]" office:value-type="float" office:value="2.4640726" calcext:value-type="float">
            <text:p>2.4640726</text:p>
          </table:table-cell>
        </table:table-row>
        <table:table-row table:style-name="ro1">
          <table:table-cell office:value-type="float" office:value="0.029724576" calcext:value-type="float">
            <text:p>0.029724576</text:p>
          </table:table-cell>
          <table:table-cell office:value-type="float" office:value="8.410549" calcext:value-type="float">
            <text:p>8.410549</text:p>
          </table:table-cell>
          <table:table-cell table:formula="of:=[.C30]+[.A31]" office:value-type="float" office:value="2.493797176" calcext:value-type="float">
            <text:p>2.493797176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31]+[.A32]" office:value-type="float" office:value="2.524101593" calcext:value-type="float">
            <text:p>2.524101593</text:p>
          </table:table-cell>
        </table:table-row>
        <table:table-row table:style-name="ro1">
          <table:table-cell office:value-type="float" office:value="0.030548561" calcext:value-type="float">
            <text:p>0.030548561</text:p>
          </table:table-cell>
          <table:table-cell office:value-type="float" office:value="8.183691" calcext:value-type="float">
            <text:p>8.183691</text:p>
          </table:table-cell>
          <table:table-cell table:formula="of:=[.C32]+[.A33]" office:value-type="float" office:value="2.554650154" calcext:value-type="float">
            <text:p>2.554650154</text:p>
          </table:table-cell>
        </table:table-row>
        <table:table-row table:style-name="ro1">
          <table:table-cell office:value-type="float" office:value="0.03089952" calcext:value-type="float">
            <text:p>0.03089952</text:p>
          </table:table-cell>
          <table:table-cell office:value-type="float" office:value="8.09074" calcext:value-type="float">
            <text:p>8.09074</text:p>
          </table:table-cell>
          <table:table-cell table:formula="of:=[.C33]+[.A34]" office:value-type="float" office:value="2.585549674" calcext:value-type="float">
            <text:p>2.585549674</text:p>
          </table:table-cell>
        </table:table-row>
        <table:table-row table:style-name="ro1">
          <table:table-cell office:value-type="float" office:value="0.030197604" calcext:value-type="float">
            <text:p>0.030197604</text:p>
          </table:table-cell>
          <table:table-cell office:value-type="float" office:value="8.278803" calcext:value-type="float">
            <text:p>8.278803</text:p>
          </table:table-cell>
          <table:table-cell table:formula="of:=[.C34]+[.A35]" office:value-type="float" office:value="2.615747278" calcext:value-type="float">
            <text:p>2.615747278</text:p>
          </table:table-cell>
        </table:table-row>
        <table:table-row table:style-name="ro1">
          <table:table-cell office:value-type="float" office:value="0.030701153" calcext:value-type="float">
            <text:p>0.030701153</text:p>
          </table:table-cell>
          <table:table-cell office:value-type="float" office:value="8.143017" calcext:value-type="float">
            <text:p>8.143017</text:p>
          </table:table-cell>
          <table:table-cell table:formula="of:=[.C35]+[.A36]" office:value-type="float" office:value="2.646448431" calcext:value-type="float">
            <text:p>2.646448431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36]+[.A37]" office:value-type="float" office:value="2.677454763" calcext:value-type="float">
            <text:p>2.677454763</text:p>
          </table:table-cell>
        </table:table-row>
        <table:table-row table:style-name="ro1">
          <table:table-cell office:value-type="float" office:value="0.03135729" calcext:value-type="float">
            <text:p>0.03135729</text:p>
          </table:table-cell>
          <table:table-cell office:value-type="float" office:value="7.972628" calcext:value-type="float">
            <text:p>7.972628</text:p>
          </table:table-cell>
          <table:table-cell table:formula="of:=[.C37]+[.A38]" office:value-type="float" office:value="2.708812053" calcext:value-type="float">
            <text:p>2.708812053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38]+[.A39]" office:value-type="float" office:value="2.739391133" calcext:value-type="float">
            <text:p>2.739391133</text:p>
          </table:table-cell>
        </table:table-row>
        <table:table-row table:style-name="ro1">
          <table:table-cell office:value-type="float" office:value="0.031128405" calcext:value-type="float">
            <text:p>0.031128405</text:p>
          </table:table-cell>
          <table:table-cell office:value-type="float" office:value="8.03125" calcext:value-type="float">
            <text:p>8.03125</text:p>
          </table:table-cell>
          <table:table-cell table:formula="of:=[.C39]+[.A40]" office:value-type="float" office:value="2.770519538" calcext:value-type="float">
            <text:p>2.770519538</text:p>
          </table:table-cell>
        </table:table-row>
        <table:table-row table:style-name="ro1">
          <table:table-cell office:value-type="float" office:value="0.03132677" calcext:value-type="float">
            <text:p>0.03132677</text:p>
          </table:table-cell>
          <table:table-cell office:value-type="float" office:value="7.980395" calcext:value-type="float">
            <text:p>7.980395</text:p>
          </table:table-cell>
          <table:table-cell table:formula="of:=[.C40]+[.A41]" office:value-type="float" office:value="2.801846308" calcext:value-type="float">
            <text:p>2.801846308</text:p>
          </table:table-cell>
        </table:table-row>
        <table:table-row table:style-name="ro1">
          <table:table-cell office:value-type="float" office:value="0.031631954" calcext:value-type="float">
            <text:p>0.031631954</text:p>
          </table:table-cell>
          <table:table-cell office:value-type="float" office:value="7.9034004" calcext:value-type="float">
            <text:p>7.9034004</text:p>
          </table:table-cell>
          <table:table-cell table:formula="of:=[.C41]+[.A42]" office:value-type="float" office:value="2.833478262" calcext:value-type="float">
            <text:p>2.833478262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42]+[.A43]" office:value-type="float" office:value="2.864301487" calcext:value-type="float">
            <text:p>2.864301487</text:p>
          </table:table-cell>
        </table:table-row>
        <table:table-row table:style-name="ro1">
          <table:table-cell office:value-type="float" office:value="0.031265736" calcext:value-type="float">
            <text:p>0.031265736</text:p>
          </table:table-cell>
          <table:table-cell office:value-type="float" office:value="7.9959736" calcext:value-type="float">
            <text:p>7.9959736</text:p>
          </table:table-cell>
          <table:table-cell table:formula="of:=[.C43]+[.A44]" office:value-type="float" office:value="2.895567223" calcext:value-type="float">
            <text:p>2.895567223</text:p>
          </table:table-cell>
        </table:table-row>
        <table:table-row table:style-name="ro1">
          <table:table-cell office:value-type="float" office:value="0.03135729" calcext:value-type="float">
            <text:p>0.03135729</text:p>
          </table:table-cell>
          <table:table-cell office:value-type="float" office:value="7.972628" calcext:value-type="float">
            <text:p>7.972628</text:p>
          </table:table-cell>
          <table:table-cell table:formula="of:=[.C44]+[.A45]" office:value-type="float" office:value="2.926924513" calcext:value-type="float">
            <text:p>2.926924513</text:p>
          </table:table-cell>
        </table:table-row>
        <table:table-row table:style-name="ro1">
          <table:table-cell office:value-type="float" office:value="0.031479362" calcext:value-type="float">
            <text:p>0.031479362</text:p>
          </table:table-cell>
          <table:table-cell office:value-type="float" office:value="7.941711" calcext:value-type="float">
            <text:p>7.941711</text:p>
          </table:table-cell>
          <table:table-cell table:formula="of:=[.C45]+[.A46]" office:value-type="float" office:value="2.958403875" calcext:value-type="float">
            <text:p>2.958403875</text:p>
          </table:table-cell>
        </table:table-row>
        <table:table-row table:style-name="ro1">
          <table:table-cell office:value-type="float" office:value="0.030472267" calcext:value-type="float">
            <text:p>0.030472267</text:p>
          </table:table-cell>
          <table:table-cell office:value-type="float" office:value="8.204181" calcext:value-type="float">
            <text:p>8.204181</text:p>
          </table:table-cell>
          <table:table-cell table:formula="of:=[.C46]+[.A47]" office:value-type="float" office:value="2.988876142" calcext:value-type="float">
            <text:p>2.988876142</text:p>
          </table:table-cell>
        </table:table-row>
        <table:table-row table:style-name="ro1">
          <table:table-cell office:value-type="float" office:value="0.030701153" calcext:value-type="float">
            <text:p>0.030701153</text:p>
          </table:table-cell>
          <table:table-cell office:value-type="float" office:value="8.143017" calcext:value-type="float">
            <text:p>8.143017</text:p>
          </table:table-cell>
          <table:table-cell table:formula="of:=[.C47]+[.A48]" office:value-type="float" office:value="3.019577295" calcext:value-type="float">
            <text:p>3.019577295</text:p>
          </table:table-cell>
        </table:table-row>
        <table:table-row table:style-name="ro1">
          <table:table-cell office:value-type="float" office:value="0.03056382" calcext:value-type="float">
            <text:p>0.03056382</text:p>
          </table:table-cell>
          <table:table-cell office:value-type="float" office:value="8.1796055" calcext:value-type="float">
            <text:p>8.1796055</text:p>
          </table:table-cell>
          <table:table-cell table:formula="of:=[.C48]+[.A49]" office:value-type="float" office:value="3.050141115" calcext:value-type="float">
            <text:p>3.050141115</text:p>
          </table:table-cell>
        </table:table-row>
        <table:table-row table:style-name="ro1">
          <table:table-cell office:value-type="float" office:value="0.030472267" calcext:value-type="float">
            <text:p>0.030472267</text:p>
          </table:table-cell>
          <table:table-cell office:value-type="float" office:value="8.204181" calcext:value-type="float">
            <text:p>8.204181</text:p>
          </table:table-cell>
          <table:table-cell table:formula="of:=[.C49]+[.A50]" office:value-type="float" office:value="3.080613382" calcext:value-type="float">
            <text:p>3.080613382</text:p>
          </table:table-cell>
        </table:table-row>
        <table:table-row table:style-name="ro1">
          <table:table-cell office:value-type="float" office:value="0.029282063" calcext:value-type="float">
            <text:p>0.029282063</text:p>
          </table:table-cell>
          <table:table-cell office:value-type="float" office:value="8.53765" calcext:value-type="float">
            <text:p>8.53765</text:p>
          </table:table-cell>
          <table:table-cell table:formula="of:=[.C50]+[.A51]" office:value-type="float" office:value="3.109895445" calcext:value-type="float">
            <text:p>3.109895445</text:p>
          </table:table-cell>
        </table:table-row>
        <table:table-row table:style-name="ro1">
          <table:table-cell office:value-type="float" office:value="0.029358359" calcext:value-type="float">
            <text:p>0.029358359</text:p>
          </table:table-cell>
          <table:table-cell office:value-type="float" office:value="8.515462" calcext:value-type="float">
            <text:p>8.515462</text:p>
          </table:table-cell>
          <table:table-cell table:formula="of:=[.C51]+[.A52]" office:value-type="float" office:value="3.139253804" calcext:value-type="float">
            <text:p>3.139253804</text:p>
          </table:table-cell>
        </table:table-row>
        <table:table-row table:style-name="ro1">
          <table:table-cell office:value-type="float" office:value="0.029083695" calcext:value-type="float">
            <text:p>0.029083695</text:p>
          </table:table-cell>
          <table:table-cell office:value-type="float" office:value="8.595881" calcext:value-type="float">
            <text:p>8.595881</text:p>
          </table:table-cell>
          <table:table-cell table:formula="of:=[.C52]+[.A53]" office:value-type="float" office:value="3.168337499" calcext:value-type="float">
            <text:p>3.168337499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53]+[.A54]" office:value-type="float" office:value="3.197283863" calcext:value-type="float">
            <text:p>3.197283863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54]+[.A55]" office:value-type="float" office:value="3.225131578" calcext:value-type="float">
            <text:p>3.225131578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55]+[.A56]" office:value-type="float" office:value="3.253162402" calcext:value-type="float">
            <text:p>3.253162402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56]+[.A57]" office:value-type="float" office:value="3.281422112" calcext:value-type="float">
            <text:p>3.281422112</text:p>
          </table:table-cell>
        </table:table-row>
        <table:table-row table:style-name="ro1">
          <table:table-cell office:value-type="float" office:value="0.028595407" calcext:value-type="float">
            <text:p>0.028595407</text:p>
          </table:table-cell>
          <table:table-cell office:value-type="float" office:value="8.742662" calcext:value-type="float">
            <text:p>8.742662</text:p>
          </table:table-cell>
          <table:table-cell table:formula="of:=[.C57]+[.A58]" office:value-type="float" office:value="3.310017519" calcext:value-type="float">
            <text:p>3.310017519</text:p>
          </table:table-cell>
        </table:table-row>
        <table:table-row table:style-name="ro1">
          <table:table-cell office:value-type="float" office:value="0.027908752" calcext:value-type="float">
            <text:p>0.027908752</text:p>
          </table:table-cell>
          <table:table-cell office:value-type="float" office:value="8.957764" calcext:value-type="float">
            <text:p>8.957764</text:p>
          </table:table-cell>
          <table:table-cell table:formula="of:=[.C58]+[.A59]" office:value-type="float" office:value="3.337926271" calcext:value-type="float">
            <text:p>3.337926271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59]+[.A60]" office:value-type="float" office:value="3.366338571" calcext:value-type="float">
            <text:p>3.366338571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60]+[.A61]" office:value-type="float" office:value="3.394995015" calcext:value-type="float">
            <text:p>3.394995015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61]+[.A62]" office:value-type="float" office:value="3.423895603" calcext:value-type="float">
            <text:p>3.423895603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62]+[.A63]" office:value-type="float" office:value="3.452170571" calcext:value-type="float">
            <text:p>3.452170571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63]+[.A64]" office:value-type="float" office:value="3.480964346" calcext:value-type="float">
            <text:p>3.480964346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64]+[.A65]" office:value-type="float" office:value="3.510002265" calcext:value-type="float">
            <text:p>3.510002265</text:p>
          </table:table-cell>
        </table:table-row>
        <table:table-row table:style-name="ro1">
          <table:table-cell office:value-type="float" office:value="0.029358359" calcext:value-type="float">
            <text:p>0.029358359</text:p>
          </table:table-cell>
          <table:table-cell office:value-type="float" office:value="8.515462" calcext:value-type="float">
            <text:p>8.515462</text:p>
          </table:table-cell>
          <table:table-cell table:formula="of:=[.C65]+[.A66]" office:value-type="float" office:value="3.539360624" calcext:value-type="float">
            <text:p>3.539360624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66]+[.A67]" office:value-type="float" office:value="3.568001809" calcext:value-type="float">
            <text:p>3.568001809</text:p>
          </table:table-cell>
        </table:table-row>
        <table:table-row table:style-name="ro1">
          <table:table-cell office:value-type="float" office:value="0.029205767" calcext:value-type="float">
            <text:p>0.029205767</text:p>
          </table:table-cell>
          <table:table-cell office:value-type="float" office:value="8.559954" calcext:value-type="float">
            <text:p>8.559954</text:p>
          </table:table-cell>
          <table:table-cell table:formula="of:=[.C67]+[.A68]" office:value-type="float" office:value="3.597207576" calcext:value-type="float">
            <text:p>3.597207576</text:p>
          </table:table-cell>
        </table:table-row>
        <table:table-row table:style-name="ro1">
          <table:table-cell office:value-type="float" office:value="0.02946517" calcext:value-type="float">
            <text:p>0.02946517</text:p>
          </table:table-cell>
          <table:table-cell office:value-type="float" office:value="8.484593" calcext:value-type="float">
            <text:p>8.484593</text:p>
          </table:table-cell>
          <table:table-cell table:formula="of:=[.C68]+[.A69]" office:value-type="float" office:value="3.626672746" calcext:value-type="float">
            <text:p>3.626672746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69]+[.A70]" office:value-type="float" office:value="3.656443098" calcext:value-type="float">
            <text:p>3.656443098</text:p>
          </table:table-cell>
        </table:table-row>
        <table:table-row table:style-name="ro1">
          <table:table-cell office:value-type="float" office:value="0.029068436" calcext:value-type="float">
            <text:p>0.029068436</text:p>
          </table:table-cell>
          <table:table-cell office:value-type="float" office:value="8.600394" calcext:value-type="float">
            <text:p>8.600394</text:p>
          </table:table-cell>
          <table:table-cell table:formula="of:=[.C70]+[.A71]" office:value-type="float" office:value="3.685511534" calcext:value-type="float">
            <text:p>3.685511534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71]+[.A72]" office:value-type="float" office:value="3.715098777" calcext:value-type="float">
            <text:p>3.715098777</text:p>
          </table:table-cell>
        </table:table-row>
        <table:table-row table:style-name="ro1">
          <table:table-cell office:value-type="float" office:value="0.029846648" calcext:value-type="float">
            <text:p>0.029846648</text:p>
          </table:table-cell>
          <table:table-cell office:value-type="float" office:value="8.37615" calcext:value-type="float">
            <text:p>8.37615</text:p>
          </table:table-cell>
          <table:table-cell table:formula="of:=[.C72]+[.A73]" office:value-type="float" office:value="3.744945425" calcext:value-type="float">
            <text:p>3.744945425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73]+[.A74]" office:value-type="float" office:value="3.775066735" calcext:value-type="float">
            <text:p>3.775066735</text:p>
          </table:table-cell>
        </table:table-row>
        <table:table-row table:style-name="ro1">
          <table:table-cell office:value-type="float" office:value="0.029419394" calcext:value-type="float">
            <text:p>0.029419394</text:p>
          </table:table-cell>
          <table:table-cell office:value-type="float" office:value="8.497795" calcext:value-type="float">
            <text:p>8.497795</text:p>
          </table:table-cell>
          <table:table-cell table:formula="of:=[.C74]+[.A75]" office:value-type="float" office:value="3.804486129" calcext:value-type="float">
            <text:p>3.804486129</text:p>
          </table:table-cell>
        </table:table-row>
        <table:table-row table:style-name="ro1">
          <table:table-cell office:value-type="float" office:value="0.029999238" calcext:value-type="float">
            <text:p>0.029999238</text:p>
          </table:table-cell>
          <table:table-cell office:value-type="float" office:value="8.333546" calcext:value-type="float">
            <text:p>8.333546</text:p>
          </table:table-cell>
          <table:table-cell table:formula="of:=[.C75]+[.A76]" office:value-type="float" office:value="3.834485367" calcext:value-type="float">
            <text:p>3.834485367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76]+[.A77]" office:value-type="float" office:value="3.864667712" calcext:value-type="float">
            <text:p>3.864667712</text:p>
          </table:table-cell>
        </table:table-row>
        <table:table-row table:style-name="ro1">
          <table:table-cell office:value-type="float" office:value="0.030518044" calcext:value-type="float">
            <text:p>0.030518044</text:p>
          </table:table-cell>
          <table:table-cell office:value-type="float" office:value="8.1918745" calcext:value-type="float">
            <text:p>8.1918745</text:p>
          </table:table-cell>
          <table:table-cell table:formula="of:=[.C77]+[.A78]" office:value-type="float" office:value="3.895185756" calcext:value-type="float">
            <text:p>3.895185756</text:p>
          </table:table-cell>
        </table:table-row>
        <table:table-row table:style-name="ro1">
          <table:table-cell office:value-type="float" office:value="0.029739834" calcext:value-type="float">
            <text:p>0.029739834</text:p>
          </table:table-cell>
          <table:table-cell office:value-type="float" office:value="8.406234" calcext:value-type="float">
            <text:p>8.406234</text:p>
          </table:table-cell>
          <table:table-cell table:formula="of:=[.C78]+[.A79]" office:value-type="float" office:value="3.92492559" calcext:value-type="float">
            <text:p>3.92492559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79]+[.A80]" office:value-type="float" office:value="3.955138454" calcext:value-type="float">
            <text:p>3.955138454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80]+[.A81]" office:value-type="float" office:value="3.985534426" calcext:value-type="float">
            <text:p>3.985534426</text:p>
          </table:table-cell>
        </table:table-row>
        <table:table-row table:style-name="ro1">
          <table:table-cell office:value-type="float" office:value="0.03056382" calcext:value-type="float">
            <text:p>0.03056382</text:p>
          </table:table-cell>
          <table:table-cell office:value-type="float" office:value="8.1796055" calcext:value-type="float">
            <text:p>8.1796055</text:p>
          </table:table-cell>
          <table:table-cell table:formula="of:=[.C81]+[.A82]" office:value-type="float" office:value="4.016098246" calcext:value-type="float">
            <text:p>4.016098246</text:p>
          </table:table-cell>
        </table:table-row>
        <table:table-row table:style-name="ro1">
          <table:table-cell office:value-type="float" office:value="0.029663539" calcext:value-type="float">
            <text:p>0.029663539</text:p>
          </table:table-cell>
          <table:table-cell office:value-type="float" office:value="8.4278555" calcext:value-type="float">
            <text:p>8.4278555</text:p>
          </table:table-cell>
          <table:table-cell table:formula="of:=[.C82]+[.A83]" office:value-type="float" office:value="4.045761785" calcext:value-type="float">
            <text:p>4.045761785</text:p>
          </table:table-cell>
        </table:table-row>
        <table:table-row table:style-name="ro1">
          <table:table-cell office:value-type="float" office:value="0.030014496" calcext:value-type="float">
            <text:p>0.030014496</text:p>
          </table:table-cell>
          <table:table-cell office:value-type="float" office:value="8.3293085" calcext:value-type="float">
            <text:p>8.3293085</text:p>
          </table:table-cell>
          <table:table-cell table:formula="of:=[.C83]+[.A84]" office:value-type="float" office:value="4.075776281" calcext:value-type="float">
            <text:p>4.075776281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84]+[.A85]" office:value-type="float" office:value="4.105745001" calcext:value-type="float">
            <text:p>4.105745001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85]+[.A86]" office:value-type="float" office:value="4.135698461" calcext:value-type="float">
            <text:p>4.135698461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86]+[.A87]" office:value-type="float" office:value="4.164568531" calcext:value-type="float">
            <text:p>4.164568531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87]+[.A88]" office:value-type="float" office:value="4.19360645" calcext:value-type="float">
            <text:p>4.19360645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88]+[.A89]" office:value-type="float" office:value="4.222537556" calcext:value-type="float">
            <text:p>4.222537556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89]+[.A90]" office:value-type="float" office:value="4.251422886" calcext:value-type="float">
            <text:p>4.251422886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90]+[.A91]" office:value-type="float" office:value="4.279194306" calcext:value-type="float">
            <text:p>4.279194306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91]+[.A92]" office:value-type="float" office:value="4.30722513" calcext:value-type="float">
            <text:p>4.30722513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92]+[.A93]" office:value-type="float" office:value="4.33548484" calcext:value-type="float">
            <text:p>4.33548484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93]+[.A94]" office:value-type="float" office:value="4.364064988" calcext:value-type="float">
            <text:p>4.364064988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94]+[.A95]" office:value-type="float" office:value="4.391958481" calcext:value-type="float">
            <text:p>4.391958481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95]+[.A96]" office:value-type="float" office:value="4.420355521" calcext:value-type="float">
            <text:p>4.420355521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96]+[.A97]" office:value-type="float" office:value="4.448966186" calcext:value-type="float">
            <text:p>4.448966186</text:p>
          </table:table-cell>
        </table:table-row>
        <table:table-row table:style-name="ro1">
          <table:table-cell office:value-type="float" office:value="0.028976882" calcext:value-type="float">
            <text:p>0.028976882</text:p>
          </table:table-cell>
          <table:table-cell office:value-type="float" office:value="8.627567" calcext:value-type="float">
            <text:p>8.627567</text:p>
          </table:table-cell>
          <table:table-cell table:formula="of:=[.C97]+[.A98]" office:value-type="float" office:value="4.477943068" calcext:value-type="float">
            <text:p>4.477943068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98]+[.A99]" office:value-type="float" office:value="4.506233295" calcext:value-type="float">
            <text:p>4.506233295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99]+[.A100]" office:value-type="float" office:value="4.53502707" calcext:value-type="float">
            <text:p>4.53502707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100]+[.A101]" office:value-type="float" office:value="4.564064989" calcext:value-type="float">
            <text:p>4.564064989</text:p>
          </table:table-cell>
        </table:table-row>
        <table:table-row table:style-name="ro1">
          <table:table-cell office:value-type="float" office:value="0.029358359" calcext:value-type="float">
            <text:p>0.029358359</text:p>
          </table:table-cell>
          <table:table-cell office:value-type="float" office:value="8.515462" calcext:value-type="float">
            <text:p>8.515462</text:p>
          </table:table-cell>
          <table:table-cell table:formula="of:=[.C101]+[.A102]" office:value-type="float" office:value="4.593423348" calcext:value-type="float">
            <text:p>4.593423348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102]+[.A103]" office:value-type="float" office:value="4.62209505" calcext:value-type="float">
            <text:p>4.62209505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103]+[.A104]" office:value-type="float" office:value="4.6512703" calcext:value-type="float">
            <text:p>4.6512703</text:p>
          </table:table-cell>
        </table:table-row>
        <table:table-row table:style-name="ro1">
          <table:table-cell office:value-type="float" office:value="0.029434653" calcext:value-type="float">
            <text:p>0.029434653</text:p>
          </table:table-cell>
          <table:table-cell office:value-type="float" office:value="8.49339" calcext:value-type="float">
            <text:p>8.49339</text:p>
          </table:table-cell>
          <table:table-cell table:formula="of:=[.C104]+[.A105]" office:value-type="float" office:value="4.680704953" calcext:value-type="float">
            <text:p>4.680704953</text:p>
          </table:table-cell>
        </table:table-row>
        <table:table-row table:style-name="ro1">
          <table:table-cell office:value-type="float" office:value="0.029724576" calcext:value-type="float">
            <text:p>0.029724576</text:p>
          </table:table-cell>
          <table:table-cell office:value-type="float" office:value="8.410549" calcext:value-type="float">
            <text:p>8.410549</text:p>
          </table:table-cell>
          <table:table-cell table:formula="of:=[.C105]+[.A106]" office:value-type="float" office:value="4.710429529" calcext:value-type="float">
            <text:p>4.710429529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106]+[.A107]" office:value-type="float" office:value="4.739467448" calcext:value-type="float">
            <text:p>4.739467448</text:p>
          </table:table-cell>
        </table:table-row>
        <table:table-row table:style-name="ro1">
          <table:table-cell office:value-type="float" office:value="0.029571984" calcext:value-type="float">
            <text:p>0.029571984</text:p>
          </table:table-cell>
          <table:table-cell office:value-type="float" office:value="8.453947" calcext:value-type="float">
            <text:p>8.453947</text:p>
          </table:table-cell>
          <table:table-cell table:formula="of:=[.C107]+[.A108]" office:value-type="float" office:value="4.769039432" calcext:value-type="float">
            <text:p>4.769039432</text:p>
          </table:table-cell>
        </table:table-row>
        <table:table-row table:style-name="ro1">
          <table:table-cell office:value-type="float" office:value="0.029816128" calcext:value-type="float">
            <text:p>0.029816128</text:p>
          </table:table-cell>
          <table:table-cell office:value-type="float" office:value="8.384724" calcext:value-type="float">
            <text:p>8.384724</text:p>
          </table:table-cell>
          <table:table-cell table:formula="of:=[.C108]+[.A109]" office:value-type="float" office:value="4.79885556" calcext:value-type="float">
            <text:p>4.79885556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109]+[.A110]" office:value-type="float" office:value="4.829007387" calcext:value-type="float">
            <text:p>4.829007387</text:p>
          </table:table-cell>
        </table:table-row>
        <table:table-row table:style-name="ro1">
          <table:table-cell office:value-type="float" office:value="0.029449912" calcext:value-type="float">
            <text:p>0.029449912</text:p>
          </table:table-cell>
          <table:table-cell office:value-type="float" office:value="8.48899" calcext:value-type="float">
            <text:p>8.48899</text:p>
          </table:table-cell>
          <table:table-cell table:formula="of:=[.C110]+[.A111]" office:value-type="float" office:value="4.858457299" calcext:value-type="float">
            <text:p>4.858457299</text:p>
          </table:table-cell>
        </table:table-row>
        <table:table-row table:style-name="ro1">
          <table:table-cell office:value-type="float" office:value="0.029999238" calcext:value-type="float">
            <text:p>0.029999238</text:p>
          </table:table-cell>
          <table:table-cell office:value-type="float" office:value="8.333546" calcext:value-type="float">
            <text:p>8.333546</text:p>
          </table:table-cell>
          <table:table-cell table:formula="of:=[.C111]+[.A112]" office:value-type="float" office:value="4.888456537" calcext:value-type="float">
            <text:p>4.888456537</text:p>
          </table:table-cell>
        </table:table-row>
        <table:table-row table:style-name="ro1">
          <table:table-cell office:value-type="float" office:value="0.030197604" calcext:value-type="float">
            <text:p>0.030197604</text:p>
          </table:table-cell>
          <table:table-cell office:value-type="float" office:value="8.278803" calcext:value-type="float">
            <text:p>8.278803</text:p>
          </table:table-cell>
          <table:table-cell table:formula="of:=[.C112]+[.A113]" office:value-type="float" office:value="4.918654141" calcext:value-type="float">
            <text:p>4.918654141</text:p>
          </table:table-cell>
        </table:table-row>
        <table:table-row table:style-name="ro1">
          <table:table-cell office:value-type="float" office:value="0.030518044" calcext:value-type="float">
            <text:p>0.030518044</text:p>
          </table:table-cell>
          <table:table-cell office:value-type="float" office:value="8.1918745" calcext:value-type="float">
            <text:p>8.1918745</text:p>
          </table:table-cell>
          <table:table-cell table:formula="of:=[.C113]+[.A114]" office:value-type="float" office:value="4.949172185" calcext:value-type="float">
            <text:p>4.949172185</text:p>
          </table:table-cell>
        </table:table-row>
        <table:table-row table:style-name="ro1">
          <table:table-cell office:value-type="float" office:value="0.029739834" calcext:value-type="float">
            <text:p>0.029739834</text:p>
          </table:table-cell>
          <table:table-cell office:value-type="float" office:value="8.406234" calcext:value-type="float">
            <text:p>8.406234</text:p>
          </table:table-cell>
          <table:table-cell table:formula="of:=[.C114]+[.A115]" office:value-type="float" office:value="4.978912019" calcext:value-type="float">
            <text:p>4.978912019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115]+[.A116]" office:value-type="float" office:value="5.009124883" calcext:value-type="float">
            <text:p>5.009124883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116]+[.A117]" office:value-type="float" office:value="5.039490337" calcext:value-type="float">
            <text:p>5.039490337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117]+[.A118]" office:value-type="float" office:value="5.07002364" calcext:value-type="float">
            <text:p>5.07002364</text:p>
          </table:table-cell>
        </table:table-row>
        <table:table-row table:style-name="ro1">
          <table:table-cell office:value-type="float" office:value="0.02964828" calcext:value-type="float">
            <text:p>0.02964828</text:p>
          </table:table-cell>
          <table:table-cell office:value-type="float" office:value="8.432193" calcext:value-type="float">
            <text:p>8.432193</text:p>
          </table:table-cell>
          <table:table-cell table:formula="of:=[.C118]+[.A119]" office:value-type="float" office:value="5.09967192" calcext:value-type="float">
            <text:p>5.09967192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119]+[.A120]" office:value-type="float" office:value="5.12964064" calcext:value-type="float">
            <text:p>5.12964064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120]+[.A121]" office:value-type="float" office:value="5.1595941" calcext:value-type="float">
            <text:p>5.1595941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121]+[.A122]" office:value-type="float" office:value="5.18954756" calcext:value-type="float">
            <text:p>5.18954756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122]+[.A123]" office:value-type="float" office:value="5.218448148" calcext:value-type="float">
            <text:p>5.218448148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123]+[.A124]" office:value-type="float" office:value="5.247470808" calcext:value-type="float">
            <text:p>5.247470808</text:p>
          </table:table-cell>
        </table:table-row>
        <table:table-row table:style-name="ro1">
          <table:table-cell office:value-type="float" office:value="0.028915847" calcext:value-type="float">
            <text:p>0.028915847</text:p>
          </table:table-cell>
          <table:table-cell office:value-type="float" office:value="8.645778" calcext:value-type="float">
            <text:p>8.645778</text:p>
          </table:table-cell>
          <table:table-cell table:formula="of:=[.C124]+[.A125]" office:value-type="float" office:value="5.276386655" calcext:value-type="float">
            <text:p>5.276386655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125]+[.A126]" office:value-type="float" office:value="5.305226205" calcext:value-type="float">
            <text:p>5.305226205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126]+[.A127]" office:value-type="float" office:value="5.332982365" calcext:value-type="float">
            <text:p>5.332982365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127]+[.A128]" office:value-type="float" office:value="5.360982669" calcext:value-type="float">
            <text:p>5.360982669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128]+[.A129]" office:value-type="float" office:value="5.389227118" calcext:value-type="float">
            <text:p>5.389227118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129]+[.A130]" office:value-type="float" office:value="5.417807266" calcext:value-type="float">
            <text:p>5.417807266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130]+[.A131]" office:value-type="float" office:value="5.445685498" calcext:value-type="float">
            <text:p>5.445685498</text:p>
          </table:table-cell>
        </table:table-row>
        <table:table-row table:style-name="ro1">
          <table:table-cell office:value-type="float" office:value="0.028427558" calcext:value-type="float">
            <text:p>0.028427558</text:p>
          </table:table-cell>
          <table:table-cell office:value-type="float" office:value="8.794283" calcext:value-type="float">
            <text:p>8.794283</text:p>
          </table:table-cell>
          <table:table-cell table:formula="of:=[.C131]+[.A132]" office:value-type="float" office:value="5.474113056" calcext:value-type="float">
            <text:p>5.474113056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132]+[.A133]" office:value-type="float" office:value="5.502754241" calcext:value-type="float">
            <text:p>5.502754241</text:p>
          </table:table-cell>
        </table:table-row>
        <table:table-row table:style-name="ro1">
          <table:table-cell office:value-type="float" office:value="0.028961623" calcext:value-type="float">
            <text:p>0.028961623</text:p>
          </table:table-cell>
          <table:table-cell office:value-type="float" office:value="8.6321125" calcext:value-type="float">
            <text:p>8.6321125</text:p>
          </table:table-cell>
          <table:table-cell table:formula="of:=[.C133]+[.A134]" office:value-type="float" office:value="5.531715864" calcext:value-type="float">
            <text:p>5.531715864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134]+[.A135]" office:value-type="float" office:value="5.559975574" calcext:value-type="float">
            <text:p>5.559975574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135]+[.A136]" office:value-type="float" office:value="5.588784607" calcext:value-type="float">
            <text:p>5.588784607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136]+[.A137]" office:value-type="float" office:value="5.617807267" calcext:value-type="float">
            <text:p>5.617807267</text:p>
          </table:table-cell>
        </table:table-row>
        <table:table-row table:style-name="ro1">
          <table:table-cell office:value-type="float" office:value="0.029343098" calcext:value-type="float">
            <text:p>0.029343098</text:p>
          </table:table-cell>
          <table:table-cell office:value-type="float" office:value="8.519891" calcext:value-type="float">
            <text:p>8.519891</text:p>
          </table:table-cell>
          <table:table-cell table:formula="of:=[.C137]+[.A138]" office:value-type="float" office:value="5.647150365" calcext:value-type="float">
            <text:p>5.647150365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138]+[.A139]" office:value-type="float" office:value="5.675806809" calcext:value-type="float">
            <text:p>5.675806809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139]+[.A140]" office:value-type="float" office:value="5.704982059" calcext:value-type="float">
            <text:p>5.704982059</text:p>
          </table:table-cell>
        </table:table-row>
        <table:table-row table:style-name="ro1">
          <table:table-cell office:value-type="float" office:value="0.029419394" calcext:value-type="float">
            <text:p>0.029419394</text:p>
          </table:table-cell>
          <table:table-cell office:value-type="float" office:value="8.497795" calcext:value-type="float">
            <text:p>8.497795</text:p>
          </table:table-cell>
          <table:table-cell table:formula="of:=[.C140]+[.A141]" office:value-type="float" office:value="5.734401453" calcext:value-type="float">
            <text:p>5.734401453</text:p>
          </table:table-cell>
        </table:table-row>
        <table:table-row table:style-name="ro1">
          <table:table-cell office:value-type="float" office:value="0.029739834" calcext:value-type="float">
            <text:p>0.029739834</text:p>
          </table:table-cell>
          <table:table-cell office:value-type="float" office:value="8.406234" calcext:value-type="float">
            <text:p>8.406234</text:p>
          </table:table-cell>
          <table:table-cell table:formula="of:=[.C141]+[.A142]" office:value-type="float" office:value="5.764141287" calcext:value-type="float">
            <text:p>5.764141287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142]+[.A143]" office:value-type="float" office:value="5.793148688" calcext:value-type="float">
            <text:p>5.793148688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143]+[.A144]" office:value-type="float" office:value="5.822735931" calcext:value-type="float">
            <text:p>5.822735931</text:p>
          </table:table-cell>
        </table:table-row>
        <table:table-row table:style-name="ro1">
          <table:table-cell office:value-type="float" office:value="0.029831387" calcext:value-type="float">
            <text:p>0.029831387</text:p>
          </table:table-cell>
          <table:table-cell office:value-type="float" office:value="8.380435" calcext:value-type="float">
            <text:p>8.380435</text:p>
          </table:table-cell>
          <table:table-cell table:formula="of:=[.C144]+[.A145]" office:value-type="float" office:value="5.852567318" calcext:value-type="float">
            <text:p>5.852567318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145]+[.A146]" office:value-type="float" office:value="5.882719145" calcext:value-type="float">
            <text:p>5.882719145</text:p>
          </table:table-cell>
        </table:table-row>
        <table:table-row table:style-name="ro1">
          <table:table-cell office:value-type="float" office:value="0.029419394" calcext:value-type="float">
            <text:p>0.029419394</text:p>
          </table:table-cell>
          <table:table-cell office:value-type="float" office:value="8.497795" calcext:value-type="float">
            <text:p>8.497795</text:p>
          </table:table-cell>
          <table:table-cell table:formula="of:=[.C146]+[.A147]" office:value-type="float" office:value="5.912138539" calcext:value-type="float">
            <text:p>5.912138539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147]+[.A148]" office:value-type="float" office:value="5.942107259" calcext:value-type="float">
            <text:p>5.942107259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148]+[.A149]" office:value-type="float" office:value="5.972289604" calcext:value-type="float">
            <text:p>5.972289604</text:p>
          </table:table-cell>
        </table:table-row>
        <table:table-row table:style-name="ro1">
          <table:table-cell office:value-type="float" office:value="0.030502785" calcext:value-type="float">
            <text:p>0.030502785</text:p>
          </table:table-cell>
          <table:table-cell office:value-type="float" office:value="8.195972" calcext:value-type="float">
            <text:p>8.195972</text:p>
          </table:table-cell>
          <table:table-cell table:formula="of:=[.C149]+[.A150]" office:value-type="float" office:value="6.002792389" calcext:value-type="float">
            <text:p>6.002792389</text:p>
          </table:table-cell>
        </table:table-row>
        <table:table-row table:style-name="ro1">
          <table:table-cell office:value-type="float" office:value="0.029724576" calcext:value-type="float">
            <text:p>0.029724576</text:p>
          </table:table-cell>
          <table:table-cell office:value-type="float" office:value="8.410549" calcext:value-type="float">
            <text:p>8.410549</text:p>
          </table:table-cell>
          <table:table-cell table:formula="of:=[.C150]+[.A151]" office:value-type="float" office:value="6.032516965" calcext:value-type="float">
            <text:p>6.032516965</text:p>
          </table:table-cell>
        </table:table-row>
        <table:table-row table:style-name="ro1">
          <table:table-cell office:value-type="float" office:value="0.030228123" calcext:value-type="float">
            <text:p>0.030228123</text:p>
          </table:table-cell>
          <table:table-cell office:value-type="float" office:value="8.270444" calcext:value-type="float">
            <text:p>8.270444</text:p>
          </table:table-cell>
          <table:table-cell table:formula="of:=[.C151]+[.A152]" office:value-type="float" office:value="6.062745088" calcext:value-type="float">
            <text:p>6.062745088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152]+[.A153]" office:value-type="float" office:value="6.093080024" calcext:value-type="float">
            <text:p>6.093080024</text:p>
          </table:table-cell>
        </table:table-row>
        <table:table-row table:style-name="ro1">
          <table:table-cell office:value-type="float" office:value="0.03056382" calcext:value-type="float">
            <text:p>0.03056382</text:p>
          </table:table-cell>
          <table:table-cell office:value-type="float" office:value="8.1796055" calcext:value-type="float">
            <text:p>8.1796055</text:p>
          </table:table-cell>
          <table:table-cell table:formula="of:=[.C153]+[.A154]" office:value-type="float" office:value="6.123643844" calcext:value-type="float">
            <text:p>6.123643844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154]+[.A155]" office:value-type="float" office:value="6.153322641" calcext:value-type="float">
            <text:p>6.153322641</text:p>
          </table:table-cell>
        </table:table-row>
        <table:table-row table:style-name="ro1">
          <table:table-cell office:value-type="float" office:value="0.029983979" calcext:value-type="float">
            <text:p>0.029983979</text:p>
          </table:table-cell>
          <table:table-cell office:value-type="float" office:value="8.337787" calcext:value-type="float">
            <text:p>8.337787</text:p>
          </table:table-cell>
          <table:table-cell table:formula="of:=[.C155]+[.A156]" office:value-type="float" office:value="6.18330662" calcext:value-type="float">
            <text:p>6.18330662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156]+[.A157]" office:value-type="float" office:value="6.213229562" calcext:value-type="float">
            <text:p>6.213229562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157]+[.A158]" office:value-type="float" office:value="6.243167762" calcext:value-type="float">
            <text:p>6.243167762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158]+[.A159]" office:value-type="float" office:value="6.272037832" calcext:value-type="float">
            <text:p>6.272037832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159]+[.A160]" office:value-type="float" office:value="6.301075751" calcext:value-type="float">
            <text:p>6.301075751</text:p>
          </table:table-cell>
        </table:table-row>
        <table:table-row table:style-name="ro1">
          <table:table-cell office:value-type="float" office:value="0.028915847" calcext:value-type="float">
            <text:p>0.028915847</text:p>
          </table:table-cell>
          <table:table-cell office:value-type="float" office:value="8.645778" calcext:value-type="float">
            <text:p>8.645778</text:p>
          </table:table-cell>
          <table:table-cell table:formula="of:=[.C160]+[.A161]" office:value-type="float" office:value="6.329991598" calcext:value-type="float">
            <text:p>6.329991598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161]+[.A162]" office:value-type="float" office:value="6.358846408" calcext:value-type="float">
            <text:p>6.358846408</text:p>
          </table:table-cell>
        </table:table-row>
        <table:table-row table:style-name="ro1">
          <table:table-cell office:value-type="float" office:value="0.027817197" calcext:value-type="float">
            <text:p>0.027817197</text:p>
          </table:table-cell>
          <table:table-cell office:value-type="float" office:value="8.9872465" calcext:value-type="float">
            <text:p>8.9872465</text:p>
          </table:table-cell>
          <table:table-cell table:formula="of:=[.C162]+[.A163]" office:value-type="float" office:value="6.386663605" calcext:value-type="float">
            <text:p>6.386663605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163]+[.A164]" office:value-type="float" office:value="6.414755465" calcext:value-type="float">
            <text:p>6.414755465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164]+[.A165]" office:value-type="float" office:value="6.443060951" calcext:value-type="float">
            <text:p>6.443060951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165]+[.A166]" office:value-type="float" office:value="6.471686877" calcext:value-type="float">
            <text:p>6.471686877</text:p>
          </table:table-cell>
        </table:table-row>
        <table:table-row table:style-name="ro1">
          <table:table-cell office:value-type="float" office:value="0.02792401" calcext:value-type="float">
            <text:p>0.02792401</text:p>
          </table:table-cell>
          <table:table-cell office:value-type="float" office:value="8.952868" calcext:value-type="float">
            <text:p>8.952868</text:p>
          </table:table-cell>
          <table:table-cell table:formula="of:=[.C166]+[.A167]" office:value-type="float" office:value="6.499610887" calcext:value-type="float">
            <text:p>6.499610887</text:p>
          </table:table-cell>
        </table:table-row>
        <table:table-row table:style-name="ro1">
          <table:table-cell office:value-type="float" office:value="0.028458076" calcext:value-type="float">
            <text:p>0.028458076</text:p>
          </table:table-cell>
          <table:table-cell office:value-type="float" office:value="8.784852" calcext:value-type="float">
            <text:p>8.784852</text:p>
          </table:table-cell>
          <table:table-cell table:formula="of:=[.C167]+[.A168]" office:value-type="float" office:value="6.528068963" calcext:value-type="float">
            <text:p>6.528068963</text:p>
          </table:table-cell>
        </table:table-row>
        <table:table-row table:style-name="ro1">
          <table:table-cell office:value-type="float" office:value="0.02870222" calcext:value-type="float">
            <text:p>0.02870222</text:p>
          </table:table-cell>
          <table:table-cell office:value-type="float" office:value="8.710128" calcext:value-type="float">
            <text:p>8.710128</text:p>
          </table:table-cell>
          <table:table-cell table:formula="of:=[.C168]+[.A169]" office:value-type="float" office:value="6.556771183" calcext:value-type="float">
            <text:p>6.556771183</text:p>
          </table:table-cell>
        </table:table-row>
        <table:table-row table:style-name="ro1">
          <table:table-cell office:value-type="float" office:value="0.028992143" calcext:value-type="float">
            <text:p>0.028992143</text:p>
          </table:table-cell>
          <table:table-cell office:value-type="float" office:value="8.623027" calcext:value-type="float">
            <text:p>8.623027</text:p>
          </table:table-cell>
          <table:table-cell table:formula="of:=[.C169]+[.A170]" office:value-type="float" office:value="6.585763326" calcext:value-type="float">
            <text:p>6.585763326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170]+[.A171]" office:value-type="float" office:value="6.614084071" calcext:value-type="float">
            <text:p>6.614084071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171]+[.A172]" office:value-type="float" office:value="6.642908363" calcext:value-type="float">
            <text:p>6.642908363</text:p>
          </table:table-cell>
        </table:table-row>
        <table:table-row table:style-name="ro1">
          <table:table-cell office:value-type="float" office:value="0.029083695" calcext:value-type="float">
            <text:p>0.029083695</text:p>
          </table:table-cell>
          <table:table-cell office:value-type="float" office:value="8.595881" calcext:value-type="float">
            <text:p>8.595881</text:p>
          </table:table-cell>
          <table:table-cell table:formula="of:=[.C172]+[.A173]" office:value-type="float" office:value="6.671992058" calcext:value-type="float">
            <text:p>6.671992058</text:p>
          </table:table-cell>
        </table:table-row>
        <table:table-row table:style-name="ro1">
          <table:table-cell office:value-type="float" office:value="0.029373618" calcext:value-type="float">
            <text:p>0.029373618</text:p>
          </table:table-cell>
          <table:table-cell office:value-type="float" office:value="8.511039" calcext:value-type="float">
            <text:p>8.511039</text:p>
          </table:table-cell>
          <table:table-cell table:formula="of:=[.C173]+[.A174]" office:value-type="float" office:value="6.701365676" calcext:value-type="float">
            <text:p>6.701365676</text:p>
          </table:table-cell>
        </table:table-row>
        <table:table-row table:style-name="ro1">
          <table:table-cell office:value-type="float" office:value="0.02870222" calcext:value-type="float">
            <text:p>0.02870222</text:p>
          </table:table-cell>
          <table:table-cell office:value-type="float" office:value="8.710128" calcext:value-type="float">
            <text:p>8.710128</text:p>
          </table:table-cell>
          <table:table-cell table:formula="of:=[.C174]+[.A175]" office:value-type="float" office:value="6.730067896" calcext:value-type="float">
            <text:p>6.730067896</text:p>
          </table:table-cell>
        </table:table-row>
        <table:table-row table:style-name="ro1">
          <table:table-cell office:value-type="float" office:value="0.029251546" calcext:value-type="float">
            <text:p>0.029251546</text:p>
          </table:table-cell>
          <table:table-cell office:value-type="float" office:value="8.546556" calcext:value-type="float">
            <text:p>8.546556</text:p>
          </table:table-cell>
          <table:table-cell table:formula="of:=[.C175]+[.A176]" office:value-type="float" office:value="6.759319442" calcext:value-type="float">
            <text:p>6.759319442</text:p>
          </table:table-cell>
        </table:table-row>
        <table:table-row table:style-name="ro1">
          <table:table-cell office:value-type="float" office:value="0.02946517" calcext:value-type="float">
            <text:p>0.02946517</text:p>
          </table:table-cell>
          <table:table-cell office:value-type="float" office:value="8.484593" calcext:value-type="float">
            <text:p>8.484593</text:p>
          </table:table-cell>
          <table:table-cell table:formula="of:=[.C176]+[.A177]" office:value-type="float" office:value="6.788784612" calcext:value-type="float">
            <text:p>6.788784612</text:p>
          </table:table-cell>
        </table:table-row>
        <table:table-row table:style-name="ro1">
          <table:table-cell office:value-type="float" office:value="0.029755093" calcext:value-type="float">
            <text:p>0.029755093</text:p>
          </table:table-cell>
          <table:table-cell office:value-type="float" office:value="8.401923" calcext:value-type="float">
            <text:p>8.401923</text:p>
          </table:table-cell>
          <table:table-cell table:formula="of:=[.C177]+[.A178]" office:value-type="float" office:value="6.818539705" calcext:value-type="float">
            <text:p>6.818539705</text:p>
          </table:table-cell>
        </table:table-row>
        <table:table-row table:style-name="ro1">
          <table:table-cell office:value-type="float" office:value="0.029114215" calcext:value-type="float">
            <text:p>0.029114215</text:p>
          </table:table-cell>
          <table:table-cell office:value-type="float" office:value="8.586871" calcext:value-type="float">
            <text:p>8.586871</text:p>
          </table:table-cell>
          <table:table-cell table:formula="of:=[.C178]+[.A179]" office:value-type="float" office:value="6.84765392" calcext:value-type="float">
            <text:p>6.84765392</text:p>
          </table:table-cell>
        </table:table-row>
        <table:table-row table:style-name="ro1">
          <table:table-cell office:value-type="float" office:value="0.02964828" calcext:value-type="float">
            <text:p>0.02964828</text:p>
          </table:table-cell>
          <table:table-cell office:value-type="float" office:value="8.432193" calcext:value-type="float">
            <text:p>8.432193</text:p>
          </table:table-cell>
          <table:table-cell table:formula="of:=[.C179]+[.A180]" office:value-type="float" office:value="6.8773022" calcext:value-type="float">
            <text:p>6.8773022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180]+[.A181]" office:value-type="float" office:value="6.907179365" calcext:value-type="float">
            <text:p>6.907179365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181]+[.A182]" office:value-type="float" office:value="6.937346451" calcext:value-type="float">
            <text:p>6.937346451</text:p>
          </table:table-cell>
        </table:table-row>
        <table:table-row table:style-name="ro1">
          <table:table-cell office:value-type="float" office:value="0.02946517" calcext:value-type="float">
            <text:p>0.02946517</text:p>
          </table:table-cell>
          <table:table-cell office:value-type="float" office:value="8.484593" calcext:value-type="float">
            <text:p>8.484593</text:p>
          </table:table-cell>
          <table:table-cell table:formula="of:=[.C182]+[.A183]" office:value-type="float" office:value="6.966811621" calcext:value-type="float">
            <text:p>6.966811621</text:p>
          </table:table-cell>
        </table:table-row>
        <table:table-row table:style-name="ro1">
          <table:table-cell office:value-type="float" office:value="0.029999238" calcext:value-type="float">
            <text:p>0.029999238</text:p>
          </table:table-cell>
          <table:table-cell office:value-type="float" office:value="8.333546" calcext:value-type="float">
            <text:p>8.333546</text:p>
          </table:table-cell>
          <table:table-cell table:formula="of:=[.C183]+[.A184]" office:value-type="float" office:value="6.996810859" calcext:value-type="float">
            <text:p>6.996810859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184]+[.A185]" office:value-type="float" office:value="7.027023723" calcext:value-type="float">
            <text:p>7.027023723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185]+[.A186]" office:value-type="float" office:value="7.057557026" calcext:value-type="float">
            <text:p>7.057557026</text:p>
          </table:table-cell>
        </table:table-row>
        <table:table-row table:style-name="ro1">
          <table:table-cell office:value-type="float" office:value="0.029739834" calcext:value-type="float">
            <text:p>0.029739834</text:p>
          </table:table-cell>
          <table:table-cell office:value-type="float" office:value="8.406234" calcext:value-type="float">
            <text:p>8.406234</text:p>
          </table:table-cell>
          <table:table-cell table:formula="of:=[.C186]+[.A187]" office:value-type="float" office:value="7.08729686" calcext:value-type="float">
            <text:p>7.08729686</text:p>
          </table:table-cell>
        </table:table-row>
        <table:table-row table:style-name="ro1">
          <table:table-cell office:value-type="float" office:value="0.03025864" calcext:value-type="float">
            <text:p>0.03025864</text:p>
          </table:table-cell>
          <table:table-cell office:value-type="float" office:value="8.262103" calcext:value-type="float">
            <text:p>8.262103</text:p>
          </table:table-cell>
          <table:table-cell table:formula="of:=[.C187]+[.A188]" office:value-type="float" office:value="7.1175555" calcext:value-type="float">
            <text:p>7.1175555</text:p>
          </table:table-cell>
        </table:table-row>
        <table:table-row table:style-name="ro1">
          <table:table-cell office:value-type="float" office:value="0.03041123" calcext:value-type="float">
            <text:p>0.03041123</text:p>
          </table:table-cell>
          <table:table-cell office:value-type="float" office:value="8.220647" calcext:value-type="float">
            <text:p>8.220647</text:p>
          </table:table-cell>
          <table:table-cell table:formula="of:=[.C188]+[.A189]" office:value-type="float" office:value="7.14796673" calcext:value-type="float">
            <text:p>7.14796673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189]+[.A190]" office:value-type="float" office:value="7.17854581" calcext:value-type="float">
            <text:p>7.17854581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190]+[.A191]" office:value-type="float" office:value="7.208224607" calcext:value-type="float">
            <text:p>7.208224607</text:p>
          </table:table-cell>
        </table:table-row>
        <table:table-row table:style-name="ro1">
          <table:table-cell office:value-type="float" office:value="0.029983979" calcext:value-type="float">
            <text:p>0.029983979</text:p>
          </table:table-cell>
          <table:table-cell office:value-type="float" office:value="8.337787" calcext:value-type="float">
            <text:p>8.337787</text:p>
          </table:table-cell>
          <table:table-cell table:formula="of:=[.C191]+[.A192]" office:value-type="float" office:value="7.238208586" calcext:value-type="float">
            <text:p>7.238208586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192]+[.A193]" office:value-type="float" office:value="7.268146786" calcext:value-type="float">
            <text:p>7.268146786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193]+[.A194]" office:value-type="float" office:value="7.298084986" calcext:value-type="float">
            <text:p>7.298084986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194]+[.A195]" office:value-type="float" office:value="7.326955056" calcext:value-type="float">
            <text:p>7.326955056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195]+[.A196]" office:value-type="float" office:value="7.355992975" calcext:value-type="float">
            <text:p>7.355992975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196]+[.A197]" office:value-type="float" office:value="7.384878305" calcext:value-type="float">
            <text:p>7.384878305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197]+[.A198]" office:value-type="float" office:value="7.413748375" calcext:value-type="float">
            <text:p>7.413748375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198]+[.A199]" office:value-type="float" office:value="7.441458759" calcext:value-type="float">
            <text:p>7.441458759</text:p>
          </table:table-cell>
        </table:table-row>
        <table:table-row table:style-name="ro1">
          <table:table-cell office:value-type="float" office:value="0.027969787" calcext:value-type="float">
            <text:p>0.027969787</text:p>
          </table:table-cell>
          <table:table-cell office:value-type="float" office:value="8.938216" calcext:value-type="float">
            <text:p>8.938216</text:p>
          </table:table-cell>
          <table:table-cell table:formula="of:=[.C199]+[.A200]" office:value-type="float" office:value="7.469428546" calcext:value-type="float">
            <text:p>7.469428546</text:p>
          </table:table-cell>
        </table:table-row>
        <table:table-row table:style-name="ro1">
          <table:table-cell office:value-type="float" office:value="0.028213931" calcext:value-type="float">
            <text:p>0.028213931</text:p>
          </table:table-cell>
          <table:table-cell office:value-type="float" office:value="8.860871" calcext:value-type="float">
            <text:p>8.860871</text:p>
          </table:table-cell>
          <table:table-cell table:formula="of:=[.C200]+[.A201]" office:value-type="float" office:value="7.497642477" calcext:value-type="float">
            <text:p>7.497642477</text:p>
          </table:table-cell>
        </table:table-row>
        <table:table-row table:style-name="ro1">
          <table:table-cell office:value-type="float" office:value="0.028519113" calcext:value-type="float">
            <text:p>0.028519113</text:p>
          </table:table-cell>
          <table:table-cell office:value-type="float" office:value="8.76605" calcext:value-type="float">
            <text:p>8.76605</text:p>
          </table:table-cell>
          <table:table-cell table:formula="of:=[.C201]+[.A202]" office:value-type="float" office:value="7.52616159" calcext:value-type="float">
            <text:p>7.52616159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202]+[.A203]" office:value-type="float" office:value="7.554009305" calcext:value-type="float">
            <text:p>7.554009305</text:p>
          </table:table-cell>
        </table:table-row>
        <table:table-row table:style-name="ro1">
          <table:table-cell office:value-type="float" office:value="0.028381782" calcext:value-type="float">
            <text:p>0.028381782</text:p>
          </table:table-cell>
          <table:table-cell office:value-type="float" office:value="8.808467" calcext:value-type="float">
            <text:p>8.808467</text:p>
          </table:table-cell>
          <table:table-cell table:formula="of:=[.C203]+[.A204]" office:value-type="float" office:value="7.582391087" calcext:value-type="float">
            <text:p>7.582391087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204]+[.A205]" office:value-type="float" office:value="7.611017013" calcext:value-type="float">
            <text:p>7.611017013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205]+[.A206]" office:value-type="float" office:value="7.639963377" calcext:value-type="float">
            <text:p>7.639963377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206]+[.A207]" office:value-type="float" office:value="7.668207826" calcext:value-type="float">
            <text:p>7.668207826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207]+[.A208]" office:value-type="float" office:value="7.697001601" calcext:value-type="float">
            <text:p>7.697001601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208]+[.A209]" office:value-type="float" office:value="7.726024261" calcext:value-type="float">
            <text:p>7.726024261</text:p>
          </table:table-cell>
        </table:table-row>
        <table:table-row table:style-name="ro1">
          <table:table-cell office:value-type="float" office:value="0.02932784" calcext:value-type="float">
            <text:p>0.02932784</text:p>
          </table:table-cell>
          <table:table-cell office:value-type="float" office:value="8.524323" calcext:value-type="float">
            <text:p>8.524323</text:p>
          </table:table-cell>
          <table:table-cell table:formula="of:=[.C209]+[.A210]" office:value-type="float" office:value="7.755352101" calcext:value-type="float">
            <text:p>7.755352101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210]+[.A211]" office:value-type="float" office:value="7.783993286" calcext:value-type="float">
            <text:p>7.783993286</text:p>
          </table:table-cell>
        </table:table-row>
        <table:table-row table:style-name="ro1">
          <table:table-cell office:value-type="float" office:value="0.029144732" calcext:value-type="float">
            <text:p>0.029144732</text:p>
          </table:table-cell>
          <table:table-cell office:value-type="float" office:value="8.57788" calcext:value-type="float">
            <text:p>8.57788</text:p>
          </table:table-cell>
          <table:table-cell table:formula="of:=[.C211]+[.A212]" office:value-type="float" office:value="7.813138018" calcext:value-type="float">
            <text:p>7.813138018</text:p>
          </table:table-cell>
        </table:table-row>
        <table:table-row table:style-name="ro1">
          <table:table-cell office:value-type="float" office:value="0.029373618" calcext:value-type="float">
            <text:p>0.029373618</text:p>
          </table:table-cell>
          <table:table-cell office:value-type="float" office:value="8.511039" calcext:value-type="float">
            <text:p>8.511039</text:p>
          </table:table-cell>
          <table:table-cell table:formula="of:=[.C212]+[.A213]" office:value-type="float" office:value="7.842511636" calcext:value-type="float">
            <text:p>7.842511636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213]+[.A214]" office:value-type="float" office:value="7.872220951" calcext:value-type="float">
            <text:p>7.872220951</text:p>
          </table:table-cell>
        </table:table-row>
        <table:table-row table:style-name="ro1">
          <table:table-cell office:value-type="float" office:value="0.028976882" calcext:value-type="float">
            <text:p>0.028976882</text:p>
          </table:table-cell>
          <table:table-cell office:value-type="float" office:value="8.627567" calcext:value-type="float">
            <text:p>8.627567</text:p>
          </table:table-cell>
          <table:table-cell table:formula="of:=[.C214]+[.A215]" office:value-type="float" office:value="7.901197833" calcext:value-type="float">
            <text:p>7.901197833</text:p>
          </table:table-cell>
        </table:table-row>
        <table:table-row table:style-name="ro1">
          <table:table-cell office:value-type="float" office:value="0.029541466" calcext:value-type="float">
            <text:p>0.029541466</text:p>
          </table:table-cell>
          <table:table-cell office:value-type="float" office:value="8.462681" calcext:value-type="float">
            <text:p>8.462681</text:p>
          </table:table-cell>
          <table:table-cell table:formula="of:=[.C215]+[.A216]" office:value-type="float" office:value="7.930739299" calcext:value-type="float">
            <text:p>7.930739299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216]+[.A217]" office:value-type="float" office:value="7.960509651" calcext:value-type="float">
            <text:p>7.960509651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217]+[.A218]" office:value-type="float" office:value="7.990630961" calcext:value-type="float">
            <text:p>7.990630961</text:p>
          </table:table-cell>
        </table:table-row>
        <table:table-row table:style-name="ro1">
          <table:table-cell office:value-type="float" office:value="0.029388877" calcext:value-type="float">
            <text:p>0.029388877</text:p>
          </table:table-cell>
          <table:table-cell office:value-type="float" office:value="8.506619" calcext:value-type="float">
            <text:p>8.506619</text:p>
          </table:table-cell>
          <table:table-cell table:formula="of:=[.C218]+[.A219]" office:value-type="float" office:value="8.020019838" calcext:value-type="float">
            <text:p>8.020019838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219]+[.A220]" office:value-type="float" office:value="8.04994278" calcext:value-type="float">
            <text:p>8.04994278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220]+[.A221]" office:value-type="float" office:value="8.080094607" calcext:value-type="float">
            <text:p>8.080094607</text:p>
          </table:table-cell>
        </table:table-row>
        <table:table-row table:style-name="ro1">
          <table:table-cell office:value-type="float" office:value="0.030441748" calcext:value-type="float">
            <text:p>0.030441748</text:p>
          </table:table-cell>
          <table:table-cell office:value-type="float" office:value="8.212406" calcext:value-type="float">
            <text:p>8.212406</text:p>
          </table:table-cell>
          <table:table-cell table:formula="of:=[.C221]+[.A222]" office:value-type="float" office:value="8.110536355" calcext:value-type="float">
            <text:p>8.110536355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222]+[.A223]" office:value-type="float" office:value="8.140215152" calcext:value-type="float">
            <text:p>8.140215152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223]+[.A224]" office:value-type="float" office:value="8.170382238" calcext:value-type="float">
            <text:p>8.170382238</text:p>
          </table:table-cell>
        </table:table-row>
        <table:table-row table:style-name="ro1">
          <table:table-cell office:value-type="float" office:value="0.0302739" calcext:value-type="float">
            <text:p>0.0302739</text:p>
          </table:table-cell>
          <table:table-cell office:value-type="float" office:value="8.257938" calcext:value-type="float">
            <text:p>8.257938</text:p>
          </table:table-cell>
          <table:table-cell table:formula="of:=[.C224]+[.A225]" office:value-type="float" office:value="8.200656138" calcext:value-type="float">
            <text:p>8.200656138</text:p>
          </table:table-cell>
        </table:table-row>
        <table:table-row table:style-name="ro1">
          <table:table-cell office:value-type="float" office:value="0.030472267" calcext:value-type="float">
            <text:p>0.030472267</text:p>
          </table:table-cell>
          <table:table-cell office:value-type="float" office:value="8.204181" calcext:value-type="float">
            <text:p>8.204181</text:p>
          </table:table-cell>
          <table:table-cell table:formula="of:=[.C225]+[.A226]" office:value-type="float" office:value="8.231128405" calcext:value-type="float">
            <text:p>8.231128405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226]+[.A227]" office:value-type="float" office:value="8.260715648" calcext:value-type="float">
            <text:p>8.260715648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227]+[.A228]" office:value-type="float" office:value="8.290653848" calcext:value-type="float">
            <text:p>8.290653848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228]+[.A229]" office:value-type="float" office:value="8.320546272" calcext:value-type="float">
            <text:p>8.320546272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229]+[.A230]" office:value-type="float" office:value="8.350469214" calcext:value-type="float">
            <text:p>8.350469214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230]+[.A231]" office:value-type="float" office:value="8.379324024" calcext:value-type="float">
            <text:p>8.379324024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231]+[.A232]" office:value-type="float" office:value="8.408331425" calcext:value-type="float">
            <text:p>8.408331425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232]+[.A233]" office:value-type="float" office:value="8.437232013" calcext:value-type="float">
            <text:p>8.437232013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233]+[.A234]" office:value-type="float" office:value="8.466071563" calcext:value-type="float">
            <text:p>8.466071563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234]+[.A235]" office:value-type="float" office:value="8.493842983" calcext:value-type="float">
            <text:p>8.493842983</text:p>
          </table:table-cell>
        </table:table-row>
        <table:table-row table:style-name="ro1">
          <table:table-cell office:value-type="float" office:value="0.027985046" calcext:value-type="float">
            <text:p>0.027985046</text:p>
          </table:table-cell>
          <table:table-cell office:value-type="float" office:value="8.933342" calcext:value-type="float">
            <text:p>8.933342</text:p>
          </table:table-cell>
          <table:table-cell table:formula="of:=[.C235]+[.A236]" office:value-type="float" office:value="8.521828029" calcext:value-type="float">
            <text:p>8.521828029</text:p>
          </table:table-cell>
        </table:table-row>
        <table:table-row table:style-name="ro1">
          <table:table-cell office:value-type="float" office:value="0.02822919" calcext:value-type="float">
            <text:p>0.02822919</text:p>
          </table:table-cell>
          <table:table-cell office:value-type="float" office:value="8.856081" calcext:value-type="float">
            <text:p>8.856081</text:p>
          </table:table-cell>
          <table:table-cell table:formula="of:=[.C236]+[.A237]" office:value-type="float" office:value="8.550057219" calcext:value-type="float">
            <text:p>8.550057219</text:p>
          </table:table-cell>
        </table:table-row>
        <table:table-row table:style-name="ro1">
          <table:table-cell office:value-type="float" office:value="0.028519113" calcext:value-type="float">
            <text:p>0.028519113</text:p>
          </table:table-cell>
          <table:table-cell office:value-type="float" office:value="8.76605" calcext:value-type="float">
            <text:p>8.76605</text:p>
          </table:table-cell>
          <table:table-cell table:formula="of:=[.C237]+[.A238]" office:value-type="float" office:value="8.578576332" calcext:value-type="float">
            <text:p>8.578576332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238]+[.A239]" office:value-type="float" office:value="8.606454564" calcext:value-type="float">
            <text:p>8.606454564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239]+[.A240]" office:value-type="float" office:value="8.634851604" calcext:value-type="float">
            <text:p>8.634851604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240]+[.A241]" office:value-type="float" office:value="8.663508048" calcext:value-type="float">
            <text:p>8.663508048</text:p>
          </table:table-cell>
        </table:table-row>
        <table:table-row table:style-name="ro1">
          <table:table-cell office:value-type="float" office:value="0.028976882" calcext:value-type="float">
            <text:p>0.028976882</text:p>
          </table:table-cell>
          <table:table-cell office:value-type="float" office:value="8.627567" calcext:value-type="float">
            <text:p>8.627567</text:p>
          </table:table-cell>
          <table:table-cell table:formula="of:=[.C241]+[.A242]" office:value-type="float" office:value="8.69248493" calcext:value-type="float">
            <text:p>8.69248493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242]+[.A243]" office:value-type="float" office:value="8.72074464" calcext:value-type="float">
            <text:p>8.72074464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243]+[.A244]" office:value-type="float" office:value="8.749538415" calcext:value-type="float">
            <text:p>8.749538415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244]+[.A245]" office:value-type="float" office:value="8.778561075" calcext:value-type="float">
            <text:p>8.778561075</text:p>
          </table:table-cell>
        </table:table-row>
        <table:table-row table:style-name="ro1">
          <table:table-cell office:value-type="float" office:value="0.02932784" calcext:value-type="float">
            <text:p>0.02932784</text:p>
          </table:table-cell>
          <table:table-cell office:value-type="float" office:value="8.524323" calcext:value-type="float">
            <text:p>8.524323</text:p>
          </table:table-cell>
          <table:table-cell table:formula="of:=[.C245]+[.A246]" office:value-type="float" office:value="8.807888915" calcext:value-type="float">
            <text:p>8.807888915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246]+[.A247]" office:value-type="float" office:value="8.83649958" calcext:value-type="float">
            <text:p>8.83649958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247]+[.A248]" office:value-type="float" office:value="8.86567483" calcext:value-type="float">
            <text:p>8.86567483</text:p>
          </table:table-cell>
        </table:table-row>
        <table:table-row table:style-name="ro1">
          <table:table-cell office:value-type="float" office:value="0.029388877" calcext:value-type="float">
            <text:p>0.029388877</text:p>
          </table:table-cell>
          <table:table-cell office:value-type="float" office:value="8.506619" calcext:value-type="float">
            <text:p>8.506619</text:p>
          </table:table-cell>
          <table:table-cell table:formula="of:=[.C248]+[.A249]" office:value-type="float" office:value="8.895063707" calcext:value-type="float">
            <text:p>8.895063707</text:p>
          </table:table-cell>
        </table:table-row>
        <table:table-row table:style-name="ro1">
          <table:table-cell office:value-type="float" office:value="0.029724576" calcext:value-type="float">
            <text:p>0.029724576</text:p>
          </table:table-cell>
          <table:table-cell office:value-type="float" office:value="8.410549" calcext:value-type="float">
            <text:p>8.410549</text:p>
          </table:table-cell>
          <table:table-cell table:formula="of:=[.C249]+[.A250]" office:value-type="float" office:value="8.924788283" calcext:value-type="float">
            <text:p>8.924788283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250]+[.A251]" office:value-type="float" office:value="8.953810943" calcext:value-type="float">
            <text:p>8.953810943</text:p>
          </table:table-cell>
        </table:table-row>
        <table:table-row table:style-name="ro1">
          <table:table-cell office:value-type="float" office:value="0.029541466" calcext:value-type="float">
            <text:p>0.029541466</text:p>
          </table:table-cell>
          <table:table-cell office:value-type="float" office:value="8.462681" calcext:value-type="float">
            <text:p>8.462681</text:p>
          </table:table-cell>
          <table:table-cell table:formula="of:=[.C251]+[.A252]" office:value-type="float" office:value="8.983352409" calcext:value-type="float">
            <text:p>8.983352409</text:p>
          </table:table-cell>
        </table:table-row>
        <table:table-row table:style-name="ro1">
          <table:table-cell office:value-type="float" office:value="0.02978561" calcext:value-type="float">
            <text:p>0.02978561</text:p>
          </table:table-cell>
          <table:table-cell office:value-type="float" office:value="8.393314" calcext:value-type="float">
            <text:p>8.393314</text:p>
          </table:table-cell>
          <table:table-cell table:formula="of:=[.C252]+[.A253]" office:value-type="float" office:value="9.013138019" calcext:value-type="float">
            <text:p>9.013138019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253]+[.A254]" office:value-type="float" office:value="9.043244069" calcext:value-type="float">
            <text:p>9.043244069</text:p>
          </table:table-cell>
        </table:table-row>
        <table:table-row table:style-name="ro1">
          <table:table-cell office:value-type="float" office:value="0.029404135" calcext:value-type="float">
            <text:p>0.029404135</text:p>
          </table:table-cell>
          <table:table-cell office:value-type="float" office:value="8.502205" calcext:value-type="float">
            <text:p>8.502205</text:p>
          </table:table-cell>
          <table:table-cell table:formula="of:=[.C254]+[.A255]" office:value-type="float" office:value="9.072648204" calcext:value-type="float">
            <text:p>9.072648204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255]+[.A256]" office:value-type="float" office:value="9.102571146" calcext:value-type="float">
            <text:p>9.102571146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256]+[.A257]" office:value-type="float" office:value="9.132722973" calcext:value-type="float">
            <text:p>9.132722973</text:p>
          </table:table-cell>
        </table:table-row>
        <table:table-row table:style-name="ro1">
          <table:table-cell office:value-type="float" office:value="0.030441748" calcext:value-type="float">
            <text:p>0.030441748</text:p>
          </table:table-cell>
          <table:table-cell office:value-type="float" office:value="8.212406" calcext:value-type="float">
            <text:p>8.212406</text:p>
          </table:table-cell>
          <table:table-cell table:formula="of:=[.C257]+[.A258]" office:value-type="float" office:value="9.163164721" calcext:value-type="float">
            <text:p>9.163164721</text:p>
          </table:table-cell>
        </table:table-row>
        <table:table-row table:style-name="ro1">
          <table:table-cell office:value-type="float" office:value="0.02964828" calcext:value-type="float">
            <text:p>0.02964828</text:p>
          </table:table-cell>
          <table:table-cell office:value-type="float" office:value="8.432193" calcext:value-type="float">
            <text:p>8.432193</text:p>
          </table:table-cell>
          <table:table-cell table:formula="of:=[.C258]+[.A259]" office:value-type="float" office:value="9.192813001" calcext:value-type="float">
            <text:p>9.192813001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259]+[.A260]" office:value-type="float" office:value="9.222995346" calcext:value-type="float">
            <text:p>9.222995346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260]+[.A261]" office:value-type="float" office:value="9.253299763" calcext:value-type="float">
            <text:p>9.253299763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261]+[.A262]" office:value-type="float" office:value="9.283833066" calcext:value-type="float">
            <text:p>9.283833066</text:p>
          </table:table-cell>
        </table:table-row>
        <table:table-row table:style-name="ro1">
          <table:table-cell office:value-type="float" office:value="0.029602503" calcext:value-type="float">
            <text:p>0.029602503</text:p>
          </table:table-cell>
          <table:table-cell office:value-type="float" office:value="8.445231" calcext:value-type="float">
            <text:p>8.445231</text:p>
          </table:table-cell>
          <table:table-cell table:formula="of:=[.C262]+[.A263]" office:value-type="float" office:value="9.313435569" calcext:value-type="float">
            <text:p>9.313435569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263]+[.A264]" office:value-type="float" office:value="9.343389029" calcext:value-type="float">
            <text:p>9.343389029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264]+[.A265]" office:value-type="float" office:value="9.373296712" calcext:value-type="float">
            <text:p>9.373296712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265]+[.A266]" office:value-type="float" office:value="9.403204395" calcext:value-type="float">
            <text:p>9.403204395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266]+[.A267]" office:value-type="float" office:value="9.43199817" calcext:value-type="float">
            <text:p>9.43199817</text:p>
          </table:table-cell>
        </table:table-row>
        <table:table-row table:style-name="ro1">
          <table:table-cell office:value-type="float" office:value="0.029068436" calcext:value-type="float">
            <text:p>0.029068436</text:p>
          </table:table-cell>
          <table:table-cell office:value-type="float" office:value="8.600394" calcext:value-type="float">
            <text:p>8.600394</text:p>
          </table:table-cell>
          <table:table-cell table:formula="of:=[.C267]+[.A268]" office:value-type="float" office:value="9.461066606" calcext:value-type="float">
            <text:p>9.461066606</text:p>
          </table:table-cell>
        </table:table-row>
        <table:table-row table:style-name="ro1">
          <table:table-cell office:value-type="float" office:value="0.029266804" calcext:value-type="float">
            <text:p>0.029266804</text:p>
          </table:table-cell>
          <table:table-cell office:value-type="float" office:value="8.542101" calcext:value-type="float">
            <text:p>8.542101</text:p>
          </table:table-cell>
          <table:table-cell table:formula="of:=[.C268]+[.A269]" office:value-type="float" office:value="9.49033341" calcext:value-type="float">
            <text:p>9.49033341</text:p>
          </table:table-cell>
        </table:table-row>
        <table:table-row table:style-name="ro1">
          <table:table-cell office:value-type="float" office:value="0.029617762" calcext:value-type="float">
            <text:p>0.029617762</text:p>
          </table:table-cell>
          <table:table-cell office:value-type="float" office:value="8.440881" calcext:value-type="float">
            <text:p>8.440881</text:p>
          </table:table-cell>
          <table:table-cell table:formula="of:=[.C269]+[.A270]" office:value-type="float" office:value="9.519951172" calcext:value-type="float">
            <text:p>9.519951172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270]+[.A271]" office:value-type="float" office:value="9.548897536" calcext:value-type="float">
            <text:p>9.548897536</text:p>
          </table:table-cell>
        </table:table-row>
        <table:table-row table:style-name="ro1">
          <table:table-cell office:value-type="float" office:value="0.029480431" calcext:value-type="float">
            <text:p>0.029480431</text:p>
          </table:table-cell>
          <table:table-cell office:value-type="float" office:value="8.480201" calcext:value-type="float">
            <text:p>8.480201</text:p>
          </table:table-cell>
          <table:table-cell table:formula="of:=[.C271]+[.A272]" office:value-type="float" office:value="9.578377967" calcext:value-type="float">
            <text:p>9.578377967</text:p>
          </table:table-cell>
        </table:table-row>
        <table:table-row table:style-name="ro1">
          <table:table-cell office:value-type="float" office:value="0.029739834" calcext:value-type="float">
            <text:p>0.029739834</text:p>
          </table:table-cell>
          <table:table-cell office:value-type="float" office:value="8.406234" calcext:value-type="float">
            <text:p>8.406234</text:p>
          </table:table-cell>
          <table:table-cell table:formula="of:=[.C272]+[.A273]" office:value-type="float" office:value="9.608117801" calcext:value-type="float">
            <text:p>9.608117801</text:p>
          </table:table-cell>
        </table:table-row>
        <table:table-row table:style-name="ro1">
          <table:table-cell office:value-type="float" office:value="0.030075531" calcext:value-type="float">
            <text:p>0.030075531</text:p>
          </table:table-cell>
          <table:table-cell office:value-type="float" office:value="8.312406" calcext:value-type="float">
            <text:p>8.312406</text:p>
          </table:table-cell>
          <table:table-cell table:formula="of:=[.C273]+[.A274]" office:value-type="float" office:value="9.638193332" calcext:value-type="float">
            <text:p>9.638193332</text:p>
          </table:table-cell>
        </table:table-row>
        <table:table-row table:style-name="ro1">
          <table:table-cell office:value-type="float" office:value="0.029373618" calcext:value-type="float">
            <text:p>0.029373618</text:p>
          </table:table-cell>
          <table:table-cell office:value-type="float" office:value="8.511039" calcext:value-type="float">
            <text:p>8.511039</text:p>
          </table:table-cell>
          <table:table-cell table:formula="of:=[.C274]+[.A275]" office:value-type="float" office:value="9.66756695" calcext:value-type="float">
            <text:p>9.66756695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275]+[.A276]" office:value-type="float" office:value="9.697474633" calcext:value-type="float">
            <text:p>9.697474633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276]+[.A277]" office:value-type="float" office:value="9.727611201" calcext:value-type="float">
            <text:p>9.727611201</text:p>
          </table:table-cell>
        </table:table-row>
        <table:table-row table:style-name="ro1">
          <table:table-cell office:value-type="float" office:value="0.030487526" calcext:value-type="float">
            <text:p>0.030487526</text:p>
          </table:table-cell>
          <table:table-cell office:value-type="float" office:value="8.200074" calcext:value-type="float">
            <text:p>8.200074</text:p>
          </table:table-cell>
          <table:table-cell table:formula="of:=[.C277]+[.A278]" office:value-type="float" office:value="9.758098727" calcext:value-type="float">
            <text:p>9.758098727</text:p>
          </table:table-cell>
        </table:table-row>
        <table:table-row table:style-name="ro1">
          <table:table-cell office:value-type="float" office:value="0.02978561" calcext:value-type="float">
            <text:p>0.02978561</text:p>
          </table:table-cell>
          <table:table-cell office:value-type="float" office:value="8.393314" calcext:value-type="float">
            <text:p>8.393314</text:p>
          </table:table-cell>
          <table:table-cell table:formula="of:=[.C278]+[.A279]" office:value-type="float" office:value="9.787884337" calcext:value-type="float">
            <text:p>9.787884337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279]+[.A280]" office:value-type="float" office:value="9.818219273" calcext:value-type="float">
            <text:p>9.818219273</text:p>
          </table:table-cell>
        </table:table-row>
        <table:table-row table:style-name="ro1">
          <table:table-cell office:value-type="float" office:value="0.03059434" calcext:value-type="float">
            <text:p>0.03059434</text:p>
          </table:table-cell>
          <table:table-cell office:value-type="float" office:value="8.171447" calcext:value-type="float">
            <text:p>8.171447</text:p>
          </table:table-cell>
          <table:table-cell table:formula="of:=[.C280]+[.A281]" office:value-type="float" office:value="9.848813613" calcext:value-type="float">
            <text:p>9.848813613</text:p>
          </table:table-cell>
        </table:table-row>
        <table:table-row table:style-name="ro1">
          <table:table-cell office:value-type="float" office:value="0.030945297" calcext:value-type="float">
            <text:p>0.030945297</text:p>
          </table:table-cell>
          <table:table-cell office:value-type="float" office:value="8.078773" calcext:value-type="float">
            <text:p>8.078773</text:p>
          </table:table-cell>
          <table:table-cell table:formula="of:=[.C281]+[.A282]" office:value-type="float" office:value="9.87975891" calcext:value-type="float">
            <text:p>9.87975891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282]+[.A283]" office:value-type="float" office:value="9.909971774" calcext:value-type="float">
            <text:p>9.909971774</text:p>
          </table:table-cell>
        </table:table-row>
        <table:table-row table:style-name="ro1">
          <table:table-cell office:value-type="float" office:value="0.030777447" calcext:value-type="float">
            <text:p>0.030777447</text:p>
          </table:table-cell>
          <table:table-cell office:value-type="float" office:value="8.122831" calcext:value-type="float">
            <text:p>8.122831</text:p>
          </table:table-cell>
          <table:table-cell table:formula="of:=[.C283]+[.A284]" office:value-type="float" office:value="9.940749221" calcext:value-type="float">
            <text:p>9.940749221</text:p>
          </table:table-cell>
        </table:table-row>
        <table:table-row table:style-name="ro1">
          <table:table-cell office:value-type="float" office:value="0.031021591" calcext:value-type="float">
            <text:p>0.031021591</text:p>
          </table:table-cell>
          <table:table-cell office:value-type="float" office:value="8.058904" calcext:value-type="float">
            <text:p>8.058904</text:p>
          </table:table-cell>
          <table:table-cell table:formula="of:=[.C284]+[.A285]" office:value-type="float" office:value="9.971770812" calcext:value-type="float">
            <text:p>9.971770812</text:p>
          </table:table-cell>
        </table:table-row>
        <table:table-row table:style-name="ro1">
          <table:table-cell office:value-type="float" office:value="0.03134203" calcext:value-type="float">
            <text:p>0.03134203</text:p>
          </table:table-cell>
          <table:table-cell office:value-type="float" office:value="7.9765096" calcext:value-type="float">
            <text:p>7.9765096</text:p>
          </table:table-cell>
          <table:table-cell table:formula="of:=[.C285]+[.A286]" office:value-type="float" office:value="10.003112842" calcext:value-type="float">
            <text:p>10.003112842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286]+[.A287]" office:value-type="float" office:value="10.033737699" calcext:value-type="float">
            <text:p>10.033737699</text:p>
          </table:table-cell>
        </table:table-row>
        <table:table-row table:style-name="ro1">
          <table:table-cell office:value-type="float" office:value="0.031128405" calcext:value-type="float">
            <text:p>0.031128405</text:p>
          </table:table-cell>
          <table:table-cell office:value-type="float" office:value="8.03125" calcext:value-type="float">
            <text:p>8.03125</text:p>
          </table:table-cell>
          <table:table-cell table:formula="of:=[.C287]+[.A288]" office:value-type="float" office:value="10.064866104" calcext:value-type="float">
            <text:p>10.064866104</text:p>
          </table:table-cell>
        </table:table-row>
        <table:table-row table:style-name="ro1">
          <table:table-cell office:value-type="float" office:value="0.03135729" calcext:value-type="float">
            <text:p>0.03135729</text:p>
          </table:table-cell>
          <table:table-cell office:value-type="float" office:value="7.972628" calcext:value-type="float">
            <text:p>7.972628</text:p>
          </table:table-cell>
          <table:table-cell table:formula="of:=[.C288]+[.A289]" office:value-type="float" office:value="10.096223394" calcext:value-type="float">
            <text:p>10.096223394</text:p>
          </table:table-cell>
        </table:table-row>
        <table:table-row table:style-name="ro1">
          <table:table-cell office:value-type="float" office:value="0.031647213" calcext:value-type="float">
            <text:p>0.031647213</text:p>
          </table:table-cell>
          <table:table-cell office:value-type="float" office:value="7.89959" calcext:value-type="float">
            <text:p>7.89959</text:p>
          </table:table-cell>
          <table:table-cell table:formula="of:=[.C289]+[.A290]" office:value-type="float" office:value="10.127870607" calcext:value-type="float">
            <text:p>10.127870607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290]+[.A291]" office:value-type="float" office:value="10.158663313" calcext:value-type="float">
            <text:p>10.158663313</text:p>
          </table:table-cell>
        </table:table-row>
        <table:table-row table:style-name="ro1">
          <table:table-cell office:value-type="float" office:value="0.031235218" calcext:value-type="float">
            <text:p>0.031235218</text:p>
          </table:table-cell>
          <table:table-cell office:value-type="float" office:value="8.003786" calcext:value-type="float">
            <text:p>8.003786</text:p>
          </table:table-cell>
          <table:table-cell table:formula="of:=[.C291]+[.A292]" office:value-type="float" office:value="10.189898531" calcext:value-type="float">
            <text:p>10.189898531</text:p>
          </table:table-cell>
        </table:table-row>
        <table:table-row table:style-name="ro1">
          <table:table-cell office:value-type="float" office:value="0.03137255" calcext:value-type="float">
            <text:p>0.03137255</text:p>
          </table:table-cell>
          <table:table-cell office:value-type="float" office:value="7.968749" calcext:value-type="float">
            <text:p>7.968749</text:p>
          </table:table-cell>
          <table:table-cell table:formula="of:=[.C292]+[.A293]" office:value-type="float" office:value="10.221271081" calcext:value-type="float">
            <text:p>10.221271081</text:p>
          </table:table-cell>
        </table:table-row>
        <table:table-row table:style-name="ro1">
          <table:table-cell office:value-type="float" office:value="0.031479362" calcext:value-type="float">
            <text:p>0.031479362</text:p>
          </table:table-cell>
          <table:table-cell office:value-type="float" office:value="7.941711" calcext:value-type="float">
            <text:p>7.941711</text:p>
          </table:table-cell>
          <table:table-cell table:formula="of:=[.C293]+[.A294]" office:value-type="float" office:value="10.252750443" calcext:value-type="float">
            <text:p>10.252750443</text:p>
          </table:table-cell>
        </table:table-row>
        <table:table-row table:style-name="ro1">
          <table:table-cell office:value-type="float" office:value="0.030441748" calcext:value-type="float">
            <text:p>0.030441748</text:p>
          </table:table-cell>
          <table:table-cell office:value-type="float" office:value="8.212406" calcext:value-type="float">
            <text:p>8.212406</text:p>
          </table:table-cell>
          <table:table-cell table:formula="of:=[.C294]+[.A295]" office:value-type="float" office:value="10.283192191" calcext:value-type="float">
            <text:p>10.283192191</text:p>
          </table:table-cell>
        </table:table-row>
        <table:table-row table:style-name="ro1">
          <table:table-cell office:value-type="float" office:value="0.030685892" calcext:value-type="float">
            <text:p>0.030685892</text:p>
          </table:table-cell>
          <table:table-cell office:value-type="float" office:value="8.147066" calcext:value-type="float">
            <text:p>8.147066</text:p>
          </table:table-cell>
          <table:table-cell table:formula="of:=[.C295]+[.A296]" office:value-type="float" office:value="10.313878083" calcext:value-type="float">
            <text:p>10.313878083</text:p>
          </table:table-cell>
        </table:table-row>
        <table:table-row table:style-name="ro1">
          <table:table-cell office:value-type="float" office:value="0.030548561" calcext:value-type="float">
            <text:p>0.030548561</text:p>
          </table:table-cell>
          <table:table-cell office:value-type="float" office:value="8.183691" calcext:value-type="float">
            <text:p>8.183691</text:p>
          </table:table-cell>
          <table:table-cell table:formula="of:=[.C296]+[.A297]" office:value-type="float" office:value="10.344426644" calcext:value-type="float">
            <text:p>10.344426644</text:p>
          </table:table-cell>
        </table:table-row>
        <table:table-row table:style-name="ro1">
          <table:table-cell office:value-type="float" office:value="0.030457009" calcext:value-type="float">
            <text:p>0.030457009</text:p>
          </table:table-cell>
          <table:table-cell office:value-type="float" office:value="8.208291" calcext:value-type="float">
            <text:p>8.208291</text:p>
          </table:table-cell>
          <table:table-cell table:formula="of:=[.C297]+[.A298]" office:value-type="float" office:value="10.374883653" calcext:value-type="float">
            <text:p>10.374883653</text:p>
          </table:table-cell>
        </table:table-row>
        <table:table-row table:style-name="ro1">
          <table:table-cell office:value-type="float" office:value="0.029221026" calcext:value-type="float">
            <text:p>0.029221026</text:p>
          </table:table-cell>
          <table:table-cell office:value-type="float" office:value="8.555484" calcext:value-type="float">
            <text:p>8.555484</text:p>
          </table:table-cell>
          <table:table-cell table:formula="of:=[.C298]+[.A299]" office:value-type="float" office:value="10.404104679" calcext:value-type="float">
            <text:p>10.404104679</text:p>
          </table:table-cell>
        </table:table-row>
        <table:table-row table:style-name="ro1">
          <table:table-cell office:value-type="float" office:value="0.029358359" calcext:value-type="float">
            <text:p>0.029358359</text:p>
          </table:table-cell>
          <table:table-cell office:value-type="float" office:value="8.515462" calcext:value-type="float">
            <text:p>8.515462</text:p>
          </table:table-cell>
          <table:table-cell table:formula="of:=[.C299]+[.A300]" office:value-type="float" office:value="10.433463038" calcext:value-type="float">
            <text:p>10.433463038</text:p>
          </table:table-cell>
        </table:table-row>
        <table:table-row table:style-name="ro1">
          <table:table-cell office:value-type="float" office:value="0.029617762" calcext:value-type="float">
            <text:p>0.029617762</text:p>
          </table:table-cell>
          <table:table-cell office:value-type="float" office:value="8.440881" calcext:value-type="float">
            <text:p>8.440881</text:p>
          </table:table-cell>
          <table:table-cell table:formula="of:=[.C300]+[.A301]" office:value-type="float" office:value="10.4630808" calcext:value-type="float">
            <text:p>10.4630808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301]+[.A302]" office:value-type="float" office:value="10.49303426" calcext:value-type="float">
            <text:p>10.49303426</text:p>
          </table:table-cell>
        </table:table-row>
        <table:table-row table:style-name="ro1">
          <table:table-cell office:value-type="float" office:value="0.029236287" calcext:value-type="float">
            <text:p>0.029236287</text:p>
          </table:table-cell>
          <table:table-cell office:value-type="float" office:value="8.551018" calcext:value-type="float">
            <text:p>8.551018</text:p>
          </table:table-cell>
          <table:table-cell table:formula="of:=[.C302]+[.A303]" office:value-type="float" office:value="10.522270547" calcext:value-type="float">
            <text:p>10.522270547</text:p>
          </table:table-cell>
        </table:table-row>
        <table:table-row table:style-name="ro1">
          <table:table-cell office:value-type="float" office:value="0.02978561" calcext:value-type="float">
            <text:p>0.02978561</text:p>
          </table:table-cell>
          <table:table-cell office:value-type="float" office:value="8.393314" calcext:value-type="float">
            <text:p>8.393314</text:p>
          </table:table-cell>
          <table:table-cell table:formula="of:=[.C303]+[.A304]" office:value-type="float" office:value="10.552056157" calcext:value-type="float">
            <text:p>10.552056157</text:p>
          </table:table-cell>
        </table:table-row>
        <table:table-row table:style-name="ro1">
          <table:table-cell office:value-type="float" office:value="0.030075531" calcext:value-type="float">
            <text:p>0.030075531</text:p>
          </table:table-cell>
          <table:table-cell office:value-type="float" office:value="8.312406" calcext:value-type="float">
            <text:p>8.312406</text:p>
          </table:table-cell>
          <table:table-cell table:formula="of:=[.C304]+[.A305]" office:value-type="float" office:value="10.582131688" calcext:value-type="float">
            <text:p>10.582131688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305]+[.A306]" office:value-type="float" office:value="10.612497142" calcext:value-type="float">
            <text:p>10.612497142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306]+[.A307]" office:value-type="float" office:value="10.642175939" calcext:value-type="float">
            <text:p>10.642175939</text:p>
          </table:table-cell>
        </table:table-row>
        <table:table-row table:style-name="ro1">
          <table:table-cell office:value-type="float" office:value="0.03025864" calcext:value-type="float">
            <text:p>0.03025864</text:p>
          </table:table-cell>
          <table:table-cell office:value-type="float" office:value="8.262103" calcext:value-type="float">
            <text:p>8.262103</text:p>
          </table:table-cell>
          <table:table-cell table:formula="of:=[.C307]+[.A308]" office:value-type="float" office:value="10.672434579" calcext:value-type="float">
            <text:p>10.672434579</text:p>
          </table:table-cell>
        </table:table-row>
        <table:table-row table:style-name="ro1">
          <table:table-cell office:value-type="float" office:value="0.030487526" calcext:value-type="float">
            <text:p>0.030487526</text:p>
          </table:table-cell>
          <table:table-cell office:value-type="float" office:value="8.200074" calcext:value-type="float">
            <text:p>8.200074</text:p>
          </table:table-cell>
          <table:table-cell table:formula="of:=[.C308]+[.A309]" office:value-type="float" office:value="10.702922105" calcext:value-type="float">
            <text:p>10.702922105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309]+[.A310]" office:value-type="float" office:value="10.733714811" calcext:value-type="float">
            <text:p>10.733714811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310]+[.A311]" office:value-type="float" office:value="10.763836121" calcext:value-type="float">
            <text:p>10.763836121</text:p>
          </table:table-cell>
        </table:table-row>
        <table:table-row table:style-name="ro1">
          <table:table-cell office:value-type="float" office:value="0.030670634" calcext:value-type="float">
            <text:p>0.030670634</text:p>
          </table:table-cell>
          <table:table-cell office:value-type="float" office:value="8.151119" calcext:value-type="float">
            <text:p>8.151119</text:p>
          </table:table-cell>
          <table:table-cell table:formula="of:=[.C311]+[.A312]" office:value-type="float" office:value="10.794506755" calcext:value-type="float">
            <text:p>10.794506755</text:p>
          </table:table-cell>
        </table:table-row>
        <table:table-row table:style-name="ro1">
          <table:table-cell office:value-type="float" office:value="0.030914778" calcext:value-type="float">
            <text:p>0.030914778</text:p>
          </table:table-cell>
          <table:table-cell office:value-type="float" office:value="8.086747" calcext:value-type="float">
            <text:p>8.086747</text:p>
          </table:table-cell>
          <table:table-cell table:formula="of:=[.C312]+[.A313]" office:value-type="float" office:value="10.825421533" calcext:value-type="float">
            <text:p>10.825421533</text:p>
          </table:table-cell>
        </table:table-row>
        <table:table-row table:style-name="ro1">
          <table:table-cell office:value-type="float" office:value="0.031280994" calcext:value-type="float">
            <text:p>0.031280994</text:p>
          </table:table-cell>
          <table:table-cell office:value-type="float" office:value="7.992073" calcext:value-type="float">
            <text:p>7.992073</text:p>
          </table:table-cell>
          <table:table-cell table:formula="of:=[.C313]+[.A314]" office:value-type="float" office:value="10.856702527" calcext:value-type="float">
            <text:p>10.856702527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314]+[.A315]" office:value-type="float" office:value="10.88723583" calcext:value-type="float">
            <text:p>10.88723583</text:p>
          </table:table-cell>
        </table:table-row>
        <table:table-row table:style-name="ro1">
          <table:table-cell office:value-type="float" office:value="0.031143663" calcext:value-type="float">
            <text:p>0.031143663</text:p>
          </table:table-cell>
          <table:table-cell office:value-type="float" office:value="8.027315" calcext:value-type="float">
            <text:p>8.027315</text:p>
          </table:table-cell>
          <table:table-cell table:formula="of:=[.C315]+[.A316]" office:value-type="float" office:value="10.918379493" calcext:value-type="float">
            <text:p>10.918379493</text:p>
          </table:table-cell>
        </table:table-row>
        <table:table-row table:style-name="ro1">
          <table:table-cell office:value-type="float" office:value="0.03137255" calcext:value-type="float">
            <text:p>0.03137255</text:p>
          </table:table-cell>
          <table:table-cell office:value-type="float" office:value="7.968749" calcext:value-type="float">
            <text:p>7.968749</text:p>
          </table:table-cell>
          <table:table-cell table:formula="of:=[.C316]+[.A317]" office:value-type="float" office:value="10.949752043" calcext:value-type="float">
            <text:p>10.949752043</text:p>
          </table:table-cell>
        </table:table-row>
        <table:table-row table:style-name="ro1">
          <table:table-cell office:value-type="float" office:value="0.031738766" calcext:value-type="float">
            <text:p>0.031738766</text:p>
          </table:table-cell>
          <table:table-cell office:value-type="float" office:value="7.876803" calcext:value-type="float">
            <text:p>7.876803</text:p>
          </table:table-cell>
          <table:table-cell table:formula="of:=[.C317]+[.A318]" office:value-type="float" office:value="10.981490809" calcext:value-type="float">
            <text:p>10.981490809</text:p>
          </table:table-cell>
        </table:table-row>
        <table:table-row table:style-name="ro1">
          <table:table-cell office:value-type="float" office:value="0.030945297" calcext:value-type="float">
            <text:p>0.030945297</text:p>
          </table:table-cell>
          <table:table-cell office:value-type="float" office:value="8.078773" calcext:value-type="float">
            <text:p>8.078773</text:p>
          </table:table-cell>
          <table:table-cell table:formula="of:=[.C318]+[.A319]" office:value-type="float" office:value="11.012436106" calcext:value-type="float">
            <text:p>11.012436106</text:p>
          </table:table-cell>
        </table:table-row>
        <table:table-row table:style-name="ro1">
          <table:table-cell office:value-type="float" office:value="0.03150988" calcext:value-type="float">
            <text:p>0.03150988</text:p>
          </table:table-cell>
          <table:table-cell office:value-type="float" office:value="7.934019" calcext:value-type="float">
            <text:p>7.934019</text:p>
          </table:table-cell>
          <table:table-cell table:formula="of:=[.C319]+[.A320]" office:value-type="float" office:value="11.043945986" calcext:value-type="float">
            <text:p>11.043945986</text:p>
          </table:table-cell>
        </table:table-row>
        <table:table-row table:style-name="ro1">
          <table:table-cell office:value-type="float" office:value="0.031738766" calcext:value-type="float">
            <text:p>0.031738766</text:p>
          </table:table-cell>
          <table:table-cell office:value-type="float" office:value="7.876803" calcext:value-type="float">
            <text:p>7.876803</text:p>
          </table:table-cell>
          <table:table-cell table:formula="of:=[.C320]+[.A321]" office:value-type="float" office:value="11.075684752" calcext:value-type="float">
            <text:p>11.075684752</text:p>
          </table:table-cell>
        </table:table-row>
        <table:table-row table:style-name="ro1">
          <table:table-cell office:value-type="float" office:value="0.03199817" calcext:value-type="float">
            <text:p>0.03199817</text:p>
          </table:table-cell>
          <table:table-cell office:value-type="float" office:value="7.8129473" calcext:value-type="float">
            <text:p>7.8129473</text:p>
          </table:table-cell>
          <table:table-cell table:formula="of:=[.C321]+[.A322]" office:value-type="float" office:value="11.107682922" calcext:value-type="float">
            <text:p>11.107682922</text:p>
          </table:table-cell>
        </table:table-row>
        <table:table-row table:style-name="ro1">
          <table:table-cell office:value-type="float" office:value="0.031158922" calcext:value-type="float">
            <text:p>0.031158922</text:p>
          </table:table-cell>
          <table:table-cell office:value-type="float" office:value="8.023384" calcext:value-type="float">
            <text:p>8.023384</text:p>
          </table:table-cell>
          <table:table-cell table:formula="of:=[.C322]+[.A323]" office:value-type="float" office:value="11.138841844" calcext:value-type="float">
            <text:p>11.138841844</text:p>
          </table:table-cell>
        </table:table-row>
        <table:table-row table:style-name="ro1">
          <table:table-cell office:value-type="float" office:value="0.031570915" calcext:value-type="float">
            <text:p>0.031570915</text:p>
          </table:table-cell>
          <table:table-cell office:value-type="float" office:value="7.9186807" calcext:value-type="float">
            <text:p>7.9186807</text:p>
          </table:table-cell>
          <table:table-cell table:formula="of:=[.C323]+[.A324]" office:value-type="float" office:value="11.170412759" calcext:value-type="float">
            <text:p>11.170412759</text:p>
          </table:table-cell>
        </table:table-row>
        <table:table-row table:style-name="ro1">
          <table:table-cell office:value-type="float" office:value="0.03166247" calcext:value-type="float">
            <text:p>0.03166247</text:p>
          </table:table-cell>
          <table:table-cell office:value-type="float" office:value="7.895783" calcext:value-type="float">
            <text:p>7.895783</text:p>
          </table:table-cell>
          <table:table-cell table:formula="of:=[.C324]+[.A325]" office:value-type="float" office:value="11.202075229" calcext:value-type="float">
            <text:p>11.202075229</text:p>
          </table:table-cell>
        </table:table-row>
        <table:table-row table:style-name="ro1">
          <table:table-cell office:value-type="float" office:value="0.031723507" calcext:value-type="float">
            <text:p>0.031723507</text:p>
          </table:table-cell>
          <table:table-cell office:value-type="float" office:value="7.8805914" calcext:value-type="float">
            <text:p>7.8805914</text:p>
          </table:table-cell>
          <table:table-cell table:formula="of:=[.C325]+[.A326]" office:value-type="float" office:value="11.233798736" calcext:value-type="float">
            <text:p>11.233798736</text:p>
          </table:table-cell>
        </table:table-row>
        <table:table-row table:style-name="ro1">
          <table:table-cell office:value-type="float" office:value="0.030670634" calcext:value-type="float">
            <text:p>0.030670634</text:p>
          </table:table-cell>
          <table:table-cell office:value-type="float" office:value="8.151119" calcext:value-type="float">
            <text:p>8.151119</text:p>
          </table:table-cell>
          <table:table-cell table:formula="of:=[.C326]+[.A327]" office:value-type="float" office:value="11.26446937" calcext:value-type="float">
            <text:p>11.26446937</text:p>
          </table:table-cell>
        </table:table-row>
        <table:table-row table:style-name="ro1">
          <table:table-cell office:value-type="float" office:value="0.03088426" calcext:value-type="float">
            <text:p>0.03088426</text:p>
          </table:table-cell>
          <table:table-cell office:value-type="float" office:value="8.094738" calcext:value-type="float">
            <text:p>8.094738</text:p>
          </table:table-cell>
          <table:table-cell table:formula="of:=[.C327]+[.A328]" office:value-type="float" office:value="11.29535363" calcext:value-type="float">
            <text:p>11.29535363</text:p>
          </table:table-cell>
        </table:table-row>
        <table:table-row table:style-name="ro1">
          <table:table-cell office:value-type="float" office:value="0.03073167" calcext:value-type="float">
            <text:p>0.03073167</text:p>
          </table:table-cell>
          <table:table-cell office:value-type="float" office:value="8.134931" calcext:value-type="float">
            <text:p>8.134931</text:p>
          </table:table-cell>
          <table:table-cell table:formula="of:=[.C328]+[.A329]" office:value-type="float" office:value="11.3260853" calcext:value-type="float">
            <text:p>11.3260853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329]+[.A330]" office:value-type="float" office:value="11.35666438" calcext:value-type="float">
            <text:p>11.35666438</text:p>
          </table:table-cell>
        </table:table-row>
        <table:table-row table:style-name="ro1">
          <table:table-cell office:value-type="float" office:value="0.029388877" calcext:value-type="float">
            <text:p>0.029388877</text:p>
          </table:table-cell>
          <table:table-cell office:value-type="float" office:value="8.506619" calcext:value-type="float">
            <text:p>8.506619</text:p>
          </table:table-cell>
          <table:table-cell table:formula="of:=[.C330]+[.A331]" office:value-type="float" office:value="11.386053257" calcext:value-type="float">
            <text:p>11.386053257</text:p>
          </table:table-cell>
        </table:table-row>
        <table:table-row table:style-name="ro1">
          <table:table-cell office:value-type="float" office:value="0.029388877" calcext:value-type="float">
            <text:p>0.029388877</text:p>
          </table:table-cell>
          <table:table-cell office:value-type="float" office:value="8.506619" calcext:value-type="float">
            <text:p>8.506619</text:p>
          </table:table-cell>
          <table:table-cell table:formula="of:=[.C331]+[.A332]" office:value-type="float" office:value="11.415442134" calcext:value-type="float">
            <text:p>11.415442134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332]+[.A333]" office:value-type="float" office:value="11.444617384" calcext:value-type="float">
            <text:p>11.444617384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333]+[.A334]" office:value-type="float" office:value="11.473640044" calcext:value-type="float">
            <text:p>11.473640044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334]+[.A335]" office:value-type="float" office:value="11.5014725" calcext:value-type="float">
            <text:p>11.5014725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335]+[.A336]" office:value-type="float" office:value="11.529488065" calcext:value-type="float">
            <text:p>11.529488065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336]+[.A337]" office:value-type="float" office:value="11.557778292" calcext:value-type="float">
            <text:p>11.557778292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337]+[.A338]" office:value-type="float" office:value="11.586343181" calcext:value-type="float">
            <text:p>11.586343181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338]+[.A339]" office:value-type="float" office:value="11.614236674" calcext:value-type="float">
            <text:p>11.614236674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339]+[.A340]" office:value-type="float" office:value="11.642679491" calcext:value-type="float">
            <text:p>11.642679491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340]+[.A341]" office:value-type="float" office:value="11.671335935" calcext:value-type="float">
            <text:p>11.671335935</text:p>
          </table:table-cell>
        </table:table-row>
        <table:table-row table:style-name="ro1">
          <table:table-cell office:value-type="float" office:value="0.028961623" calcext:value-type="float">
            <text:p>0.028961623</text:p>
          </table:table-cell>
          <table:table-cell office:value-type="float" office:value="8.6321125" calcext:value-type="float">
            <text:p>8.6321125</text:p>
          </table:table-cell>
          <table:table-cell table:formula="of:=[.C341]+[.A342]" office:value-type="float" office:value="11.700297558" calcext:value-type="float">
            <text:p>11.700297558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342]+[.A343]" office:value-type="float" office:value="11.728557268" calcext:value-type="float">
            <text:p>11.728557268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343]+[.A344]" office:value-type="float" office:value="11.757335784" calcext:value-type="float">
            <text:p>11.757335784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344]+[.A345]" office:value-type="float" office:value="11.786373703" calcext:value-type="float">
            <text:p>11.786373703</text:p>
          </table:table-cell>
        </table:table-row>
        <table:table-row table:style-name="ro1">
          <table:table-cell office:value-type="float" office:value="0.029373618" calcext:value-type="float">
            <text:p>0.029373618</text:p>
          </table:table-cell>
          <table:table-cell office:value-type="float" office:value="8.511039" calcext:value-type="float">
            <text:p>8.511039</text:p>
          </table:table-cell>
          <table:table-cell table:formula="of:=[.C345]+[.A346]" office:value-type="float" office:value="11.815747321" calcext:value-type="float">
            <text:p>11.815747321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346]+[.A347]" office:value-type="float" office:value="11.844403765" calcext:value-type="float">
            <text:p>11.844403765</text:p>
          </table:table-cell>
        </table:table-row>
        <table:table-row table:style-name="ro1">
          <table:table-cell office:value-type="float" office:value="0.029190509" calcext:value-type="float">
            <text:p>0.029190509</text:p>
          </table:table-cell>
          <table:table-cell office:value-type="float" office:value="8.564428" calcext:value-type="float">
            <text:p>8.564428</text:p>
          </table:table-cell>
          <table:table-cell table:formula="of:=[.C347]+[.A348]" office:value-type="float" office:value="11.873594274" calcext:value-type="float">
            <text:p>11.873594274</text:p>
          </table:table-cell>
        </table:table-row>
        <table:table-row table:style-name="ro1">
          <table:table-cell office:value-type="float" office:value="0.029449912" calcext:value-type="float">
            <text:p>0.029449912</text:p>
          </table:table-cell>
          <table:table-cell office:value-type="float" office:value="8.48899" calcext:value-type="float">
            <text:p>8.48899</text:p>
          </table:table-cell>
          <table:table-cell table:formula="of:=[.C348]+[.A349]" office:value-type="float" office:value="11.903044186" calcext:value-type="float">
            <text:p>11.903044186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349]+[.A350]" office:value-type="float" office:value="11.932753501" calcext:value-type="float">
            <text:p>11.932753501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350]+[.A351]" office:value-type="float" office:value="11.961776161" calcext:value-type="float">
            <text:p>11.961776161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351]+[.A352]" office:value-type="float" office:value="11.991363404" calcext:value-type="float">
            <text:p>11.991363404</text:p>
          </table:table-cell>
        </table:table-row>
        <table:table-row table:style-name="ro1">
          <table:table-cell office:value-type="float" office:value="0.02980087" calcext:value-type="float">
            <text:p>0.02980087</text:p>
          </table:table-cell>
          <table:table-cell office:value-type="float" office:value="8.389017" calcext:value-type="float">
            <text:p>8.389017</text:p>
          </table:table-cell>
          <table:table-cell table:formula="of:=[.C352]+[.A353]" office:value-type="float" office:value="12.021164274" calcext:value-type="float">
            <text:p>12.021164274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353]+[.A354]" office:value-type="float" office:value="12.051300842" calcext:value-type="float">
            <text:p>12.051300842</text:p>
          </table:table-cell>
        </table:table-row>
        <table:table-row table:style-name="ro1">
          <table:table-cell office:value-type="float" office:value="0.029419394" calcext:value-type="float">
            <text:p>0.029419394</text:p>
          </table:table-cell>
          <table:table-cell office:value-type="float" office:value="8.497795" calcext:value-type="float">
            <text:p>8.497795</text:p>
          </table:table-cell>
          <table:table-cell table:formula="of:=[.C354]+[.A355]" office:value-type="float" office:value="12.080720236" calcext:value-type="float">
            <text:p>12.080720236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355]+[.A356]" office:value-type="float" office:value="12.110673696" calcext:value-type="float">
            <text:p>12.110673696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356]+[.A357]" office:value-type="float" office:value="12.140840782" calcext:value-type="float">
            <text:p>12.140840782</text:p>
          </table:table-cell>
        </table:table-row>
        <table:table-row table:style-name="ro1">
          <table:table-cell office:value-type="float" office:value="0.030472267" calcext:value-type="float">
            <text:p>0.030472267</text:p>
          </table:table-cell>
          <table:table-cell office:value-type="float" office:value="8.204181" calcext:value-type="float">
            <text:p>8.204181</text:p>
          </table:table-cell>
          <table:table-cell table:formula="of:=[.C357]+[.A358]" office:value-type="float" office:value="12.171313049" calcext:value-type="float">
            <text:p>12.171313049</text:p>
          </table:table-cell>
        </table:table-row>
        <table:table-row table:style-name="ro1">
          <table:table-cell office:value-type="float" office:value="0.029694056" calcext:value-type="float">
            <text:p>0.029694056</text:p>
          </table:table-cell>
          <table:table-cell office:value-type="float" office:value="8.419193" calcext:value-type="float">
            <text:p>8.419193</text:p>
          </table:table-cell>
          <table:table-cell table:formula="of:=[.C358]+[.A359]" office:value-type="float" office:value="12.201007105" calcext:value-type="float">
            <text:p>12.201007105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359]+[.A360]" office:value-type="float" office:value="12.231219969" calcext:value-type="float">
            <text:p>12.231219969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360]+[.A361]" office:value-type="float" office:value="12.261570164" calcext:value-type="float">
            <text:p>12.261570164</text:p>
          </table:table-cell>
        </table:table-row>
        <table:table-row table:style-name="ro1">
          <table:table-cell office:value-type="float" office:value="0.030548561" calcext:value-type="float">
            <text:p>0.030548561</text:p>
          </table:table-cell>
          <table:table-cell office:value-type="float" office:value="8.183691" calcext:value-type="float">
            <text:p>8.183691</text:p>
          </table:table-cell>
          <table:table-cell table:formula="of:=[.C361]+[.A362]" office:value-type="float" office:value="12.292118725" calcext:value-type="float">
            <text:p>12.292118725</text:p>
          </table:table-cell>
        </table:table-row>
        <table:table-row table:style-name="ro1">
          <table:table-cell office:value-type="float" office:value="0.029617762" calcext:value-type="float">
            <text:p>0.029617762</text:p>
          </table:table-cell>
          <table:table-cell office:value-type="float" office:value="8.440881" calcext:value-type="float">
            <text:p>8.440881</text:p>
          </table:table-cell>
          <table:table-cell table:formula="of:=[.C362]+[.A363]" office:value-type="float" office:value="12.321736487" calcext:value-type="float">
            <text:p>12.321736487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363]+[.A364]" office:value-type="float" office:value="12.351705207" calcext:value-type="float">
            <text:p>12.351705207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364]+[.A365]" office:value-type="float" office:value="12.381628149" calcext:value-type="float">
            <text:p>12.381628149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365]+[.A366]" office:value-type="float" office:value="12.411535832" calcext:value-type="float">
            <text:p>12.411535832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366]+[.A367]" office:value-type="float" office:value="12.440405902" calcext:value-type="float">
            <text:p>12.440405902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367]+[.A368]" office:value-type="float" office:value="12.469428562" calcext:value-type="float">
            <text:p>12.469428562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368]+[.A369]" office:value-type="float" office:value="12.498268112" calcext:value-type="float">
            <text:p>12.498268112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369]+[.A370]" office:value-type="float" office:value="12.527122922" calcext:value-type="float">
            <text:p>12.527122922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370]+[.A371]" office:value-type="float" office:value="12.554879082" calcext:value-type="float">
            <text:p>12.554879082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371]+[.A372]" office:value-type="float" office:value="12.582909906" calcext:value-type="float">
            <text:p>12.582909906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372]+[.A373]" office:value-type="float" office:value="12.611154355" calcext:value-type="float">
            <text:p>12.611154355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373]+[.A374]" office:value-type="float" office:value="12.639719244" calcext:value-type="float">
            <text:p>12.639719244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374]+[.A375]" office:value-type="float" office:value="12.667597476" calcext:value-type="float">
            <text:p>12.667597476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375]+[.A376]" office:value-type="float" office:value="12.696009776" calcext:value-type="float">
            <text:p>12.696009776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376]+[.A377]" office:value-type="float" office:value="12.724635702" calcext:value-type="float">
            <text:p>12.724635702</text:p>
          </table:table-cell>
        </table:table-row>
        <table:table-row table:style-name="ro1">
          <table:table-cell office:value-type="float" office:value="0.028961623" calcext:value-type="float">
            <text:p>0.028961623</text:p>
          </table:table-cell>
          <table:table-cell office:value-type="float" office:value="8.6321125" calcext:value-type="float">
            <text:p>8.6321125</text:p>
          </table:table-cell>
          <table:table-cell table:formula="of:=[.C377]+[.A378]" office:value-type="float" office:value="12.753597325" calcext:value-type="float">
            <text:p>12.753597325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378]+[.A379]" office:value-type="float" office:value="12.781857035" calcext:value-type="float">
            <text:p>12.781857035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379]+[.A380]" office:value-type="float" office:value="12.810635551" calcext:value-type="float">
            <text:p>12.810635551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380]+[.A381]" office:value-type="float" office:value="12.839642952" calcext:value-type="float">
            <text:p>12.839642952</text:p>
          </table:table-cell>
        </table:table-row>
        <table:table-row table:style-name="ro1">
          <table:table-cell office:value-type="float" office:value="0.029343098" calcext:value-type="float">
            <text:p>0.029343098</text:p>
          </table:table-cell>
          <table:table-cell office:value-type="float" office:value="8.519891" calcext:value-type="float">
            <text:p>8.519891</text:p>
          </table:table-cell>
          <table:table-cell table:formula="of:=[.C381]+[.A382]" office:value-type="float" office:value="12.86898605" calcext:value-type="float">
            <text:p>12.86898605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382]+[.A383]" office:value-type="float" office:value="12.897611976" calcext:value-type="float">
            <text:p>12.897611976</text:p>
          </table:table-cell>
        </table:table-row>
        <table:table-row table:style-name="ro1">
          <table:table-cell office:value-type="float" office:value="0.029144732" calcext:value-type="float">
            <text:p>0.029144732</text:p>
          </table:table-cell>
          <table:table-cell office:value-type="float" office:value="8.57788" calcext:value-type="float">
            <text:p>8.57788</text:p>
          </table:table-cell>
          <table:table-cell table:formula="of:=[.C383]+[.A384]" office:value-type="float" office:value="12.926756708" calcext:value-type="float">
            <text:p>12.926756708</text:p>
          </table:table-cell>
        </table:table-row>
        <table:table-row table:style-name="ro1">
          <table:table-cell office:value-type="float" office:value="0.029388877" calcext:value-type="float">
            <text:p>0.029388877</text:p>
          </table:table-cell>
          <table:table-cell office:value-type="float" office:value="8.506619" calcext:value-type="float">
            <text:p>8.506619</text:p>
          </table:table-cell>
          <table:table-cell table:formula="of:=[.C384]+[.A385]" office:value-type="float" office:value="12.956145585" calcext:value-type="float">
            <text:p>12.956145585</text:p>
          </table:table-cell>
        </table:table-row>
        <table:table-row table:style-name="ro1">
          <table:table-cell office:value-type="float" office:value="0.029739834" calcext:value-type="float">
            <text:p>0.029739834</text:p>
          </table:table-cell>
          <table:table-cell office:value-type="float" office:value="8.406234" calcext:value-type="float">
            <text:p>8.406234</text:p>
          </table:table-cell>
          <table:table-cell table:formula="of:=[.C385]+[.A386]" office:value-type="float" office:value="12.985885419" calcext:value-type="float">
            <text:p>12.985885419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386]+[.A387]" office:value-type="float" office:value="13.01489282" calcext:value-type="float">
            <text:p>13.01489282</text:p>
          </table:table-cell>
        </table:table-row>
        <table:table-row table:style-name="ro1">
          <table:table-cell office:value-type="float" office:value="0.029571984" calcext:value-type="float">
            <text:p>0.029571984</text:p>
          </table:table-cell>
          <table:table-cell office:value-type="float" office:value="8.453947" calcext:value-type="float">
            <text:p>8.453947</text:p>
          </table:table-cell>
          <table:table-cell table:formula="of:=[.C387]+[.A388]" office:value-type="float" office:value="13.044464804" calcext:value-type="float">
            <text:p>13.044464804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388]+[.A389]" office:value-type="float" office:value="13.074235156" calcext:value-type="float">
            <text:p>13.074235156</text:p>
          </table:table-cell>
        </table:table-row>
        <table:table-row table:style-name="ro1">
          <table:table-cell office:value-type="float" office:value="0.030090792" calcext:value-type="float">
            <text:p>0.030090792</text:p>
          </table:table-cell>
          <table:table-cell office:value-type="float" office:value="8.308189" calcext:value-type="float">
            <text:p>8.308189</text:p>
          </table:table-cell>
          <table:table-cell table:formula="of:=[.C389]+[.A390]" office:value-type="float" office:value="13.104325948" calcext:value-type="float">
            <text:p>13.104325948</text:p>
          </table:table-cell>
        </table:table-row>
        <table:table-row table:style-name="ro1">
          <table:table-cell office:value-type="float" office:value="0.029419394" calcext:value-type="float">
            <text:p>0.029419394</text:p>
          </table:table-cell>
          <table:table-cell office:value-type="float" office:value="8.497795" calcext:value-type="float">
            <text:p>8.497795</text:p>
          </table:table-cell>
          <table:table-cell table:formula="of:=[.C390]+[.A391]" office:value-type="float" office:value="13.133745342" calcext:value-type="float">
            <text:p>13.133745342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391]+[.A392]" office:value-type="float" office:value="13.163683542" calcext:value-type="float">
            <text:p>13.163683542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392]+[.A393]" office:value-type="float" office:value="13.193850628" calcext:value-type="float">
            <text:p>13.193850628</text:p>
          </table:table-cell>
        </table:table-row>
        <table:table-row table:style-name="ro1">
          <table:table-cell office:value-type="float" office:value="0.030457009" calcext:value-type="float">
            <text:p>0.030457009</text:p>
          </table:table-cell>
          <table:table-cell office:value-type="float" office:value="8.208291" calcext:value-type="float">
            <text:p>8.208291</text:p>
          </table:table-cell>
          <table:table-cell table:formula="of:=[.C393]+[.A394]" office:value-type="float" office:value="13.224307637" calcext:value-type="float">
            <text:p>13.224307637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394]+[.A395]" office:value-type="float" office:value="13.254016952" calcext:value-type="float">
            <text:p>13.254016952</text:p>
          </table:table-cell>
        </table:table-row>
        <table:table-row table:style-name="ro1">
          <table:table-cell office:value-type="float" office:value="0.030197604" calcext:value-type="float">
            <text:p>0.030197604</text:p>
          </table:table-cell>
          <table:table-cell office:value-type="float" office:value="8.278803" calcext:value-type="float">
            <text:p>8.278803</text:p>
          </table:table-cell>
          <table:table-cell table:formula="of:=[.C395]+[.A396]" office:value-type="float" office:value="13.284214556" calcext:value-type="float">
            <text:p>13.284214556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396]+[.A397]" office:value-type="float" office:value="13.314534232" calcext:value-type="float">
            <text:p>13.314534232</text:p>
          </table:table-cell>
        </table:table-row>
        <table:table-row table:style-name="ro1">
          <table:table-cell office:value-type="float" office:value="0.030518044" calcext:value-type="float">
            <text:p>0.030518044</text:p>
          </table:table-cell>
          <table:table-cell office:value-type="float" office:value="8.1918745" calcext:value-type="float">
            <text:p>8.1918745</text:p>
          </table:table-cell>
          <table:table-cell table:formula="of:=[.C397]+[.A398]" office:value-type="float" office:value="13.345052276" calcext:value-type="float">
            <text:p>13.345052276</text:p>
          </table:table-cell>
        </table:table-row>
        <table:table-row table:style-name="ro1">
          <table:table-cell office:value-type="float" office:value="0.029633021" calcext:value-type="float">
            <text:p>0.029633021</text:p>
          </table:table-cell>
          <table:table-cell office:value-type="float" office:value="8.436535" calcext:value-type="float">
            <text:p>8.436535</text:p>
          </table:table-cell>
          <table:table-cell table:formula="of:=[.C398]+[.A399]" office:value-type="float" office:value="13.374685297" calcext:value-type="float">
            <text:p>13.374685297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399]+[.A400]" office:value-type="float" office:value="13.404638757" calcext:value-type="float">
            <text:p>13.404638757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400]+[.A401]" office:value-type="float" office:value="13.434561699" calcext:value-type="float">
            <text:p>13.434561699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401]+[.A402]" office:value-type="float" office:value="13.464484641" calcext:value-type="float">
            <text:p>13.464484641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402]+[.A403]" office:value-type="float" office:value="13.493339451" calcext:value-type="float">
            <text:p>13.493339451</text:p>
          </table:table-cell>
        </table:table-row>
        <table:table-row table:style-name="ro1">
          <table:table-cell office:value-type="float" office:value="0.028992143" calcext:value-type="float">
            <text:p>0.028992143</text:p>
          </table:table-cell>
          <table:table-cell office:value-type="float" office:value="8.623027" calcext:value-type="float">
            <text:p>8.623027</text:p>
          </table:table-cell>
          <table:table-cell table:formula="of:=[.C403]+[.A404]" office:value-type="float" office:value="13.522331594" calcext:value-type="float">
            <text:p>13.522331594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404]+[.A405]" office:value-type="float" office:value="13.551216924" calcext:value-type="float">
            <text:p>13.551216924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405]+[.A406]" office:value-type="float" office:value="13.580041216" calcext:value-type="float">
            <text:p>13.580041216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406]+[.A407]" office:value-type="float" office:value="13.6077516" calcext:value-type="float">
            <text:p>13.6077516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407]+[.A408]" office:value-type="float" office:value="13.635751904" calcext:value-type="float">
            <text:p>13.635751904</text:p>
          </table:table-cell>
        </table:table-row>
        <table:table-row table:style-name="ro1">
          <table:table-cell office:value-type="float" office:value="0.028213931" calcext:value-type="float">
            <text:p>0.028213931</text:p>
          </table:table-cell>
          <table:table-cell office:value-type="float" office:value="8.860871" calcext:value-type="float">
            <text:p>8.860871</text:p>
          </table:table-cell>
          <table:table-cell table:formula="of:=[.C408]+[.A409]" office:value-type="float" office:value="13.663965835" calcext:value-type="float">
            <text:p>13.663965835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409]+[.A410]" office:value-type="float" office:value="13.692500206" calcext:value-type="float">
            <text:p>13.692500206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410]+[.A411]" office:value-type="float" office:value="13.720347921" calcext:value-type="float">
            <text:p>13.720347921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411]+[.A412]" office:value-type="float" office:value="13.748714442" calcext:value-type="float">
            <text:p>13.748714442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412]+[.A413]" office:value-type="float" office:value="13.777340368" calcext:value-type="float">
            <text:p>13.777340368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413]+[.A414]" office:value-type="float" office:value="13.806286732" calcext:value-type="float">
            <text:p>13.806286732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414]+[.A415]" office:value-type="float" office:value="13.834546442" calcext:value-type="float">
            <text:p>13.834546442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415]+[.A416]" office:value-type="float" office:value="13.863324958" calcext:value-type="float">
            <text:p>13.863324958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416]+[.A417]" office:value-type="float" office:value="13.892332359" calcext:value-type="float">
            <text:p>13.892332359</text:p>
          </table:table-cell>
        </table:table-row>
        <table:table-row table:style-name="ro1">
          <table:table-cell office:value-type="float" office:value="0.029297322" calcext:value-type="float">
            <text:p>0.029297322</text:p>
          </table:table-cell>
          <table:table-cell office:value-type="float" office:value="8.533203" calcext:value-type="float">
            <text:p>8.533203</text:p>
          </table:table-cell>
          <table:table-cell table:formula="of:=[.C417]+[.A418]" office:value-type="float" office:value="13.921629681" calcext:value-type="float">
            <text:p>13.921629681</text:p>
          </table:table-cell>
        </table:table-row>
        <table:table-row table:style-name="ro1">
          <table:table-cell office:value-type="float" office:value="0.028595407" calcext:value-type="float">
            <text:p>0.028595407</text:p>
          </table:table-cell>
          <table:table-cell office:value-type="float" office:value="8.742662" calcext:value-type="float">
            <text:p>8.742662</text:p>
          </table:table-cell>
          <table:table-cell table:formula="of:=[.C418]+[.A419]" office:value-type="float" office:value="13.950225088" calcext:value-type="float">
            <text:p>13.950225088</text:p>
          </table:table-cell>
        </table:table-row>
        <table:table-row table:style-name="ro1">
          <table:table-cell office:value-type="float" office:value="0.029144732" calcext:value-type="float">
            <text:p>0.029144732</text:p>
          </table:table-cell>
          <table:table-cell office:value-type="float" office:value="8.57788" calcext:value-type="float">
            <text:p>8.57788</text:p>
          </table:table-cell>
          <table:table-cell table:formula="of:=[.C419]+[.A420]" office:value-type="float" office:value="13.97936982" calcext:value-type="float">
            <text:p>13.97936982</text:p>
          </table:table-cell>
        </table:table-row>
        <table:table-row table:style-name="ro1">
          <table:table-cell office:value-type="float" office:value="0.029388877" calcext:value-type="float">
            <text:p>0.029388877</text:p>
          </table:table-cell>
          <table:table-cell office:value-type="float" office:value="8.506619" calcext:value-type="float">
            <text:p>8.506619</text:p>
          </table:table-cell>
          <table:table-cell table:formula="of:=[.C420]+[.A421]" office:value-type="float" office:value="14.008758697" calcext:value-type="float">
            <text:p>14.008758697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421]+[.A422]" office:value-type="float" office:value="14.038468012" calcext:value-type="float">
            <text:p>14.038468012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422]+[.A423]" office:value-type="float" office:value="14.067490672" calcext:value-type="float">
            <text:p>14.067490672</text:p>
          </table:table-cell>
        </table:table-row>
        <table:table-row table:style-name="ro1">
          <table:table-cell office:value-type="float" office:value="0.029571984" calcext:value-type="float">
            <text:p>0.029571984</text:p>
          </table:table-cell>
          <table:table-cell office:value-type="float" office:value="8.453947" calcext:value-type="float">
            <text:p>8.453947</text:p>
          </table:table-cell>
          <table:table-cell table:formula="of:=[.C423]+[.A424]" office:value-type="float" office:value="14.097062656" calcext:value-type="float">
            <text:p>14.097062656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424]+[.A425]" office:value-type="float" office:value="14.126833008" calcext:value-type="float">
            <text:p>14.126833008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425]+[.A426]" office:value-type="float" office:value="14.156954318" calcext:value-type="float">
            <text:p>14.156954318</text:p>
          </table:table-cell>
        </table:table-row>
        <table:table-row table:style-name="ro1">
          <table:table-cell office:value-type="float" office:value="0.029373618" calcext:value-type="float">
            <text:p>0.029373618</text:p>
          </table:table-cell>
          <table:table-cell office:value-type="float" office:value="8.511039" calcext:value-type="float">
            <text:p>8.511039</text:p>
          </table:table-cell>
          <table:table-cell table:formula="of:=[.C426]+[.A427]" office:value-type="float" office:value="14.186327936" calcext:value-type="float">
            <text:p>14.186327936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427]+[.A428]" office:value-type="float" office:value="14.216250878" calcext:value-type="float">
            <text:p>14.216250878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428]+[.A429]" office:value-type="float" office:value="14.246372188" calcext:value-type="float">
            <text:p>14.246372188</text:p>
          </table:table-cell>
        </table:table-row>
        <table:table-row table:style-name="ro1">
          <table:table-cell office:value-type="float" office:value="0.030457009" calcext:value-type="float">
            <text:p>0.030457009</text:p>
          </table:table-cell>
          <table:table-cell office:value-type="float" office:value="8.208291" calcext:value-type="float">
            <text:p>8.208291</text:p>
          </table:table-cell>
          <table:table-cell table:formula="of:=[.C429]+[.A430]" office:value-type="float" office:value="14.276829197" calcext:value-type="float">
            <text:p>14.276829197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430]+[.A431]" office:value-type="float" office:value="14.306507994" calcext:value-type="float">
            <text:p>14.306507994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431]+[.A432]" office:value-type="float" office:value="14.336690339" calcext:value-type="float">
            <text:p>14.336690339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432]+[.A433]" office:value-type="float" office:value="14.367025275" calcext:value-type="float">
            <text:p>14.367025275</text:p>
          </table:table-cell>
        </table:table-row>
        <table:table-row table:style-name="ro1">
          <table:table-cell office:value-type="float" office:value="0.030518044" calcext:value-type="float">
            <text:p>0.030518044</text:p>
          </table:table-cell>
          <table:table-cell office:value-type="float" office:value="8.1918745" calcext:value-type="float">
            <text:p>8.1918745</text:p>
          </table:table-cell>
          <table:table-cell table:formula="of:=[.C433]+[.A434]" office:value-type="float" office:value="14.397543319" calcext:value-type="float">
            <text:p>14.397543319</text:p>
          </table:table-cell>
        </table:table-row>
        <table:table-row table:style-name="ro1">
          <table:table-cell office:value-type="float" office:value="0.029633021" calcext:value-type="float">
            <text:p>0.029633021</text:p>
          </table:table-cell>
          <table:table-cell office:value-type="float" office:value="8.436535" calcext:value-type="float">
            <text:p>8.436535</text:p>
          </table:table-cell>
          <table:table-cell table:formula="of:=[.C434]+[.A435]" office:value-type="float" office:value="14.42717634" calcext:value-type="float">
            <text:p>14.42717634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435]+[.A436]" office:value-type="float" office:value="14.45714506" calcext:value-type="float">
            <text:p>14.45714506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436]+[.A437]" office:value-type="float" office:value="14.487068002" calcext:value-type="float">
            <text:p>14.487068002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437]+[.A438]" office:value-type="float" office:value="14.517006202" calcext:value-type="float">
            <text:p>14.517006202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438]+[.A439]" office:value-type="float" office:value="14.545845752" calcext:value-type="float">
            <text:p>14.545845752</text:p>
          </table:table-cell>
        </table:table-row>
        <table:table-row table:style-name="ro1">
          <table:table-cell office:value-type="float" office:value="0.029068436" calcext:value-type="float">
            <text:p>0.029068436</text:p>
          </table:table-cell>
          <table:table-cell office:value-type="float" office:value="8.600394" calcext:value-type="float">
            <text:p>8.600394</text:p>
          </table:table-cell>
          <table:table-cell table:formula="of:=[.C439]+[.A440]" office:value-type="float" office:value="14.574914188" calcext:value-type="float">
            <text:p>14.574914188</text:p>
          </table:table-cell>
        </table:table-row>
        <table:table-row table:style-name="ro1">
          <table:table-cell office:value-type="float" office:value="0.02932784" calcext:value-type="float">
            <text:p>0.02932784</text:p>
          </table:table-cell>
          <table:table-cell office:value-type="float" office:value="8.524323" calcext:value-type="float">
            <text:p>8.524323</text:p>
          </table:table-cell>
          <table:table-cell table:formula="of:=[.C440]+[.A441]" office:value-type="float" office:value="14.604242028" calcext:value-type="float">
            <text:p>14.604242028</text:p>
          </table:table-cell>
        </table:table-row>
        <table:table-row table:style-name="ro1">
          <table:table-cell office:value-type="float" office:value="0.029617762" calcext:value-type="float">
            <text:p>0.029617762</text:p>
          </table:table-cell>
          <table:table-cell office:value-type="float" office:value="8.440881" calcext:value-type="float">
            <text:p>8.440881</text:p>
          </table:table-cell>
          <table:table-cell table:formula="of:=[.C441]+[.A442]" office:value-type="float" office:value="14.63385979" calcext:value-type="float">
            <text:p>14.63385979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442]+[.A443]" office:value-type="float" office:value="14.662806154" calcext:value-type="float">
            <text:p>14.662806154</text:p>
          </table:table-cell>
        </table:table-row>
        <table:table-row table:style-name="ro1">
          <table:table-cell office:value-type="float" office:value="0.02949569" calcext:value-type="float">
            <text:p>0.02949569</text:p>
          </table:table-cell>
          <table:table-cell office:value-type="float" office:value="8.475814" calcext:value-type="float">
            <text:p>8.475814</text:p>
          </table:table-cell>
          <table:table-cell table:formula="of:=[.C443]+[.A444]" office:value-type="float" office:value="14.692301844" calcext:value-type="float">
            <text:p>14.692301844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444]+[.A445]" office:value-type="float" office:value="14.722072196" calcext:value-type="float">
            <text:p>14.722072196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445]+[.A446]" office:value-type="float" office:value="14.752178246" calcext:value-type="float">
            <text:p>14.752178246</text:p>
          </table:table-cell>
        </table:table-row>
        <table:table-row table:style-name="ro1">
          <table:table-cell office:value-type="float" office:value="0.029373618" calcext:value-type="float">
            <text:p>0.029373618</text:p>
          </table:table-cell>
          <table:table-cell office:value-type="float" office:value="8.511039" calcext:value-type="float">
            <text:p>8.511039</text:p>
          </table:table-cell>
          <table:table-cell table:formula="of:=[.C446]+[.A447]" office:value-type="float" office:value="14.781551864" calcext:value-type="float">
            <text:p>14.781551864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447]+[.A448]" office:value-type="float" office:value="14.811505324" calcext:value-type="float">
            <text:p>14.811505324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448]+[.A449]" office:value-type="float" office:value="14.84167241" calcext:value-type="float">
            <text:p>14.84167241</text:p>
          </table:table-cell>
        </table:table-row>
        <table:table-row table:style-name="ro1">
          <table:table-cell office:value-type="float" office:value="0.030518044" calcext:value-type="float">
            <text:p>0.030518044</text:p>
          </table:table-cell>
          <table:table-cell office:value-type="float" office:value="8.1918745" calcext:value-type="float">
            <text:p>8.1918745</text:p>
          </table:table-cell>
          <table:table-cell table:formula="of:=[.C449]+[.A450]" office:value-type="float" office:value="14.872190454" calcext:value-type="float">
            <text:p>14.872190454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450]+[.A451]" office:value-type="float" office:value="14.901960806" calcext:value-type="float">
            <text:p>14.901960806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451]+[.A452]" office:value-type="float" office:value="14.93232626" calcext:value-type="float">
            <text:p>14.93232626</text:p>
          </table:table-cell>
        </table:table-row>
        <table:table-row table:style-name="ro1">
          <table:table-cell office:value-type="float" office:value="0.030609598" calcext:value-type="float">
            <text:p>0.030609598</text:p>
          </table:table-cell>
          <table:table-cell office:value-type="float" office:value="8.167373" calcext:value-type="float">
            <text:p>8.167373</text:p>
          </table:table-cell>
          <table:table-cell table:formula="of:=[.C452]+[.A453]" office:value-type="float" office:value="14.962935858" calcext:value-type="float">
            <text:p>14.962935858</text:p>
          </table:table-cell>
        </table:table-row>
        <table:table-row table:style-name="ro1">
          <table:table-cell office:value-type="float" office:value="0.030930037" calcext:value-type="float">
            <text:p>0.030930037</text:p>
          </table:table-cell>
          <table:table-cell office:value-type="float" office:value="8.082758" calcext:value-type="float">
            <text:p>8.082758</text:p>
          </table:table-cell>
          <table:table-cell table:formula="of:=[.C453]+[.A454]" office:value-type="float" office:value="14.993865895" calcext:value-type="float">
            <text:p>14.993865895</text:p>
          </table:table-cell>
        </table:table-row>
        <table:table-row table:style-name="ro1">
          <table:table-cell office:value-type="float" office:value="0.030228123" calcext:value-type="float">
            <text:p>0.030228123</text:p>
          </table:table-cell>
          <table:table-cell office:value-type="float" office:value="8.270444" calcext:value-type="float">
            <text:p>8.270444</text:p>
          </table:table-cell>
          <table:table-cell table:formula="of:=[.C454]+[.A455]" office:value-type="float" office:value="15.024094018" calcext:value-type="float">
            <text:p>15.024094018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455]+[.A456]" office:value-type="float" office:value="15.054917243" calcext:value-type="float">
            <text:p>15.054917243</text:p>
          </table:table-cell>
        </table:table-row>
        <table:table-row table:style-name="ro1">
          <table:table-cell office:value-type="float" office:value="0.03103685" calcext:value-type="float">
            <text:p>0.03103685</text:p>
          </table:table-cell>
          <table:table-cell office:value-type="float" office:value="8.054941" calcext:value-type="float">
            <text:p>8.054941</text:p>
          </table:table-cell>
          <table:table-cell table:formula="of:=[.C456]+[.A457]" office:value-type="float" office:value="15.085954093" calcext:value-type="float">
            <text:p>15.085954093</text:p>
          </table:table-cell>
        </table:table-row>
        <table:table-row table:style-name="ro1">
          <table:table-cell office:value-type="float" office:value="0.03140307" calcext:value-type="float">
            <text:p>0.03140307</text:p>
          </table:table-cell>
          <table:table-cell office:value-type="float" office:value="7.961005" calcext:value-type="float">
            <text:p>7.961005</text:p>
          </table:table-cell>
          <table:table-cell table:formula="of:=[.C457]+[.A458]" office:value-type="float" office:value="15.117357163" calcext:value-type="float">
            <text:p>15.117357163</text:p>
          </table:table-cell>
        </table:table-row>
        <table:table-row table:style-name="ro1">
          <table:table-cell office:value-type="float" office:value="0.030640116" calcext:value-type="float">
            <text:p>0.030640116</text:p>
          </table:table-cell>
          <table:table-cell office:value-type="float" office:value="8.159238" calcext:value-type="float">
            <text:p>8.159238</text:p>
          </table:table-cell>
          <table:table-cell table:formula="of:=[.C458]+[.A459]" office:value-type="float" office:value="15.147997279" calcext:value-type="float">
            <text:p>15.147997279</text:p>
          </table:table-cell>
        </table:table-row>
        <table:table-row table:style-name="ro1">
          <table:table-cell office:value-type="float" office:value="0.031174181" calcext:value-type="float">
            <text:p>0.031174181</text:p>
          </table:table-cell>
          <table:table-cell office:value-type="float" office:value="8.019457" calcext:value-type="float">
            <text:p>8.019457</text:p>
          </table:table-cell>
          <table:table-cell table:formula="of:=[.C459]+[.A460]" office:value-type="float" office:value="15.17917146" calcext:value-type="float">
            <text:p>15.17917146</text:p>
          </table:table-cell>
        </table:table-row>
        <table:table-row table:style-name="ro1">
          <table:table-cell office:value-type="float" office:value="0.031418327" calcext:value-type="float">
            <text:p>0.031418327</text:p>
          </table:table-cell>
          <table:table-cell office:value-type="float" office:value="7.957139" calcext:value-type="float">
            <text:p>7.957139</text:p>
          </table:table-cell>
          <table:table-cell table:formula="of:=[.C460]+[.A461]" office:value-type="float" office:value="15.210589787" calcext:value-type="float">
            <text:p>15.210589787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461]+[.A462]" office:value-type="float" office:value="15.242267517" calcext:value-type="float">
            <text:p>15.242267517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462]+[.A463]" office:value-type="float" office:value="15.273106001" calcext:value-type="float">
            <text:p>15.273106001</text:p>
          </table:table-cell>
        </table:table-row>
        <table:table-row table:style-name="ro1">
          <table:table-cell office:value-type="float" office:value="0.03132677" calcext:value-type="float">
            <text:p>0.03132677</text:p>
          </table:table-cell>
          <table:table-cell office:value-type="float" office:value="7.980395" calcext:value-type="float">
            <text:p>7.980395</text:p>
          </table:table-cell>
          <table:table-cell table:formula="of:=[.C463]+[.A464]" office:value-type="float" office:value="15.304432771" calcext:value-type="float">
            <text:p>15.304432771</text:p>
          </table:table-cell>
        </table:table-row>
        <table:table-row table:style-name="ro1">
          <table:table-cell office:value-type="float" office:value="0.03140307" calcext:value-type="float">
            <text:p>0.03140307</text:p>
          </table:table-cell>
          <table:table-cell office:value-type="float" office:value="7.961005" calcext:value-type="float">
            <text:p>7.961005</text:p>
          </table:table-cell>
          <table:table-cell table:formula="of:=[.C464]+[.A465]" office:value-type="float" office:value="15.335835841" calcext:value-type="float">
            <text:p>15.335835841</text:p>
          </table:table-cell>
        </table:table-row>
        <table:table-row table:style-name="ro1">
          <table:table-cell office:value-type="float" office:value="0.03152514" calcext:value-type="float">
            <text:p>0.03152514</text:p>
          </table:table-cell>
          <table:table-cell office:value-type="float" office:value="7.930179" calcext:value-type="float">
            <text:p>7.930179</text:p>
          </table:table-cell>
          <table:table-cell table:formula="of:=[.C465]+[.A466]" office:value-type="float" office:value="15.367360981" calcext:value-type="float">
            <text:p>15.367360981</text:p>
          </table:table-cell>
        </table:table-row>
        <table:table-row table:style-name="ro1">
          <table:table-cell office:value-type="float" office:value="0.030518044" calcext:value-type="float">
            <text:p>0.030518044</text:p>
          </table:table-cell>
          <table:table-cell office:value-type="float" office:value="8.1918745" calcext:value-type="float">
            <text:p>8.1918745</text:p>
          </table:table-cell>
          <table:table-cell table:formula="of:=[.C466]+[.A467]" office:value-type="float" office:value="15.397879025" calcext:value-type="float">
            <text:p>15.397879025</text:p>
          </table:table-cell>
        </table:table-row>
        <table:table-row table:style-name="ro1">
          <table:table-cell office:value-type="float" office:value="0.030716412" calcext:value-type="float">
            <text:p>0.030716412</text:p>
          </table:table-cell>
          <table:table-cell office:value-type="float" office:value="8.138971" calcext:value-type="float">
            <text:p>8.138971</text:p>
          </table:table-cell>
          <table:table-cell table:formula="of:=[.C467]+[.A468]" office:value-type="float" office:value="15.428595437" calcext:value-type="float">
            <text:p>15.428595437</text:p>
          </table:table-cell>
        </table:table-row>
        <table:table-row table:style-name="ro1">
          <table:table-cell office:value-type="float" office:value="0.03059434" calcext:value-type="float">
            <text:p>0.03059434</text:p>
          </table:table-cell>
          <table:table-cell office:value-type="float" office:value="8.171447" calcext:value-type="float">
            <text:p>8.171447</text:p>
          </table:table-cell>
          <table:table-cell table:formula="of:=[.C468]+[.A469]" office:value-type="float" office:value="15.459189777" calcext:value-type="float">
            <text:p>15.459189777</text:p>
          </table:table-cell>
        </table:table-row>
        <table:table-row table:style-name="ro1">
          <table:table-cell office:value-type="float" office:value="0.030518044" calcext:value-type="float">
            <text:p>0.030518044</text:p>
          </table:table-cell>
          <table:table-cell office:value-type="float" office:value="8.1918745" calcext:value-type="float">
            <text:p>8.1918745</text:p>
          </table:table-cell>
          <table:table-cell table:formula="of:=[.C469]+[.A470]" office:value-type="float" office:value="15.489707821" calcext:value-type="float">
            <text:p>15.489707821</text:p>
          </table:table-cell>
        </table:table-row>
        <table:table-row table:style-name="ro1">
          <table:table-cell office:value-type="float" office:value="0.02932784" calcext:value-type="float">
            <text:p>0.02932784</text:p>
          </table:table-cell>
          <table:table-cell office:value-type="float" office:value="8.524323" calcext:value-type="float">
            <text:p>8.524323</text:p>
          </table:table-cell>
          <table:table-cell table:formula="of:=[.C470]+[.A471]" office:value-type="float" office:value="15.519035661" calcext:value-type="float">
            <text:p>15.519035661</text:p>
          </table:table-cell>
        </table:table-row>
        <table:table-row table:style-name="ro1">
          <table:table-cell office:value-type="float" office:value="0.029373618" calcext:value-type="float">
            <text:p>0.029373618</text:p>
          </table:table-cell>
          <table:table-cell office:value-type="float" office:value="8.511039" calcext:value-type="float">
            <text:p>8.511039</text:p>
          </table:table-cell>
          <table:table-cell table:formula="of:=[.C471]+[.A472]" office:value-type="float" office:value="15.548409279" calcext:value-type="float">
            <text:p>15.548409279</text:p>
          </table:table-cell>
        </table:table-row>
        <table:table-row table:style-name="ro1">
          <table:table-cell office:value-type="float" office:value="0.029129473" calcext:value-type="float">
            <text:p>0.029129473</text:p>
          </table:table-cell>
          <table:table-cell office:value-type="float" office:value="8.582373" calcext:value-type="float">
            <text:p>8.582373</text:p>
          </table:table-cell>
          <table:table-cell table:formula="of:=[.C472]+[.A473]" office:value-type="float" office:value="15.577538752" calcext:value-type="float">
            <text:p>15.577538752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473]+[.A474]" office:value-type="float" office:value="15.606561412" calcext:value-type="float">
            <text:p>15.606561412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474]+[.A475]" office:value-type="float" office:value="15.634439644" calcext:value-type="float">
            <text:p>15.634439644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475]+[.A476]" office:value-type="float" office:value="15.662500985" calcext:value-type="float">
            <text:p>15.662500985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476]+[.A477]" office:value-type="float" office:value="15.690806471" calcext:value-type="float">
            <text:p>15.690806471</text:p>
          </table:table-cell>
        </table:table-row>
        <table:table-row table:style-name="ro1">
          <table:table-cell office:value-type="float" office:value="0.028595407" calcext:value-type="float">
            <text:p>0.028595407</text:p>
          </table:table-cell>
          <table:table-cell office:value-type="float" office:value="8.742662" calcext:value-type="float">
            <text:p>8.742662</text:p>
          </table:table-cell>
          <table:table-cell table:formula="of:=[.C477]+[.A478]" office:value-type="float" office:value="15.719401878" calcext:value-type="float">
            <text:p>15.719401878</text:p>
          </table:table-cell>
        </table:table-row>
        <table:table-row table:style-name="ro1">
          <table:table-cell office:value-type="float" office:value="0.027908752" calcext:value-type="float">
            <text:p>0.027908752</text:p>
          </table:table-cell>
          <table:table-cell office:value-type="float" office:value="8.957764" calcext:value-type="float">
            <text:p>8.957764</text:p>
          </table:table-cell>
          <table:table-cell table:formula="of:=[.C478]+[.A479]" office:value-type="float" office:value="15.74731063" calcext:value-type="float">
            <text:p>15.74731063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479]+[.A480]" office:value-type="float" office:value="15.775753447" calcext:value-type="float">
            <text:p>15.775753447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480]+[.A481]" office:value-type="float" office:value="15.804409891" calcext:value-type="float">
            <text:p>15.804409891</text:p>
          </table:table-cell>
        </table:table-row>
        <table:table-row table:style-name="ro1">
          <table:table-cell office:value-type="float" office:value="0.028992143" calcext:value-type="float">
            <text:p>0.028992143</text:p>
          </table:table-cell>
          <table:table-cell office:value-type="float" office:value="8.623027" calcext:value-type="float">
            <text:p>8.623027</text:p>
          </table:table-cell>
          <table:table-cell table:formula="of:=[.C481]+[.A482]" office:value-type="float" office:value="15.833402034" calcext:value-type="float">
            <text:p>15.833402034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482]+[.A483]" office:value-type="float" office:value="15.86170752" calcext:value-type="float">
            <text:p>15.86170752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483]+[.A484]" office:value-type="float" office:value="15.890516553" calcext:value-type="float">
            <text:p>15.890516553</text:p>
          </table:table-cell>
        </table:table-row>
        <table:table-row table:style-name="ro1">
          <table:table-cell office:value-type="float" office:value="0.029053178" calcext:value-type="float">
            <text:p>0.029053178</text:p>
          </table:table-cell>
          <table:table-cell office:value-type="float" office:value="8.604911" calcext:value-type="float">
            <text:p>8.604911</text:p>
          </table:table-cell>
          <table:table-cell table:formula="of:=[.C484]+[.A485]" office:value-type="float" office:value="15.919569731" calcext:value-type="float">
            <text:p>15.919569731</text:p>
          </table:table-cell>
        </table:table-row>
        <table:table-row table:style-name="ro1">
          <table:table-cell office:value-type="float" office:value="0.029388877" calcext:value-type="float">
            <text:p>0.029388877</text:p>
          </table:table-cell>
          <table:table-cell office:value-type="float" office:value="8.506619" calcext:value-type="float">
            <text:p>8.506619</text:p>
          </table:table-cell>
          <table:table-cell table:formula="of:=[.C485]+[.A486]" office:value-type="float" office:value="15.948958608" calcext:value-type="float">
            <text:p>15.948958608</text:p>
          </table:table-cell>
        </table:table-row>
        <table:table-row table:style-name="ro1">
          <table:table-cell office:value-type="float" office:value="0.028686961" calcext:value-type="float">
            <text:p>0.028686961</text:p>
          </table:table-cell>
          <table:table-cell office:value-type="float" office:value="8.714761" calcext:value-type="float">
            <text:p>8.714761</text:p>
          </table:table-cell>
          <table:table-cell table:formula="of:=[.C486]+[.A487]" office:value-type="float" office:value="15.977645569" calcext:value-type="float">
            <text:p>15.977645569</text:p>
          </table:table-cell>
        </table:table-row>
        <table:table-row table:style-name="ro1">
          <table:table-cell office:value-type="float" office:value="0.029190509" calcext:value-type="float">
            <text:p>0.029190509</text:p>
          </table:table-cell>
          <table:table-cell office:value-type="float" office:value="8.564428" calcext:value-type="float">
            <text:p>8.564428</text:p>
          </table:table-cell>
          <table:table-cell table:formula="of:=[.C487]+[.A488]" office:value-type="float" office:value="16.006836078" calcext:value-type="float">
            <text:p>16.006836078</text:p>
          </table:table-cell>
        </table:table-row>
        <table:table-row table:style-name="ro1">
          <table:table-cell office:value-type="float" office:value="0.029480431" calcext:value-type="float">
            <text:p>0.029480431</text:p>
          </table:table-cell>
          <table:table-cell office:value-type="float" office:value="8.480201" calcext:value-type="float">
            <text:p>8.480201</text:p>
          </table:table-cell>
          <table:table-cell table:formula="of:=[.C488]+[.A489]" office:value-type="float" office:value="16.036316509" calcext:value-type="float">
            <text:p>16.036316509</text:p>
          </table:table-cell>
        </table:table-row>
        <table:table-row table:style-name="ro1">
          <table:table-cell office:value-type="float" office:value="0.02978561" calcext:value-type="float">
            <text:p>0.02978561</text:p>
          </table:table-cell>
          <table:table-cell office:value-type="float" office:value="8.393314" calcext:value-type="float">
            <text:p>8.393314</text:p>
          </table:table-cell>
          <table:table-cell table:formula="of:=[.C489]+[.A490]" office:value-type="float" office:value="16.066102119" calcext:value-type="float">
            <text:p>16.066102119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490]+[.A491]" office:value-type="float" office:value="16.095140038" calcext:value-type="float">
            <text:p>16.095140038</text:p>
          </table:table-cell>
        </table:table-row>
        <table:table-row table:style-name="ro1">
          <table:table-cell office:value-type="float" office:value="0.029602503" calcext:value-type="float">
            <text:p>0.029602503</text:p>
          </table:table-cell>
          <table:table-cell office:value-type="float" office:value="8.445231" calcext:value-type="float">
            <text:p>8.445231</text:p>
          </table:table-cell>
          <table:table-cell table:formula="of:=[.C491]+[.A492]" office:value-type="float" office:value="16.124742541" calcext:value-type="float">
            <text:p>16.124742541</text:p>
          </table:table-cell>
        </table:table-row>
        <table:table-row table:style-name="ro1">
          <table:table-cell office:value-type="float" office:value="0.029861907" calcext:value-type="float">
            <text:p>0.029861907</text:p>
          </table:table-cell>
          <table:table-cell office:value-type="float" office:value="8.37187" calcext:value-type="float">
            <text:p>8.37187</text:p>
          </table:table-cell>
          <table:table-cell table:formula="of:=[.C492]+[.A493]" office:value-type="float" office:value="16.154604448" calcext:value-type="float">
            <text:p>16.154604448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493]+[.A494]" office:value-type="float" office:value="16.184771534" calcext:value-type="float">
            <text:p>16.184771534</text:p>
          </table:table-cell>
        </table:table-row>
        <table:table-row table:style-name="ro1">
          <table:table-cell office:value-type="float" office:value="0.029449912" calcext:value-type="float">
            <text:p>0.029449912</text:p>
          </table:table-cell>
          <table:table-cell office:value-type="float" office:value="8.48899" calcext:value-type="float">
            <text:p>8.48899</text:p>
          </table:table-cell>
          <table:table-cell table:formula="of:=[.C494]+[.A495]" office:value-type="float" office:value="16.214221446" calcext:value-type="float">
            <text:p>16.214221446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495]+[.A496]" office:value-type="float" office:value="16.244190166" calcext:value-type="float">
            <text:p>16.244190166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496]+[.A497]" office:value-type="float" office:value="16.274372511" calcext:value-type="float">
            <text:p>16.274372511</text:p>
          </table:table-cell>
        </table:table-row>
        <table:table-row table:style-name="ro1">
          <table:table-cell office:value-type="float" office:value="0.030487526" calcext:value-type="float">
            <text:p>0.030487526</text:p>
          </table:table-cell>
          <table:table-cell office:value-type="float" office:value="8.200074" calcext:value-type="float">
            <text:p>8.200074</text:p>
          </table:table-cell>
          <table:table-cell table:formula="of:=[.C497]+[.A498]" office:value-type="float" office:value="16.304860037" calcext:value-type="float">
            <text:p>16.304860037</text:p>
          </table:table-cell>
        </table:table-row>
        <table:table-row table:style-name="ro1">
          <table:table-cell office:value-type="float" office:value="0.029755093" calcext:value-type="float">
            <text:p>0.029755093</text:p>
          </table:table-cell>
          <table:table-cell office:value-type="float" office:value="8.401923" calcext:value-type="float">
            <text:p>8.401923</text:p>
          </table:table-cell>
          <table:table-cell table:formula="of:=[.C498]+[.A499]" office:value-type="float" office:value="16.33461513" calcext:value-type="float">
            <text:p>16.33461513</text:p>
          </table:table-cell>
        </table:table-row>
        <table:table-row table:style-name="ro1">
          <table:table-cell office:value-type="float" office:value="0.03025864" calcext:value-type="float">
            <text:p>0.03025864</text:p>
          </table:table-cell>
          <table:table-cell office:value-type="float" office:value="8.262103" calcext:value-type="float">
            <text:p>8.262103</text:p>
          </table:table-cell>
          <table:table-cell table:formula="of:=[.C499]+[.A500]" office:value-type="float" office:value="16.36487377" calcext:value-type="float">
            <text:p>16.36487377</text:p>
          </table:table-cell>
        </table:table-row>
        <table:table-row table:style-name="ro1">
          <table:table-cell office:value-type="float" office:value="0.030380713" calcext:value-type="float">
            <text:p>0.030380713</text:p>
          </table:table-cell>
          <table:table-cell office:value-type="float" office:value="8.228905" calcext:value-type="float">
            <text:p>8.228905</text:p>
          </table:table-cell>
          <table:table-cell table:formula="of:=[.C500]+[.A501]" office:value-type="float" office:value="16.395254483" calcext:value-type="float">
            <text:p>16.395254483</text:p>
          </table:table-cell>
        </table:table-row>
        <table:table-row table:style-name="ro1">
          <table:table-cell office:value-type="float" office:value="0.03059434" calcext:value-type="float">
            <text:p>0.03059434</text:p>
          </table:table-cell>
          <table:table-cell office:value-type="float" office:value="8.171447" calcext:value-type="float">
            <text:p>8.171447</text:p>
          </table:table-cell>
          <table:table-cell table:formula="of:=[.C501]+[.A502]" office:value-type="float" office:value="16.425848823" calcext:value-type="float">
            <text:p>16.425848823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502]+[.A503]" office:value-type="float" office:value="16.45552762" calcext:value-type="float">
            <text:p>16.45552762</text:p>
          </table:table-cell>
        </table:table-row>
        <table:table-row table:style-name="ro1">
          <table:table-cell office:value-type="float" office:value="0.029999238" calcext:value-type="float">
            <text:p>0.029999238</text:p>
          </table:table-cell>
          <table:table-cell office:value-type="float" office:value="8.333546" calcext:value-type="float">
            <text:p>8.333546</text:p>
          </table:table-cell>
          <table:table-cell table:formula="of:=[.C503]+[.A504]" office:value-type="float" office:value="16.485526858" calcext:value-type="float">
            <text:p>16.485526858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504]+[.A505]" office:value-type="float" office:value="16.5154498" calcext:value-type="float">
            <text:p>16.5154498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505]+[.A506]" office:value-type="float" office:value="16.545372742" calcext:value-type="float">
            <text:p>16.545372742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506]+[.A507]" office:value-type="float" office:value="16.574258072" calcext:value-type="float">
            <text:p>16.574258072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507]+[.A508]" office:value-type="float" office:value="16.603280732" calcext:value-type="float">
            <text:p>16.603280732</text:p>
          </table:table-cell>
        </table:table-row>
        <table:table-row table:style-name="ro1">
          <table:table-cell office:value-type="float" office:value="0.028915847" calcext:value-type="float">
            <text:p>0.028915847</text:p>
          </table:table-cell>
          <table:table-cell office:value-type="float" office:value="8.645778" calcext:value-type="float">
            <text:p>8.645778</text:p>
          </table:table-cell>
          <table:table-cell table:formula="of:=[.C508]+[.A509]" office:value-type="float" office:value="16.632196579" calcext:value-type="float">
            <text:p>16.632196579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509]+[.A510]" office:value-type="float" office:value="16.661097167" calcext:value-type="float">
            <text:p>16.661097167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510]+[.A511]" office:value-type="float" office:value="16.688868587" calcext:value-type="float">
            <text:p>16.688868587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511]+[.A512]" office:value-type="float" office:value="16.716899411" calcext:value-type="float">
            <text:p>16.716899411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512]+[.A513]" office:value-type="float" office:value="16.745159121" calcext:value-type="float">
            <text:p>16.745159121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513]+[.A514]" office:value-type="float" office:value="16.773708751" calcext:value-type="float">
            <text:p>16.773708751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514]+[.A515]" office:value-type="float" office:value="16.801586983" calcext:value-type="float">
            <text:p>16.801586983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515]+[.A516]" office:value-type="float" office:value="16.829999283" calcext:value-type="float">
            <text:p>16.829999283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516]+[.A517]" office:value-type="float" office:value="16.858609948" calcext:value-type="float">
            <text:p>16.858609948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517]+[.A518]" office:value-type="float" office:value="16.887541054" calcext:value-type="float">
            <text:p>16.887541054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518]+[.A519]" office:value-type="float" office:value="16.915816022" calcext:value-type="float">
            <text:p>16.915816022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519]+[.A520]" office:value-type="float" office:value="16.944594538" calcext:value-type="float">
            <text:p>16.944594538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520]+[.A521]" office:value-type="float" office:value="16.973632457" calcext:value-type="float">
            <text:p>16.973632457</text:p>
          </table:table-cell>
        </table:table-row>
        <table:table-row table:style-name="ro1">
          <table:table-cell office:value-type="float" office:value="0.029373618" calcext:value-type="float">
            <text:p>0.029373618</text:p>
          </table:table-cell>
          <table:table-cell office:value-type="float" office:value="8.511039" calcext:value-type="float">
            <text:p>8.511039</text:p>
          </table:table-cell>
          <table:table-cell table:formula="of:=[.C521]+[.A522]" office:value-type="float" office:value="17.003006075" calcext:value-type="float">
            <text:p>17.003006075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522]+[.A523]" office:value-type="float" office:value="17.031662519" calcext:value-type="float">
            <text:p>17.031662519</text:p>
          </table:table-cell>
        </table:table-row>
        <table:table-row table:style-name="ro1">
          <table:table-cell office:value-type="float" office:value="0.029190509" calcext:value-type="float">
            <text:p>0.029190509</text:p>
          </table:table-cell>
          <table:table-cell office:value-type="float" office:value="8.564428" calcext:value-type="float">
            <text:p>8.564428</text:p>
          </table:table-cell>
          <table:table-cell table:formula="of:=[.C523]+[.A524]" office:value-type="float" office:value="17.060853028" calcext:value-type="float">
            <text:p>17.060853028</text:p>
          </table:table-cell>
        </table:table-row>
        <table:table-row table:style-name="ro1">
          <table:table-cell office:value-type="float" office:value="0.029434653" calcext:value-type="float">
            <text:p>0.029434653</text:p>
          </table:table-cell>
          <table:table-cell office:value-type="float" office:value="8.49339" calcext:value-type="float">
            <text:p>8.49339</text:p>
          </table:table-cell>
          <table:table-cell table:formula="of:=[.C524]+[.A525]" office:value-type="float" office:value="17.090287681" calcext:value-type="float">
            <text:p>17.090287681</text:p>
          </table:table-cell>
        </table:table-row>
        <table:table-row table:style-name="ro1">
          <table:table-cell office:value-type="float" office:value="0.029739834" calcext:value-type="float">
            <text:p>0.029739834</text:p>
          </table:table-cell>
          <table:table-cell office:value-type="float" office:value="8.406234" calcext:value-type="float">
            <text:p>8.406234</text:p>
          </table:table-cell>
          <table:table-cell table:formula="of:=[.C525]+[.A526]" office:value-type="float" office:value="17.120027515" calcext:value-type="float">
            <text:p>17.120027515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526]+[.A527]" office:value-type="float" office:value="17.149065434" calcext:value-type="float">
            <text:p>17.149065434</text:p>
          </table:table-cell>
        </table:table-row>
        <table:table-row table:style-name="ro1">
          <table:table-cell office:value-type="float" office:value="0.029541466" calcext:value-type="float">
            <text:p>0.029541466</text:p>
          </table:table-cell>
          <table:table-cell office:value-type="float" office:value="8.462681" calcext:value-type="float">
            <text:p>8.462681</text:p>
          </table:table-cell>
          <table:table-cell table:formula="of:=[.C527]+[.A528]" office:value-type="float" office:value="17.1786069" calcext:value-type="float">
            <text:p>17.1786069</text:p>
          </table:table-cell>
        </table:table-row>
        <table:table-row table:style-name="ro1">
          <table:table-cell office:value-type="float" office:value="0.02980087" calcext:value-type="float">
            <text:p>0.02980087</text:p>
          </table:table-cell>
          <table:table-cell office:value-type="float" office:value="8.389017" calcext:value-type="float">
            <text:p>8.389017</text:p>
          </table:table-cell>
          <table:table-cell table:formula="of:=[.C528]+[.A529]" office:value-type="float" office:value="17.20840777" calcext:value-type="float">
            <text:p>17.20840777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529]+[.A530]" office:value-type="float" office:value="17.238544338" calcext:value-type="float">
            <text:p>17.238544338</text:p>
          </table:table-cell>
        </table:table-row>
        <table:table-row table:style-name="ro1">
          <table:table-cell office:value-type="float" office:value="0.029404135" calcext:value-type="float">
            <text:p>0.029404135</text:p>
          </table:table-cell>
          <table:table-cell office:value-type="float" office:value="8.502205" calcext:value-type="float">
            <text:p>8.502205</text:p>
          </table:table-cell>
          <table:table-cell table:formula="of:=[.C530]+[.A531]" office:value-type="float" office:value="17.267948473" calcext:value-type="float">
            <text:p>17.267948473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531]+[.A532]" office:value-type="float" office:value="17.297901933" calcext:value-type="float">
            <text:p>17.297901933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532]+[.A533]" office:value-type="float" office:value="17.328069019" calcext:value-type="float">
            <text:p>17.328069019</text:p>
          </table:table-cell>
        </table:table-row>
        <table:table-row table:style-name="ro1">
          <table:table-cell office:value-type="float" office:value="0.030487526" calcext:value-type="float">
            <text:p>0.030487526</text:p>
          </table:table-cell>
          <table:table-cell office:value-type="float" office:value="8.200074" calcext:value-type="float">
            <text:p>8.200074</text:p>
          </table:table-cell>
          <table:table-cell table:formula="of:=[.C533]+[.A534]" office:value-type="float" office:value="17.358556545" calcext:value-type="float">
            <text:p>17.358556545</text:p>
          </table:table-cell>
        </table:table-row>
        <table:table-row table:style-name="ro1">
          <table:table-cell office:value-type="float" office:value="0.029694056" calcext:value-type="float">
            <text:p>0.029694056</text:p>
          </table:table-cell>
          <table:table-cell office:value-type="float" office:value="8.419193" calcext:value-type="float">
            <text:p>8.419193</text:p>
          </table:table-cell>
          <table:table-cell table:formula="of:=[.C534]+[.A535]" office:value-type="float" office:value="17.388250601" calcext:value-type="float">
            <text:p>17.388250601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535]+[.A536]" office:value-type="float" office:value="17.418402428" calcext:value-type="float">
            <text:p>17.418402428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536]+[.A537]" office:value-type="float" office:value="17.448752623" calcext:value-type="float">
            <text:p>17.448752623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537]+[.A538]" office:value-type="float" office:value="17.479285926" calcext:value-type="float">
            <text:p>17.479285926</text:p>
          </table:table-cell>
        </table:table-row>
        <table:table-row table:style-name="ro1">
          <table:table-cell office:value-type="float" office:value="0.02964828" calcext:value-type="float">
            <text:p>0.02964828</text:p>
          </table:table-cell>
          <table:table-cell office:value-type="float" office:value="8.432193" calcext:value-type="float">
            <text:p>8.432193</text:p>
          </table:table-cell>
          <table:table-cell table:formula="of:=[.C538]+[.A539]" office:value-type="float" office:value="17.508934206" calcext:value-type="float">
            <text:p>17.508934206</text:p>
          </table:table-cell>
        </table:table-row>
        <table:table-row table:style-name="ro1">
          <table:table-cell office:value-type="float" office:value="0.029983979" calcext:value-type="float">
            <text:p>0.029983979</text:p>
          </table:table-cell>
          <table:table-cell office:value-type="float" office:value="8.337787" calcext:value-type="float">
            <text:p>8.337787</text:p>
          </table:table-cell>
          <table:table-cell table:formula="of:=[.C539]+[.A540]" office:value-type="float" office:value="17.538918185" calcext:value-type="float">
            <text:p>17.538918185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540]+[.A541]" office:value-type="float" office:value="17.568856385" calcext:value-type="float">
            <text:p>17.568856385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541]+[.A542]" office:value-type="float" office:value="17.598809845" calcext:value-type="float">
            <text:p>17.598809845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542]+[.A543]" office:value-type="float" office:value="17.627695175" calcext:value-type="float">
            <text:p>17.627695175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543]+[.A544]" office:value-type="float" office:value="17.656702576" calcext:value-type="float">
            <text:p>17.656702576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544]+[.A545]" office:value-type="float" office:value="17.685587906" calcext:value-type="float">
            <text:p>17.685587906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545]+[.A546]" office:value-type="float" office:value="17.714473236" calcext:value-type="float">
            <text:p>17.714473236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546]+[.A547]" office:value-type="float" office:value="17.742229396" calcext:value-type="float">
            <text:p>17.742229396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547]+[.A548]" office:value-type="float" office:value="17.77026022" calcext:value-type="float">
            <text:p>17.77026022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548]+[.A549]" office:value-type="float" office:value="17.798504669" calcext:value-type="float">
            <text:p>17.798504669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549]+[.A550]" office:value-type="float" office:value="17.827084817" calcext:value-type="float">
            <text:p>17.827084817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550]+[.A551]" office:value-type="float" office:value="17.854963049" calcext:value-type="float">
            <text:p>17.854963049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551]+[.A552]" office:value-type="float" office:value="17.883375349" calcext:value-type="float">
            <text:p>17.883375349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552]+[.A553]" office:value-type="float" office:value="17.912031793" calcext:value-type="float">
            <text:p>17.912031793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553]+[.A554]" office:value-type="float" office:value="17.940978157" calcext:value-type="float">
            <text:p>17.940978157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554]+[.A555]" office:value-type="float" office:value="17.969222606" calcext:value-type="float">
            <text:p>17.969222606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555]+[.A556]" office:value-type="float" office:value="17.998016381" calcext:value-type="float">
            <text:p>17.998016381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556]+[.A557]" office:value-type="float" office:value="18.027023782" calcext:value-type="float">
            <text:p>18.027023782</text:p>
          </table:table-cell>
        </table:table-row>
        <table:table-row table:style-name="ro1">
          <table:table-cell office:value-type="float" office:value="0.029343098" calcext:value-type="float">
            <text:p>0.029343098</text:p>
          </table:table-cell>
          <table:table-cell office:value-type="float" office:value="8.519891" calcext:value-type="float">
            <text:p>8.519891</text:p>
          </table:table-cell>
          <table:table-cell table:formula="of:=[.C557]+[.A558]" office:value-type="float" office:value="18.05636688" calcext:value-type="float">
            <text:p>18.05636688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558]+[.A559]" office:value-type="float" office:value="18.084992806" calcext:value-type="float">
            <text:p>18.084992806</text:p>
          </table:table-cell>
        </table:table-row>
        <table:table-row table:style-name="ro1">
          <table:table-cell office:value-type="float" office:value="0.029190509" calcext:value-type="float">
            <text:p>0.029190509</text:p>
          </table:table-cell>
          <table:table-cell office:value-type="float" office:value="8.564428" calcext:value-type="float">
            <text:p>8.564428</text:p>
          </table:table-cell>
          <table:table-cell table:formula="of:=[.C559]+[.A560]" office:value-type="float" office:value="18.114183315" calcext:value-type="float">
            <text:p>18.114183315</text:p>
          </table:table-cell>
        </table:table-row>
        <table:table-row table:style-name="ro1">
          <table:table-cell office:value-type="float" office:value="0.029419394" calcext:value-type="float">
            <text:p>0.029419394</text:p>
          </table:table-cell>
          <table:table-cell office:value-type="float" office:value="8.497795" calcext:value-type="float">
            <text:p>8.497795</text:p>
          </table:table-cell>
          <table:table-cell table:formula="of:=[.C560]+[.A561]" office:value-type="float" office:value="18.143602709" calcext:value-type="float">
            <text:p>18.143602709</text:p>
          </table:table-cell>
        </table:table-row>
        <table:table-row table:style-name="ro1">
          <table:table-cell office:value-type="float" office:value="0.029724576" calcext:value-type="float">
            <text:p>0.029724576</text:p>
          </table:table-cell>
          <table:table-cell office:value-type="float" office:value="8.410549" calcext:value-type="float">
            <text:p>8.410549</text:p>
          </table:table-cell>
          <table:table-cell table:formula="of:=[.C561]+[.A562]" office:value-type="float" office:value="18.173327285" calcext:value-type="float">
            <text:p>18.173327285</text:p>
          </table:table-cell>
        </table:table-row>
        <table:table-row table:style-name="ro1">
          <table:table-cell office:value-type="float" office:value="0.029053178" calcext:value-type="float">
            <text:p>0.029053178</text:p>
          </table:table-cell>
          <table:table-cell office:value-type="float" office:value="8.604911" calcext:value-type="float">
            <text:p>8.604911</text:p>
          </table:table-cell>
          <table:table-cell table:formula="of:=[.C562]+[.A563]" office:value-type="float" office:value="18.202380463" calcext:value-type="float">
            <text:p>18.202380463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563]+[.A564]" office:value-type="float" office:value="18.231967706" calcext:value-type="float">
            <text:p>18.231967706</text:p>
          </table:table-cell>
        </table:table-row>
        <table:table-row table:style-name="ro1">
          <table:table-cell office:value-type="float" office:value="0.029816128" calcext:value-type="float">
            <text:p>0.029816128</text:p>
          </table:table-cell>
          <table:table-cell office:value-type="float" office:value="8.384724" calcext:value-type="float">
            <text:p>8.384724</text:p>
          </table:table-cell>
          <table:table-cell table:formula="of:=[.C564]+[.A565]" office:value-type="float" office:value="18.261783834" calcext:value-type="float">
            <text:p>18.261783834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565]+[.A566]" office:value-type="float" office:value="18.291905144" calcext:value-type="float">
            <text:p>18.291905144</text:p>
          </table:table-cell>
        </table:table-row>
        <table:table-row table:style-name="ro1">
          <table:table-cell office:value-type="float" office:value="0.029419394" calcext:value-type="float">
            <text:p>0.029419394</text:p>
          </table:table-cell>
          <table:table-cell office:value-type="float" office:value="8.497795" calcext:value-type="float">
            <text:p>8.497795</text:p>
          </table:table-cell>
          <table:table-cell table:formula="of:=[.C566]+[.A567]" office:value-type="float" office:value="18.321324538" calcext:value-type="float">
            <text:p>18.321324538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567]+[.A568]" office:value-type="float" office:value="18.35124748" calcext:value-type="float">
            <text:p>18.35124748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568]+[.A569]" office:value-type="float" office:value="18.381384048" calcext:value-type="float">
            <text:p>18.381384048</text:p>
          </table:table-cell>
        </table:table-row>
        <table:table-row table:style-name="ro1">
          <table:table-cell office:value-type="float" office:value="0.03042649" calcext:value-type="float">
            <text:p>0.03042649</text:p>
          </table:table-cell>
          <table:table-cell office:value-type="float" office:value="8.216524" calcext:value-type="float">
            <text:p>8.216524</text:p>
          </table:table-cell>
          <table:table-cell table:formula="of:=[.C569]+[.A570]" office:value-type="float" office:value="18.411810538" calcext:value-type="float">
            <text:p>18.411810538</text:p>
          </table:table-cell>
        </table:table-row>
        <table:table-row table:style-name="ro1">
          <table:table-cell office:value-type="float" office:value="0.029694056" calcext:value-type="float">
            <text:p>0.029694056</text:p>
          </table:table-cell>
          <table:table-cell office:value-type="float" office:value="8.419193" calcext:value-type="float">
            <text:p>8.419193</text:p>
          </table:table-cell>
          <table:table-cell table:formula="of:=[.C570]+[.A571]" office:value-type="float" office:value="18.441504594" calcext:value-type="float">
            <text:p>18.441504594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571]+[.A572]" office:value-type="float" office:value="18.471686939" calcext:value-type="float">
            <text:p>18.471686939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572]+[.A573]" office:value-type="float" office:value="18.502037134" calcext:value-type="float">
            <text:p>18.502037134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573]+[.A574]" office:value-type="float" office:value="18.532570437" calcext:value-type="float">
            <text:p>18.532570437</text:p>
          </table:table-cell>
        </table:table-row>
        <table:table-row table:style-name="ro1">
          <table:table-cell office:value-type="float" office:value="0.02964828" calcext:value-type="float">
            <text:p>0.02964828</text:p>
          </table:table-cell>
          <table:table-cell office:value-type="float" office:value="8.432193" calcext:value-type="float">
            <text:p>8.432193</text:p>
          </table:table-cell>
          <table:table-cell table:formula="of:=[.C574]+[.A575]" office:value-type="float" office:value="18.562218717" calcext:value-type="float">
            <text:p>18.562218717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575]+[.A576]" office:value-type="float" office:value="18.592187437" calcext:value-type="float">
            <text:p>18.592187437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576]+[.A577]" office:value-type="float" office:value="18.622110379" calcext:value-type="float">
            <text:p>18.622110379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577]+[.A578]" office:value-type="float" office:value="18.652018062" calcext:value-type="float">
            <text:p>18.652018062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578]+[.A579]" office:value-type="float" office:value="18.680872872" calcext:value-type="float">
            <text:p>18.680872872</text:p>
          </table:table-cell>
        </table:table-row>
        <table:table-row table:style-name="ro1">
          <table:table-cell office:value-type="float" office:value="0.028976882" calcext:value-type="float">
            <text:p>0.028976882</text:p>
          </table:table-cell>
          <table:table-cell office:value-type="float" office:value="8.627567" calcext:value-type="float">
            <text:p>8.627567</text:p>
          </table:table-cell>
          <table:table-cell table:formula="of:=[.C579]+[.A580]" office:value-type="float" office:value="18.709849754" calcext:value-type="float">
            <text:p>18.709849754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580]+[.A581]" office:value-type="float" office:value="18.738704564" calcext:value-type="float">
            <text:p>18.738704564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581]+[.A582]" office:value-type="float" office:value="18.767513597" calcext:value-type="float">
            <text:p>18.767513597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582]+[.A583]" office:value-type="float" office:value="18.795269757" calcext:value-type="float">
            <text:p>18.795269757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583]+[.A584]" office:value-type="float" office:value="18.823285322" calcext:value-type="float">
            <text:p>18.823285322</text:p>
          </table:table-cell>
        </table:table-row>
        <table:table-row table:style-name="ro1">
          <table:table-cell office:value-type="float" office:value="0.02822919" calcext:value-type="float">
            <text:p>0.02822919</text:p>
          </table:table-cell>
          <table:table-cell office:value-type="float" office:value="8.856081" calcext:value-type="float">
            <text:p>8.856081</text:p>
          </table:table-cell>
          <table:table-cell table:formula="of:=[.C584]+[.A585]" office:value-type="float" office:value="18.851514512" calcext:value-type="float">
            <text:p>18.851514512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585]+[.A586]" office:value-type="float" office:value="18.880079401" calcext:value-type="float">
            <text:p>18.880079401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586]+[.A587]" office:value-type="float" office:value="18.907911857" calcext:value-type="float">
            <text:p>18.907911857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587]+[.A588]" office:value-type="float" office:value="18.936308897" calcext:value-type="float">
            <text:p>18.936308897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588]+[.A589]" office:value-type="float" office:value="18.964919562" calcext:value-type="float">
            <text:p>18.964919562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589]+[.A590]" office:value-type="float" office:value="18.993865926" calcext:value-type="float">
            <text:p>18.993865926</text:p>
          </table:table-cell>
        </table:table-row>
        <table:table-row table:style-name="ro1">
          <table:table-cell office:value-type="float" office:value="0.02822919" calcext:value-type="float">
            <text:p>0.02822919</text:p>
          </table:table-cell>
          <table:table-cell office:value-type="float" office:value="8.856081" calcext:value-type="float">
            <text:p>8.856081</text:p>
          </table:table-cell>
          <table:table-cell table:formula="of:=[.C590]+[.A591]" office:value-type="float" office:value="19.022095116" calcext:value-type="float">
            <text:p>19.022095116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591]+[.A592]" office:value-type="float" office:value="19.050858373" calcext:value-type="float">
            <text:p>19.050858373</text:p>
          </table:table-cell>
        </table:table-row>
        <table:table-row table:style-name="ro1">
          <table:table-cell office:value-type="float" office:value="0.028961623" calcext:value-type="float">
            <text:p>0.028961623</text:p>
          </table:table-cell>
          <table:table-cell office:value-type="float" office:value="8.6321125" calcext:value-type="float">
            <text:p>8.6321125</text:p>
          </table:table-cell>
          <table:table-cell table:formula="of:=[.C592]+[.A593]" office:value-type="float" office:value="19.079819996" calcext:value-type="float">
            <text:p>19.079819996</text:p>
          </table:table-cell>
        </table:table-row>
        <table:table-row table:style-name="ro1">
          <table:table-cell office:value-type="float" office:value="0.02932784" calcext:value-type="float">
            <text:p>0.02932784</text:p>
          </table:table-cell>
          <table:table-cell office:value-type="float" office:value="8.524323" calcext:value-type="float">
            <text:p>8.524323</text:p>
          </table:table-cell>
          <table:table-cell table:formula="of:=[.C593]+[.A594]" office:value-type="float" office:value="19.109147836" calcext:value-type="float">
            <text:p>19.109147836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594]+[.A595]" office:value-type="float" office:value="19.137773762" calcext:value-type="float">
            <text:p>19.137773762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595]+[.A596]" office:value-type="float" office:value="19.166949012" calcext:value-type="float">
            <text:p>19.166949012</text:p>
          </table:table-cell>
        </table:table-row>
        <table:table-row table:style-name="ro1">
          <table:table-cell office:value-type="float" office:value="0.029404135" calcext:value-type="float">
            <text:p>0.029404135</text:p>
          </table:table-cell>
          <table:table-cell office:value-type="float" office:value="8.502205" calcext:value-type="float">
            <text:p>8.502205</text:p>
          </table:table-cell>
          <table:table-cell table:formula="of:=[.C596]+[.A597]" office:value-type="float" office:value="19.196353147" calcext:value-type="float">
            <text:p>19.196353147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597]+[.A598]" office:value-type="float" office:value="19.226062462" calcext:value-type="float">
            <text:p>19.226062462</text:p>
          </table:table-cell>
        </table:table-row>
        <table:table-row table:style-name="ro1">
          <table:table-cell office:value-type="float" office:value="0.028961623" calcext:value-type="float">
            <text:p>0.028961623</text:p>
          </table:table-cell>
          <table:table-cell office:value-type="float" office:value="8.6321125" calcext:value-type="float">
            <text:p>8.6321125</text:p>
          </table:table-cell>
          <table:table-cell table:formula="of:=[.C598]+[.A599]" office:value-type="float" office:value="19.255024085" calcext:value-type="float">
            <text:p>19.255024085</text:p>
          </table:table-cell>
        </table:table-row>
        <table:table-row table:style-name="ro1">
          <table:table-cell office:value-type="float" office:value="0.02949569" calcext:value-type="float">
            <text:p>0.02949569</text:p>
          </table:table-cell>
          <table:table-cell office:value-type="float" office:value="8.475814" calcext:value-type="float">
            <text:p>8.475814</text:p>
          </table:table-cell>
          <table:table-cell table:formula="of:=[.C599]+[.A600]" office:value-type="float" office:value="19.284519775" calcext:value-type="float">
            <text:p>19.284519775</text:p>
          </table:table-cell>
        </table:table-row>
        <table:table-row table:style-name="ro1">
          <table:table-cell office:value-type="float" office:value="0.02978561" calcext:value-type="float">
            <text:p>0.02978561</text:p>
          </table:table-cell>
          <table:table-cell office:value-type="float" office:value="8.393314" calcext:value-type="float">
            <text:p>8.393314</text:p>
          </table:table-cell>
          <table:table-cell table:formula="of:=[.C600]+[.A601]" office:value-type="float" office:value="19.314305385" calcext:value-type="float">
            <text:p>19.314305385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601]+[.A602]" office:value-type="float" office:value="19.344411435" calcext:value-type="float">
            <text:p>19.344411435</text:p>
          </table:table-cell>
        </table:table-row>
        <table:table-row table:style-name="ro1">
          <table:table-cell office:value-type="float" office:value="0.029373618" calcext:value-type="float">
            <text:p>0.029373618</text:p>
          </table:table-cell>
          <table:table-cell office:value-type="float" office:value="8.511039" calcext:value-type="float">
            <text:p>8.511039</text:p>
          </table:table-cell>
          <table:table-cell table:formula="of:=[.C602]+[.A603]" office:value-type="float" office:value="19.373785053" calcext:value-type="float">
            <text:p>19.373785053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603]+[.A604]" office:value-type="float" office:value="19.403707995" calcext:value-type="float">
            <text:p>19.403707995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604]+[.A605]" office:value-type="float" office:value="19.433844563" calcext:value-type="float">
            <text:p>19.433844563</text:p>
          </table:table-cell>
        </table:table-row>
        <table:table-row table:style-name="ro1">
          <table:table-cell office:value-type="float" office:value="0.03042649" calcext:value-type="float">
            <text:p>0.03042649</text:p>
          </table:table-cell>
          <table:table-cell office:value-type="float" office:value="8.216524" calcext:value-type="float">
            <text:p>8.216524</text:p>
          </table:table-cell>
          <table:table-cell table:formula="of:=[.C605]+[.A606]" office:value-type="float" office:value="19.464271053" calcext:value-type="float">
            <text:p>19.464271053</text:p>
          </table:table-cell>
        </table:table-row>
        <table:table-row table:style-name="ro1">
          <table:table-cell office:value-type="float" office:value="0.02964828" calcext:value-type="float">
            <text:p>0.02964828</text:p>
          </table:table-cell>
          <table:table-cell office:value-type="float" office:value="8.432193" calcext:value-type="float">
            <text:p>8.432193</text:p>
          </table:table-cell>
          <table:table-cell table:formula="of:=[.C606]+[.A607]" office:value-type="float" office:value="19.493919333" calcext:value-type="float">
            <text:p>19.493919333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607]+[.A608]" office:value-type="float" office:value="19.52407116" calcext:value-type="float">
            <text:p>19.52407116</text:p>
          </table:table-cell>
        </table:table-row>
        <table:table-row table:style-name="ro1">
          <table:table-cell office:value-type="float" office:value="0.030289158" calcext:value-type="float">
            <text:p>0.030289158</text:p>
          </table:table-cell>
          <table:table-cell office:value-type="float" office:value="8.253778" calcext:value-type="float">
            <text:p>8.253778</text:p>
          </table:table-cell>
          <table:table-cell table:formula="of:=[.C608]+[.A609]" office:value-type="float" office:value="19.554360318" calcext:value-type="float">
            <text:p>19.554360318</text:p>
          </table:table-cell>
        </table:table-row>
        <table:table-row table:style-name="ro1">
          <table:table-cell office:value-type="float" office:value="0.030472267" calcext:value-type="float">
            <text:p>0.030472267</text:p>
          </table:table-cell>
          <table:table-cell office:value-type="float" office:value="8.204181" calcext:value-type="float">
            <text:p>8.204181</text:p>
          </table:table-cell>
          <table:table-cell table:formula="of:=[.C609]+[.A610]" office:value-type="float" office:value="19.584832585" calcext:value-type="float">
            <text:p>19.584832585</text:p>
          </table:table-cell>
        </table:table-row>
        <table:table-row table:style-name="ro1">
          <table:table-cell office:value-type="float" office:value="0.029617762" calcext:value-type="float">
            <text:p>0.029617762</text:p>
          </table:table-cell>
          <table:table-cell office:value-type="float" office:value="8.440881" calcext:value-type="float">
            <text:p>8.440881</text:p>
          </table:table-cell>
          <table:table-cell table:formula="of:=[.C610]+[.A611]" office:value-type="float" office:value="19.614450347" calcext:value-type="float">
            <text:p>19.614450347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611]+[.A612]" office:value-type="float" office:value="19.64435803" calcext:value-type="float">
            <text:p>19.64435803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612]+[.A613]" office:value-type="float" office:value="19.674235195" calcext:value-type="float">
            <text:p>19.674235195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613]+[.A614]" office:value-type="float" office:value="19.704127619" calcext:value-type="float">
            <text:p>19.704127619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614]+[.A615]" office:value-type="float" office:value="19.732951911" calcext:value-type="float">
            <text:p>19.732951911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615]+[.A616]" office:value-type="float" office:value="19.761959312" calcext:value-type="float">
            <text:p>19.761959312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616]+[.A617]" office:value-type="float" office:value="19.790829382" calcext:value-type="float">
            <text:p>19.790829382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617]+[.A618]" office:value-type="float" office:value="19.819684192" calcext:value-type="float">
            <text:p>19.819684192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618]+[.A619]" office:value-type="float" office:value="19.847425093" calcext:value-type="float">
            <text:p>19.847425093</text:p>
          </table:table-cell>
        </table:table-row>
        <table:table-row table:style-name="ro1">
          <table:table-cell office:value-type="float" office:value="0.027985046" calcext:value-type="float">
            <text:p>0.027985046</text:p>
          </table:table-cell>
          <table:table-cell office:value-type="float" office:value="8.933342" calcext:value-type="float">
            <text:p>8.933342</text:p>
          </table:table-cell>
          <table:table-cell table:formula="of:=[.C619]+[.A620]" office:value-type="float" office:value="19.875410139" calcext:value-type="float">
            <text:p>19.875410139</text:p>
          </table:table-cell>
        </table:table-row>
        <table:table-row table:style-name="ro1">
          <table:table-cell office:value-type="float" office:value="0.02822919" calcext:value-type="float">
            <text:p>0.02822919</text:p>
          </table:table-cell>
          <table:table-cell office:value-type="float" office:value="8.856081" calcext:value-type="float">
            <text:p>8.856081</text:p>
          </table:table-cell>
          <table:table-cell table:formula="of:=[.C620]+[.A621]" office:value-type="float" office:value="19.903639329" calcext:value-type="float">
            <text:p>19.903639329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621]+[.A622]" office:value-type="float" office:value="19.9321737" calcext:value-type="float">
            <text:p>19.9321737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622]+[.A623]" office:value-type="float" office:value="19.960036674" calcext:value-type="float">
            <text:p>19.960036674</text:p>
          </table:table-cell>
        </table:table-row>
        <table:table-row table:style-name="ro1">
          <table:table-cell office:value-type="float" office:value="0.028381782" calcext:value-type="float">
            <text:p>0.028381782</text:p>
          </table:table-cell>
          <table:table-cell office:value-type="float" office:value="8.808467" calcext:value-type="float">
            <text:p>8.808467</text:p>
          </table:table-cell>
          <table:table-cell table:formula="of:=[.C623]+[.A624]" office:value-type="float" office:value="19.988418456" calcext:value-type="float">
            <text:p>19.988418456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624]+[.A625]" office:value-type="float" office:value="20.016998604" calcext:value-type="float">
            <text:p>20.016998604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625]+[.A626]" office:value-type="float" office:value="20.04592971" calcext:value-type="float">
            <text:p>20.04592971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626]+[.A627]" office:value-type="float" office:value="20.07418942" calcext:value-type="float">
            <text:p>20.07418942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627]+[.A628]" office:value-type="float" office:value="20.102983195" calcext:value-type="float">
            <text:p>20.102983195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628]+[.A629]" office:value-type="float" office:value="20.131990596" calcext:value-type="float">
            <text:p>20.131990596</text:p>
          </table:table-cell>
        </table:table-row>
        <table:table-row table:style-name="ro1">
          <table:table-cell office:value-type="float" office:value="0.02931258" calcext:value-type="float">
            <text:p>0.02931258</text:p>
          </table:table-cell>
          <table:table-cell office:value-type="float" office:value="8.528761" calcext:value-type="float">
            <text:p>8.528761</text:p>
          </table:table-cell>
          <table:table-cell table:formula="of:=[.C629]+[.A630]" office:value-type="float" office:value="20.161303176" calcext:value-type="float">
            <text:p>20.161303176</text:p>
          </table:table-cell>
        </table:table-row>
        <table:table-row table:style-name="ro1">
          <table:table-cell office:value-type="float" office:value="0.028595407" calcext:value-type="float">
            <text:p>0.028595407</text:p>
          </table:table-cell>
          <table:table-cell office:value-type="float" office:value="8.742662" calcext:value-type="float">
            <text:p>8.742662</text:p>
          </table:table-cell>
          <table:table-cell table:formula="of:=[.C630]+[.A631]" office:value-type="float" office:value="20.189898583" calcext:value-type="float">
            <text:p>20.189898583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631]+[.A632]" office:value-type="float" office:value="20.219073833" calcext:value-type="float">
            <text:p>20.219073833</text:p>
          </table:table-cell>
        </table:table-row>
        <table:table-row table:style-name="ro1">
          <table:table-cell office:value-type="float" office:value="0.029404135" calcext:value-type="float">
            <text:p>0.029404135</text:p>
          </table:table-cell>
          <table:table-cell office:value-type="float" office:value="8.502205" calcext:value-type="float">
            <text:p>8.502205</text:p>
          </table:table-cell>
          <table:table-cell table:formula="of:=[.C632]+[.A633]" office:value-type="float" office:value="20.248477968" calcext:value-type="float">
            <text:p>20.248477968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633]+[.A634]" office:value-type="float" office:value="20.278156765" calcext:value-type="float">
            <text:p>20.278156765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634]+[.A635]" office:value-type="float" office:value="20.307164166" calcext:value-type="float">
            <text:p>20.307164166</text:p>
          </table:table-cell>
        </table:table-row>
        <table:table-row table:style-name="ro1">
          <table:table-cell office:value-type="float" office:value="0.029541466" calcext:value-type="float">
            <text:p>0.029541466</text:p>
          </table:table-cell>
          <table:table-cell office:value-type="float" office:value="8.462681" calcext:value-type="float">
            <text:p>8.462681</text:p>
          </table:table-cell>
          <table:table-cell table:formula="of:=[.C635]+[.A636]" office:value-type="float" office:value="20.336705632" calcext:value-type="float">
            <text:p>20.336705632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636]+[.A637]" office:value-type="float" office:value="20.366475984" calcext:value-type="float">
            <text:p>20.366475984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637]+[.A638]" office:value-type="float" office:value="20.396597294" calcext:value-type="float">
            <text:p>20.396597294</text:p>
          </table:table-cell>
        </table:table-row>
        <table:table-row table:style-name="ro1">
          <table:table-cell office:value-type="float" office:value="0.029373618" calcext:value-type="float">
            <text:p>0.029373618</text:p>
          </table:table-cell>
          <table:table-cell office:value-type="float" office:value="8.511039" calcext:value-type="float">
            <text:p>8.511039</text:p>
          </table:table-cell>
          <table:table-cell table:formula="of:=[.C638]+[.A639]" office:value-type="float" office:value="20.425970912" calcext:value-type="float">
            <text:p>20.425970912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639]+[.A640]" office:value-type="float" office:value="20.455893854" calcext:value-type="float">
            <text:p>20.455893854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640]+[.A641]" office:value-type="float" office:value="20.486045681" calcext:value-type="float">
            <text:p>20.486045681</text:p>
          </table:table-cell>
        </table:table-row>
        <table:table-row table:style-name="ro1">
          <table:table-cell office:value-type="float" office:value="0.030457009" calcext:value-type="float">
            <text:p>0.030457009</text:p>
          </table:table-cell>
          <table:table-cell office:value-type="float" office:value="8.208291" calcext:value-type="float">
            <text:p>8.208291</text:p>
          </table:table-cell>
          <table:table-cell table:formula="of:=[.C641]+[.A642]" office:value-type="float" office:value="20.51650269" calcext:value-type="float">
            <text:p>20.51650269</text:p>
          </table:table-cell>
        </table:table-row>
        <table:table-row table:style-name="ro1">
          <table:table-cell office:value-type="float" office:value="0.02964828" calcext:value-type="float">
            <text:p>0.02964828</text:p>
          </table:table-cell>
          <table:table-cell office:value-type="float" office:value="8.432193" calcext:value-type="float">
            <text:p>8.432193</text:p>
          </table:table-cell>
          <table:table-cell table:formula="of:=[.C642]+[.A643]" office:value-type="float" office:value="20.54615097" calcext:value-type="float">
            <text:p>20.54615097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643]+[.A644]" office:value-type="float" office:value="20.576287538" calcext:value-type="float">
            <text:p>20.576287538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644]+[.A645]" office:value-type="float" office:value="20.606591955" calcext:value-type="float">
            <text:p>20.606591955</text:p>
          </table:table-cell>
        </table:table-row>
        <table:table-row table:style-name="ro1">
          <table:table-cell office:value-type="float" office:value="0.030502785" calcext:value-type="float">
            <text:p>0.030502785</text:p>
          </table:table-cell>
          <table:table-cell office:value-type="float" office:value="8.195972" calcext:value-type="float">
            <text:p>8.195972</text:p>
          </table:table-cell>
          <table:table-cell table:formula="of:=[.C645]+[.A646]" office:value-type="float" office:value="20.63709474" calcext:value-type="float">
            <text:p>20.63709474</text:p>
          </table:table-cell>
        </table:table-row>
        <table:table-row table:style-name="ro1">
          <table:table-cell office:value-type="float" office:value="0.029602503" calcext:value-type="float">
            <text:p>0.029602503</text:p>
          </table:table-cell>
          <table:table-cell office:value-type="float" office:value="8.445231" calcext:value-type="float">
            <text:p>8.445231</text:p>
          </table:table-cell>
          <table:table-cell table:formula="of:=[.C646]+[.A647]" office:value-type="float" office:value="20.666697243" calcext:value-type="float">
            <text:p>20.666697243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647]+[.A648]" office:value-type="float" office:value="20.696620185" calcext:value-type="float">
            <text:p>20.696620185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648]+[.A649]" office:value-type="float" office:value="20.726512609" calcext:value-type="float">
            <text:p>20.726512609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649]+[.A650]" office:value-type="float" office:value="20.756420292" calcext:value-type="float">
            <text:p>20.756420292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650]+[.A651]" office:value-type="float" office:value="20.785244584" calcext:value-type="float">
            <text:p>20.785244584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651]+[.A652]" office:value-type="float" office:value="20.814267244" calcext:value-type="float">
            <text:p>20.814267244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652]+[.A653]" office:value-type="float" office:value="20.843442494" calcext:value-type="float">
            <text:p>20.843442494</text:p>
          </table:table-cell>
        </table:table-row>
        <table:table-row table:style-name="ro1">
          <table:table-cell office:value-type="float" office:value="0.029510949" calcext:value-type="float">
            <text:p>0.029510949</text:p>
          </table:table-cell>
          <table:table-cell office:value-type="float" office:value="8.471432" calcext:value-type="float">
            <text:p>8.471432</text:p>
          </table:table-cell>
          <table:table-cell table:formula="of:=[.C653]+[.A654]" office:value-type="float" office:value="20.872953443" calcext:value-type="float">
            <text:p>20.872953443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654]+[.A655]" office:value-type="float" office:value="20.901747218" calcext:value-type="float">
            <text:p>20.901747218</text:p>
          </table:table-cell>
        </table:table-row>
        <table:table-row table:style-name="ro1">
          <table:table-cell office:value-type="float" office:value="0.02932784" calcext:value-type="float">
            <text:p>0.02932784</text:p>
          </table:table-cell>
          <table:table-cell office:value-type="float" office:value="8.524323" calcext:value-type="float">
            <text:p>8.524323</text:p>
          </table:table-cell>
          <table:table-cell table:formula="of:=[.C655]+[.A656]" office:value-type="float" office:value="20.931075058" calcext:value-type="float">
            <text:p>20.931075058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656]+[.A657]" office:value-type="float" office:value="20.960662301" calcext:value-type="float">
            <text:p>20.960662301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657]+[.A658]" office:value-type="float" office:value="20.990569984" calcext:value-type="float">
            <text:p>20.990569984</text:p>
          </table:table-cell>
        </table:table-row>
        <table:table-row table:style-name="ro1">
          <table:table-cell office:value-type="float" office:value="0.029236287" calcext:value-type="float">
            <text:p>0.029236287</text:p>
          </table:table-cell>
          <table:table-cell office:value-type="float" office:value="8.551018" calcext:value-type="float">
            <text:p>8.551018</text:p>
          </table:table-cell>
          <table:table-cell table:formula="of:=[.C658]+[.A659]" office:value-type="float" office:value="21.019806271" calcext:value-type="float">
            <text:p>21.019806271</text:p>
          </table:table-cell>
        </table:table-row>
        <table:table-row table:style-name="ro1">
          <table:table-cell office:value-type="float" office:value="0.02978561" calcext:value-type="float">
            <text:p>0.02978561</text:p>
          </table:table-cell>
          <table:table-cell office:value-type="float" office:value="8.393314" calcext:value-type="float">
            <text:p>8.393314</text:p>
          </table:table-cell>
          <table:table-cell table:formula="of:=[.C659]+[.A660]" office:value-type="float" office:value="21.049591881" calcext:value-type="float">
            <text:p>21.049591881</text:p>
          </table:table-cell>
        </table:table-row>
        <table:table-row table:style-name="ro1">
          <table:table-cell office:value-type="float" office:value="0.030014496" calcext:value-type="float">
            <text:p>0.030014496</text:p>
          </table:table-cell>
          <table:table-cell office:value-type="float" office:value="8.3293085" calcext:value-type="float">
            <text:p>8.3293085</text:p>
          </table:table-cell>
          <table:table-cell table:formula="of:=[.C660]+[.A661]" office:value-type="float" office:value="21.079606377" calcext:value-type="float">
            <text:p>21.079606377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661]+[.A662]" office:value-type="float" office:value="21.109941313" calcext:value-type="float">
            <text:p>21.109941313</text:p>
          </table:table-cell>
        </table:table-row>
        <table:table-row table:style-name="ro1">
          <table:table-cell office:value-type="float" office:value="0.02964828" calcext:value-type="float">
            <text:p>0.02964828</text:p>
          </table:table-cell>
          <table:table-cell office:value-type="float" office:value="8.432193" calcext:value-type="float">
            <text:p>8.432193</text:p>
          </table:table-cell>
          <table:table-cell table:formula="of:=[.C662]+[.A663]" office:value-type="float" office:value="21.139589593" calcext:value-type="float">
            <text:p>21.139589593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663]+[.A664]" office:value-type="float" office:value="21.169771938" calcext:value-type="float">
            <text:p>21.169771938</text:p>
          </table:table-cell>
        </table:table-row>
        <table:table-row table:style-name="ro1">
          <table:table-cell office:value-type="float" office:value="0.03042649" calcext:value-type="float">
            <text:p>0.03042649</text:p>
          </table:table-cell>
          <table:table-cell office:value-type="float" office:value="8.216524" calcext:value-type="float">
            <text:p>8.216524</text:p>
          </table:table-cell>
          <table:table-cell table:formula="of:=[.C664]+[.A665]" office:value-type="float" office:value="21.200198428" calcext:value-type="float">
            <text:p>21.200198428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665]+[.A666]" office:value-type="float" office:value="21.230991134" calcext:value-type="float">
            <text:p>21.230991134</text:p>
          </table:table-cell>
        </table:table-row>
        <table:table-row table:style-name="ro1">
          <table:table-cell office:value-type="float" office:value="0.030060273" calcext:value-type="float">
            <text:p>0.030060273</text:p>
          </table:table-cell>
          <table:table-cell office:value-type="float" office:value="8.316625" calcext:value-type="float">
            <text:p>8.316625</text:p>
          </table:table-cell>
          <table:table-cell table:formula="of:=[.C666]+[.A667]" office:value-type="float" office:value="21.261051407" calcext:value-type="float">
            <text:p>21.261051407</text:p>
          </table:table-cell>
        </table:table-row>
        <table:table-row table:style-name="ro1">
          <table:table-cell office:value-type="float" office:value="0.030609598" calcext:value-type="float">
            <text:p>0.030609598</text:p>
          </table:table-cell>
          <table:table-cell office:value-type="float" office:value="8.167373" calcext:value-type="float">
            <text:p>8.167373</text:p>
          </table:table-cell>
          <table:table-cell table:formula="of:=[.C667]+[.A668]" office:value-type="float" office:value="21.291661005" calcext:value-type="float">
            <text:p>21.291661005</text:p>
          </table:table-cell>
        </table:table-row>
        <table:table-row table:style-name="ro1">
          <table:table-cell office:value-type="float" office:value="0.030869002" calcext:value-type="float">
            <text:p>0.030869002</text:p>
          </table:table-cell>
          <table:table-cell office:value-type="float" office:value="8.09874" calcext:value-type="float">
            <text:p>8.09874</text:p>
          </table:table-cell>
          <table:table-cell table:formula="of:=[.C668]+[.A669]" office:value-type="float" office:value="21.322530007" calcext:value-type="float">
            <text:p>21.322530007</text:p>
          </table:table-cell>
        </table:table-row>
        <table:table-row table:style-name="ro1">
          <table:table-cell office:value-type="float" office:value="0.031189442" calcext:value-type="float">
            <text:p>0.031189442</text:p>
          </table:table-cell>
          <table:table-cell office:value-type="float" office:value="8.015533" calcext:value-type="float">
            <text:p>8.015533</text:p>
          </table:table-cell>
          <table:table-cell table:formula="of:=[.C669]+[.A670]" office:value-type="float" office:value="21.353719449" calcext:value-type="float">
            <text:p>21.353719449</text:p>
          </table:table-cell>
        </table:table-row>
        <table:table-row table:style-name="ro1">
          <table:table-cell office:value-type="float" office:value="0.030441748" calcext:value-type="float">
            <text:p>0.030441748</text:p>
          </table:table-cell>
          <table:table-cell office:value-type="float" office:value="8.212406" calcext:value-type="float">
            <text:p>8.212406</text:p>
          </table:table-cell>
          <table:table-cell table:formula="of:=[.C670]+[.A671]" office:value-type="float" office:value="21.384161197" calcext:value-type="float">
            <text:p>21.384161197</text:p>
          </table:table-cell>
        </table:table-row>
        <table:table-row table:style-name="ro1">
          <table:table-cell office:value-type="float" office:value="0.031021591" calcext:value-type="float">
            <text:p>0.031021591</text:p>
          </table:table-cell>
          <table:table-cell office:value-type="float" office:value="8.058904" calcext:value-type="float">
            <text:p>8.058904</text:p>
          </table:table-cell>
          <table:table-cell table:formula="of:=[.C671]+[.A672]" office:value-type="float" office:value="21.415182788" calcext:value-type="float">
            <text:p>21.415182788</text:p>
          </table:table-cell>
        </table:table-row>
        <table:table-row table:style-name="ro1">
          <table:table-cell office:value-type="float" office:value="0.031235218" calcext:value-type="float">
            <text:p>0.031235218</text:p>
          </table:table-cell>
          <table:table-cell office:value-type="float" office:value="8.003786" calcext:value-type="float">
            <text:p>8.003786</text:p>
          </table:table-cell>
          <table:table-cell table:formula="of:=[.C672]+[.A673]" office:value-type="float" office:value="21.446418006" calcext:value-type="float">
            <text:p>21.446418006</text:p>
          </table:table-cell>
        </table:table-row>
        <table:table-row table:style-name="ro1">
          <table:table-cell office:value-type="float" office:value="0.03152514" calcext:value-type="float">
            <text:p>0.03152514</text:p>
          </table:table-cell>
          <table:table-cell office:value-type="float" office:value="7.930179" calcext:value-type="float">
            <text:p>7.930179</text:p>
          </table:table-cell>
          <table:table-cell table:formula="of:=[.C673]+[.A674]" office:value-type="float" office:value="21.477943146" calcext:value-type="float">
            <text:p>21.477943146</text:p>
          </table:table-cell>
        </table:table-row>
        <table:table-row table:style-name="ro1">
          <table:table-cell office:value-type="float" office:value="0.030701153" calcext:value-type="float">
            <text:p>0.030701153</text:p>
          </table:table-cell>
          <table:table-cell office:value-type="float" office:value="8.143017" calcext:value-type="float">
            <text:p>8.143017</text:p>
          </table:table-cell>
          <table:table-cell table:formula="of:=[.C674]+[.A675]" office:value-type="float" office:value="21.508644299" calcext:value-type="float">
            <text:p>21.508644299</text:p>
          </table:table-cell>
        </table:table-row>
        <table:table-row table:style-name="ro1">
          <table:table-cell office:value-type="float" office:value="0.031143663" calcext:value-type="float">
            <text:p>0.031143663</text:p>
          </table:table-cell>
          <table:table-cell office:value-type="float" office:value="8.027315" calcext:value-type="float">
            <text:p>8.027315</text:p>
          </table:table-cell>
          <table:table-cell table:formula="of:=[.C675]+[.A676]" office:value-type="float" office:value="21.539787962" calcext:value-type="float">
            <text:p>21.539787962</text:p>
          </table:table-cell>
        </table:table-row>
        <table:table-row table:style-name="ro1">
          <table:table-cell office:value-type="float" office:value="0.031235218" calcext:value-type="float">
            <text:p>0.031235218</text:p>
          </table:table-cell>
          <table:table-cell office:value-type="float" office:value="8.003786" calcext:value-type="float">
            <text:p>8.003786</text:p>
          </table:table-cell>
          <table:table-cell table:formula="of:=[.C676]+[.A677]" office:value-type="float" office:value="21.57102318" calcext:value-type="float">
            <text:p>21.57102318</text:p>
          </table:table-cell>
        </table:table-row>
        <table:table-row table:style-name="ro1">
          <table:table-cell office:value-type="float" office:value="0.03138781" calcext:value-type="float">
            <text:p>0.03138781</text:p>
          </table:table-cell>
          <table:table-cell office:value-type="float" office:value="7.964875" calcext:value-type="float">
            <text:p>7.964875</text:p>
          </table:table-cell>
          <table:table-cell table:formula="of:=[.C677]+[.A678]" office:value-type="float" office:value="21.60241099" calcext:value-type="float">
            <text:p>21.60241099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678]+[.A679]" office:value-type="float" office:value="21.632761185" calcext:value-type="float">
            <text:p>21.632761185</text:p>
          </table:table-cell>
        </table:table-row>
        <table:table-row table:style-name="ro1">
          <table:table-cell office:value-type="float" office:value="0.030609598" calcext:value-type="float">
            <text:p>0.030609598</text:p>
          </table:table-cell>
          <table:table-cell office:value-type="float" office:value="8.167373" calcext:value-type="float">
            <text:p>8.167373</text:p>
          </table:table-cell>
          <table:table-cell table:formula="of:=[.C679]+[.A680]" office:value-type="float" office:value="21.663370783" calcext:value-type="float">
            <text:p>21.663370783</text:p>
          </table:table-cell>
        </table:table-row>
        <table:table-row table:style-name="ro1">
          <table:table-cell office:value-type="float" office:value="0.030487526" calcext:value-type="float">
            <text:p>0.030487526</text:p>
          </table:table-cell>
          <table:table-cell office:value-type="float" office:value="8.200074" calcext:value-type="float">
            <text:p>8.200074</text:p>
          </table:table-cell>
          <table:table-cell table:formula="of:=[.C680]+[.A681]" office:value-type="float" office:value="21.693858309" calcext:value-type="float">
            <text:p>21.693858309</text:p>
          </table:table-cell>
        </table:table-row>
        <table:table-row table:style-name="ro1">
          <table:table-cell office:value-type="float" office:value="0.03041123" calcext:value-type="float">
            <text:p>0.03041123</text:p>
          </table:table-cell>
          <table:table-cell office:value-type="float" office:value="8.220647" calcext:value-type="float">
            <text:p>8.220647</text:p>
          </table:table-cell>
          <table:table-cell table:formula="of:=[.C681]+[.A682]" office:value-type="float" office:value="21.724269539" calcext:value-type="float">
            <text:p>21.724269539</text:p>
          </table:table-cell>
        </table:table-row>
        <table:table-row table:style-name="ro1">
          <table:table-cell office:value-type="float" office:value="0.029205767" calcext:value-type="float">
            <text:p>0.029205767</text:p>
          </table:table-cell>
          <table:table-cell office:value-type="float" office:value="8.559954" calcext:value-type="float">
            <text:p>8.559954</text:p>
          </table:table-cell>
          <table:table-cell table:formula="of:=[.C682]+[.A683]" office:value-type="float" office:value="21.753475306" calcext:value-type="float">
            <text:p>21.753475306</text:p>
          </table:table-cell>
        </table:table-row>
        <table:table-row table:style-name="ro1">
          <table:table-cell office:value-type="float" office:value="0.02932784" calcext:value-type="float">
            <text:p>0.02932784</text:p>
          </table:table-cell>
          <table:table-cell office:value-type="float" office:value="8.524323" calcext:value-type="float">
            <text:p>8.524323</text:p>
          </table:table-cell>
          <table:table-cell table:formula="of:=[.C683]+[.A684]" office:value-type="float" office:value="21.782803146" calcext:value-type="float">
            <text:p>21.782803146</text:p>
          </table:table-cell>
        </table:table-row>
        <table:table-row table:style-name="ro1">
          <table:table-cell office:value-type="float" office:value="0.029129473" calcext:value-type="float">
            <text:p>0.029129473</text:p>
          </table:table-cell>
          <table:table-cell office:value-type="float" office:value="8.582373" calcext:value-type="float">
            <text:p>8.582373</text:p>
          </table:table-cell>
          <table:table-cell table:formula="of:=[.C684]+[.A685]" office:value-type="float" office:value="21.811932619" calcext:value-type="float">
            <text:p>21.811932619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685]+[.A686]" office:value-type="float" office:value="21.840955279" calcext:value-type="float">
            <text:p>21.840955279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686]+[.A687]" office:value-type="float" office:value="21.868787735" calcext:value-type="float">
            <text:p>21.868787735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687]+[.A688]" office:value-type="float" office:value="21.896879595" calcext:value-type="float">
            <text:p>21.896879595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688]+[.A689]" office:value-type="float" office:value="21.925169822" calcext:value-type="float">
            <text:p>21.925169822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689]+[.A690]" office:value-type="float" office:value="21.953795748" calcext:value-type="float">
            <text:p>21.953795748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690]+[.A691]" office:value-type="float" office:value="21.981750276" calcext:value-type="float">
            <text:p>21.981750276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691]+[.A692]" office:value-type="float" office:value="22.01025413" calcext:value-type="float">
            <text:p>22.01025413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692]+[.A693]" office:value-type="float" office:value="22.038971609" calcext:value-type="float">
            <text:p>22.038971609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693]+[.A694]" office:value-type="float" office:value="22.067994269" calcext:value-type="float">
            <text:p>22.067994269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694]+[.A695]" office:value-type="float" office:value="22.096299755" calcext:value-type="float">
            <text:p>22.096299755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695]+[.A696]" office:value-type="float" office:value="22.125139305" calcext:value-type="float">
            <text:p>22.125139305</text:p>
          </table:table-cell>
        </table:table-row>
        <table:table-row table:style-name="ro1">
          <table:table-cell office:value-type="float" office:value="0.029068436" calcext:value-type="float">
            <text:p>0.029068436</text:p>
          </table:table-cell>
          <table:table-cell office:value-type="float" office:value="8.600394" calcext:value-type="float">
            <text:p>8.600394</text:p>
          </table:table-cell>
          <table:table-cell table:formula="of:=[.C696]+[.A697]" office:value-type="float" office:value="22.154207741" calcext:value-type="float">
            <text:p>22.154207741</text:p>
          </table:table-cell>
        </table:table-row>
        <table:table-row table:style-name="ro1">
          <table:table-cell office:value-type="float" office:value="0.029404135" calcext:value-type="float">
            <text:p>0.029404135</text:p>
          </table:table-cell>
          <table:table-cell office:value-type="float" office:value="8.502205" calcext:value-type="float">
            <text:p>8.502205</text:p>
          </table:table-cell>
          <table:table-cell table:formula="of:=[.C697]+[.A698]" office:value-type="float" office:value="22.183611876" calcext:value-type="float">
            <text:p>22.183611876</text:p>
          </table:table-cell>
        </table:table-row>
        <table:table-row table:style-name="ro1">
          <table:table-cell office:value-type="float" office:value="0.028686961" calcext:value-type="float">
            <text:p>0.028686961</text:p>
          </table:table-cell>
          <table:table-cell office:value-type="float" office:value="8.714761" calcext:value-type="float">
            <text:p>8.714761</text:p>
          </table:table-cell>
          <table:table-cell table:formula="of:=[.C698]+[.A699]" office:value-type="float" office:value="22.212298837" calcext:value-type="float">
            <text:p>22.212298837</text:p>
          </table:table-cell>
        </table:table-row>
        <table:table-row table:style-name="ro1">
          <table:table-cell office:value-type="float" office:value="0.029221026" calcext:value-type="float">
            <text:p>0.029221026</text:p>
          </table:table-cell>
          <table:table-cell office:value-type="float" office:value="8.555484" calcext:value-type="float">
            <text:p>8.555484</text:p>
          </table:table-cell>
          <table:table-cell table:formula="of:=[.C699]+[.A700]" office:value-type="float" office:value="22.241519863" calcext:value-type="float">
            <text:p>22.241519863</text:p>
          </table:table-cell>
        </table:table-row>
        <table:table-row table:style-name="ro1">
          <table:table-cell office:value-type="float" office:value="0.02949569" calcext:value-type="float">
            <text:p>0.02949569</text:p>
          </table:table-cell>
          <table:table-cell office:value-type="float" office:value="8.475814" calcext:value-type="float">
            <text:p>8.475814</text:p>
          </table:table-cell>
          <table:table-cell table:formula="of:=[.C700]+[.A701]" office:value-type="float" office:value="22.271015553" calcext:value-type="float">
            <text:p>22.271015553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701]+[.A702]" office:value-type="float" office:value="22.300785905" calcext:value-type="float">
            <text:p>22.300785905</text:p>
          </table:table-cell>
        </table:table-row>
        <table:table-row table:style-name="ro1">
          <table:table-cell office:value-type="float" office:value="0.029068436" calcext:value-type="float">
            <text:p>0.029068436</text:p>
          </table:table-cell>
          <table:table-cell office:value-type="float" office:value="8.600394" calcext:value-type="float">
            <text:p>8.600394</text:p>
          </table:table-cell>
          <table:table-cell table:formula="of:=[.C702]+[.A703]" office:value-type="float" office:value="22.329854341" calcext:value-type="float">
            <text:p>22.329854341</text:p>
          </table:table-cell>
        </table:table-row>
        <table:table-row table:style-name="ro1">
          <table:table-cell office:value-type="float" office:value="0.029633021" calcext:value-type="float">
            <text:p>0.029633021</text:p>
          </table:table-cell>
          <table:table-cell office:value-type="float" office:value="8.436535" calcext:value-type="float">
            <text:p>8.436535</text:p>
          </table:table-cell>
          <table:table-cell table:formula="of:=[.C703]+[.A704]" office:value-type="float" office:value="22.359487362" calcext:value-type="float">
            <text:p>22.359487362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704]+[.A705]" office:value-type="float" office:value="22.389364527" calcext:value-type="float">
            <text:p>22.389364527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705]+[.A706]" office:value-type="float" office:value="22.419531613" calcext:value-type="float">
            <text:p>22.419531613</text:p>
          </table:table-cell>
        </table:table-row>
        <table:table-row table:style-name="ro1">
          <table:table-cell office:value-type="float" office:value="0.02946517" calcext:value-type="float">
            <text:p>0.02946517</text:p>
          </table:table-cell>
          <table:table-cell office:value-type="float" office:value="8.484593" calcext:value-type="float">
            <text:p>8.484593</text:p>
          </table:table-cell>
          <table:table-cell table:formula="of:=[.C706]+[.A707]" office:value-type="float" office:value="22.448996783" calcext:value-type="float">
            <text:p>22.448996783</text:p>
          </table:table-cell>
        </table:table-row>
        <table:table-row table:style-name="ro1">
          <table:table-cell office:value-type="float" office:value="0.030014496" calcext:value-type="float">
            <text:p>0.030014496</text:p>
          </table:table-cell>
          <table:table-cell office:value-type="float" office:value="8.3293085" calcext:value-type="float">
            <text:p>8.3293085</text:p>
          </table:table-cell>
          <table:table-cell table:formula="of:=[.C707]+[.A708]" office:value-type="float" office:value="22.479011279" calcext:value-type="float">
            <text:p>22.479011279</text:p>
          </table:table-cell>
        </table:table-row>
        <table:table-row table:style-name="ro1">
          <table:table-cell office:value-type="float" office:value="0.030228123" calcext:value-type="float">
            <text:p>0.030228123</text:p>
          </table:table-cell>
          <table:table-cell office:value-type="float" office:value="8.270444" calcext:value-type="float">
            <text:p>8.270444</text:p>
          </table:table-cell>
          <table:table-cell table:formula="of:=[.C708]+[.A709]" office:value-type="float" office:value="22.509239402" calcext:value-type="float">
            <text:p>22.509239402</text:p>
          </table:table-cell>
        </table:table-row>
        <table:table-row table:style-name="ro1">
          <table:table-cell office:value-type="float" office:value="0.030548561" calcext:value-type="float">
            <text:p>0.030548561</text:p>
          </table:table-cell>
          <table:table-cell office:value-type="float" office:value="8.183691" calcext:value-type="float">
            <text:p>8.183691</text:p>
          </table:table-cell>
          <table:table-cell table:formula="of:=[.C709]+[.A710]" office:value-type="float" office:value="22.539787963" calcext:value-type="float">
            <text:p>22.539787963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710]+[.A711]" office:value-type="float" office:value="22.569558315" calcext:value-type="float">
            <text:p>22.569558315</text:p>
          </table:table-cell>
        </table:table-row>
        <table:table-row table:style-name="ro1">
          <table:table-cell office:value-type="float" office:value="0.03025864" calcext:value-type="float">
            <text:p>0.03025864</text:p>
          </table:table-cell>
          <table:table-cell office:value-type="float" office:value="8.262103" calcext:value-type="float">
            <text:p>8.262103</text:p>
          </table:table-cell>
          <table:table-cell table:formula="of:=[.C711]+[.A712]" office:value-type="float" office:value="22.599816955" calcext:value-type="float">
            <text:p>22.599816955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712]+[.A713]" office:value-type="float" office:value="22.630212927" calcext:value-type="float">
            <text:p>22.630212927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713]+[.A714]" office:value-type="float" office:value="22.660792007" calcext:value-type="float">
            <text:p>22.660792007</text:p>
          </table:table-cell>
        </table:table-row>
        <table:table-row table:style-name="ro1">
          <table:table-cell office:value-type="float" office:value="0.02964828" calcext:value-type="float">
            <text:p>0.02964828</text:p>
          </table:table-cell>
          <table:table-cell office:value-type="float" office:value="8.432193" calcext:value-type="float">
            <text:p>8.432193</text:p>
          </table:table-cell>
          <table:table-cell table:formula="of:=[.C714]+[.A715]" office:value-type="float" office:value="22.690440287" calcext:value-type="float">
            <text:p>22.690440287</text:p>
          </table:table-cell>
        </table:table-row>
        <table:table-row table:style-name="ro1">
          <table:table-cell office:value-type="float" office:value="0.030014496" calcext:value-type="float">
            <text:p>0.030014496</text:p>
          </table:table-cell>
          <table:table-cell office:value-type="float" office:value="8.3293085" calcext:value-type="float">
            <text:p>8.3293085</text:p>
          </table:table-cell>
          <table:table-cell table:formula="of:=[.C715]+[.A716]" office:value-type="float" office:value="22.720454783" calcext:value-type="float">
            <text:p>22.720454783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716]+[.A717]" office:value-type="float" office:value="22.750423503" calcext:value-type="float">
            <text:p>22.750423503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717]+[.A718]" office:value-type="float" office:value="22.780376963" calcext:value-type="float">
            <text:p>22.780376963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718]+[.A719]" office:value-type="float" office:value="22.809277551" calcext:value-type="float">
            <text:p>22.809277551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719]+[.A720]" office:value-type="float" office:value="22.83831547" calcext:value-type="float">
            <text:p>22.83831547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720]+[.A721]" office:value-type="float" office:value="22.867216058" calcext:value-type="float">
            <text:p>22.867216058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721]+[.A722]" office:value-type="float" office:value="22.896116646" calcext:value-type="float">
            <text:p>22.896116646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722]+[.A723]" office:value-type="float" office:value="22.923857547" calcext:value-type="float">
            <text:p>22.923857547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723]+[.A724]" office:value-type="float" office:value="22.951888371" calcext:value-type="float">
            <text:p>22.951888371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724]+[.A725]" office:value-type="float" office:value="22.980178598" calcext:value-type="float">
            <text:p>22.980178598</text:p>
          </table:table-cell>
        </table:table-row>
        <table:table-row table:style-name="ro1">
          <table:table-cell office:value-type="float" office:value="0.028595407" calcext:value-type="float">
            <text:p>0.028595407</text:p>
          </table:table-cell>
          <table:table-cell office:value-type="float" office:value="8.742662" calcext:value-type="float">
            <text:p>8.742662</text:p>
          </table:table-cell>
          <table:table-cell table:formula="of:=[.C725]+[.A726]" office:value-type="float" office:value="23.008774005" calcext:value-type="float">
            <text:p>23.008774005</text:p>
          </table:table-cell>
        </table:table-row>
        <table:table-row table:style-name="ro1">
          <table:table-cell office:value-type="float" office:value="0.027908752" calcext:value-type="float">
            <text:p>0.027908752</text:p>
          </table:table-cell>
          <table:table-cell office:value-type="float" office:value="8.957764" calcext:value-type="float">
            <text:p>8.957764</text:p>
          </table:table-cell>
          <table:table-cell table:formula="of:=[.C726]+[.A727]" office:value-type="float" office:value="23.036682757" calcext:value-type="float">
            <text:p>23.036682757</text:p>
          </table:table-cell>
        </table:table-row>
        <table:table-row table:style-name="ro1">
          <table:table-cell office:value-type="float" office:value="0.028458076" calcext:value-type="float">
            <text:p>0.028458076</text:p>
          </table:table-cell>
          <table:table-cell office:value-type="float" office:value="8.784852" calcext:value-type="float">
            <text:p>8.784852</text:p>
          </table:table-cell>
          <table:table-cell table:formula="of:=[.C727]+[.A728]" office:value-type="float" office:value="23.065140833" calcext:value-type="float">
            <text:p>23.065140833</text:p>
          </table:table-cell>
        </table:table-row>
        <table:table-row table:style-name="ro1">
          <table:table-cell office:value-type="float" office:value="0.028686961" calcext:value-type="float">
            <text:p>0.028686961</text:p>
          </table:table-cell>
          <table:table-cell office:value-type="float" office:value="8.714761" calcext:value-type="float">
            <text:p>8.714761</text:p>
          </table:table-cell>
          <table:table-cell table:formula="of:=[.C728]+[.A729]" office:value-type="float" office:value="23.093827794" calcext:value-type="float">
            <text:p>23.093827794</text:p>
          </table:table-cell>
        </table:table-row>
        <table:table-row table:style-name="ro1">
          <table:table-cell office:value-type="float" office:value="0.028992143" calcext:value-type="float">
            <text:p>0.028992143</text:p>
          </table:table-cell>
          <table:table-cell office:value-type="float" office:value="8.623027" calcext:value-type="float">
            <text:p>8.623027</text:p>
          </table:table-cell>
          <table:table-cell table:formula="of:=[.C729]+[.A730]" office:value-type="float" office:value="23.122819937" calcext:value-type="float">
            <text:p>23.122819937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730]+[.A731]" office:value-type="float" office:value="23.151110164" calcext:value-type="float">
            <text:p>23.151110164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731]+[.A732]" office:value-type="float" office:value="23.179934456" calcext:value-type="float">
            <text:p>23.179934456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732]+[.A733]" office:value-type="float" office:value="23.208972375" calcext:value-type="float">
            <text:p>23.208972375</text:p>
          </table:table-cell>
        </table:table-row>
        <table:table-row table:style-name="ro1">
          <table:table-cell office:value-type="float" office:value="0.029373618" calcext:value-type="float">
            <text:p>0.029373618</text:p>
          </table:table-cell>
          <table:table-cell office:value-type="float" office:value="8.511039" calcext:value-type="float">
            <text:p>8.511039</text:p>
          </table:table-cell>
          <table:table-cell table:formula="of:=[.C733]+[.A734]" office:value-type="float" office:value="23.238345993" calcext:value-type="float">
            <text:p>23.238345993</text:p>
          </table:table-cell>
        </table:table-row>
        <table:table-row table:style-name="ro1">
          <table:table-cell office:value-type="float" office:value="0.028686961" calcext:value-type="float">
            <text:p>0.028686961</text:p>
          </table:table-cell>
          <table:table-cell office:value-type="float" office:value="8.714761" calcext:value-type="float">
            <text:p>8.714761</text:p>
          </table:table-cell>
          <table:table-cell table:formula="of:=[.C734]+[.A735]" office:value-type="float" office:value="23.267032954" calcext:value-type="float">
            <text:p>23.267032954</text:p>
          </table:table-cell>
        </table:table-row>
        <table:table-row table:style-name="ro1">
          <table:table-cell office:value-type="float" office:value="0.029221026" calcext:value-type="float">
            <text:p>0.029221026</text:p>
          </table:table-cell>
          <table:table-cell office:value-type="float" office:value="8.555484" calcext:value-type="float">
            <text:p>8.555484</text:p>
          </table:table-cell>
          <table:table-cell table:formula="of:=[.C735]+[.A736]" office:value-type="float" office:value="23.29625398" calcext:value-type="float">
            <text:p>23.29625398</text:p>
          </table:table-cell>
        </table:table-row>
        <table:table-row table:style-name="ro1">
          <table:table-cell office:value-type="float" office:value="0.029449912" calcext:value-type="float">
            <text:p>0.029449912</text:p>
          </table:table-cell>
          <table:table-cell office:value-type="float" office:value="8.48899" calcext:value-type="float">
            <text:p>8.48899</text:p>
          </table:table-cell>
          <table:table-cell table:formula="of:=[.C736]+[.A737]" office:value-type="float" office:value="23.325703892" calcext:value-type="float">
            <text:p>23.325703892</text:p>
          </table:table-cell>
        </table:table-row>
        <table:table-row table:style-name="ro1">
          <table:table-cell office:value-type="float" office:value="0.02980087" calcext:value-type="float">
            <text:p>0.02980087</text:p>
          </table:table-cell>
          <table:table-cell office:value-type="float" office:value="8.389017" calcext:value-type="float">
            <text:p>8.389017</text:p>
          </table:table-cell>
          <table:table-cell table:formula="of:=[.C737]+[.A738]" office:value-type="float" office:value="23.355504762" calcext:value-type="float">
            <text:p>23.355504762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738]+[.A739]" office:value-type="float" office:value="23.384542681" calcext:value-type="float">
            <text:p>23.384542681</text:p>
          </table:table-cell>
        </table:table-row>
        <table:table-row table:style-name="ro1">
          <table:table-cell office:value-type="float" office:value="0.029617762" calcext:value-type="float">
            <text:p>0.029617762</text:p>
          </table:table-cell>
          <table:table-cell office:value-type="float" office:value="8.440881" calcext:value-type="float">
            <text:p>8.440881</text:p>
          </table:table-cell>
          <table:table-cell table:formula="of:=[.C739]+[.A740]" office:value-type="float" office:value="23.414160443" calcext:value-type="float">
            <text:p>23.414160443</text:p>
          </table:table-cell>
        </table:table-row>
        <table:table-row table:style-name="ro1">
          <table:table-cell office:value-type="float" office:value="0.029846648" calcext:value-type="float">
            <text:p>0.029846648</text:p>
          </table:table-cell>
          <table:table-cell office:value-type="float" office:value="8.37615" calcext:value-type="float">
            <text:p>8.37615</text:p>
          </table:table-cell>
          <table:table-cell table:formula="of:=[.C740]+[.A741]" office:value-type="float" office:value="23.444007091" calcext:value-type="float">
            <text:p>23.444007091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741]+[.A742]" office:value-type="float" office:value="23.474143659" calcext:value-type="float">
            <text:p>23.474143659</text:p>
          </table:table-cell>
        </table:table-row>
        <table:table-row table:style-name="ro1">
          <table:table-cell office:value-type="float" office:value="0.029419394" calcext:value-type="float">
            <text:p>0.029419394</text:p>
          </table:table-cell>
          <table:table-cell office:value-type="float" office:value="8.497795" calcext:value-type="float">
            <text:p>8.497795</text:p>
          </table:table-cell>
          <table:table-cell table:formula="of:=[.C742]+[.A743]" office:value-type="float" office:value="23.503563053" calcext:value-type="float">
            <text:p>23.503563053</text:p>
          </table:table-cell>
        </table:table-row>
        <table:table-row table:style-name="ro1">
          <table:table-cell office:value-type="float" office:value="0.029999238" calcext:value-type="float">
            <text:p>0.029999238</text:p>
          </table:table-cell>
          <table:table-cell office:value-type="float" office:value="8.333546" calcext:value-type="float">
            <text:p>8.333546</text:p>
          </table:table-cell>
          <table:table-cell table:formula="of:=[.C743]+[.A744]" office:value-type="float" office:value="23.533562291" calcext:value-type="float">
            <text:p>23.533562291</text:p>
          </table:table-cell>
        </table:table-row>
        <table:table-row table:style-name="ro1">
          <table:table-cell office:value-type="float" office:value="0.030197604" calcext:value-type="float">
            <text:p>0.030197604</text:p>
          </table:table-cell>
          <table:table-cell office:value-type="float" office:value="8.278803" calcext:value-type="float">
            <text:p>8.278803</text:p>
          </table:table-cell>
          <table:table-cell table:formula="of:=[.C744]+[.A745]" office:value-type="float" office:value="23.563759895" calcext:value-type="float">
            <text:p>23.563759895</text:p>
          </table:table-cell>
        </table:table-row>
        <table:table-row table:style-name="ro1">
          <table:table-cell office:value-type="float" office:value="0.030518044" calcext:value-type="float">
            <text:p>0.030518044</text:p>
          </table:table-cell>
          <table:table-cell office:value-type="float" office:value="8.1918745" calcext:value-type="float">
            <text:p>8.1918745</text:p>
          </table:table-cell>
          <table:table-cell table:formula="of:=[.C745]+[.A746]" office:value-type="float" office:value="23.594277939" calcext:value-type="float">
            <text:p>23.594277939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746]+[.A747]" office:value-type="float" office:value="23.623987254" calcext:value-type="float">
            <text:p>23.623987254</text:p>
          </table:table-cell>
        </table:table-row>
        <table:table-row table:style-name="ro1">
          <table:table-cell office:value-type="float" office:value="0.030228123" calcext:value-type="float">
            <text:p>0.030228123</text:p>
          </table:table-cell>
          <table:table-cell office:value-type="float" office:value="8.270444" calcext:value-type="float">
            <text:p>8.270444</text:p>
          </table:table-cell>
          <table:table-cell table:formula="of:=[.C747]+[.A748]" office:value-type="float" office:value="23.654215377" calcext:value-type="float">
            <text:p>23.654215377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748]+[.A749]" office:value-type="float" office:value="23.684565572" calcext:value-type="float">
            <text:p>23.684565572</text:p>
          </table:table-cell>
        </table:table-row>
        <table:table-row table:style-name="ro1">
          <table:table-cell office:value-type="float" office:value="0.03056382" calcext:value-type="float">
            <text:p>0.03056382</text:p>
          </table:table-cell>
          <table:table-cell office:value-type="float" office:value="8.1796055" calcext:value-type="float">
            <text:p>8.1796055</text:p>
          </table:table-cell>
          <table:table-cell table:formula="of:=[.C749]+[.A750]" office:value-type="float" office:value="23.715129392" calcext:value-type="float">
            <text:p>23.715129392</text:p>
          </table:table-cell>
        </table:table-row>
        <table:table-row table:style-name="ro1">
          <table:table-cell office:value-type="float" office:value="0.029617762" calcext:value-type="float">
            <text:p>0.029617762</text:p>
          </table:table-cell>
          <table:table-cell office:value-type="float" office:value="8.440881" calcext:value-type="float">
            <text:p>8.440881</text:p>
          </table:table-cell>
          <table:table-cell table:formula="of:=[.C750]+[.A751]" office:value-type="float" office:value="23.744747154" calcext:value-type="float">
            <text:p>23.744747154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751]+[.A752]" office:value-type="float" office:value="23.774715874" calcext:value-type="float">
            <text:p>23.774715874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752]+[.A753]" office:value-type="float" office:value="23.804638816" calcext:value-type="float">
            <text:p>23.804638816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753]+[.A754]" office:value-type="float" office:value="23.834577016" calcext:value-type="float">
            <text:p>23.834577016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754]+[.A755]" office:value-type="float" office:value="23.863431826" calcext:value-type="float">
            <text:p>23.863431826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755]+[.A756]" office:value-type="float" office:value="23.892439227" calcext:value-type="float">
            <text:p>23.892439227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756]+[.A757]" office:value-type="float" office:value="23.921324557" calcext:value-type="float">
            <text:p>23.921324557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757]+[.A758]" office:value-type="float" office:value="23.950194627" calcext:value-type="float">
            <text:p>23.950194627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758]+[.A759]" office:value-type="float" office:value="23.977935528" calcext:value-type="float">
            <text:p>23.977935528</text:p>
          </table:table-cell>
        </table:table-row>
        <table:table-row table:style-name="ro1">
          <table:table-cell office:value-type="float" office:value="0.027969787" calcext:value-type="float">
            <text:p>0.027969787</text:p>
          </table:table-cell>
          <table:table-cell office:value-type="float" office:value="8.938216" calcext:value-type="float">
            <text:p>8.938216</text:p>
          </table:table-cell>
          <table:table-cell table:formula="of:=[.C759]+[.A760]" office:value-type="float" office:value="24.005905315" calcext:value-type="float">
            <text:p>24.005905315</text:p>
          </table:table-cell>
        </table:table-row>
        <table:table-row table:style-name="ro1">
          <table:table-cell office:value-type="float" office:value="0.02822919" calcext:value-type="float">
            <text:p>0.02822919</text:p>
          </table:table-cell>
          <table:table-cell office:value-type="float" office:value="8.856081" calcext:value-type="float">
            <text:p>8.856081</text:p>
          </table:table-cell>
          <table:table-cell table:formula="of:=[.C760]+[.A761]" office:value-type="float" office:value="24.034134505" calcext:value-type="float">
            <text:p>24.034134505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761]+[.A762]" office:value-type="float" office:value="24.062684135" calcext:value-type="float">
            <text:p>24.062684135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762]+[.A763]" office:value-type="float" office:value="24.090547109" calcext:value-type="float">
            <text:p>24.090547109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763]+[.A764]" office:value-type="float" office:value="24.11891363" calcext:value-type="float">
            <text:p>24.11891363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764]+[.A765]" office:value-type="float" office:value="24.147539556" calcext:value-type="float">
            <text:p>24.147539556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765]+[.A766]" office:value-type="float" office:value="24.176470662" calcext:value-type="float">
            <text:p>24.176470662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766]+[.A767]" office:value-type="float" office:value="24.204715111" calcext:value-type="float">
            <text:p>24.204715111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767]+[.A768]" office:value-type="float" office:value="24.233493627" calcext:value-type="float">
            <text:p>24.233493627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768]+[.A769]" office:value-type="float" office:value="24.262516287" calcext:value-type="float">
            <text:p>24.262516287</text:p>
          </table:table-cell>
        </table:table-row>
        <table:table-row table:style-name="ro1">
          <table:table-cell office:value-type="float" office:value="0.029343098" calcext:value-type="float">
            <text:p>0.029343098</text:p>
          </table:table-cell>
          <table:table-cell office:value-type="float" office:value="8.519891" calcext:value-type="float">
            <text:p>8.519891</text:p>
          </table:table-cell>
          <table:table-cell table:formula="of:=[.C769]+[.A770]" office:value-type="float" office:value="24.291859385" calcext:value-type="float">
            <text:p>24.291859385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770]+[.A771]" office:value-type="float" office:value="24.32050057" calcext:value-type="float">
            <text:p>24.32050057</text:p>
          </table:table-cell>
        </table:table-row>
        <table:table-row table:style-name="ro1">
          <table:table-cell office:value-type="float" office:value="0.029159991" calcext:value-type="float">
            <text:p>0.029159991</text:p>
          </table:table-cell>
          <table:table-cell office:value-type="float" office:value="8.573391" calcext:value-type="float">
            <text:p>8.573391</text:p>
          </table:table-cell>
          <table:table-cell table:formula="of:=[.C771]+[.A772]" office:value-type="float" office:value="24.349660561" calcext:value-type="float">
            <text:p>24.349660561</text:p>
          </table:table-cell>
        </table:table-row>
        <table:table-row table:style-name="ro1">
          <table:table-cell office:value-type="float" office:value="0.029404135" calcext:value-type="float">
            <text:p>0.029404135</text:p>
          </table:table-cell>
          <table:table-cell office:value-type="float" office:value="8.502205" calcext:value-type="float">
            <text:p>8.502205</text:p>
          </table:table-cell>
          <table:table-cell table:formula="of:=[.C772]+[.A773]" office:value-type="float" office:value="24.379064696" calcext:value-type="float">
            <text:p>24.379064696</text:p>
          </table:table-cell>
        </table:table-row>
        <table:table-row table:style-name="ro1">
          <table:table-cell office:value-type="float" office:value="0.029694056" calcext:value-type="float">
            <text:p>0.029694056</text:p>
          </table:table-cell>
          <table:table-cell office:value-type="float" office:value="8.419193" calcext:value-type="float">
            <text:p>8.419193</text:p>
          </table:table-cell>
          <table:table-cell table:formula="of:=[.C773]+[.A774]" office:value-type="float" office:value="24.408758752" calcext:value-type="float">
            <text:p>24.408758752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774]+[.A775]" office:value-type="float" office:value="24.437705116" calcext:value-type="float">
            <text:p>24.437705116</text:p>
          </table:table-cell>
        </table:table-row>
        <table:table-row table:style-name="ro1">
          <table:table-cell office:value-type="float" office:value="0.029556725" calcext:value-type="float">
            <text:p>0.029556725</text:p>
          </table:table-cell>
          <table:table-cell office:value-type="float" office:value="8.458311" calcext:value-type="float">
            <text:p>8.458311</text:p>
          </table:table-cell>
          <table:table-cell table:formula="of:=[.C775]+[.A776]" office:value-type="float" office:value="24.467261841" calcext:value-type="float">
            <text:p>24.467261841</text:p>
          </table:table-cell>
        </table:table-row>
        <table:table-row table:style-name="ro1">
          <table:table-cell office:value-type="float" office:value="0.02978561" calcext:value-type="float">
            <text:p>0.02978561</text:p>
          </table:table-cell>
          <table:table-cell office:value-type="float" office:value="8.393314" calcext:value-type="float">
            <text:p>8.393314</text:p>
          </table:table-cell>
          <table:table-cell table:formula="of:=[.C776]+[.A777]" office:value-type="float" office:value="24.497047451" calcext:value-type="float">
            <text:p>24.497047451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777]+[.A778]" office:value-type="float" office:value="24.527153501" calcext:value-type="float">
            <text:p>24.527153501</text:p>
          </table:table-cell>
        </table:table-row>
        <table:table-row table:style-name="ro1">
          <table:table-cell office:value-type="float" office:value="0.029404135" calcext:value-type="float">
            <text:p>0.029404135</text:p>
          </table:table-cell>
          <table:table-cell office:value-type="float" office:value="8.502205" calcext:value-type="float">
            <text:p>8.502205</text:p>
          </table:table-cell>
          <table:table-cell table:formula="of:=[.C778]+[.A779]" office:value-type="float" office:value="24.556557636" calcext:value-type="float">
            <text:p>24.556557636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779]+[.A780]" office:value-type="float" office:value="24.586480578" calcext:value-type="float">
            <text:p>24.586480578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780]+[.A781]" office:value-type="float" office:value="24.616632405" calcext:value-type="float">
            <text:p>24.616632405</text:p>
          </table:table-cell>
        </table:table-row>
        <table:table-row table:style-name="ro1">
          <table:table-cell office:value-type="float" office:value="0.030457009" calcext:value-type="float">
            <text:p>0.030457009</text:p>
          </table:table-cell>
          <table:table-cell office:value-type="float" office:value="8.208291" calcext:value-type="float">
            <text:p>8.208291</text:p>
          </table:table-cell>
          <table:table-cell table:formula="of:=[.C781]+[.A782]" office:value-type="float" office:value="24.647089414" calcext:value-type="float">
            <text:p>24.647089414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782]+[.A783]" office:value-type="float" office:value="24.676768211" calcext:value-type="float">
            <text:p>24.676768211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783]+[.A784]" office:value-type="float" office:value="24.706935297" calcext:value-type="float">
            <text:p>24.706935297</text:p>
          </table:table-cell>
        </table:table-row>
        <table:table-row table:style-name="ro1">
          <table:table-cell office:value-type="float" office:value="0.0302739" calcext:value-type="float">
            <text:p>0.0302739</text:p>
          </table:table-cell>
          <table:table-cell office:value-type="float" office:value="8.257938" calcext:value-type="float">
            <text:p>8.257938</text:p>
          </table:table-cell>
          <table:table-cell table:formula="of:=[.C784]+[.A785]" office:value-type="float" office:value="24.737209197" calcext:value-type="float">
            <text:p>24.737209197</text:p>
          </table:table-cell>
        </table:table-row>
        <table:table-row table:style-name="ro1">
          <table:table-cell office:value-type="float" office:value="0.030487526" calcext:value-type="float">
            <text:p>0.030487526</text:p>
          </table:table-cell>
          <table:table-cell office:value-type="float" office:value="8.200074" calcext:value-type="float">
            <text:p>8.200074</text:p>
          </table:table-cell>
          <table:table-cell table:formula="of:=[.C785]+[.A786]" office:value-type="float" office:value="24.767696723" calcext:value-type="float">
            <text:p>24.767696723</text:p>
          </table:table-cell>
        </table:table-row>
        <table:table-row table:style-name="ro1">
          <table:table-cell office:value-type="float" office:value="0.029633021" calcext:value-type="float">
            <text:p>0.029633021</text:p>
          </table:table-cell>
          <table:table-cell office:value-type="float" office:value="8.436535" calcext:value-type="float">
            <text:p>8.436535</text:p>
          </table:table-cell>
          <table:table-cell table:formula="of:=[.C786]+[.A787]" office:value-type="float" office:value="24.797329744" calcext:value-type="float">
            <text:p>24.797329744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787]+[.A788]" office:value-type="float" office:value="24.827267944" calcext:value-type="float">
            <text:p>24.827267944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788]+[.A789]" office:value-type="float" office:value="24.857175627" calcext:value-type="float">
            <text:p>24.857175627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789]+[.A790]" office:value-type="float" office:value="24.887113827" calcext:value-type="float">
            <text:p>24.887113827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790]+[.A791]" office:value-type="float" office:value="24.915968637" calcext:value-type="float">
            <text:p>24.915968637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791]+[.A792]" office:value-type="float" office:value="24.944976038" calcext:value-type="float">
            <text:p>24.944976038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792]+[.A793]" office:value-type="float" office:value="24.973846108" calcext:value-type="float">
            <text:p>24.973846108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793]+[.A794]" office:value-type="float" office:value="25.002685658" calcext:value-type="float">
            <text:p>25.002685658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794]+[.A795]" office:value-type="float" office:value="25.030441818" calcext:value-type="float">
            <text:p>25.030441818</text:p>
          </table:table-cell>
        </table:table-row>
        <table:table-row table:style-name="ro1">
          <table:table-cell office:value-type="float" office:value="0.027985046" calcext:value-type="float">
            <text:p>0.027985046</text:p>
          </table:table-cell>
          <table:table-cell office:value-type="float" office:value="8.933342" calcext:value-type="float">
            <text:p>8.933342</text:p>
          </table:table-cell>
          <table:table-cell table:formula="of:=[.C795]+[.A796]" office:value-type="float" office:value="25.058426864" calcext:value-type="float">
            <text:p>25.058426864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796]+[.A797]" office:value-type="float" office:value="25.086671313" calcext:value-type="float">
            <text:p>25.086671313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797]+[.A798]" office:value-type="float" office:value="25.115220943" calcext:value-type="float">
            <text:p>25.115220943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798]+[.A799]" office:value-type="float" office:value="25.143068658" calcext:value-type="float">
            <text:p>25.143068658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799]+[.A800]" office:value-type="float" office:value="25.171465698" calcext:value-type="float">
            <text:p>25.171465698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800]+[.A801]" office:value-type="float" office:value="25.200106883" calcext:value-type="float">
            <text:p>25.200106883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801]+[.A802]" office:value-type="float" office:value="25.229053247" calcext:value-type="float">
            <text:p>25.229053247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802]+[.A803]" office:value-type="float" office:value="25.257297696" calcext:value-type="float">
            <text:p>25.257297696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803]+[.A804]" office:value-type="float" office:value="25.286091471" calcext:value-type="float">
            <text:p>25.286091471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804]+[.A805]" office:value-type="float" office:value="25.315114131" calcext:value-type="float">
            <text:p>25.315114131</text:p>
          </table:table-cell>
        </table:table-row>
        <table:table-row table:style-name="ro1">
          <table:table-cell office:value-type="float" office:value="0.02932784" calcext:value-type="float">
            <text:p>0.02932784</text:p>
          </table:table-cell>
          <table:table-cell office:value-type="float" office:value="8.524323" calcext:value-type="float">
            <text:p>8.524323</text:p>
          </table:table-cell>
          <table:table-cell table:formula="of:=[.C805]+[.A806]" office:value-type="float" office:value="25.344441971" calcext:value-type="float">
            <text:p>25.344441971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806]+[.A807]" office:value-type="float" office:value="25.373067897" calcext:value-type="float">
            <text:p>25.373067897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807]+[.A808]" office:value-type="float" office:value="25.402243147" calcext:value-type="float">
            <text:p>25.402243147</text:p>
          </table:table-cell>
        </table:table-row>
        <table:table-row table:style-name="ro1">
          <table:table-cell office:value-type="float" office:value="0.029388877" calcext:value-type="float">
            <text:p>0.029388877</text:p>
          </table:table-cell>
          <table:table-cell office:value-type="float" office:value="8.506619" calcext:value-type="float">
            <text:p>8.506619</text:p>
          </table:table-cell>
          <table:table-cell table:formula="of:=[.C808]+[.A809]" office:value-type="float" office:value="25.431632024" calcext:value-type="float">
            <text:p>25.431632024</text:p>
          </table:table-cell>
        </table:table-row>
        <table:table-row table:style-name="ro1">
          <table:table-cell office:value-type="float" office:value="0.029739834" calcext:value-type="float">
            <text:p>0.029739834</text:p>
          </table:table-cell>
          <table:table-cell office:value-type="float" office:value="8.406234" calcext:value-type="float">
            <text:p>8.406234</text:p>
          </table:table-cell>
          <table:table-cell table:formula="of:=[.C809]+[.A810]" office:value-type="float" office:value="25.461371858" calcext:value-type="float">
            <text:p>25.461371858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810]+[.A811]" office:value-type="float" office:value="25.490379259" calcext:value-type="float">
            <text:p>25.490379259</text:p>
          </table:table-cell>
        </table:table-row>
        <table:table-row table:style-name="ro1">
          <table:table-cell office:value-type="float" office:value="0.029556725" calcext:value-type="float">
            <text:p>0.029556725</text:p>
          </table:table-cell>
          <table:table-cell office:value-type="float" office:value="8.458311" calcext:value-type="float">
            <text:p>8.458311</text:p>
          </table:table-cell>
          <table:table-cell table:formula="of:=[.C811]+[.A812]" office:value-type="float" office:value="25.519935984" calcext:value-type="float">
            <text:p>25.519935984</text:p>
          </table:table-cell>
        </table:table-row>
        <table:table-row table:style-name="ro1">
          <table:table-cell office:value-type="float" office:value="0.02980087" calcext:value-type="float">
            <text:p>0.02980087</text:p>
          </table:table-cell>
          <table:table-cell office:value-type="float" office:value="8.389017" calcext:value-type="float">
            <text:p>8.389017</text:p>
          </table:table-cell>
          <table:table-cell table:formula="of:=[.C812]+[.A813]" office:value-type="float" office:value="25.549736854" calcext:value-type="float">
            <text:p>25.549736854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813]+[.A814]" office:value-type="float" office:value="25.579842904" calcext:value-type="float">
            <text:p>25.579842904</text:p>
          </table:table-cell>
        </table:table-row>
        <table:table-row table:style-name="ro1">
          <table:table-cell office:value-type="float" office:value="0.029388877" calcext:value-type="float">
            <text:p>0.029388877</text:p>
          </table:table-cell>
          <table:table-cell office:value-type="float" office:value="8.506619" calcext:value-type="float">
            <text:p>8.506619</text:p>
          </table:table-cell>
          <table:table-cell table:formula="of:=[.C814]+[.A815]" office:value-type="float" office:value="25.609231781" calcext:value-type="float">
            <text:p>25.609231781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815]+[.A816]" office:value-type="float" office:value="25.639154723" calcext:value-type="float">
            <text:p>25.639154723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816]+[.A817]" office:value-type="float" office:value="25.66930655" calcext:value-type="float">
            <text:p>25.66930655</text:p>
          </table:table-cell>
        </table:table-row>
        <table:table-row table:style-name="ro1">
          <table:table-cell office:value-type="float" office:value="0.030457009" calcext:value-type="float">
            <text:p>0.030457009</text:p>
          </table:table-cell>
          <table:table-cell office:value-type="float" office:value="8.208291" calcext:value-type="float">
            <text:p>8.208291</text:p>
          </table:table-cell>
          <table:table-cell table:formula="of:=[.C817]+[.A818]" office:value-type="float" office:value="25.699763559" calcext:value-type="float">
            <text:p>25.699763559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818]+[.A819]" office:value-type="float" office:value="25.729442356" calcext:value-type="float">
            <text:p>25.729442356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819]+[.A820]" office:value-type="float" office:value="25.759624701" calcext:value-type="float">
            <text:p>25.759624701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820]+[.A821]" office:value-type="float" office:value="25.789929118" calcext:value-type="float">
            <text:p>25.789929118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821]+[.A822]" office:value-type="float" office:value="25.820462421" calcext:value-type="float">
            <text:p>25.820462421</text:p>
          </table:table-cell>
        </table:table-row>
        <table:table-row table:style-name="ro1">
          <table:table-cell office:value-type="float" office:value="0.029602503" calcext:value-type="float">
            <text:p>0.029602503</text:p>
          </table:table-cell>
          <table:table-cell office:value-type="float" office:value="8.445231" calcext:value-type="float">
            <text:p>8.445231</text:p>
          </table:table-cell>
          <table:table-cell table:formula="of:=[.C822]+[.A823]" office:value-type="float" office:value="25.850064924" calcext:value-type="float">
            <text:p>25.850064924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823]+[.A824]" office:value-type="float" office:value="25.880018384" calcext:value-type="float">
            <text:p>25.880018384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824]+[.A825]" office:value-type="float" office:value="25.909926067" calcext:value-type="float">
            <text:p>25.909926067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825]+[.A826]" office:value-type="float" office:value="25.93983375" calcext:value-type="float">
            <text:p>25.93983375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826]+[.A827]" office:value-type="float" office:value="25.9686733" calcext:value-type="float">
            <text:p>25.9686733</text:p>
          </table:table-cell>
        </table:table-row>
        <table:table-row table:style-name="ro1">
          <table:table-cell office:value-type="float" office:value="0.028976882" calcext:value-type="float">
            <text:p>0.028976882</text:p>
          </table:table-cell>
          <table:table-cell office:value-type="float" office:value="8.627567" calcext:value-type="float">
            <text:p>8.627567</text:p>
          </table:table-cell>
          <table:table-cell table:formula="of:=[.C827]+[.A828]" office:value-type="float" office:value="25.997650182" calcext:value-type="float">
            <text:p>25.997650182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828]+[.A829]" office:value-type="float" office:value="26.02655077" calcext:value-type="float">
            <text:p>26.02655077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829]+[.A830]" office:value-type="float" office:value="26.05542084" calcext:value-type="float">
            <text:p>26.05542084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830]+[.A831]" office:value-type="float" office:value="26.08319226" calcext:value-type="float">
            <text:p>26.08319226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831]+[.A832]" office:value-type="float" office:value="26.111207825" calcext:value-type="float">
            <text:p>26.111207825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832]+[.A833]" office:value-type="float" office:value="26.139482793" calcext:value-type="float">
            <text:p>26.139482793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833]+[.A834]" office:value-type="float" office:value="26.168062941" calcext:value-type="float">
            <text:p>26.168062941</text:p>
          </table:table-cell>
        </table:table-row>
        <table:table-row table:style-name="ro1">
          <table:table-cell office:value-type="float" office:value="0.027908752" calcext:value-type="float">
            <text:p>0.027908752</text:p>
          </table:table-cell>
          <table:table-cell office:value-type="float" office:value="8.957764" calcext:value-type="float">
            <text:p>8.957764</text:p>
          </table:table-cell>
          <table:table-cell table:formula="of:=[.C834]+[.A835]" office:value-type="float" office:value="26.195971693" calcext:value-type="float">
            <text:p>26.195971693</text:p>
          </table:table-cell>
        </table:table-row>
        <table:table-row table:style-name="ro1">
          <table:table-cell office:value-type="float" office:value="0.028427558" calcext:value-type="float">
            <text:p>0.028427558</text:p>
          </table:table-cell>
          <table:table-cell office:value-type="float" office:value="8.794283" calcext:value-type="float">
            <text:p>8.794283</text:p>
          </table:table-cell>
          <table:table-cell table:formula="of:=[.C835]+[.A836]" office:value-type="float" office:value="26.224399251" calcext:value-type="float">
            <text:p>26.224399251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836]+[.A837]" office:value-type="float" office:value="26.253040436" calcext:value-type="float">
            <text:p>26.253040436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837]+[.A838]" office:value-type="float" office:value="26.281971542" calcext:value-type="float">
            <text:p>26.281971542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838]+[.A839]" office:value-type="float" office:value="26.31024651" calcext:value-type="float">
            <text:p>26.31024651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839]+[.A840]" office:value-type="float" office:value="26.339025026" calcext:value-type="float">
            <text:p>26.339025026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840]+[.A841]" office:value-type="float" office:value="26.368047686" calcext:value-type="float">
            <text:p>26.368047686</text:p>
          </table:table-cell>
        </table:table-row>
        <table:table-row table:style-name="ro1">
          <table:table-cell office:value-type="float" office:value="0.029358359" calcext:value-type="float">
            <text:p>0.029358359</text:p>
          </table:table-cell>
          <table:table-cell office:value-type="float" office:value="8.515462" calcext:value-type="float">
            <text:p>8.515462</text:p>
          </table:table-cell>
          <table:table-cell table:formula="of:=[.C841]+[.A842]" office:value-type="float" office:value="26.397406045" calcext:value-type="float">
            <text:p>26.397406045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842]+[.A843]" office:value-type="float" office:value="26.426031971" calcext:value-type="float">
            <text:p>26.426031971</text:p>
          </table:table-cell>
        </table:table-row>
        <table:table-row table:style-name="ro1">
          <table:table-cell office:value-type="float" office:value="0.029205767" calcext:value-type="float">
            <text:p>0.029205767</text:p>
          </table:table-cell>
          <table:table-cell office:value-type="float" office:value="8.559954" calcext:value-type="float">
            <text:p>8.559954</text:p>
          </table:table-cell>
          <table:table-cell table:formula="of:=[.C843]+[.A844]" office:value-type="float" office:value="26.455237738" calcext:value-type="float">
            <text:p>26.455237738</text:p>
          </table:table-cell>
        </table:table-row>
        <table:table-row table:style-name="ro1">
          <table:table-cell office:value-type="float" office:value="0.029404135" calcext:value-type="float">
            <text:p>0.029404135</text:p>
          </table:table-cell>
          <table:table-cell office:value-type="float" office:value="8.502205" calcext:value-type="float">
            <text:p>8.502205</text:p>
          </table:table-cell>
          <table:table-cell table:formula="of:=[.C844]+[.A845]" office:value-type="float" office:value="26.484641873" calcext:value-type="float">
            <text:p>26.484641873</text:p>
          </table:table-cell>
        </table:table-row>
        <table:table-row table:style-name="ro1">
          <table:table-cell office:value-type="float" office:value="0.029739834" calcext:value-type="float">
            <text:p>0.029739834</text:p>
          </table:table-cell>
          <table:table-cell office:value-type="float" office:value="8.406234" calcext:value-type="float">
            <text:p>8.406234</text:p>
          </table:table-cell>
          <table:table-cell table:formula="of:=[.C845]+[.A846]" office:value-type="float" office:value="26.514381707" calcext:value-type="float">
            <text:p>26.514381707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846]+[.A847]" office:value-type="float" office:value="26.543404367" calcext:value-type="float">
            <text:p>26.543404367</text:p>
          </table:table-cell>
        </table:table-row>
        <table:table-row table:style-name="ro1">
          <table:table-cell office:value-type="float" office:value="0.029571984" calcext:value-type="float">
            <text:p>0.029571984</text:p>
          </table:table-cell>
          <table:table-cell office:value-type="float" office:value="8.453947" calcext:value-type="float">
            <text:p>8.453947</text:p>
          </table:table-cell>
          <table:table-cell table:formula="of:=[.C847]+[.A848]" office:value-type="float" office:value="26.572976351" calcext:value-type="float">
            <text:p>26.572976351</text:p>
          </table:table-cell>
        </table:table-row>
        <table:table-row table:style-name="ro1">
          <table:table-cell office:value-type="float" office:value="0.02980087" calcext:value-type="float">
            <text:p>0.02980087</text:p>
          </table:table-cell>
          <table:table-cell office:value-type="float" office:value="8.389017" calcext:value-type="float">
            <text:p>8.389017</text:p>
          </table:table-cell>
          <table:table-cell table:formula="of:=[.C848]+[.A849]" office:value-type="float" office:value="26.602777221" calcext:value-type="float">
            <text:p>26.602777221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849]+[.A850]" office:value-type="float" office:value="26.632898531" calcext:value-type="float">
            <text:p>26.632898531</text:p>
          </table:table-cell>
        </table:table-row>
        <table:table-row table:style-name="ro1">
          <table:table-cell office:value-type="float" office:value="0.029388877" calcext:value-type="float">
            <text:p>0.029388877</text:p>
          </table:table-cell>
          <table:table-cell office:value-type="float" office:value="8.506619" calcext:value-type="float">
            <text:p>8.506619</text:p>
          </table:table-cell>
          <table:table-cell table:formula="of:=[.C850]+[.A851]" office:value-type="float" office:value="26.662287408" calcext:value-type="float">
            <text:p>26.662287408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851]+[.A852]" office:value-type="float" office:value="26.692240868" calcext:value-type="float">
            <text:p>26.692240868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852]+[.A853]" office:value-type="float" office:value="26.722407954" calcext:value-type="float">
            <text:p>26.722407954</text:p>
          </table:table-cell>
        </table:table-row>
        <table:table-row table:style-name="ro1">
          <table:table-cell office:value-type="float" office:value="0.030472267" calcext:value-type="float">
            <text:p>0.030472267</text:p>
          </table:table-cell>
          <table:table-cell office:value-type="float" office:value="8.204181" calcext:value-type="float">
            <text:p>8.204181</text:p>
          </table:table-cell>
          <table:table-cell table:formula="of:=[.C853]+[.A854]" office:value-type="float" office:value="26.752880221" calcext:value-type="float">
            <text:p>26.752880221</text:p>
          </table:table-cell>
        </table:table-row>
        <table:table-row table:style-name="ro1">
          <table:table-cell office:value-type="float" office:value="0.029724576" calcext:value-type="float">
            <text:p>0.029724576</text:p>
          </table:table-cell>
          <table:table-cell office:value-type="float" office:value="8.410549" calcext:value-type="float">
            <text:p>8.410549</text:p>
          </table:table-cell>
          <table:table-cell table:formula="of:=[.C854]+[.A855]" office:value-type="float" office:value="26.782604797" calcext:value-type="float">
            <text:p>26.782604797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855]+[.A856]" office:value-type="float" office:value="26.812756624" calcext:value-type="float">
            <text:p>26.812756624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856]+[.A857]" office:value-type="float" office:value="26.843106819" calcext:value-type="float">
            <text:p>26.843106819</text:p>
          </table:table-cell>
        </table:table-row>
        <table:table-row table:style-name="ro1">
          <table:table-cell office:value-type="float" office:value="0.030502785" calcext:value-type="float">
            <text:p>0.030502785</text:p>
          </table:table-cell>
          <table:table-cell office:value-type="float" office:value="8.195972" calcext:value-type="float">
            <text:p>8.195972</text:p>
          </table:table-cell>
          <table:table-cell table:formula="of:=[.C857]+[.A858]" office:value-type="float" office:value="26.873609604" calcext:value-type="float">
            <text:p>26.873609604</text:p>
          </table:table-cell>
        </table:table-row>
        <table:table-row table:style-name="ro1">
          <table:table-cell office:value-type="float" office:value="0.029602503" calcext:value-type="float">
            <text:p>0.029602503</text:p>
          </table:table-cell>
          <table:table-cell office:value-type="float" office:value="8.445231" calcext:value-type="float">
            <text:p>8.445231</text:p>
          </table:table-cell>
          <table:table-cell table:formula="of:=[.C858]+[.A859]" office:value-type="float" office:value="26.903212107" calcext:value-type="float">
            <text:p>26.903212107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859]+[.A860]" office:value-type="float" office:value="26.933150307" calcext:value-type="float">
            <text:p>26.933150307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860]+[.A861]" office:value-type="float" office:value="26.963073249" calcext:value-type="float">
            <text:p>26.963073249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861]+[.A862]" office:value-type="float" office:value="26.993011449" calcext:value-type="float">
            <text:p>26.993011449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862]+[.A863]" office:value-type="float" office:value="27.021866259" calcext:value-type="float">
            <text:p>27.021866259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863]+[.A864]" office:value-type="float" office:value="27.050888919" calcext:value-type="float">
            <text:p>27.050888919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864]+[.A865]" office:value-type="float" office:value="27.079774249" calcext:value-type="float">
            <text:p>27.079774249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865]+[.A866]" office:value-type="float" office:value="27.108644319" calcext:value-type="float">
            <text:p>27.108644319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866]+[.A867]" office:value-type="float" office:value="27.136400479" calcext:value-type="float">
            <text:p>27.136400479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867]+[.A868]" office:value-type="float" office:value="27.164416044" calcext:value-type="float">
            <text:p>27.164416044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868]+[.A869]" office:value-type="float" office:value="27.192660493" calcext:value-type="float">
            <text:p>27.192660493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869]+[.A870]" office:value-type="float" office:value="27.221240641" calcext:value-type="float">
            <text:p>27.221240641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870]+[.A871]" office:value-type="float" office:value="27.249073097" calcext:value-type="float">
            <text:p>27.249073097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871]+[.A872]" office:value-type="float" office:value="27.277470137" calcext:value-type="float">
            <text:p>27.277470137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872]+[.A873]" office:value-type="float" office:value="27.306080802" calcext:value-type="float">
            <text:p>27.306080802</text:p>
          </table:table-cell>
        </table:table-row>
        <table:table-row table:style-name="ro1">
          <table:table-cell office:value-type="float" office:value="0.028961623" calcext:value-type="float">
            <text:p>0.028961623</text:p>
          </table:table-cell>
          <table:table-cell office:value-type="float" office:value="8.6321125" calcext:value-type="float">
            <text:p>8.6321125</text:p>
          </table:table-cell>
          <table:table-cell table:formula="of:=[.C873]+[.A874]" office:value-type="float" office:value="27.335042425" calcext:value-type="float">
            <text:p>27.335042425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874]+[.A875]" office:value-type="float" office:value="27.363332652" calcext:value-type="float">
            <text:p>27.363332652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875]+[.A876]" office:value-type="float" office:value="27.392141685" calcext:value-type="float">
            <text:p>27.392141685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876]+[.A877]" office:value-type="float" office:value="27.421179604" calcext:value-type="float">
            <text:p>27.421179604</text:p>
          </table:table-cell>
        </table:table-row>
        <table:table-row table:style-name="ro1">
          <table:table-cell office:value-type="float" office:value="0.029373618" calcext:value-type="float">
            <text:p>0.029373618</text:p>
          </table:table-cell>
          <table:table-cell office:value-type="float" office:value="8.511039" calcext:value-type="float">
            <text:p>8.511039</text:p>
          </table:table-cell>
          <table:table-cell table:formula="of:=[.C877]+[.A878]" office:value-type="float" office:value="27.450553222" calcext:value-type="float">
            <text:p>27.450553222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878]+[.A879]" office:value-type="float" office:value="27.479194407" calcext:value-type="float">
            <text:p>27.479194407</text:p>
          </table:table-cell>
        </table:table-row>
        <table:table-row table:style-name="ro1">
          <table:table-cell office:value-type="float" office:value="0.029205767" calcext:value-type="float">
            <text:p>0.029205767</text:p>
          </table:table-cell>
          <table:table-cell office:value-type="float" office:value="8.559954" calcext:value-type="float">
            <text:p>8.559954</text:p>
          </table:table-cell>
          <table:table-cell table:formula="of:=[.C879]+[.A880]" office:value-type="float" office:value="27.508400174" calcext:value-type="float">
            <text:p>27.508400174</text:p>
          </table:table-cell>
        </table:table-row>
        <table:table-row table:style-name="ro1">
          <table:table-cell office:value-type="float" office:value="0.029419394" calcext:value-type="float">
            <text:p>0.029419394</text:p>
          </table:table-cell>
          <table:table-cell office:value-type="float" office:value="8.497795" calcext:value-type="float">
            <text:p>8.497795</text:p>
          </table:table-cell>
          <table:table-cell table:formula="of:=[.C880]+[.A881]" office:value-type="float" office:value="27.537819568" calcext:value-type="float">
            <text:p>27.537819568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881]+[.A882]" office:value-type="float" office:value="27.56758992" calcext:value-type="float">
            <text:p>27.56758992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882]+[.A883]" office:value-type="float" office:value="27.596627839" calcext:value-type="float">
            <text:p>27.596627839</text:p>
          </table:table-cell>
        </table:table-row>
        <table:table-row table:style-name="ro1">
          <table:table-cell office:value-type="float" office:value="0.029602503" calcext:value-type="float">
            <text:p>0.029602503</text:p>
          </table:table-cell>
          <table:table-cell office:value-type="float" office:value="8.445231" calcext:value-type="float">
            <text:p>8.445231</text:p>
          </table:table-cell>
          <table:table-cell table:formula="of:=[.C883]+[.A884]" office:value-type="float" office:value="27.626230342" calcext:value-type="float">
            <text:p>27.626230342</text:p>
          </table:table-cell>
        </table:table-row>
        <table:table-row table:style-name="ro1">
          <table:table-cell office:value-type="float" office:value="0.029861907" calcext:value-type="float">
            <text:p>0.029861907</text:p>
          </table:table-cell>
          <table:table-cell office:value-type="float" office:value="8.37187" calcext:value-type="float">
            <text:p>8.37187</text:p>
          </table:table-cell>
          <table:table-cell table:formula="of:=[.C884]+[.A885]" office:value-type="float" office:value="27.656092249" calcext:value-type="float">
            <text:p>27.656092249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885]+[.A886]" office:value-type="float" office:value="27.686259335" calcext:value-type="float">
            <text:p>27.686259335</text:p>
          </table:table-cell>
        </table:table-row>
        <table:table-row table:style-name="ro1">
          <table:table-cell office:value-type="float" office:value="0.02946517" calcext:value-type="float">
            <text:p>0.02946517</text:p>
          </table:table-cell>
          <table:table-cell office:value-type="float" office:value="8.484593" calcext:value-type="float">
            <text:p>8.484593</text:p>
          </table:table-cell>
          <table:table-cell table:formula="of:=[.C886]+[.A887]" office:value-type="float" office:value="27.715724505" calcext:value-type="float">
            <text:p>27.715724505</text:p>
          </table:table-cell>
        </table:table-row>
        <table:table-row table:style-name="ro1">
          <table:table-cell office:value-type="float" office:value="0.029999238" calcext:value-type="float">
            <text:p>0.029999238</text:p>
          </table:table-cell>
          <table:table-cell office:value-type="float" office:value="8.333546" calcext:value-type="float">
            <text:p>8.333546</text:p>
          </table:table-cell>
          <table:table-cell table:formula="of:=[.C887]+[.A888]" office:value-type="float" office:value="27.745723743" calcext:value-type="float">
            <text:p>27.745723743</text:p>
          </table:table-cell>
        </table:table-row>
        <table:table-row table:style-name="ro1">
          <table:table-cell office:value-type="float" office:value="0.03025864" calcext:value-type="float">
            <text:p>0.03025864</text:p>
          </table:table-cell>
          <table:table-cell office:value-type="float" office:value="8.262103" calcext:value-type="float">
            <text:p>8.262103</text:p>
          </table:table-cell>
          <table:table-cell table:formula="of:=[.C888]+[.A889]" office:value-type="float" office:value="27.775982383" calcext:value-type="float">
            <text:p>27.775982383</text:p>
          </table:table-cell>
        </table:table-row>
        <table:table-row table:style-name="ro1">
          <table:table-cell office:value-type="float" office:value="0.03056382" calcext:value-type="float">
            <text:p>0.03056382</text:p>
          </table:table-cell>
          <table:table-cell office:value-type="float" office:value="8.1796055" calcext:value-type="float">
            <text:p>8.1796055</text:p>
          </table:table-cell>
          <table:table-cell table:formula="of:=[.C889]+[.A890]" office:value-type="float" office:value="27.806546203" calcext:value-type="float">
            <text:p>27.806546203</text:p>
          </table:table-cell>
        </table:table-row>
        <table:table-row table:style-name="ro1">
          <table:table-cell office:value-type="float" office:value="0.029831387" calcext:value-type="float">
            <text:p>0.029831387</text:p>
          </table:table-cell>
          <table:table-cell office:value-type="float" office:value="8.380435" calcext:value-type="float">
            <text:p>8.380435</text:p>
          </table:table-cell>
          <table:table-cell table:formula="of:=[.C890]+[.A891]" office:value-type="float" office:value="27.83637759" calcext:value-type="float">
            <text:p>27.83637759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891]+[.A892]" office:value-type="float" office:value="27.866743044" calcext:value-type="float">
            <text:p>27.866743044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892]+[.A893]" office:value-type="float" office:value="27.897322124" calcext:value-type="float">
            <text:p>27.897322124</text:p>
          </table:table-cell>
        </table:table-row>
        <table:table-row table:style-name="ro1">
          <table:table-cell office:value-type="float" office:value="0.03088426" calcext:value-type="float">
            <text:p>0.03088426</text:p>
          </table:table-cell>
          <table:table-cell office:value-type="float" office:value="8.094738" calcext:value-type="float">
            <text:p>8.094738</text:p>
          </table:table-cell>
          <table:table-cell table:formula="of:=[.C893]+[.A894]" office:value-type="float" office:value="27.928206384" calcext:value-type="float">
            <text:p>27.928206384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894]+[.A895]" office:value-type="float" office:value="27.958342952" calcext:value-type="float">
            <text:p>27.958342952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895]+[.A896]" office:value-type="float" office:value="27.988967809" calcext:value-type="float">
            <text:p>27.988967809</text:p>
          </table:table-cell>
        </table:table-row>
        <table:table-row table:style-name="ro1">
          <table:table-cell office:value-type="float" office:value="0.03073167" calcext:value-type="float">
            <text:p>0.03073167</text:p>
          </table:table-cell>
          <table:table-cell office:value-type="float" office:value="8.134931" calcext:value-type="float">
            <text:p>8.134931</text:p>
          </table:table-cell>
          <table:table-cell table:formula="of:=[.C896]+[.A897]" office:value-type="float" office:value="28.019699479" calcext:value-type="float">
            <text:p>28.019699479</text:p>
          </table:table-cell>
        </table:table-row>
        <table:table-row table:style-name="ro1">
          <table:table-cell office:value-type="float" office:value="0.030914778" calcext:value-type="float">
            <text:p>0.030914778</text:p>
          </table:table-cell>
          <table:table-cell office:value-type="float" office:value="8.086747" calcext:value-type="float">
            <text:p>8.086747</text:p>
          </table:table-cell>
          <table:table-cell table:formula="of:=[.C897]+[.A898]" office:value-type="float" office:value="28.050614257" calcext:value-type="float">
            <text:p>28.050614257</text:p>
          </table:table-cell>
        </table:table-row>
        <table:table-row table:style-name="ro1">
          <table:table-cell office:value-type="float" office:value="0.029983979" calcext:value-type="float">
            <text:p>0.029983979</text:p>
          </table:table-cell>
          <table:table-cell office:value-type="float" office:value="8.337787" calcext:value-type="float">
            <text:p>8.337787</text:p>
          </table:table-cell>
          <table:table-cell table:formula="of:=[.C898]+[.A899]" office:value-type="float" office:value="28.080598236" calcext:value-type="float">
            <text:p>28.080598236</text:p>
          </table:table-cell>
        </table:table-row>
        <table:table-row table:style-name="ro1">
          <table:table-cell office:value-type="float" office:value="0.03025864" calcext:value-type="float">
            <text:p>0.03025864</text:p>
          </table:table-cell>
          <table:table-cell office:value-type="float" office:value="8.262103" calcext:value-type="float">
            <text:p>8.262103</text:p>
          </table:table-cell>
          <table:table-cell table:formula="of:=[.C899]+[.A900]" office:value-type="float" office:value="28.110856876" calcext:value-type="float">
            <text:p>28.110856876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900]+[.A901]" office:value-type="float" office:value="28.141039221" calcext:value-type="float">
            <text:p>28.141039221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901]+[.A902]" office:value-type="float" office:value="28.171191048" calcext:value-type="float">
            <text:p>28.171191048</text:p>
          </table:table-cell>
        </table:table-row>
        <table:table-row table:style-name="ro1">
          <table:table-cell office:value-type="float" office:value="0.029053178" calcext:value-type="float">
            <text:p>0.029053178</text:p>
          </table:table-cell>
          <table:table-cell office:value-type="float" office:value="8.604911" calcext:value-type="float">
            <text:p>8.604911</text:p>
          </table:table-cell>
          <table:table-cell table:formula="of:=[.C902]+[.A903]" office:value-type="float" office:value="28.200244226" calcext:value-type="float">
            <text:p>28.200244226</text:p>
          </table:table-cell>
        </table:table-row>
        <table:table-row table:style-name="ro1">
          <table:table-cell office:value-type="float" office:value="0.029159991" calcext:value-type="float">
            <text:p>0.029159991</text:p>
          </table:table-cell>
          <table:table-cell office:value-type="float" office:value="8.573391" calcext:value-type="float">
            <text:p>8.573391</text:p>
          </table:table-cell>
          <table:table-cell table:formula="of:=[.C903]+[.A904]" office:value-type="float" office:value="28.229404217" calcext:value-type="float">
            <text:p>28.229404217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904]+[.A905]" office:value-type="float" office:value="28.258426877" calcext:value-type="float">
            <text:p>28.258426877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905]+[.A906]" office:value-type="float" office:value="28.287373241" calcext:value-type="float">
            <text:p>28.287373241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906]+[.A907]" office:value-type="float" office:value="28.315236215" calcext:value-type="float">
            <text:p>28.315236215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907]+[.A908]" office:value-type="float" office:value="28.343267039" calcext:value-type="float">
            <text:p>28.343267039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908]+[.A909]" office:value-type="float" office:value="28.371587784" calcext:value-type="float">
            <text:p>28.371587784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909]+[.A910]" office:value-type="float" office:value="28.400198449" calcext:value-type="float">
            <text:p>28.400198449</text:p>
          </table:table-cell>
        </table:table-row>
        <table:table-row table:style-name="ro1">
          <table:table-cell office:value-type="float" office:value="0.02792401" calcext:value-type="float">
            <text:p>0.02792401</text:p>
          </table:table-cell>
          <table:table-cell office:value-type="float" office:value="8.952868" calcext:value-type="float">
            <text:p>8.952868</text:p>
          </table:table-cell>
          <table:table-cell table:formula="of:=[.C910]+[.A911]" office:value-type="float" office:value="28.428122459" calcext:value-type="float">
            <text:p>28.428122459</text:p>
          </table:table-cell>
        </table:table-row>
        <table:table-row table:style-name="ro1">
          <table:table-cell office:value-type="float" office:value="0.028458076" calcext:value-type="float">
            <text:p>0.028458076</text:p>
          </table:table-cell>
          <table:table-cell office:value-type="float" office:value="8.784852" calcext:value-type="float">
            <text:p>8.784852</text:p>
          </table:table-cell>
          <table:table-cell table:formula="of:=[.C911]+[.A912]" office:value-type="float" office:value="28.456580535" calcext:value-type="float">
            <text:p>28.456580535</text:p>
          </table:table-cell>
        </table:table-row>
        <table:table-row table:style-name="ro1">
          <table:table-cell office:value-type="float" office:value="0.028686961" calcext:value-type="float">
            <text:p>0.028686961</text:p>
          </table:table-cell>
          <table:table-cell office:value-type="float" office:value="8.714761" calcext:value-type="float">
            <text:p>8.714761</text:p>
          </table:table-cell>
          <table:table-cell table:formula="of:=[.C912]+[.A913]" office:value-type="float" office:value="28.485267496" calcext:value-type="float">
            <text:p>28.485267496</text:p>
          </table:table-cell>
        </table:table-row>
        <table:table-row table:style-name="ro1">
          <table:table-cell office:value-type="float" office:value="0.028992143" calcext:value-type="float">
            <text:p>0.028992143</text:p>
          </table:table-cell>
          <table:table-cell office:value-type="float" office:value="8.623027" calcext:value-type="float">
            <text:p>8.623027</text:p>
          </table:table-cell>
          <table:table-cell table:formula="of:=[.C913]+[.A914]" office:value-type="float" office:value="28.514259639" calcext:value-type="float">
            <text:p>28.514259639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914]+[.A915]" office:value-type="float" office:value="28.542565125" calcext:value-type="float">
            <text:p>28.542565125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915]+[.A916]" office:value-type="float" office:value="28.571419935" calcext:value-type="float">
            <text:p>28.571419935</text:p>
          </table:table-cell>
        </table:table-row>
        <table:table-row table:style-name="ro1">
          <table:table-cell office:value-type="float" office:value="0.029083695" calcext:value-type="float">
            <text:p>0.029083695</text:p>
          </table:table-cell>
          <table:table-cell office:value-type="float" office:value="8.595881" calcext:value-type="float">
            <text:p>8.595881</text:p>
          </table:table-cell>
          <table:table-cell table:formula="of:=[.C916]+[.A917]" office:value-type="float" office:value="28.60050363" calcext:value-type="float">
            <text:p>28.60050363</text:p>
          </table:table-cell>
        </table:table-row>
        <table:table-row table:style-name="ro1">
          <table:table-cell office:value-type="float" office:value="0.029404135" calcext:value-type="float">
            <text:p>0.029404135</text:p>
          </table:table-cell>
          <table:table-cell office:value-type="float" office:value="8.502205" calcext:value-type="float">
            <text:p>8.502205</text:p>
          </table:table-cell>
          <table:table-cell table:formula="of:=[.C917]+[.A918]" office:value-type="float" office:value="28.629907765" calcext:value-type="float">
            <text:p>28.629907765</text:p>
          </table:table-cell>
        </table:table-row>
        <table:table-row table:style-name="ro1">
          <table:table-cell office:value-type="float" office:value="0.02870222" calcext:value-type="float">
            <text:p>0.02870222</text:p>
          </table:table-cell>
          <table:table-cell office:value-type="float" office:value="8.710128" calcext:value-type="float">
            <text:p>8.710128</text:p>
          </table:table-cell>
          <table:table-cell table:formula="of:=[.C918]+[.A919]" office:value-type="float" office:value="28.658609985" calcext:value-type="float">
            <text:p>28.658609985</text:p>
          </table:table-cell>
        </table:table-row>
        <table:table-row table:style-name="ro1">
          <table:table-cell office:value-type="float" office:value="0.029221026" calcext:value-type="float">
            <text:p>0.029221026</text:p>
          </table:table-cell>
          <table:table-cell office:value-type="float" office:value="8.555484" calcext:value-type="float">
            <text:p>8.555484</text:p>
          </table:table-cell>
          <table:table-cell table:formula="of:=[.C919]+[.A920]" office:value-type="float" office:value="28.687831011" calcext:value-type="float">
            <text:p>28.687831011</text:p>
          </table:table-cell>
        </table:table-row>
        <table:table-row table:style-name="ro1">
          <table:table-cell office:value-type="float" office:value="0.02946517" calcext:value-type="float">
            <text:p>0.02946517</text:p>
          </table:table-cell>
          <table:table-cell office:value-type="float" office:value="8.484593" calcext:value-type="float">
            <text:p>8.484593</text:p>
          </table:table-cell>
          <table:table-cell table:formula="of:=[.C920]+[.A921]" office:value-type="float" office:value="28.717296181" calcext:value-type="float">
            <text:p>28.717296181</text:p>
          </table:table-cell>
        </table:table-row>
        <table:table-row table:style-name="ro1">
          <table:table-cell office:value-type="float" office:value="0.02980087" calcext:value-type="float">
            <text:p>0.02980087</text:p>
          </table:table-cell>
          <table:table-cell office:value-type="float" office:value="8.389017" calcext:value-type="float">
            <text:p>8.389017</text:p>
          </table:table-cell>
          <table:table-cell table:formula="of:=[.C921]+[.A922]" office:value-type="float" office:value="28.747097051" calcext:value-type="float">
            <text:p>28.747097051</text:p>
          </table:table-cell>
        </table:table-row>
        <table:table-row table:style-name="ro1">
          <table:table-cell office:value-type="float" office:value="0.029053178" calcext:value-type="float">
            <text:p>0.029053178</text:p>
          </table:table-cell>
          <table:table-cell office:value-type="float" office:value="8.604911" calcext:value-type="float">
            <text:p>8.604911</text:p>
          </table:table-cell>
          <table:table-cell table:formula="of:=[.C922]+[.A923]" office:value-type="float" office:value="28.776150229" calcext:value-type="float">
            <text:p>28.776150229</text:p>
          </table:table-cell>
        </table:table-row>
        <table:table-row table:style-name="ro1">
          <table:table-cell office:value-type="float" office:value="0.029617762" calcext:value-type="float">
            <text:p>0.029617762</text:p>
          </table:table-cell>
          <table:table-cell office:value-type="float" office:value="8.440881" calcext:value-type="float">
            <text:p>8.440881</text:p>
          </table:table-cell>
          <table:table-cell table:formula="of:=[.C923]+[.A924]" office:value-type="float" office:value="28.805767991" calcext:value-type="float">
            <text:p>28.805767991</text:p>
          </table:table-cell>
        </table:table-row>
        <table:table-row table:style-name="ro1">
          <table:table-cell office:value-type="float" office:value="0.029846648" calcext:value-type="float">
            <text:p>0.029846648</text:p>
          </table:table-cell>
          <table:table-cell office:value-type="float" office:value="8.37615" calcext:value-type="float">
            <text:p>8.37615</text:p>
          </table:table-cell>
          <table:table-cell table:formula="of:=[.C924]+[.A925]" office:value-type="float" office:value="28.835614639" calcext:value-type="float">
            <text:p>28.835614639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925]+[.A926]" office:value-type="float" office:value="28.865766466" calcext:value-type="float">
            <text:p>28.865766466</text:p>
          </table:table-cell>
        </table:table-row>
        <table:table-row table:style-name="ro1">
          <table:table-cell office:value-type="float" office:value="0.02946517" calcext:value-type="float">
            <text:p>0.02946517</text:p>
          </table:table-cell>
          <table:table-cell office:value-type="float" office:value="8.484593" calcext:value-type="float">
            <text:p>8.484593</text:p>
          </table:table-cell>
          <table:table-cell table:formula="of:=[.C926]+[.A927]" office:value-type="float" office:value="28.895231636" calcext:value-type="float">
            <text:p>28.895231636</text:p>
          </table:table-cell>
        </table:table-row>
        <table:table-row table:style-name="ro1">
          <table:table-cell office:value-type="float" office:value="0.030014496" calcext:value-type="float">
            <text:p>0.030014496</text:p>
          </table:table-cell>
          <table:table-cell office:value-type="float" office:value="8.3293085" calcext:value-type="float">
            <text:p>8.3293085</text:p>
          </table:table-cell>
          <table:table-cell table:formula="of:=[.C927]+[.A928]" office:value-type="float" office:value="28.925246132" calcext:value-type="float">
            <text:p>28.925246132</text:p>
          </table:table-cell>
        </table:table-row>
        <table:table-row table:style-name="ro1">
          <table:table-cell office:value-type="float" office:value="0.030228123" calcext:value-type="float">
            <text:p>0.030228123</text:p>
          </table:table-cell>
          <table:table-cell office:value-type="float" office:value="8.270444" calcext:value-type="float">
            <text:p>8.270444</text:p>
          </table:table-cell>
          <table:table-cell table:formula="of:=[.C928]+[.A929]" office:value-type="float" office:value="28.955474255" calcext:value-type="float">
            <text:p>28.955474255</text:p>
          </table:table-cell>
        </table:table-row>
        <table:table-row table:style-name="ro1">
          <table:table-cell office:value-type="float" office:value="0.030548561" calcext:value-type="float">
            <text:p>0.030548561</text:p>
          </table:table-cell>
          <table:table-cell office:value-type="float" office:value="8.183691" calcext:value-type="float">
            <text:p>8.183691</text:p>
          </table:table-cell>
          <table:table-cell table:formula="of:=[.C929]+[.A930]" office:value-type="float" office:value="28.986022816" calcext:value-type="float">
            <text:p>28.986022816</text:p>
          </table:table-cell>
        </table:table-row>
        <table:table-row table:style-name="ro1">
          <table:table-cell office:value-type="float" office:value="0.029739834" calcext:value-type="float">
            <text:p>0.029739834</text:p>
          </table:table-cell>
          <table:table-cell office:value-type="float" office:value="8.406234" calcext:value-type="float">
            <text:p>8.406234</text:p>
          </table:table-cell>
          <table:table-cell table:formula="of:=[.C930]+[.A931]" office:value-type="float" office:value="29.01576265" calcext:value-type="float">
            <text:p>29.01576265</text:p>
          </table:table-cell>
        </table:table-row>
        <table:table-row table:style-name="ro1">
          <table:table-cell office:value-type="float" office:value="0.030243382" calcext:value-type="float">
            <text:p>0.030243382</text:p>
          </table:table-cell>
          <table:table-cell office:value-type="float" office:value="8.266272" calcext:value-type="float">
            <text:p>8.266272</text:p>
          </table:table-cell>
          <table:table-cell table:formula="of:=[.C931]+[.A932]" office:value-type="float" office:value="29.046006032" calcext:value-type="float">
            <text:p>29.046006032</text:p>
          </table:table-cell>
        </table:table-row>
        <table:table-row table:style-name="ro1">
          <table:table-cell office:value-type="float" office:value="0.030380713" calcext:value-type="float">
            <text:p>0.030380713</text:p>
          </table:table-cell>
          <table:table-cell office:value-type="float" office:value="8.228905" calcext:value-type="float">
            <text:p>8.228905</text:p>
          </table:table-cell>
          <table:table-cell table:formula="of:=[.C932]+[.A933]" office:value-type="float" office:value="29.076386745" calcext:value-type="float">
            <text:p>29.076386745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933]+[.A934]" office:value-type="float" office:value="29.106965825" calcext:value-type="float">
            <text:p>29.106965825</text:p>
          </table:table-cell>
        </table:table-row>
        <table:table-row table:style-name="ro1">
          <table:table-cell office:value-type="float" office:value="0.029663539" calcext:value-type="float">
            <text:p>0.029663539</text:p>
          </table:table-cell>
          <table:table-cell office:value-type="float" office:value="8.4278555" calcext:value-type="float">
            <text:p>8.4278555</text:p>
          </table:table-cell>
          <table:table-cell table:formula="of:=[.C934]+[.A935]" office:value-type="float" office:value="29.136629364" calcext:value-type="float">
            <text:p>29.136629364</text:p>
          </table:table-cell>
        </table:table-row>
        <table:table-row table:style-name="ro1">
          <table:table-cell office:value-type="float" office:value="0.029999238" calcext:value-type="float">
            <text:p>0.029999238</text:p>
          </table:table-cell>
          <table:table-cell office:value-type="float" office:value="8.333546" calcext:value-type="float">
            <text:p>8.333546</text:p>
          </table:table-cell>
          <table:table-cell table:formula="of:=[.C935]+[.A936]" office:value-type="float" office:value="29.166628602" calcext:value-type="float">
            <text:p>29.166628602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936]+[.A937]" office:value-type="float" office:value="29.196597322" calcext:value-type="float">
            <text:p>29.196597322</text:p>
          </table:table-cell>
        </table:table-row>
        <table:table-row table:style-name="ro1">
          <table:table-cell office:value-type="float" office:value="0.029983979" calcext:value-type="float">
            <text:p>0.029983979</text:p>
          </table:table-cell>
          <table:table-cell office:value-type="float" office:value="8.337787" calcext:value-type="float">
            <text:p>8.337787</text:p>
          </table:table-cell>
          <table:table-cell table:formula="of:=[.C937]+[.A938]" office:value-type="float" office:value="29.226581301" calcext:value-type="float">
            <text:p>29.226581301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938]+[.A939]" office:value-type="float" office:value="29.255481889" calcext:value-type="float">
            <text:p>29.255481889</text:p>
          </table:table-cell>
        </table:table-row>
        <table:table-row table:style-name="ro1">
          <table:table-cell office:value-type="float" office:value="0.029053178" calcext:value-type="float">
            <text:p>0.029053178</text:p>
          </table:table-cell>
          <table:table-cell office:value-type="float" office:value="8.604911" calcext:value-type="float">
            <text:p>8.604911</text:p>
          </table:table-cell>
          <table:table-cell table:formula="of:=[.C939]+[.A940]" office:value-type="float" office:value="29.284535067" calcext:value-type="float">
            <text:p>29.284535067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940]+[.A941]" office:value-type="float" office:value="29.313481431" calcext:value-type="float">
            <text:p>29.313481431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941]+[.A942]" office:value-type="float" office:value="29.342366761" calcext:value-type="float">
            <text:p>29.342366761</text:p>
          </table:table-cell>
        </table:table-row>
        <table:table-row table:style-name="ro1">
          <table:table-cell office:value-type="float" office:value="0.02778668" calcext:value-type="float">
            <text:p>0.02778668</text:p>
          </table:table-cell>
          <table:table-cell office:value-type="float" office:value="8.997117" calcext:value-type="float">
            <text:p>8.997117</text:p>
          </table:table-cell>
          <table:table-cell table:formula="of:=[.C942]+[.A943]" office:value-type="float" office:value="29.370153441" calcext:value-type="float">
            <text:p>29.370153441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943]+[.A944]" office:value-type="float" office:value="29.398153745" calcext:value-type="float">
            <text:p>29.398153745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944]+[.A945]" office:value-type="float" office:value="29.426443972" calcext:value-type="float">
            <text:p>29.426443972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945]+[.A946]" office:value-type="float" office:value="29.455008861" calcext:value-type="float">
            <text:p>29.455008861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946]+[.A947]" office:value-type="float" office:value="29.482902354" calcext:value-type="float">
            <text:p>29.482902354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947]+[.A948]" office:value-type="float" office:value="29.511314654" calcext:value-type="float">
            <text:p>29.511314654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948]+[.A949]" office:value-type="float" office:value="29.539986356" calcext:value-type="float">
            <text:p>29.539986356</text:p>
          </table:table-cell>
        </table:table-row>
        <table:table-row table:style-name="ro1">
          <table:table-cell office:value-type="float" office:value="0.028992143" calcext:value-type="float">
            <text:p>0.028992143</text:p>
          </table:table-cell>
          <table:table-cell office:value-type="float" office:value="8.623027" calcext:value-type="float">
            <text:p>8.623027</text:p>
          </table:table-cell>
          <table:table-cell table:formula="of:=[.C949]+[.A950]" office:value-type="float" office:value="29.568978499" calcext:value-type="float">
            <text:p>29.568978499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950]+[.A951]" office:value-type="float" office:value="29.597253467" calcext:value-type="float">
            <text:p>29.597253467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951]+[.A952]" office:value-type="float" office:value="29.626077759" calcext:value-type="float">
            <text:p>29.626077759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952]+[.A953]" office:value-type="float" office:value="29.655115678" calcext:value-type="float">
            <text:p>29.655115678</text:p>
          </table:table-cell>
        </table:table-row>
        <table:table-row table:style-name="ro1">
          <table:table-cell office:value-type="float" office:value="0.029358359" calcext:value-type="float">
            <text:p>0.029358359</text:p>
          </table:table-cell>
          <table:table-cell office:value-type="float" office:value="8.515462" calcext:value-type="float">
            <text:p>8.515462</text:p>
          </table:table-cell>
          <table:table-cell table:formula="of:=[.C953]+[.A954]" office:value-type="float" office:value="29.684474037" calcext:value-type="float">
            <text:p>29.684474037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954]+[.A955]" office:value-type="float" office:value="29.713130481" calcext:value-type="float">
            <text:p>29.713130481</text:p>
          </table:table-cell>
        </table:table-row>
        <table:table-row table:style-name="ro1">
          <table:table-cell office:value-type="float" office:value="0.029205767" calcext:value-type="float">
            <text:p>0.029205767</text:p>
          </table:table-cell>
          <table:table-cell office:value-type="float" office:value="8.559954" calcext:value-type="float">
            <text:p>8.559954</text:p>
          </table:table-cell>
          <table:table-cell table:formula="of:=[.C955]+[.A956]" office:value-type="float" office:value="29.742336248" calcext:value-type="float">
            <text:p>29.742336248</text:p>
          </table:table-cell>
        </table:table-row>
        <table:table-row table:style-name="ro1">
          <table:table-cell office:value-type="float" office:value="0.029419394" calcext:value-type="float">
            <text:p>0.029419394</text:p>
          </table:table-cell>
          <table:table-cell office:value-type="float" office:value="8.497795" calcext:value-type="float">
            <text:p>8.497795</text:p>
          </table:table-cell>
          <table:table-cell table:formula="of:=[.C956]+[.A957]" office:value-type="float" office:value="29.771755642" calcext:value-type="float">
            <text:p>29.771755642</text:p>
          </table:table-cell>
        </table:table-row>
        <table:table-row table:style-name="ro1">
          <table:table-cell office:value-type="float" office:value="0.029755093" calcext:value-type="float">
            <text:p>0.029755093</text:p>
          </table:table-cell>
          <table:table-cell office:value-type="float" office:value="8.401923" calcext:value-type="float">
            <text:p>8.401923</text:p>
          </table:table-cell>
          <table:table-cell table:formula="of:=[.C957]+[.A958]" office:value-type="float" office:value="29.801510735" calcext:value-type="float">
            <text:p>29.801510735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958]+[.A959]" office:value-type="float" office:value="29.830548654" calcext:value-type="float">
            <text:p>29.830548654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959]+[.A960]" office:value-type="float" office:value="29.860135897" calcext:value-type="float">
            <text:p>29.860135897</text:p>
          </table:table-cell>
        </table:table-row>
        <table:table-row table:style-name="ro1">
          <table:table-cell office:value-type="float" office:value="0.029831387" calcext:value-type="float">
            <text:p>0.029831387</text:p>
          </table:table-cell>
          <table:table-cell office:value-type="float" office:value="8.380435" calcext:value-type="float">
            <text:p>8.380435</text:p>
          </table:table-cell>
          <table:table-cell table:formula="of:=[.C960]+[.A961]" office:value-type="float" office:value="29.889967284" calcext:value-type="float">
            <text:p>29.889967284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961]+[.A962]" office:value-type="float" office:value="29.920103852" calcext:value-type="float">
            <text:p>29.920103852</text:p>
          </table:table-cell>
        </table:table-row>
        <table:table-row table:style-name="ro1">
          <table:table-cell office:value-type="float" office:value="0.029419394" calcext:value-type="float">
            <text:p>0.029419394</text:p>
          </table:table-cell>
          <table:table-cell office:value-type="float" office:value="8.497795" calcext:value-type="float">
            <text:p>8.497795</text:p>
          </table:table-cell>
          <table:table-cell table:formula="of:=[.C962]+[.A963]" office:value-type="float" office:value="29.949523246" calcext:value-type="float">
            <text:p>29.949523246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963]+[.A964]" office:value-type="float" office:value="29.979461446" calcext:value-type="float">
            <text:p>29.979461446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964]+[.A965]" office:value-type="float" office:value="30.009628532" calcext:value-type="float">
            <text:p>30.009628532</text:p>
          </table:table-cell>
        </table:table-row>
        <table:table-row table:style-name="ro1">
          <table:table-cell office:value-type="float" office:value="0.030457009" calcext:value-type="float">
            <text:p>0.030457009</text:p>
          </table:table-cell>
          <table:table-cell office:value-type="float" office:value="8.208291" calcext:value-type="float">
            <text:p>8.208291</text:p>
          </table:table-cell>
          <table:table-cell table:formula="of:=[.C965]+[.A966]" office:value-type="float" office:value="30.040085541" calcext:value-type="float">
            <text:p>30.040085541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966]+[.A967]" office:value-type="float" office:value="30.069794856" calcext:value-type="float">
            <text:p>30.069794856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967]+[.A968]" office:value-type="float" office:value="30.10000772" calcext:value-type="float">
            <text:p>30.10000772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968]+[.A969]" office:value-type="float" office:value="30.130342656" calcext:value-type="float">
            <text:p>30.130342656</text:p>
          </table:table-cell>
        </table:table-row>
        <table:table-row table:style-name="ro1">
          <table:table-cell office:value-type="float" office:value="0.03056382" calcext:value-type="float">
            <text:p>0.03056382</text:p>
          </table:table-cell>
          <table:table-cell office:value-type="float" office:value="8.1796055" calcext:value-type="float">
            <text:p>8.1796055</text:p>
          </table:table-cell>
          <table:table-cell table:formula="of:=[.C969]+[.A970]" office:value-type="float" office:value="30.160906476" calcext:value-type="float">
            <text:p>30.160906476</text:p>
          </table:table-cell>
        </table:table-row>
        <table:table-row table:style-name="ro1">
          <table:table-cell office:value-type="float" office:value="0.029663539" calcext:value-type="float">
            <text:p>0.029663539</text:p>
          </table:table-cell>
          <table:table-cell office:value-type="float" office:value="8.4278555" calcext:value-type="float">
            <text:p>8.4278555</text:p>
          </table:table-cell>
          <table:table-cell table:formula="of:=[.C970]+[.A971]" office:value-type="float" office:value="30.190570015" calcext:value-type="float">
            <text:p>30.190570015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971]+[.A972]" office:value-type="float" office:value="30.220538735" calcext:value-type="float">
            <text:p>30.220538735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972]+[.A973]" office:value-type="float" office:value="30.250476935" calcext:value-type="float">
            <text:p>30.250476935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973]+[.A974]" office:value-type="float" office:value="30.280415135" calcext:value-type="float">
            <text:p>30.280415135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974]+[.A975]" office:value-type="float" office:value="30.309285205" calcext:value-type="float">
            <text:p>30.309285205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975]+[.A976]" office:value-type="float" office:value="30.338292606" calcext:value-type="float">
            <text:p>30.338292606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976]+[.A977]" office:value-type="float" office:value="30.367162676" calcext:value-type="float">
            <text:p>30.367162676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977]+[.A978]" office:value-type="float" office:value="30.396017486" calcext:value-type="float">
            <text:p>30.396017486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978]+[.A979]" office:value-type="float" office:value="30.423773646" calcext:value-type="float">
            <text:p>30.423773646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979]+[.A980]" office:value-type="float" office:value="30.45177395" calcext:value-type="float">
            <text:p>30.45177395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980]+[.A981]" office:value-type="float" office:value="30.480048918" calcext:value-type="float">
            <text:p>30.480048918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981]+[.A982]" office:value-type="float" office:value="30.508613807" calcext:value-type="float">
            <text:p>30.508613807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982]+[.A983]" office:value-type="float" office:value="30.536492039" calcext:value-type="float">
            <text:p>30.536492039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983]+[.A984]" office:value-type="float" office:value="30.564904339" calcext:value-type="float">
            <text:p>30.564904339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984]+[.A985]" office:value-type="float" office:value="30.593530265" calcext:value-type="float">
            <text:p>30.593530265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985]+[.A986]" office:value-type="float" office:value="30.622476629" calcext:value-type="float">
            <text:p>30.622476629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986]+[.A987]" office:value-type="float" office:value="30.650751597" calcext:value-type="float">
            <text:p>30.650751597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987]+[.A988]" office:value-type="float" office:value="30.679514854" calcext:value-type="float">
            <text:p>30.679514854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988]+[.A989]" office:value-type="float" office:value="30.708537514" calcext:value-type="float">
            <text:p>30.708537514</text:p>
          </table:table-cell>
        </table:table-row>
        <table:table-row table:style-name="ro1">
          <table:table-cell office:value-type="float" office:value="0.02932784" calcext:value-type="float">
            <text:p>0.02932784</text:p>
          </table:table-cell>
          <table:table-cell office:value-type="float" office:value="8.524323" calcext:value-type="float">
            <text:p>8.524323</text:p>
          </table:table-cell>
          <table:table-cell table:formula="of:=[.C989]+[.A990]" office:value-type="float" office:value="30.737865354" calcext:value-type="float">
            <text:p>30.737865354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990]+[.A991]" office:value-type="float" office:value="30.766506539" calcext:value-type="float">
            <text:p>30.766506539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991]+[.A992]" office:value-type="float" office:value="30.795681789" calcext:value-type="float">
            <text:p>30.795681789</text:p>
          </table:table-cell>
        </table:table-row>
        <table:table-row table:style-name="ro1">
          <table:table-cell office:value-type="float" office:value="0.029434653" calcext:value-type="float">
            <text:p>0.029434653</text:p>
          </table:table-cell>
          <table:table-cell office:value-type="float" office:value="8.49339" calcext:value-type="float">
            <text:p>8.49339</text:p>
          </table:table-cell>
          <table:table-cell table:formula="of:=[.C992]+[.A993]" office:value-type="float" office:value="30.825116442" calcext:value-type="float">
            <text:p>30.825116442</text:p>
          </table:table-cell>
        </table:table-row>
        <table:table-row table:style-name="ro1">
          <table:table-cell office:value-type="float" office:value="0.029724576" calcext:value-type="float">
            <text:p>0.029724576</text:p>
          </table:table-cell>
          <table:table-cell office:value-type="float" office:value="8.410549" calcext:value-type="float">
            <text:p>8.410549</text:p>
          </table:table-cell>
          <table:table-cell table:formula="of:=[.C993]+[.A994]" office:value-type="float" office:value="30.854841018" calcext:value-type="float">
            <text:p>30.854841018</text:p>
          </table:table-cell>
        </table:table-row>
        <table:table-row table:style-name="ro1">
          <table:table-cell office:value-type="float" office:value="0.029007401" calcext:value-type="float">
            <text:p>0.029007401</text:p>
          </table:table-cell>
          <table:table-cell office:value-type="float" office:value="8.61849" calcext:value-type="float">
            <text:p>8.61849</text:p>
          </table:table-cell>
          <table:table-cell table:formula="of:=[.C994]+[.A995]" office:value-type="float" office:value="30.883848419" calcext:value-type="float">
            <text:p>30.883848419</text:p>
          </table:table-cell>
        </table:table-row>
        <table:table-row table:style-name="ro1">
          <table:table-cell office:value-type="float" office:value="0.029541466" calcext:value-type="float">
            <text:p>0.029541466</text:p>
          </table:table-cell>
          <table:table-cell office:value-type="float" office:value="8.462681" calcext:value-type="float">
            <text:p>8.462681</text:p>
          </table:table-cell>
          <table:table-cell table:formula="of:=[.C995]+[.A996]" office:value-type="float" office:value="30.913389885" calcext:value-type="float">
            <text:p>30.913389885</text:p>
          </table:table-cell>
        </table:table-row>
        <table:table-row table:style-name="ro1">
          <table:table-cell office:value-type="float" office:value="0.02980087" calcext:value-type="float">
            <text:p>0.02980087</text:p>
          </table:table-cell>
          <table:table-cell office:value-type="float" office:value="8.389017" calcext:value-type="float">
            <text:p>8.389017</text:p>
          </table:table-cell>
          <table:table-cell table:formula="of:=[.C996]+[.A997]" office:value-type="float" office:value="30.943190755" calcext:value-type="float">
            <text:p>30.943190755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997]+[.A998]" office:value-type="float" office:value="30.973327323" calcext:value-type="float">
            <text:p>30.973327323</text:p>
          </table:table-cell>
        </table:table-row>
        <table:table-row table:style-name="ro1">
          <table:table-cell office:value-type="float" office:value="0.029373618" calcext:value-type="float">
            <text:p>0.029373618</text:p>
          </table:table-cell>
          <table:table-cell office:value-type="float" office:value="8.511039" calcext:value-type="float">
            <text:p>8.511039</text:p>
          </table:table-cell>
          <table:table-cell table:formula="of:=[.C998]+[.A999]" office:value-type="float" office:value="31.002700941" calcext:value-type="float">
            <text:p>31.002700941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999]+[.A1000]" office:value-type="float" office:value="31.032608624" calcext:value-type="float">
            <text:p>31.032608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06:54:05.054139318</dc:date>
    <meta:editing-duration>PT2M26S</meta:editing-duration>
    <meta:editing-cycles>1</meta:editing-cycles>
    <meta:document-statistic meta:table-count="1" meta:cell-count="3000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data.B1:data.C100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1000" chart:class="chart:scatter">
            <chart:domain table:cell-range-address="data.C1:data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64286">
                <text:p>0.6264286</text:p>
                <draw:g>
                  <svg:desc>data.C1:data.C1000</svg:desc>
                </draw:g>
              </table:table-cell>
              <table:table-cell office:value-type="float" office:value="0.3990878">
                <text:p>0.3990878</text:p>
                <draw:g>
                  <svg:desc>data.B1:data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2542912">
                <text:p>1.12542912</text:p>
              </table:table-cell>
              <table:table-cell office:value-type="float" office:value="0.5010015">
                <text:p>0.5010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1212325">
                <text:p>1.31212325</text:p>
              </table:table-cell>
              <table:table-cell office:value-type="float" office:value="1.3390887">
                <text:p>1.3390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3007549">
                <text:p>1.43007549</text:p>
              </table:table-cell>
              <table:table-cell office:value-type="float" office:value="2.1195018">
                <text:p>2.1195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2091245">
                <text:p>1.52091245</text:p>
              </table:table-cell>
              <table:table-cell office:value-type="float" office:value="2.7521837">
                <text:p>2.75218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9673453">
                <text:p>1.59673453</text:p>
              </table:table-cell>
              <table:table-cell office:value-type="float" office:value="3.2971928">
                <text:p>3.2971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60501986">
                <text:p>1.660501986</text:p>
              </table:table-cell>
              <table:table-cell office:value-type="float" office:value="3.9204953">
                <text:p>3.9204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18074276">
                <text:p>1.718074276</text:p>
              </table:table-cell>
              <table:table-cell office:value-type="float" office:value="4.3423667">
                <text:p>4.3423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70351686">
                <text:p>1.770351686</text:p>
              </table:table-cell>
              <table:table-cell office:value-type="float" office:value="4.782181">
                <text:p>4.7821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8646491">
                <text:p>1.818646491</text:p>
              </table:table-cell>
              <table:table-cell office:value-type="float" office:value="5.1765404">
                <text:p>5.1765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62104185">
                <text:p>1.862104185</text:p>
              </table:table-cell>
              <table:table-cell office:value-type="float" office:value="5.752721">
                <text:p>5.752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03211989">
                <text:p>1.903211989</text:p>
              </table:table-cell>
              <table:table-cell office:value-type="float" office:value="6.08157">
                <text:p>6.08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42061459">
                <text:p>1.942061459</text:p>
              </table:table-cell>
              <table:table-cell office:value-type="float" office:value="6.4350944">
                <text:p>6.4350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79034069">
                <text:p>1.979034069</text:p>
              </table:table-cell>
              <table:table-cell office:value-type="float" office:value="6.7617626">
                <text:p>6.7617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13214279">
                <text:p>2.013214279</text:p>
              </table:table-cell>
              <table:table-cell office:value-type="float" office:value="7.314174">
                <text:p>7.314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6402652">
                <text:p>2.046402652</text:p>
              </table:table-cell>
              <table:table-cell office:value-type="float" office:value="7.5327587">
                <text:p>7.53275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78370302">
                <text:p>2.078370302</text:p>
              </table:table-cell>
              <table:table-cell office:value-type="float" office:value="7.820406">
                <text:p>7.820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09376634">
                <text:p>2.109376634</text:p>
              </table:table-cell>
              <table:table-cell office:value-type="float" office:value="8.062869">
                <text:p>8.062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38475588">
                <text:p>2.138475588</text:p>
              </table:table-cell>
              <table:table-cell office:value-type="float" office:value="8.591374">
                <text:p>8.591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67482989">
                <text:p>2.167482989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96719276">
                <text:p>2.196719276</text:p>
              </table:table-cell>
              <table:table-cell office:value-type="float" office:value="8.551018">
                <text:p>8.551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26321779">
                <text:p>2.226321779</text:p>
              </table:table-cell>
              <table:table-cell office:value-type="float" office:value="8.445231">
                <text:p>8.445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55191849">
                <text:p>2.255191849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84626502">
                <text:p>2.284626502</text:p>
              </table:table-cell>
              <table:table-cell office:value-type="float" office:value="8.49339">
                <text:p>8.49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14305299">
                <text:p>2.314305299</text:p>
              </table:table-cell>
              <table:table-cell office:value-type="float" office:value="8.423522">
                <text:p>8.423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44304537">
                <text:p>2.344304537</text:p>
              </table:table-cell>
              <table:table-cell office:value-type="float" office:value="8.333546">
                <text:p>8.333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73632377">
                <text:p>2.373632377</text:p>
              </table:table-cell>
              <table:table-cell office:value-type="float" office:value="8.524323">
                <text:p>8.5243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03509542">
                <text:p>2.403509542</text:p>
              </table:table-cell>
              <table:table-cell office:value-type="float" office:value="8.367594">
                <text:p>8.3675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33630852">
                <text:p>2.433630852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4640726">
                <text:p>2.4640726</text:p>
              </table:table-cell>
              <table:table-cell office:value-type="float" office:value="8.212406">
                <text:p>8.2124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93797176">
                <text:p>2.493797176</text:p>
              </table:table-cell>
              <table:table-cell office:value-type="float" office:value="8.410549">
                <text:p>8.410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24101593">
                <text:p>2.524101593</text:p>
              </table:table-cell>
              <table:table-cell office:value-type="float" office:value="8.249622">
                <text:p>8.249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54650154">
                <text:p>2.554650154</text:p>
              </table:table-cell>
              <table:table-cell office:value-type="float" office:value="8.183691">
                <text:p>8.1836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585549674">
                <text:p>2.585549674</text:p>
              </table:table-cell>
              <table:table-cell office:value-type="float" office:value="8.09074">
                <text:p>8.090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15747278">
                <text:p>2.615747278</text:p>
              </table:table-cell>
              <table:table-cell office:value-type="float" office:value="8.278803">
                <text:p>8.2788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46448431">
                <text:p>2.646448431</text:p>
              </table:table-cell>
              <table:table-cell office:value-type="float" office:value="8.143017">
                <text:p>8.1430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77454763">
                <text:p>2.677454763</text:p>
              </table:table-cell>
              <table:table-cell office:value-type="float" office:value="8.062869">
                <text:p>8.0628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708812053">
                <text:p>2.708812053</text:p>
              </table:table-cell>
              <table:table-cell office:value-type="float" office:value="7.972628">
                <text:p>7.9726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39391133">
                <text:p>2.739391133</text:p>
              </table:table-cell>
              <table:table-cell office:value-type="float" office:value="8.175524">
                <text:p>8.1755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70519538">
                <text:p>2.770519538</text:p>
              </table:table-cell>
              <table:table-cell office:value-type="float" office:value="8.03125">
                <text:p>8.03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01846308">
                <text:p>2.801846308</text:p>
              </table:table-cell>
              <table:table-cell office:value-type="float" office:value="7.980395">
                <text:p>7.980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33478262">
                <text:p>2.833478262</text:p>
              </table:table-cell>
              <table:table-cell office:value-type="float" office:value="7.9034004">
                <text:p>7.9034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64301487">
                <text:p>2.864301487</text:p>
              </table:table-cell>
              <table:table-cell office:value-type="float" office:value="8.110767">
                <text:p>8.1107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95567223">
                <text:p>2.895567223</text:p>
              </table:table-cell>
              <table:table-cell office:value-type="float" office:value="7.9959736">
                <text:p>7.9959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26924513">
                <text:p>2.926924513</text:p>
              </table:table-cell>
              <table:table-cell office:value-type="float" office:value="7.972628">
                <text:p>7.972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58403875">
                <text:p>2.958403875</text:p>
              </table:table-cell>
              <table:table-cell office:value-type="float" office:value="7.941711">
                <text:p>7.9417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88876142">
                <text:p>2.988876142</text:p>
              </table:table-cell>
              <table:table-cell office:value-type="float" office:value="8.204181">
                <text:p>8.2041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19577295">
                <text:p>3.019577295</text:p>
              </table:table-cell>
              <table:table-cell office:value-type="float" office:value="8.143017">
                <text:p>8.1430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50141115">
                <text:p>3.050141115</text:p>
              </table:table-cell>
              <table:table-cell office:value-type="float" office:value="8.1796055">
                <text:p>8.1796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80613382">
                <text:p>3.080613382</text:p>
              </table:table-cell>
              <table:table-cell office:value-type="float" office:value="8.204181">
                <text:p>8.2041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09895445">
                <text:p>3.109895445</text:p>
              </table:table-cell>
              <table:table-cell office:value-type="float" office:value="8.53765">
                <text:p>8.537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39253804">
                <text:p>3.139253804</text:p>
              </table:table-cell>
              <table:table-cell office:value-type="float" office:value="8.515462">
                <text:p>8.5154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68337499">
                <text:p>3.168337499</text:p>
              </table:table-cell>
              <table:table-cell office:value-type="float" office:value="8.595881">
                <text:p>8.5958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97283863">
                <text:p>3.197283863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225131578">
                <text:p>3.225131578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253162402">
                <text:p>3.253162402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81422112">
                <text:p>3.281422112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10017519">
                <text:p>3.310017519</text:p>
              </table:table-cell>
              <table:table-cell office:value-type="float" office:value="8.742662">
                <text:p>8.7426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37926271">
                <text:p>3.337926271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66338571">
                <text:p>3.366338571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94995015">
                <text:p>3.394995015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23895603">
                <text:p>3.423895603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52170571">
                <text:p>3.452170571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80964346">
                <text:p>3.480964346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510002265">
                <text:p>3.510002265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39360624">
                <text:p>3.539360624</text:p>
              </table:table-cell>
              <table:table-cell office:value-type="float" office:value="8.515462">
                <text:p>8.5154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568001809">
                <text:p>3.568001809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97207576">
                <text:p>3.597207576</text:p>
              </table:table-cell>
              <table:table-cell office:value-type="float" office:value="8.559954">
                <text:p>8.5599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26672746">
                <text:p>3.626672746</text:p>
              </table:table-cell>
              <table:table-cell office:value-type="float" office:value="8.484593">
                <text:p>8.4845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56443098">
                <text:p>3.656443098</text:p>
              </table:table-cell>
              <table:table-cell office:value-type="float" office:value="8.397616">
                <text:p>8.3976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85511534">
                <text:p>3.685511534</text:p>
              </table:table-cell>
              <table:table-cell office:value-type="float" office:value="8.600394">
                <text:p>8.6003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15098777">
                <text:p>3.715098777</text:p>
              </table:table-cell>
              <table:table-cell office:value-type="float" office:value="8.449587">
                <text:p>8.4495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744945425">
                <text:p>3.744945425</text:p>
              </table:table-cell>
              <table:table-cell office:value-type="float" office:value="8.37615">
                <text:p>8.376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775066735">
                <text:p>3.775066735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04486129">
                <text:p>3.804486129</text:p>
              </table:table-cell>
              <table:table-cell office:value-type="float" office:value="8.497795">
                <text:p>8.4977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34485367">
                <text:p>3.834485367</text:p>
              </table:table-cell>
              <table:table-cell office:value-type="float" office:value="8.333546">
                <text:p>8.3335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64667712">
                <text:p>3.864667712</text:p>
              </table:table-cell>
              <table:table-cell office:value-type="float" office:value="8.282989">
                <text:p>8.2829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95185756">
                <text:p>3.895185756</text:p>
              </table:table-cell>
              <table:table-cell office:value-type="float" office:value="8.1918745">
                <text:p>8.19187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2492559">
                <text:p>3.92492559</text:p>
              </table:table-cell>
              <table:table-cell office:value-type="float" office:value="8.406234">
                <text:p>8.4062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5138454">
                <text:p>3.955138454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85534426">
                <text:p>3.985534426</text:p>
              </table:table-cell>
              <table:table-cell office:value-type="float" office:value="8.224774">
                <text:p>8.2247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16098246">
                <text:p>4.016098246</text:p>
              </table:table-cell>
              <table:table-cell office:value-type="float" office:value="8.1796055">
                <text:p>8.17960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45761785">
                <text:p>4.045761785</text:p>
              </table:table-cell>
              <table:table-cell office:value-type="float" office:value="8.4278555">
                <text:p>8.42785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75776281">
                <text:p>4.075776281</text:p>
              </table:table-cell>
              <table:table-cell office:value-type="float" office:value="8.3293085">
                <text:p>8.32930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05745001">
                <text:p>4.105745001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35698461">
                <text:p>4.135698461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64568531">
                <text:p>4.164568531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19360645">
                <text:p>4.19360645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222537556">
                <text:p>4.222537556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251422886">
                <text:p>4.251422886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279194306">
                <text:p>4.279194306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30722513">
                <text:p>4.30722513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3548484">
                <text:p>4.33548484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64064988">
                <text:p>4.364064988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91958481">
                <text:p>4.391958481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20355521">
                <text:p>4.420355521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48966186">
                <text:p>4.448966186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477943068">
                <text:p>4.477943068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506233295">
                <text:p>4.506233295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53502707">
                <text:p>4.53502707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64064989">
                <text:p>4.564064989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593423348">
                <text:p>4.593423348</text:p>
              </table:table-cell>
              <table:table-cell office:value-type="float" office:value="8.515462">
                <text:p>8.5154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62209505">
                <text:p>4.62209505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6512703">
                <text:p>4.6512703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680704953">
                <text:p>4.680704953</text:p>
              </table:table-cell>
              <table:table-cell office:value-type="float" office:value="8.49339">
                <text:p>8.493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710429529">
                <text:p>4.710429529</text:p>
              </table:table-cell>
              <table:table-cell office:value-type="float" office:value="8.410549">
                <text:p>8.4105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739467448">
                <text:p>4.739467448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769039432">
                <text:p>4.769039432</text:p>
              </table:table-cell>
              <table:table-cell office:value-type="float" office:value="8.453947">
                <text:p>8.4539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79885556">
                <text:p>4.79885556</text:p>
              </table:table-cell>
              <table:table-cell office:value-type="float" office:value="8.384724">
                <text:p>8.3847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829007387">
                <text:p>4.829007387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858457299">
                <text:p>4.858457299</text:p>
              </table:table-cell>
              <table:table-cell office:value-type="float" office:value="8.48899">
                <text:p>8.488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888456537">
                <text:p>4.888456537</text:p>
              </table:table-cell>
              <table:table-cell office:value-type="float" office:value="8.333546">
                <text:p>8.3335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918654141">
                <text:p>4.918654141</text:p>
              </table:table-cell>
              <table:table-cell office:value-type="float" office:value="8.278803">
                <text:p>8.2788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949172185">
                <text:p>4.949172185</text:p>
              </table:table-cell>
              <table:table-cell office:value-type="float" office:value="8.1918745">
                <text:p>8.19187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978912019">
                <text:p>4.978912019</text:p>
              </table:table-cell>
              <table:table-cell office:value-type="float" office:value="8.406234">
                <text:p>8.4062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009124883">
                <text:p>5.009124883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039490337">
                <text:p>5.039490337</text:p>
              </table:table-cell>
              <table:table-cell office:value-type="float" office:value="8.23304">
                <text:p>8.233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07002364">
                <text:p>5.07002364</text:p>
              </table:table-cell>
              <table:table-cell office:value-type="float" office:value="8.18778">
                <text:p>8.187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09967192">
                <text:p>5.09967192</text:p>
              </table:table-cell>
              <table:table-cell office:value-type="float" office:value="8.432193">
                <text:p>8.4321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12964064">
                <text:p>5.12964064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1595941">
                <text:p>5.1595941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18954756">
                <text:p>5.18954756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218448148">
                <text:p>5.218448148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247470808">
                <text:p>5.247470808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276386655">
                <text:p>5.276386655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305226205">
                <text:p>5.305226205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332982365">
                <text:p>5.332982365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360982669">
                <text:p>5.360982669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389227118">
                <text:p>5.389227118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417807266">
                <text:p>5.417807266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445685498">
                <text:p>5.445685498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74113056">
                <text:p>5.474113056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502754241">
                <text:p>5.502754241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531715864">
                <text:p>5.531715864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559975574">
                <text:p>5.559975574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588784607">
                <text:p>5.588784607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617807267">
                <text:p>5.617807267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647150365">
                <text:p>5.647150365</text:p>
              </table:table-cell>
              <table:table-cell office:value-type="float" office:value="8.519891">
                <text:p>8.5198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675806809">
                <text:p>5.675806809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704982059">
                <text:p>5.704982059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734401453">
                <text:p>5.734401453</text:p>
              </table:table-cell>
              <table:table-cell office:value-type="float" office:value="8.497795">
                <text:p>8.4977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764141287">
                <text:p>5.764141287</text:p>
              </table:table-cell>
              <table:table-cell office:value-type="float" office:value="8.406234">
                <text:p>8.4062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793148688">
                <text:p>5.793148688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822735931">
                <text:p>5.822735931</text:p>
              </table:table-cell>
              <table:table-cell office:value-type="float" office:value="8.449587">
                <text:p>8.4495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852567318">
                <text:p>5.852567318</text:p>
              </table:table-cell>
              <table:table-cell office:value-type="float" office:value="8.380435">
                <text:p>8.3804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82719145">
                <text:p>5.882719145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912138539">
                <text:p>5.912138539</text:p>
              </table:table-cell>
              <table:table-cell office:value-type="float" office:value="8.497795">
                <text:p>8.4977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942107259">
                <text:p>5.942107259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72289604">
                <text:p>5.972289604</text:p>
              </table:table-cell>
              <table:table-cell office:value-type="float" office:value="8.282989">
                <text:p>8.2829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002792389">
                <text:p>6.002792389</text:p>
              </table:table-cell>
              <table:table-cell office:value-type="float" office:value="8.195972">
                <text:p>8.1959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032516965">
                <text:p>6.032516965</text:p>
              </table:table-cell>
              <table:table-cell office:value-type="float" office:value="8.410549">
                <text:p>8.4105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62745088">
                <text:p>6.062745088</text:p>
              </table:table-cell>
              <table:table-cell office:value-type="float" office:value="8.270444">
                <text:p>8.2704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93080024">
                <text:p>6.093080024</text:p>
              </table:table-cell>
              <table:table-cell office:value-type="float" office:value="8.2413225">
                <text:p>8.24132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23643844">
                <text:p>6.123643844</text:p>
              </table:table-cell>
              <table:table-cell office:value-type="float" office:value="8.1796055">
                <text:p>8.17960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53322641">
                <text:p>6.153322641</text:p>
              </table:table-cell>
              <table:table-cell office:value-type="float" office:value="8.423522">
                <text:p>8.4235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18330662">
                <text:p>6.18330662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13229562">
                <text:p>6.213229562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43167762">
                <text:p>6.243167762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272037832">
                <text:p>6.272037832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01075751">
                <text:p>6.301075751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329991598">
                <text:p>6.329991598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358846408">
                <text:p>6.358846408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86663605">
                <text:p>6.386663605</text:p>
              </table:table-cell>
              <table:table-cell office:value-type="float" office:value="8.9872465">
                <text:p>8.98724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414755465">
                <text:p>6.414755465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443060951">
                <text:p>6.443060951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71686877">
                <text:p>6.471686877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499610887">
                <text:p>6.499610887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528068963">
                <text:p>6.528068963</text:p>
              </table:table-cell>
              <table:table-cell office:value-type="float" office:value="8.784852">
                <text:p>8.7848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556771183">
                <text:p>6.556771183</text:p>
              </table:table-cell>
              <table:table-cell office:value-type="float" office:value="8.710128">
                <text:p>8.7101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585763326">
                <text:p>6.585763326</text:p>
              </table:table-cell>
              <table:table-cell office:value-type="float" office:value="8.623027">
                <text:p>8.6230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614084071">
                <text:p>6.614084071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642908363">
                <text:p>6.642908363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671992058">
                <text:p>6.671992058</text:p>
              </table:table-cell>
              <table:table-cell office:value-type="float" office:value="8.595881">
                <text:p>8.5958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701365676">
                <text:p>6.701365676</text:p>
              </table:table-cell>
              <table:table-cell office:value-type="float" office:value="8.511039">
                <text:p>8.5110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730067896">
                <text:p>6.730067896</text:p>
              </table:table-cell>
              <table:table-cell office:value-type="float" office:value="8.710128">
                <text:p>8.7101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759319442">
                <text:p>6.759319442</text:p>
              </table:table-cell>
              <table:table-cell office:value-type="float" office:value="8.546556">
                <text:p>8.5465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788784612">
                <text:p>6.788784612</text:p>
              </table:table-cell>
              <table:table-cell office:value-type="float" office:value="8.484593">
                <text:p>8.4845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818539705">
                <text:p>6.818539705</text:p>
              </table:table-cell>
              <table:table-cell office:value-type="float" office:value="8.401923">
                <text:p>8.4019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84765392">
                <text:p>6.84765392</text:p>
              </table:table-cell>
              <table:table-cell office:value-type="float" office:value="8.586871">
                <text:p>8.5868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8773022">
                <text:p>6.8773022</text:p>
              </table:table-cell>
              <table:table-cell office:value-type="float" office:value="8.432193">
                <text:p>8.4321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907179365">
                <text:p>6.907179365</text:p>
              </table:table-cell>
              <table:table-cell office:value-type="float" office:value="8.367594">
                <text:p>8.3675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937346451">
                <text:p>6.937346451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966811621">
                <text:p>6.966811621</text:p>
              </table:table-cell>
              <table:table-cell office:value-type="float" office:value="8.484593">
                <text:p>8.4845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996810859">
                <text:p>6.996810859</text:p>
              </table:table-cell>
              <table:table-cell office:value-type="float" office:value="8.333546">
                <text:p>8.3335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027023723">
                <text:p>7.027023723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057557026">
                <text:p>7.057557026</text:p>
              </table:table-cell>
              <table:table-cell office:value-type="float" office:value="8.18778">
                <text:p>8.187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08729686">
                <text:p>7.08729686</text:p>
              </table:table-cell>
              <table:table-cell office:value-type="float" office:value="8.406234">
                <text:p>8.4062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1175555">
                <text:p>7.1175555</text:p>
              </table:table-cell>
              <table:table-cell office:value-type="float" office:value="8.262103">
                <text:p>8.2621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14796673">
                <text:p>7.14796673</text:p>
              </table:table-cell>
              <table:table-cell office:value-type="float" office:value="8.220647">
                <text:p>8.2206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17854581">
                <text:p>7.17854581</text:p>
              </table:table-cell>
              <table:table-cell office:value-type="float" office:value="8.175524">
                <text:p>8.1755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208224607">
                <text:p>7.208224607</text:p>
              </table:table-cell>
              <table:table-cell office:value-type="float" office:value="8.423522">
                <text:p>8.4235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238208586">
                <text:p>7.238208586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268146786">
                <text:p>7.268146786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298084986">
                <text:p>7.298084986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326955056">
                <text:p>7.326955056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355992975">
                <text:p>7.355992975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384878305">
                <text:p>7.384878305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413748375">
                <text:p>7.413748375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441458759">
                <text:p>7.441458759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469428546">
                <text:p>7.469428546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497642477">
                <text:p>7.497642477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52616159">
                <text:p>7.52616159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554009305">
                <text:p>7.554009305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582391087">
                <text:p>7.582391087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611017013">
                <text:p>7.611017013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639963377">
                <text:p>7.639963377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668207826">
                <text:p>7.668207826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697001601">
                <text:p>7.697001601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726024261">
                <text:p>7.726024261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755352101">
                <text:p>7.755352101</text:p>
              </table:table-cell>
              <table:table-cell office:value-type="float" office:value="8.524323">
                <text:p>8.5243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783993286">
                <text:p>7.783993286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813138018">
                <text:p>7.813138018</text:p>
              </table:table-cell>
              <table:table-cell office:value-type="float" office:value="8.57788">
                <text:p>8.577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842511636">
                <text:p>7.842511636</text:p>
              </table:table-cell>
              <table:table-cell office:value-type="float" office:value="8.511039">
                <text:p>8.5110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872220951">
                <text:p>7.872220951</text:p>
              </table:table-cell>
              <table:table-cell office:value-type="float" office:value="8.414869">
                <text:p>8.4148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901197833">
                <text:p>7.901197833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930739299">
                <text:p>7.930739299</text:p>
              </table:table-cell>
              <table:table-cell office:value-type="float" office:value="8.462681">
                <text:p>8.4626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960509651">
                <text:p>7.960509651</text:p>
              </table:table-cell>
              <table:table-cell office:value-type="float" office:value="8.397616">
                <text:p>8.3976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990630961">
                <text:p>7.990630961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020019838">
                <text:p>8.020019838</text:p>
              </table:table-cell>
              <table:table-cell office:value-type="float" office:value="8.506619">
                <text:p>8.5066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04994278">
                <text:p>8.04994278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080094607">
                <text:p>8.080094607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110536355">
                <text:p>8.110536355</text:p>
              </table:table-cell>
              <table:table-cell office:value-type="float" office:value="8.212406">
                <text:p>8.2124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140215152">
                <text:p>8.140215152</text:p>
              </table:table-cell>
              <table:table-cell office:value-type="float" office:value="8.423522">
                <text:p>8.4235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170382238">
                <text:p>8.170382238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200656138">
                <text:p>8.200656138</text:p>
              </table:table-cell>
              <table:table-cell office:value-type="float" office:value="8.257938">
                <text:p>8.2579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231128405">
                <text:p>8.231128405</text:p>
              </table:table-cell>
              <table:table-cell office:value-type="float" office:value="8.204181">
                <text:p>8.2041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260715648">
                <text:p>8.260715648</text:p>
              </table:table-cell>
              <table:table-cell office:value-type="float" office:value="8.449587">
                <text:p>8.4495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.290653848">
                <text:p>8.290653848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320546272">
                <text:p>8.320546272</text:p>
              </table:table-cell>
              <table:table-cell office:value-type="float" office:value="8.363323">
                <text:p>8.3633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.350469214">
                <text:p>8.350469214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379324024">
                <text:p>8.379324024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408331425">
                <text:p>8.408331425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437232013">
                <text:p>8.437232013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466071563">
                <text:p>8.466071563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.493842983">
                <text:p>8.493842983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521828029">
                <text:p>8.521828029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550057219">
                <text:p>8.550057219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578576332">
                <text:p>8.578576332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.606454564">
                <text:p>8.606454564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634851604">
                <text:p>8.634851604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663508048">
                <text:p>8.663508048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69248493">
                <text:p>8.69248493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72074464">
                <text:p>8.72074464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749538415">
                <text:p>8.749538415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778561075">
                <text:p>8.778561075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807888915">
                <text:p>8.807888915</text:p>
              </table:table-cell>
              <table:table-cell office:value-type="float" office:value="8.524323">
                <text:p>8.5243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83649958">
                <text:p>8.83649958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86567483">
                <text:p>8.86567483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895063707">
                <text:p>8.895063707</text:p>
              </table:table-cell>
              <table:table-cell office:value-type="float" office:value="8.506619">
                <text:p>8.5066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924788283">
                <text:p>8.924788283</text:p>
              </table:table-cell>
              <table:table-cell office:value-type="float" office:value="8.410549">
                <text:p>8.4105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953810943">
                <text:p>8.953810943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983352409">
                <text:p>8.983352409</text:p>
              </table:table-cell>
              <table:table-cell office:value-type="float" office:value="8.462681">
                <text:p>8.4626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013138019">
                <text:p>9.013138019</text:p>
              </table:table-cell>
              <table:table-cell office:value-type="float" office:value="8.393314">
                <text:p>8.3933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.043244069">
                <text:p>9.043244069</text:p>
              </table:table-cell>
              <table:table-cell office:value-type="float" office:value="8.303979">
                <text:p>8.3039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.072648204">
                <text:p>9.072648204</text:p>
              </table:table-cell>
              <table:table-cell office:value-type="float" office:value="8.502205">
                <text:p>8.5022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.102571146">
                <text:p>9.102571146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.132722973">
                <text:p>9.132722973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.163164721">
                <text:p>9.163164721</text:p>
              </table:table-cell>
              <table:table-cell office:value-type="float" office:value="8.212406">
                <text:p>8.2124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.192813001">
                <text:p>9.192813001</text:p>
              </table:table-cell>
              <table:table-cell office:value-type="float" office:value="8.432193">
                <text:p>8.4321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222995346">
                <text:p>9.222995346</text:p>
              </table:table-cell>
              <table:table-cell office:value-type="float" office:value="8.282989">
                <text:p>8.2829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.253299763">
                <text:p>9.253299763</text:p>
              </table:table-cell>
              <table:table-cell office:value-type="float" office:value="8.249622">
                <text:p>8.2496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.283833066">
                <text:p>9.283833066</text:p>
              </table:table-cell>
              <table:table-cell office:value-type="float" office:value="8.18778">
                <text:p>8.187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.313435569">
                <text:p>9.313435569</text:p>
              </table:table-cell>
              <table:table-cell office:value-type="float" office:value="8.445231">
                <text:p>8.4452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.343389029">
                <text:p>9.343389029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.373296712">
                <text:p>9.373296712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.403204395">
                <text:p>9.403204395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.43199817">
                <text:p>9.43199817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.461066606">
                <text:p>9.461066606</text:p>
              </table:table-cell>
              <table:table-cell office:value-type="float" office:value="8.600394">
                <text:p>8.6003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.49033341">
                <text:p>9.49033341</text:p>
              </table:table-cell>
              <table:table-cell office:value-type="float" office:value="8.542101">
                <text:p>8.5421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519951172">
                <text:p>9.519951172</text:p>
              </table:table-cell>
              <table:table-cell office:value-type="float" office:value="8.440881">
                <text:p>8.4408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548897536">
                <text:p>9.548897536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578377967">
                <text:p>9.578377967</text:p>
              </table:table-cell>
              <table:table-cell office:value-type="float" office:value="8.480201">
                <text:p>8.4802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608117801">
                <text:p>9.608117801</text:p>
              </table:table-cell>
              <table:table-cell office:value-type="float" office:value="8.406234">
                <text:p>8.4062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638193332">
                <text:p>9.638193332</text:p>
              </table:table-cell>
              <table:table-cell office:value-type="float" office:value="8.312406">
                <text:p>8.3124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66756695">
                <text:p>9.66756695</text:p>
              </table:table-cell>
              <table:table-cell office:value-type="float" office:value="8.511039">
                <text:p>8.5110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697474633">
                <text:p>9.697474633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727611201">
                <text:p>9.727611201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758098727">
                <text:p>9.758098727</text:p>
              </table:table-cell>
              <table:table-cell office:value-type="float" office:value="8.200074">
                <text:p>8.2000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787884337">
                <text:p>9.787884337</text:p>
              </table:table-cell>
              <table:table-cell office:value-type="float" office:value="8.393314">
                <text:p>8.3933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818219273">
                <text:p>9.818219273</text:p>
              </table:table-cell>
              <table:table-cell office:value-type="float" office:value="8.2413225">
                <text:p>8.24132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848813613">
                <text:p>9.848813613</text:p>
              </table:table-cell>
              <table:table-cell office:value-type="float" office:value="8.171447">
                <text:p>8.1714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87975891">
                <text:p>9.87975891</text:p>
              </table:table-cell>
              <table:table-cell office:value-type="float" office:value="8.078773">
                <text:p>8.0787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909971774">
                <text:p>9.909971774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940749221">
                <text:p>9.940749221</text:p>
              </table:table-cell>
              <table:table-cell office:value-type="float" office:value="8.122831">
                <text:p>8.1228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971770812">
                <text:p>9.971770812</text:p>
              </table:table-cell>
              <table:table-cell office:value-type="float" office:value="8.058904">
                <text:p>8.0589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003112842">
                <text:p>10.003112842</text:p>
              </table:table-cell>
              <table:table-cell office:value-type="float" office:value="7.9765096">
                <text:p>7.97650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033737699">
                <text:p>10.033737699</text:p>
              </table:table-cell>
              <table:table-cell office:value-type="float" office:value="8.163303">
                <text:p>8.1633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064866104">
                <text:p>10.064866104</text:p>
              </table:table-cell>
              <table:table-cell office:value-type="float" office:value="8.03125">
                <text:p>8.03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.096223394">
                <text:p>10.096223394</text:p>
              </table:table-cell>
              <table:table-cell office:value-type="float" office:value="7.972628">
                <text:p>7.9726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127870607">
                <text:p>10.127870607</text:p>
              </table:table-cell>
              <table:table-cell office:value-type="float" office:value="7.89959">
                <text:p>7.899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.158663313">
                <text:p>10.158663313</text:p>
              </table:table-cell>
              <table:table-cell office:value-type="float" office:value="8.118806">
                <text:p>8.1188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.189898531">
                <text:p>10.189898531</text:p>
              </table:table-cell>
              <table:table-cell office:value-type="float" office:value="8.003786">
                <text:p>8.0037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.221271081">
                <text:p>10.221271081</text:p>
              </table:table-cell>
              <table:table-cell office:value-type="float" office:value="7.968749">
                <text:p>7.9687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.252750443">
                <text:p>10.252750443</text:p>
              </table:table-cell>
              <table:table-cell office:value-type="float" office:value="7.941711">
                <text:p>7.9417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.283192191">
                <text:p>10.283192191</text:p>
              </table:table-cell>
              <table:table-cell office:value-type="float" office:value="8.212406">
                <text:p>8.2124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.313878083">
                <text:p>10.313878083</text:p>
              </table:table-cell>
              <table:table-cell office:value-type="float" office:value="8.147066">
                <text:p>8.1470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.344426644">
                <text:p>10.344426644</text:p>
              </table:table-cell>
              <table:table-cell office:value-type="float" office:value="8.183691">
                <text:p>8.1836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.374883653">
                <text:p>10.374883653</text:p>
              </table:table-cell>
              <table:table-cell office:value-type="float" office:value="8.208291">
                <text:p>8.2082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.404104679">
                <text:p>10.404104679</text:p>
              </table:table-cell>
              <table:table-cell office:value-type="float" office:value="8.555484">
                <text:p>8.5554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433463038">
                <text:p>10.433463038</text:p>
              </table:table-cell>
              <table:table-cell office:value-type="float" office:value="8.515462">
                <text:p>8.5154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4630808">
                <text:p>10.4630808</text:p>
              </table:table-cell>
              <table:table-cell office:value-type="float" office:value="8.440881">
                <text:p>8.4408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49303426">
                <text:p>10.49303426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522270547">
                <text:p>10.522270547</text:p>
              </table:table-cell>
              <table:table-cell office:value-type="float" office:value="8.551018">
                <text:p>8.5510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552056157">
                <text:p>10.552056157</text:p>
              </table:table-cell>
              <table:table-cell office:value-type="float" office:value="8.393314">
                <text:p>8.3933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582131688">
                <text:p>10.582131688</text:p>
              </table:table-cell>
              <table:table-cell office:value-type="float" office:value="8.312406">
                <text:p>8.3124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612497142">
                <text:p>10.612497142</text:p>
              </table:table-cell>
              <table:table-cell office:value-type="float" office:value="8.23304">
                <text:p>8.233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642175939">
                <text:p>10.642175939</text:p>
              </table:table-cell>
              <table:table-cell office:value-type="float" office:value="8.423522">
                <text:p>8.4235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672434579">
                <text:p>10.672434579</text:p>
              </table:table-cell>
              <table:table-cell office:value-type="float" office:value="8.262103">
                <text:p>8.2621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702922105">
                <text:p>10.702922105</text:p>
              </table:table-cell>
              <table:table-cell office:value-type="float" office:value="8.200074">
                <text:p>8.2000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733714811">
                <text:p>10.733714811</text:p>
              </table:table-cell>
              <table:table-cell office:value-type="float" office:value="8.118806">
                <text:p>8.1188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763836121">
                <text:p>10.763836121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794506755">
                <text:p>10.794506755</text:p>
              </table:table-cell>
              <table:table-cell office:value-type="float" office:value="8.151119">
                <text:p>8.1511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825421533">
                <text:p>10.825421533</text:p>
              </table:table-cell>
              <table:table-cell office:value-type="float" office:value="8.086747">
                <text:p>8.0867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856702527">
                <text:p>10.856702527</text:p>
              </table:table-cell>
              <table:table-cell office:value-type="float" office:value="7.992073">
                <text:p>7.9920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88723583">
                <text:p>10.88723583</text:p>
              </table:table-cell>
              <table:table-cell office:value-type="float" office:value="8.18778">
                <text:p>8.187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918379493">
                <text:p>10.918379493</text:p>
              </table:table-cell>
              <table:table-cell office:value-type="float" office:value="8.027315">
                <text:p>8.0273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949752043">
                <text:p>10.949752043</text:p>
              </table:table-cell>
              <table:table-cell office:value-type="float" office:value="7.968749">
                <text:p>7.9687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981490809">
                <text:p>10.981490809</text:p>
              </table:table-cell>
              <table:table-cell office:value-type="float" office:value="7.876803">
                <text:p>7.8768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.012436106">
                <text:p>11.012436106</text:p>
              </table:table-cell>
              <table:table-cell office:value-type="float" office:value="8.078773">
                <text:p>8.0787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043945986">
                <text:p>11.043945986</text:p>
              </table:table-cell>
              <table:table-cell office:value-type="float" office:value="7.934019">
                <text:p>7.9340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.075684752">
                <text:p>11.075684752</text:p>
              </table:table-cell>
              <table:table-cell office:value-type="float" office:value="7.876803">
                <text:p>7.8768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107682922">
                <text:p>11.107682922</text:p>
              </table:table-cell>
              <table:table-cell office:value-type="float" office:value="7.8129473">
                <text:p>7.81294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.138841844">
                <text:p>11.138841844</text:p>
              </table:table-cell>
              <table:table-cell office:value-type="float" office:value="8.023384">
                <text:p>8.0233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.170412759">
                <text:p>11.170412759</text:p>
              </table:table-cell>
              <table:table-cell office:value-type="float" office:value="7.9186807">
                <text:p>7.91868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.202075229">
                <text:p>11.202075229</text:p>
              </table:table-cell>
              <table:table-cell office:value-type="float" office:value="7.895783">
                <text:p>7.8957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233798736">
                <text:p>11.233798736</text:p>
              </table:table-cell>
              <table:table-cell office:value-type="float" office:value="7.8805914">
                <text:p>7.88059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26446937">
                <text:p>11.26446937</text:p>
              </table:table-cell>
              <table:table-cell office:value-type="float" office:value="8.151119">
                <text:p>8.1511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29535363">
                <text:p>11.29535363</text:p>
              </table:table-cell>
              <table:table-cell office:value-type="float" office:value="8.094738">
                <text:p>8.0947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3260853">
                <text:p>11.3260853</text:p>
              </table:table-cell>
              <table:table-cell office:value-type="float" office:value="8.134931">
                <text:p>8.1349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35666438">
                <text:p>11.35666438</text:p>
              </table:table-cell>
              <table:table-cell office:value-type="float" office:value="8.175524">
                <text:p>8.1755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386053257">
                <text:p>11.386053257</text:p>
              </table:table-cell>
              <table:table-cell office:value-type="float" office:value="8.506619">
                <text:p>8.5066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415442134">
                <text:p>11.415442134</text:p>
              </table:table-cell>
              <table:table-cell office:value-type="float" office:value="8.506619">
                <text:p>8.5066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444617384">
                <text:p>11.444617384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473640044">
                <text:p>11.473640044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5014725">
                <text:p>11.5014725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529488065">
                <text:p>11.529488065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557778292">
                <text:p>11.557778292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586343181">
                <text:p>11.586343181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614236674">
                <text:p>11.614236674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642679491">
                <text:p>11.642679491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671335935">
                <text:p>11.671335935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700297558">
                <text:p>11.700297558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728557268">
                <text:p>11.728557268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757335784">
                <text:p>11.757335784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786373703">
                <text:p>11.786373703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815747321">
                <text:p>11.815747321</text:p>
              </table:table-cell>
              <table:table-cell office:value-type="float" office:value="8.511039">
                <text:p>8.5110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844403765">
                <text:p>11.844403765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873594274">
                <text:p>11.873594274</text:p>
              </table:table-cell>
              <table:table-cell office:value-type="float" office:value="8.564428">
                <text:p>8.5644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903044186">
                <text:p>11.903044186</text:p>
              </table:table-cell>
              <table:table-cell office:value-type="float" office:value="8.48899">
                <text:p>8.488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932753501">
                <text:p>11.932753501</text:p>
              </table:table-cell>
              <table:table-cell office:value-type="float" office:value="8.414869">
                <text:p>8.4148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961776161">
                <text:p>11.961776161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991363404">
                <text:p>11.991363404</text:p>
              </table:table-cell>
              <table:table-cell office:value-type="float" office:value="8.449587">
                <text:p>8.44958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.021164274">
                <text:p>12.021164274</text:p>
              </table:table-cell>
              <table:table-cell office:value-type="float" office:value="8.389017">
                <text:p>8.3890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.051300842">
                <text:p>12.051300842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.080720236">
                <text:p>12.080720236</text:p>
              </table:table-cell>
              <table:table-cell office:value-type="float" office:value="8.497795">
                <text:p>8.4977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.110673696">
                <text:p>12.110673696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.140840782">
                <text:p>12.140840782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.171313049">
                <text:p>12.171313049</text:p>
              </table:table-cell>
              <table:table-cell office:value-type="float" office:value="8.204181">
                <text:p>8.2041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.201007105">
                <text:p>12.201007105</text:p>
              </table:table-cell>
              <table:table-cell office:value-type="float" office:value="8.419193">
                <text:p>8.4191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.231219969">
                <text:p>12.231219969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261570164">
                <text:p>12.261570164</text:p>
              </table:table-cell>
              <table:table-cell office:value-type="float" office:value="8.237179">
                <text:p>8.2371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292118725">
                <text:p>12.292118725</text:p>
              </table:table-cell>
              <table:table-cell office:value-type="float" office:value="8.183691">
                <text:p>8.1836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.321736487">
                <text:p>12.321736487</text:p>
              </table:table-cell>
              <table:table-cell office:value-type="float" office:value="8.440881">
                <text:p>8.44088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351705207">
                <text:p>12.351705207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381628149">
                <text:p>12.381628149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411535832">
                <text:p>12.411535832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440405902">
                <text:p>12.440405902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469428562">
                <text:p>12.469428562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498268112">
                <text:p>12.498268112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527122922">
                <text:p>12.527122922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554879082">
                <text:p>12.554879082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582909906">
                <text:p>12.582909906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611154355">
                <text:p>12.611154355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639719244">
                <text:p>12.639719244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667597476">
                <text:p>12.667597476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696009776">
                <text:p>12.696009776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724635702">
                <text:p>12.724635702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753597325">
                <text:p>12.753597325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781857035">
                <text:p>12.781857035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810635551">
                <text:p>12.810635551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839642952">
                <text:p>12.839642952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86898605">
                <text:p>12.86898605</text:p>
              </table:table-cell>
              <table:table-cell office:value-type="float" office:value="8.519891">
                <text:p>8.5198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897611976">
                <text:p>12.897611976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926756708">
                <text:p>12.926756708</text:p>
              </table:table-cell>
              <table:table-cell office:value-type="float" office:value="8.57788">
                <text:p>8.577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956145585">
                <text:p>12.956145585</text:p>
              </table:table-cell>
              <table:table-cell office:value-type="float" office:value="8.506619">
                <text:p>8.5066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985885419">
                <text:p>12.985885419</text:p>
              </table:table-cell>
              <table:table-cell office:value-type="float" office:value="8.406234">
                <text:p>8.4062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.01489282">
                <text:p>13.01489282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.044464804">
                <text:p>13.044464804</text:p>
              </table:table-cell>
              <table:table-cell office:value-type="float" office:value="8.453947">
                <text:p>8.4539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.074235156">
                <text:p>13.074235156</text:p>
              </table:table-cell>
              <table:table-cell office:value-type="float" office:value="8.397616">
                <text:p>8.3976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.104325948">
                <text:p>13.104325948</text:p>
              </table:table-cell>
              <table:table-cell office:value-type="float" office:value="8.308189">
                <text:p>8.3081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.133745342">
                <text:p>13.133745342</text:p>
              </table:table-cell>
              <table:table-cell office:value-type="float" office:value="8.497795">
                <text:p>8.4977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.163683542">
                <text:p>13.163683542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.193850628">
                <text:p>13.193850628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.224307637">
                <text:p>13.224307637</text:p>
              </table:table-cell>
              <table:table-cell office:value-type="float" office:value="8.208291">
                <text:p>8.2082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254016952">
                <text:p>13.254016952</text:p>
              </table:table-cell>
              <table:table-cell office:value-type="float" office:value="8.414869">
                <text:p>8.4148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284214556">
                <text:p>13.284214556</text:p>
              </table:table-cell>
              <table:table-cell office:value-type="float" office:value="8.278803">
                <text:p>8.2788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314534232">
                <text:p>13.314534232</text:p>
              </table:table-cell>
              <table:table-cell office:value-type="float" office:value="8.245471">
                <text:p>8.2454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.345052276">
                <text:p>13.345052276</text:p>
              </table:table-cell>
              <table:table-cell office:value-type="float" office:value="8.1918745">
                <text:p>8.19187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.374685297">
                <text:p>13.374685297</text:p>
              </table:table-cell>
              <table:table-cell office:value-type="float" office:value="8.436535">
                <text:p>8.4365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404638757">
                <text:p>13.404638757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.434561699">
                <text:p>13.434561699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464484641">
                <text:p>13.464484641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493339451">
                <text:p>13.493339451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522331594">
                <text:p>13.522331594</text:p>
              </table:table-cell>
              <table:table-cell office:value-type="float" office:value="8.623027">
                <text:p>8.6230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551216924">
                <text:p>13.551216924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580041216">
                <text:p>13.580041216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6077516">
                <text:p>13.6077516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635751904">
                <text:p>13.635751904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663965835">
                <text:p>13.663965835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692500206">
                <text:p>13.692500206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720347921">
                <text:p>13.720347921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748714442">
                <text:p>13.748714442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777340368">
                <text:p>13.777340368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806286732">
                <text:p>13.806286732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834546442">
                <text:p>13.834546442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863324958">
                <text:p>13.863324958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892332359">
                <text:p>13.892332359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921629681">
                <text:p>13.921629681</text:p>
              </table:table-cell>
              <table:table-cell office:value-type="float" office:value="8.533203">
                <text:p>8.5332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950225088">
                <text:p>13.950225088</text:p>
              </table:table-cell>
              <table:table-cell office:value-type="float" office:value="8.742662">
                <text:p>8.7426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.97936982">
                <text:p>13.97936982</text:p>
              </table:table-cell>
              <table:table-cell office:value-type="float" office:value="8.57788">
                <text:p>8.577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.008758697">
                <text:p>14.008758697</text:p>
              </table:table-cell>
              <table:table-cell office:value-type="float" office:value="8.506619">
                <text:p>8.5066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.038468012">
                <text:p>14.038468012</text:p>
              </table:table-cell>
              <table:table-cell office:value-type="float" office:value="8.414869">
                <text:p>8.4148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.067490672">
                <text:p>14.067490672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.097062656">
                <text:p>14.097062656</text:p>
              </table:table-cell>
              <table:table-cell office:value-type="float" office:value="8.453947">
                <text:p>8.4539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.126833008">
                <text:p>14.126833008</text:p>
              </table:table-cell>
              <table:table-cell office:value-type="float" office:value="8.397616">
                <text:p>8.3976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.156954318">
                <text:p>14.156954318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.186327936">
                <text:p>14.186327936</text:p>
              </table:table-cell>
              <table:table-cell office:value-type="float" office:value="8.511039">
                <text:p>8.5110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.216250878">
                <text:p>14.216250878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.246372188">
                <text:p>14.246372188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.276829197">
                <text:p>14.276829197</text:p>
              </table:table-cell>
              <table:table-cell office:value-type="float" office:value="8.208291">
                <text:p>8.2082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.306507994">
                <text:p>14.306507994</text:p>
              </table:table-cell>
              <table:table-cell office:value-type="float" office:value="8.423522">
                <text:p>8.4235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.336690339">
                <text:p>14.336690339</text:p>
              </table:table-cell>
              <table:table-cell office:value-type="float" office:value="8.282989">
                <text:p>8.2829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.367025275">
                <text:p>14.367025275</text:p>
              </table:table-cell>
              <table:table-cell office:value-type="float" office:value="8.2413225">
                <text:p>8.24132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.397543319">
                <text:p>14.397543319</text:p>
              </table:table-cell>
              <table:table-cell office:value-type="float" office:value="8.1918745">
                <text:p>8.19187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.42717634">
                <text:p>14.42717634</text:p>
              </table:table-cell>
              <table:table-cell office:value-type="float" office:value="8.436535">
                <text:p>8.4365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.45714506">
                <text:p>14.45714506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487068002">
                <text:p>14.487068002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517006202">
                <text:p>14.517006202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545845752">
                <text:p>14.545845752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574914188">
                <text:p>14.574914188</text:p>
              </table:table-cell>
              <table:table-cell office:value-type="float" office:value="8.600394">
                <text:p>8.6003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.604242028">
                <text:p>14.604242028</text:p>
              </table:table-cell>
              <table:table-cell office:value-type="float" office:value="8.524323">
                <text:p>8.5243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.63385979">
                <text:p>14.63385979</text:p>
              </table:table-cell>
              <table:table-cell office:value-type="float" office:value="8.440881">
                <text:p>8.44088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.662806154">
                <text:p>14.662806154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692301844">
                <text:p>14.692301844</text:p>
              </table:table-cell>
              <table:table-cell office:value-type="float" office:value="8.475814">
                <text:p>8.4758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.722072196">
                <text:p>14.722072196</text:p>
              </table:table-cell>
              <table:table-cell office:value-type="float" office:value="8.397616">
                <text:p>8.3976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.752178246">
                <text:p>14.752178246</text:p>
              </table:table-cell>
              <table:table-cell office:value-type="float" office:value="8.303979">
                <text:p>8.3039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781551864">
                <text:p>14.781551864</text:p>
              </table:table-cell>
              <table:table-cell office:value-type="float" office:value="8.511039">
                <text:p>8.5110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811505324">
                <text:p>14.811505324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.84167241">
                <text:p>14.84167241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.872190454">
                <text:p>14.872190454</text:p>
              </table:table-cell>
              <table:table-cell office:value-type="float" office:value="8.1918745">
                <text:p>8.19187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.901960806">
                <text:p>14.901960806</text:p>
              </table:table-cell>
              <table:table-cell office:value-type="float" office:value="8.397616">
                <text:p>8.3976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.93232626">
                <text:p>14.93232626</text:p>
              </table:table-cell>
              <table:table-cell office:value-type="float" office:value="8.23304">
                <text:p>8.233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.962935858">
                <text:p>14.962935858</text:p>
              </table:table-cell>
              <table:table-cell office:value-type="float" office:value="8.167373">
                <text:p>8.16737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.993865895">
                <text:p>14.993865895</text:p>
              </table:table-cell>
              <table:table-cell office:value-type="float" office:value="8.082758">
                <text:p>8.0827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.024094018">
                <text:p>15.024094018</text:p>
              </table:table-cell>
              <table:table-cell office:value-type="float" office:value="8.270444">
                <text:p>8.2704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.054917243">
                <text:p>15.054917243</text:p>
              </table:table-cell>
              <table:table-cell office:value-type="float" office:value="8.110767">
                <text:p>8.1107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085954093">
                <text:p>15.085954093</text:p>
              </table:table-cell>
              <table:table-cell office:value-type="float" office:value="8.054941">
                <text:p>8.0549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117357163">
                <text:p>15.117357163</text:p>
              </table:table-cell>
              <table:table-cell office:value-type="float" office:value="7.961005">
                <text:p>7.9610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147997279">
                <text:p>15.147997279</text:p>
              </table:table-cell>
              <table:table-cell office:value-type="float" office:value="8.159238">
                <text:p>8.1592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17917146">
                <text:p>15.17917146</text:p>
              </table:table-cell>
              <table:table-cell office:value-type="float" office:value="8.019457">
                <text:p>8.0194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.210589787">
                <text:p>15.210589787</text:p>
              </table:table-cell>
              <table:table-cell office:value-type="float" office:value="7.957139">
                <text:p>7.9571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242267517">
                <text:p>15.242267517</text:p>
              </table:table-cell>
              <table:table-cell office:value-type="float" office:value="7.8919797">
                <text:p>7.89197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273106001">
                <text:p>15.273106001</text:p>
              </table:table-cell>
              <table:table-cell office:value-type="float" office:value="8.106753">
                <text:p>8.1067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.304432771">
                <text:p>15.304432771</text:p>
              </table:table-cell>
              <table:table-cell office:value-type="float" office:value="7.980395">
                <text:p>7.9803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.335835841">
                <text:p>15.335835841</text:p>
              </table:table-cell>
              <table:table-cell office:value-type="float" office:value="7.961005">
                <text:p>7.9610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367360981">
                <text:p>15.367360981</text:p>
              </table:table-cell>
              <table:table-cell office:value-type="float" office:value="7.930179">
                <text:p>7.9301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397879025">
                <text:p>15.397879025</text:p>
              </table:table-cell>
              <table:table-cell office:value-type="float" office:value="8.1918745">
                <text:p>8.19187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428595437">
                <text:p>15.428595437</text:p>
              </table:table-cell>
              <table:table-cell office:value-type="float" office:value="8.138971">
                <text:p>8.1389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459189777">
                <text:p>15.459189777</text:p>
              </table:table-cell>
              <table:table-cell office:value-type="float" office:value="8.171447">
                <text:p>8.1714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489707821">
                <text:p>15.489707821</text:p>
              </table:table-cell>
              <table:table-cell office:value-type="float" office:value="8.1918745">
                <text:p>8.19187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519035661">
                <text:p>15.519035661</text:p>
              </table:table-cell>
              <table:table-cell office:value-type="float" office:value="8.524323">
                <text:p>8.5243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548409279">
                <text:p>15.548409279</text:p>
              </table:table-cell>
              <table:table-cell office:value-type="float" office:value="8.511039">
                <text:p>8.5110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577538752">
                <text:p>15.577538752</text:p>
              </table:table-cell>
              <table:table-cell office:value-type="float" office:value="8.582373">
                <text:p>8.5823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606561412">
                <text:p>15.606561412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634439644">
                <text:p>15.634439644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662500985">
                <text:p>15.662500985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690806471">
                <text:p>15.690806471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719401878">
                <text:p>15.719401878</text:p>
              </table:table-cell>
              <table:table-cell office:value-type="float" office:value="8.742662">
                <text:p>8.7426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74731063">
                <text:p>15.74731063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.775753447">
                <text:p>15.775753447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.804409891">
                <text:p>15.804409891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.833402034">
                <text:p>15.833402034</text:p>
              </table:table-cell>
              <table:table-cell office:value-type="float" office:value="8.623027">
                <text:p>8.6230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.86170752">
                <text:p>15.86170752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.890516553">
                <text:p>15.890516553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.919569731">
                <text:p>15.919569731</text:p>
              </table:table-cell>
              <table:table-cell office:value-type="float" office:value="8.604911">
                <text:p>8.6049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.948958608">
                <text:p>15.948958608</text:p>
              </table:table-cell>
              <table:table-cell office:value-type="float" office:value="8.506619">
                <text:p>8.5066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.977645569">
                <text:p>15.977645569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006836078">
                <text:p>16.006836078</text:p>
              </table:table-cell>
              <table:table-cell office:value-type="float" office:value="8.564428">
                <text:p>8.5644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036316509">
                <text:p>16.036316509</text:p>
              </table:table-cell>
              <table:table-cell office:value-type="float" office:value="8.480201">
                <text:p>8.4802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066102119">
                <text:p>16.066102119</text:p>
              </table:table-cell>
              <table:table-cell office:value-type="float" office:value="8.393314">
                <text:p>8.3933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095140038">
                <text:p>16.095140038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124742541">
                <text:p>16.124742541</text:p>
              </table:table-cell>
              <table:table-cell office:value-type="float" office:value="8.445231">
                <text:p>8.4452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154604448">
                <text:p>16.154604448</text:p>
              </table:table-cell>
              <table:table-cell office:value-type="float" office:value="8.37187">
                <text:p>8.371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184771534">
                <text:p>16.184771534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214221446">
                <text:p>16.214221446</text:p>
              </table:table-cell>
              <table:table-cell office:value-type="float" office:value="8.48899">
                <text:p>8.488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244190166">
                <text:p>16.244190166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274372511">
                <text:p>16.274372511</text:p>
              </table:table-cell>
              <table:table-cell office:value-type="float" office:value="8.282989">
                <text:p>8.2829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304860037">
                <text:p>16.304860037</text:p>
              </table:table-cell>
              <table:table-cell office:value-type="float" office:value="8.200074">
                <text:p>8.20007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33461513">
                <text:p>16.33461513</text:p>
              </table:table-cell>
              <table:table-cell office:value-type="float" office:value="8.401923">
                <text:p>8.4019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36487377">
                <text:p>16.36487377</text:p>
              </table:table-cell>
              <table:table-cell office:value-type="float" office:value="8.262103">
                <text:p>8.2621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395254483">
                <text:p>16.395254483</text:p>
              </table:table-cell>
              <table:table-cell office:value-type="float" office:value="8.228905">
                <text:p>8.2289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425848823">
                <text:p>16.425848823</text:p>
              </table:table-cell>
              <table:table-cell office:value-type="float" office:value="8.171447">
                <text:p>8.1714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45552762">
                <text:p>16.45552762</text:p>
              </table:table-cell>
              <table:table-cell office:value-type="float" office:value="8.423522">
                <text:p>8.4235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485526858">
                <text:p>16.485526858</text:p>
              </table:table-cell>
              <table:table-cell office:value-type="float" office:value="8.333546">
                <text:p>8.33354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5154498">
                <text:p>16.5154498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545372742">
                <text:p>16.545372742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574258072">
                <text:p>16.574258072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603280732">
                <text:p>16.603280732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632196579">
                <text:p>16.632196579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.661097167">
                <text:p>16.661097167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.688868587">
                <text:p>16.688868587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716899411">
                <text:p>16.716899411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.745159121">
                <text:p>16.745159121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.773708751">
                <text:p>16.773708751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.801586983">
                <text:p>16.801586983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.829999283">
                <text:p>16.829999283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.858609948">
                <text:p>16.858609948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.887541054">
                <text:p>16.887541054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.915816022">
                <text:p>16.915816022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.944594538">
                <text:p>16.944594538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.973632457">
                <text:p>16.973632457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003006075">
                <text:p>17.003006075</text:p>
              </table:table-cell>
              <table:table-cell office:value-type="float" office:value="8.511039">
                <text:p>8.51103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031662519">
                <text:p>17.031662519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060853028">
                <text:p>17.060853028</text:p>
              </table:table-cell>
              <table:table-cell office:value-type="float" office:value="8.564428">
                <text:p>8.56442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090287681">
                <text:p>17.090287681</text:p>
              </table:table-cell>
              <table:table-cell office:value-type="float" office:value="8.49339">
                <text:p>8.4933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120027515">
                <text:p>17.120027515</text:p>
              </table:table-cell>
              <table:table-cell office:value-type="float" office:value="8.406234">
                <text:p>8.4062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149065434">
                <text:p>17.149065434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1786069">
                <text:p>17.1786069</text:p>
              </table:table-cell>
              <table:table-cell office:value-type="float" office:value="8.462681">
                <text:p>8.4626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20840777">
                <text:p>17.20840777</text:p>
              </table:table-cell>
              <table:table-cell office:value-type="float" office:value="8.389017">
                <text:p>8.3890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238544338">
                <text:p>17.238544338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267948473">
                <text:p>17.267948473</text:p>
              </table:table-cell>
              <table:table-cell office:value-type="float" office:value="8.502205">
                <text:p>8.5022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297901933">
                <text:p>17.297901933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328069019">
                <text:p>17.328069019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358556545">
                <text:p>17.358556545</text:p>
              </table:table-cell>
              <table:table-cell office:value-type="float" office:value="8.200074">
                <text:p>8.20007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388250601">
                <text:p>17.388250601</text:p>
              </table:table-cell>
              <table:table-cell office:value-type="float" office:value="8.419193">
                <text:p>8.4191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418402428">
                <text:p>17.418402428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448752623">
                <text:p>17.448752623</text:p>
              </table:table-cell>
              <table:table-cell office:value-type="float" office:value="8.237179">
                <text:p>8.23717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479285926">
                <text:p>17.479285926</text:p>
              </table:table-cell>
              <table:table-cell office:value-type="float" office:value="8.18778">
                <text:p>8.187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508934206">
                <text:p>17.508934206</text:p>
              </table:table-cell>
              <table:table-cell office:value-type="float" office:value="8.432193">
                <text:p>8.43219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.538918185">
                <text:p>17.538918185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.568856385">
                <text:p>17.568856385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.598809845">
                <text:p>17.598809845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.627695175">
                <text:p>17.627695175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.656702576">
                <text:p>17.656702576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.685587906">
                <text:p>17.685587906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.714473236">
                <text:p>17.714473236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.742229396">
                <text:p>17.742229396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.77026022">
                <text:p>17.77026022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.798504669">
                <text:p>17.798504669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.827084817">
                <text:p>17.827084817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.854963049">
                <text:p>17.854963049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.883375349">
                <text:p>17.883375349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.912031793">
                <text:p>17.912031793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.940978157">
                <text:p>17.940978157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.969222606">
                <text:p>17.969222606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.998016381">
                <text:p>17.998016381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027023782">
                <text:p>18.027023782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05636688">
                <text:p>18.05636688</text:p>
              </table:table-cell>
              <table:table-cell office:value-type="float" office:value="8.519891">
                <text:p>8.5198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084992806">
                <text:p>18.084992806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114183315">
                <text:p>18.114183315</text:p>
              </table:table-cell>
              <table:table-cell office:value-type="float" office:value="8.564428">
                <text:p>8.5644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143602709">
                <text:p>18.143602709</text:p>
              </table:table-cell>
              <table:table-cell office:value-type="float" office:value="8.497795">
                <text:p>8.49779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173327285">
                <text:p>18.173327285</text:p>
              </table:table-cell>
              <table:table-cell office:value-type="float" office:value="8.410549">
                <text:p>8.41054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202380463">
                <text:p>18.202380463</text:p>
              </table:table-cell>
              <table:table-cell office:value-type="float" office:value="8.604911">
                <text:p>8.6049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231967706">
                <text:p>18.231967706</text:p>
              </table:table-cell>
              <table:table-cell office:value-type="float" office:value="8.449587">
                <text:p>8.44958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261783834">
                <text:p>18.261783834</text:p>
              </table:table-cell>
              <table:table-cell office:value-type="float" office:value="8.384724">
                <text:p>8.3847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291905144">
                <text:p>18.291905144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321324538">
                <text:p>18.321324538</text:p>
              </table:table-cell>
              <table:table-cell office:value-type="float" office:value="8.497795">
                <text:p>8.4977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.35124748">
                <text:p>18.35124748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.381384048">
                <text:p>18.381384048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.411810538">
                <text:p>18.411810538</text:p>
              </table:table-cell>
              <table:table-cell office:value-type="float" office:value="8.216524">
                <text:p>8.2165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8.441504594">
                <text:p>18.441504594</text:p>
              </table:table-cell>
              <table:table-cell office:value-type="float" office:value="8.419193">
                <text:p>8.4191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.471686939">
                <text:p>18.471686939</text:p>
              </table:table-cell>
              <table:table-cell office:value-type="float" office:value="8.282989">
                <text:p>8.2829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8.502037134">
                <text:p>18.502037134</text:p>
              </table:table-cell>
              <table:table-cell office:value-type="float" office:value="8.237179">
                <text:p>8.2371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.532570437">
                <text:p>18.532570437</text:p>
              </table:table-cell>
              <table:table-cell office:value-type="float" office:value="8.18778">
                <text:p>8.1877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.562218717">
                <text:p>18.562218717</text:p>
              </table:table-cell>
              <table:table-cell office:value-type="float" office:value="8.432193">
                <text:p>8.43219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.592187437">
                <text:p>18.592187437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.622110379">
                <text:p>18.622110379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8.652018062">
                <text:p>18.652018062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.680872872">
                <text:p>18.680872872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.709849754">
                <text:p>18.709849754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.738704564">
                <text:p>18.738704564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.767513597">
                <text:p>18.767513597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.795269757">
                <text:p>18.795269757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.823285322">
                <text:p>18.823285322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.851514512">
                <text:p>18.851514512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.880079401">
                <text:p>18.880079401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.907911857">
                <text:p>18.907911857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.936308897">
                <text:p>18.936308897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.964919562">
                <text:p>18.964919562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.993865926">
                <text:p>18.993865926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.022095116">
                <text:p>19.022095116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.050858373">
                <text:p>19.050858373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.079819996">
                <text:p>19.079819996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.109147836">
                <text:p>19.109147836</text:p>
              </table:table-cell>
              <table:table-cell office:value-type="float" office:value="8.524323">
                <text:p>8.52432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137773762">
                <text:p>19.137773762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.166949012">
                <text:p>19.166949012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.196353147">
                <text:p>19.196353147</text:p>
              </table:table-cell>
              <table:table-cell office:value-type="float" office:value="8.502205">
                <text:p>8.5022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.226062462">
                <text:p>19.226062462</text:p>
              </table:table-cell>
              <table:table-cell office:value-type="float" office:value="8.414869">
                <text:p>8.4148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.255024085">
                <text:p>19.255024085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.284519775">
                <text:p>19.284519775</text:p>
              </table:table-cell>
              <table:table-cell office:value-type="float" office:value="8.475814">
                <text:p>8.4758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.314305385">
                <text:p>19.314305385</text:p>
              </table:table-cell>
              <table:table-cell office:value-type="float" office:value="8.393314">
                <text:p>8.3933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.344411435">
                <text:p>19.344411435</text:p>
              </table:table-cell>
              <table:table-cell office:value-type="float" office:value="8.303979">
                <text:p>8.3039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.373785053">
                <text:p>19.373785053</text:p>
              </table:table-cell>
              <table:table-cell office:value-type="float" office:value="8.511039">
                <text:p>8.51103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.403707995">
                <text:p>19.403707995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.433844563">
                <text:p>19.433844563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.464271053">
                <text:p>19.464271053</text:p>
              </table:table-cell>
              <table:table-cell office:value-type="float" office:value="8.216524">
                <text:p>8.21652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.493919333">
                <text:p>19.493919333</text:p>
              </table:table-cell>
              <table:table-cell office:value-type="float" office:value="8.432193">
                <text:p>8.43219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.52407116">
                <text:p>19.52407116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.554360318">
                <text:p>19.554360318</text:p>
              </table:table-cell>
              <table:table-cell office:value-type="float" office:value="8.253778">
                <text:p>8.2537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.584832585">
                <text:p>19.584832585</text:p>
              </table:table-cell>
              <table:table-cell office:value-type="float" office:value="8.204181">
                <text:p>8.2041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.614450347">
                <text:p>19.614450347</text:p>
              </table:table-cell>
              <table:table-cell office:value-type="float" office:value="8.440881">
                <text:p>8.44088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.64435803">
                <text:p>19.64435803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.674235195">
                <text:p>19.674235195</text:p>
              </table:table-cell>
              <table:table-cell office:value-type="float" office:value="8.367594">
                <text:p>8.3675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.704127619">
                <text:p>19.704127619</text:p>
              </table:table-cell>
              <table:table-cell office:value-type="float" office:value="8.363323">
                <text:p>8.36332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.732951911">
                <text:p>19.732951911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.761959312">
                <text:p>19.761959312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.790829382">
                <text:p>19.790829382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.819684192">
                <text:p>19.819684192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.847425093">
                <text:p>19.847425093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.875410139">
                <text:p>19.875410139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.903639329">
                <text:p>19.903639329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.9321737">
                <text:p>19.9321737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.960036674">
                <text:p>19.960036674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.988418456">
                <text:p>19.988418456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016998604">
                <text:p>20.016998604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04592971">
                <text:p>20.04592971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07418942">
                <text:p>20.07418942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.102983195">
                <text:p>20.102983195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.131990596">
                <text:p>20.131990596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.161303176">
                <text:p>20.161303176</text:p>
              </table:table-cell>
              <table:table-cell office:value-type="float" office:value="8.528761">
                <text:p>8.52876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.189898583">
                <text:p>20.189898583</text:p>
              </table:table-cell>
              <table:table-cell office:value-type="float" office:value="8.742662">
                <text:p>8.74266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.219073833">
                <text:p>20.219073833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.248477968">
                <text:p>20.248477968</text:p>
              </table:table-cell>
              <table:table-cell office:value-type="float" office:value="8.502205">
                <text:p>8.5022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.278156765">
                <text:p>20.278156765</text:p>
              </table:table-cell>
              <table:table-cell office:value-type="float" office:value="8.423522">
                <text:p>8.4235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.307164166">
                <text:p>20.307164166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.336705632">
                <text:p>20.336705632</text:p>
              </table:table-cell>
              <table:table-cell office:value-type="float" office:value="8.462681">
                <text:p>8.46268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.366475984">
                <text:p>20.366475984</text:p>
              </table:table-cell>
              <table:table-cell office:value-type="float" office:value="8.397616">
                <text:p>8.3976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.396597294">
                <text:p>20.396597294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.425970912">
                <text:p>20.425970912</text:p>
              </table:table-cell>
              <table:table-cell office:value-type="float" office:value="8.511039">
                <text:p>8.5110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.455893854">
                <text:p>20.455893854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.486045681">
                <text:p>20.486045681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.51650269">
                <text:p>20.51650269</text:p>
              </table:table-cell>
              <table:table-cell office:value-type="float" office:value="8.208291">
                <text:p>8.2082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.54615097">
                <text:p>20.54615097</text:p>
              </table:table-cell>
              <table:table-cell office:value-type="float" office:value="8.432193">
                <text:p>8.43219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.576287538">
                <text:p>20.576287538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.606591955">
                <text:p>20.606591955</text:p>
              </table:table-cell>
              <table:table-cell office:value-type="float" office:value="8.249622">
                <text:p>8.2496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.63709474">
                <text:p>20.63709474</text:p>
              </table:table-cell>
              <table:table-cell office:value-type="float" office:value="8.195972">
                <text:p>8.1959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.666697243">
                <text:p>20.666697243</text:p>
              </table:table-cell>
              <table:table-cell office:value-type="float" office:value="8.445231">
                <text:p>8.4452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.696620185">
                <text:p>20.696620185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.726512609">
                <text:p>20.726512609</text:p>
              </table:table-cell>
              <table:table-cell office:value-type="float" office:value="8.363323">
                <text:p>8.3633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.756420292">
                <text:p>20.756420292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.785244584">
                <text:p>20.785244584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.814267244">
                <text:p>20.814267244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.843442494">
                <text:p>20.843442494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.872953443">
                <text:p>20.872953443</text:p>
              </table:table-cell>
              <table:table-cell office:value-type="float" office:value="8.471432">
                <text:p>8.47143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.901747218">
                <text:p>20.901747218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.931075058">
                <text:p>20.931075058</text:p>
              </table:table-cell>
              <table:table-cell office:value-type="float" office:value="8.524323">
                <text:p>8.52432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.960662301">
                <text:p>20.960662301</text:p>
              </table:table-cell>
              <table:table-cell office:value-type="float" office:value="8.449587">
                <text:p>8.4495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.990569984">
                <text:p>20.990569984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.019806271">
                <text:p>21.019806271</text:p>
              </table:table-cell>
              <table:table-cell office:value-type="float" office:value="8.551018">
                <text:p>8.5510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1.049591881">
                <text:p>21.049591881</text:p>
              </table:table-cell>
              <table:table-cell office:value-type="float" office:value="8.393314">
                <text:p>8.3933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1.079606377">
                <text:p>21.079606377</text:p>
              </table:table-cell>
              <table:table-cell office:value-type="float" office:value="8.3293085">
                <text:p>8.329308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1.109941313">
                <text:p>21.109941313</text:p>
              </table:table-cell>
              <table:table-cell office:value-type="float" office:value="8.2413225">
                <text:p>8.24132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1.139589593">
                <text:p>21.139589593</text:p>
              </table:table-cell>
              <table:table-cell office:value-type="float" office:value="8.432193">
                <text:p>8.43219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1.169771938">
                <text:p>21.169771938</text:p>
              </table:table-cell>
              <table:table-cell office:value-type="float" office:value="8.282989">
                <text:p>8.28298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1.200198428">
                <text:p>21.200198428</text:p>
              </table:table-cell>
              <table:table-cell office:value-type="float" office:value="8.216524">
                <text:p>8.2165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.230991134">
                <text:p>21.230991134</text:p>
              </table:table-cell>
              <table:table-cell office:value-type="float" office:value="8.118806">
                <text:p>8.11880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1.261051407">
                <text:p>21.261051407</text:p>
              </table:table-cell>
              <table:table-cell office:value-type="float" office:value="8.316625">
                <text:p>8.31662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1.291661005">
                <text:p>21.291661005</text:p>
              </table:table-cell>
              <table:table-cell office:value-type="float" office:value="8.167373">
                <text:p>8.16737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1.322530007">
                <text:p>21.322530007</text:p>
              </table:table-cell>
              <table:table-cell office:value-type="float" office:value="8.09874">
                <text:p>8.0987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1.353719449">
                <text:p>21.353719449</text:p>
              </table:table-cell>
              <table:table-cell office:value-type="float" office:value="8.015533">
                <text:p>8.01553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1.384161197">
                <text:p>21.384161197</text:p>
              </table:table-cell>
              <table:table-cell office:value-type="float" office:value="8.212406">
                <text:p>8.2124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1.415182788">
                <text:p>21.415182788</text:p>
              </table:table-cell>
              <table:table-cell office:value-type="float" office:value="8.058904">
                <text:p>8.05890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1.446418006">
                <text:p>21.446418006</text:p>
              </table:table-cell>
              <table:table-cell office:value-type="float" office:value="8.003786">
                <text:p>8.00378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1.477943146">
                <text:p>21.477943146</text:p>
              </table:table-cell>
              <table:table-cell office:value-type="float" office:value="7.930179">
                <text:p>7.93017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.508644299">
                <text:p>21.508644299</text:p>
              </table:table-cell>
              <table:table-cell office:value-type="float" office:value="8.143017">
                <text:p>8.1430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1.539787962">
                <text:p>21.539787962</text:p>
              </table:table-cell>
              <table:table-cell office:value-type="float" office:value="8.027315">
                <text:p>8.0273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1.57102318">
                <text:p>21.57102318</text:p>
              </table:table-cell>
              <table:table-cell office:value-type="float" office:value="8.003786">
                <text:p>8.0037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.60241099">
                <text:p>21.60241099</text:p>
              </table:table-cell>
              <table:table-cell office:value-type="float" office:value="7.964875">
                <text:p>7.9648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.632761185">
                <text:p>21.632761185</text:p>
              </table:table-cell>
              <table:table-cell office:value-type="float" office:value="8.237179">
                <text:p>8.23717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1.663370783">
                <text:p>21.663370783</text:p>
              </table:table-cell>
              <table:table-cell office:value-type="float" office:value="8.167373">
                <text:p>8.16737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.693858309">
                <text:p>21.693858309</text:p>
              </table:table-cell>
              <table:table-cell office:value-type="float" office:value="8.200074">
                <text:p>8.2000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.724269539">
                <text:p>21.724269539</text:p>
              </table:table-cell>
              <table:table-cell office:value-type="float" office:value="8.220647">
                <text:p>8.22064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.753475306">
                <text:p>21.753475306</text:p>
              </table:table-cell>
              <table:table-cell office:value-type="float" office:value="8.559954">
                <text:p>8.5599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.782803146">
                <text:p>21.782803146</text:p>
              </table:table-cell>
              <table:table-cell office:value-type="float" office:value="8.524323">
                <text:p>8.52432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.811932619">
                <text:p>21.811932619</text:p>
              </table:table-cell>
              <table:table-cell office:value-type="float" office:value="8.582373">
                <text:p>8.58237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.840955279">
                <text:p>21.840955279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.868787735">
                <text:p>21.868787735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.896879595">
                <text:p>21.896879595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1.925169822">
                <text:p>21.925169822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1.953795748">
                <text:p>21.953795748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1.981750276">
                <text:p>21.981750276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2.01025413">
                <text:p>22.01025413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2.038971609">
                <text:p>22.038971609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2.067994269">
                <text:p>22.067994269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2.096299755">
                <text:p>22.096299755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.125139305">
                <text:p>22.125139305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2.154207741">
                <text:p>22.154207741</text:p>
              </table:table-cell>
              <table:table-cell office:value-type="float" office:value="8.600394">
                <text:p>8.60039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2.183611876">
                <text:p>22.183611876</text:p>
              </table:table-cell>
              <table:table-cell office:value-type="float" office:value="8.502205">
                <text:p>8.5022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2.212298837">
                <text:p>22.212298837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2.241519863">
                <text:p>22.241519863</text:p>
              </table:table-cell>
              <table:table-cell office:value-type="float" office:value="8.555484">
                <text:p>8.55548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2.271015553">
                <text:p>22.271015553</text:p>
              </table:table-cell>
              <table:table-cell office:value-type="float" office:value="8.475814">
                <text:p>8.4758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2.300785905">
                <text:p>22.300785905</text:p>
              </table:table-cell>
              <table:table-cell office:value-type="float" office:value="8.397616">
                <text:p>8.39761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2.329854341">
                <text:p>22.329854341</text:p>
              </table:table-cell>
              <table:table-cell office:value-type="float" office:value="8.600394">
                <text:p>8.60039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2.359487362">
                <text:p>22.359487362</text:p>
              </table:table-cell>
              <table:table-cell office:value-type="float" office:value="8.436535">
                <text:p>8.4365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2.389364527">
                <text:p>22.389364527</text:p>
              </table:table-cell>
              <table:table-cell office:value-type="float" office:value="8.367594">
                <text:p>8.36759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2.419531613">
                <text:p>22.419531613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2.448996783">
                <text:p>22.448996783</text:p>
              </table:table-cell>
              <table:table-cell office:value-type="float" office:value="8.484593">
                <text:p>8.48459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2.479011279">
                <text:p>22.479011279</text:p>
              </table:table-cell>
              <table:table-cell office:value-type="float" office:value="8.3293085">
                <text:p>8.329308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2.509239402">
                <text:p>22.509239402</text:p>
              </table:table-cell>
              <table:table-cell office:value-type="float" office:value="8.270444">
                <text:p>8.2704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2.539787963">
                <text:p>22.539787963</text:p>
              </table:table-cell>
              <table:table-cell office:value-type="float" office:value="8.183691">
                <text:p>8.1836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2.569558315">
                <text:p>22.569558315</text:p>
              </table:table-cell>
              <table:table-cell office:value-type="float" office:value="8.397616">
                <text:p>8.3976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2.599816955">
                <text:p>22.599816955</text:p>
              </table:table-cell>
              <table:table-cell office:value-type="float" office:value="8.262103">
                <text:p>8.26210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2.630212927">
                <text:p>22.630212927</text:p>
              </table:table-cell>
              <table:table-cell office:value-type="float" office:value="8.224774">
                <text:p>8.22477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2.660792007">
                <text:p>22.660792007</text:p>
              </table:table-cell>
              <table:table-cell office:value-type="float" office:value="8.175524">
                <text:p>8.17552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2.690440287">
                <text:p>22.690440287</text:p>
              </table:table-cell>
              <table:table-cell office:value-type="float" office:value="8.432193">
                <text:p>8.43219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2.720454783">
                <text:p>22.720454783</text:p>
              </table:table-cell>
              <table:table-cell office:value-type="float" office:value="8.3293085">
                <text:p>8.32930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2.750423503">
                <text:p>22.750423503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2.780376963">
                <text:p>22.780376963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2.809277551">
                <text:p>22.809277551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2.83831547">
                <text:p>22.83831547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2.867216058">
                <text:p>22.867216058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2.896116646">
                <text:p>22.896116646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2.923857547">
                <text:p>22.923857547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2.951888371">
                <text:p>22.951888371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.980178598">
                <text:p>22.980178598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3.008774005">
                <text:p>23.008774005</text:p>
              </table:table-cell>
              <table:table-cell office:value-type="float" office:value="8.742662">
                <text:p>8.74266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3.036682757">
                <text:p>23.036682757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3.065140833">
                <text:p>23.065140833</text:p>
              </table:table-cell>
              <table:table-cell office:value-type="float" office:value="8.784852">
                <text:p>8.7848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3.093827794">
                <text:p>23.093827794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.122819937">
                <text:p>23.122819937</text:p>
              </table:table-cell>
              <table:table-cell office:value-type="float" office:value="8.623027">
                <text:p>8.62302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3.151110164">
                <text:p>23.151110164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3.179934456">
                <text:p>23.179934456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3.208972375">
                <text:p>23.208972375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3.238345993">
                <text:p>23.238345993</text:p>
              </table:table-cell>
              <table:table-cell office:value-type="float" office:value="8.511039">
                <text:p>8.51103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.267032954">
                <text:p>23.267032954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3.29625398">
                <text:p>23.29625398</text:p>
              </table:table-cell>
              <table:table-cell office:value-type="float" office:value="8.555484">
                <text:p>8.55548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3.325703892">
                <text:p>23.325703892</text:p>
              </table:table-cell>
              <table:table-cell office:value-type="float" office:value="8.48899">
                <text:p>8.4889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3.355504762">
                <text:p>23.355504762</text:p>
              </table:table-cell>
              <table:table-cell office:value-type="float" office:value="8.389017">
                <text:p>8.3890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3.384542681">
                <text:p>23.384542681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3.414160443">
                <text:p>23.414160443</text:p>
              </table:table-cell>
              <table:table-cell office:value-type="float" office:value="8.440881">
                <text:p>8.44088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3.444007091">
                <text:p>23.444007091</text:p>
              </table:table-cell>
              <table:table-cell office:value-type="float" office:value="8.37615">
                <text:p>8.376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3.474143659">
                <text:p>23.474143659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3.503563053">
                <text:p>23.503563053</text:p>
              </table:table-cell>
              <table:table-cell office:value-type="float" office:value="8.497795">
                <text:p>8.49779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3.533562291">
                <text:p>23.533562291</text:p>
              </table:table-cell>
              <table:table-cell office:value-type="float" office:value="8.333546">
                <text:p>8.33354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3.563759895">
                <text:p>23.563759895</text:p>
              </table:table-cell>
              <table:table-cell office:value-type="float" office:value="8.278803">
                <text:p>8.27880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3.594277939">
                <text:p>23.594277939</text:p>
              </table:table-cell>
              <table:table-cell office:value-type="float" office:value="8.1918745">
                <text:p>8.191874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.623987254">
                <text:p>23.623987254</text:p>
              </table:table-cell>
              <table:table-cell office:value-type="float" office:value="8.414869">
                <text:p>8.41486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3.654215377">
                <text:p>23.654215377</text:p>
              </table:table-cell>
              <table:table-cell office:value-type="float" office:value="8.270444">
                <text:p>8.27044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3.684565572">
                <text:p>23.684565572</text:p>
              </table:table-cell>
              <table:table-cell office:value-type="float" office:value="8.237179">
                <text:p>8.2371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3.715129392">
                <text:p>23.715129392</text:p>
              </table:table-cell>
              <table:table-cell office:value-type="float" office:value="8.1796055">
                <text:p>8.179605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3.744747154">
                <text:p>23.744747154</text:p>
              </table:table-cell>
              <table:table-cell office:value-type="float" office:value="8.440881">
                <text:p>8.44088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3.774715874">
                <text:p>23.774715874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3.804638816">
                <text:p>23.804638816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3.834577016">
                <text:p>23.834577016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3.863431826">
                <text:p>23.863431826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3.892439227">
                <text:p>23.892439227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3.921324557">
                <text:p>23.921324557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3.950194627">
                <text:p>23.950194627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3.977935528">
                <text:p>23.977935528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.005905315">
                <text:p>24.005905315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4.034134505">
                <text:p>24.034134505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4.062684135">
                <text:p>24.062684135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4.090547109">
                <text:p>24.090547109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4.11891363">
                <text:p>24.11891363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4.147539556">
                <text:p>24.147539556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4.176470662">
                <text:p>24.176470662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4.204715111">
                <text:p>24.204715111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4.233493627">
                <text:p>24.233493627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4.262516287">
                <text:p>24.262516287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4.291859385">
                <text:p>24.291859385</text:p>
              </table:table-cell>
              <table:table-cell office:value-type="float" office:value="8.519891">
                <text:p>8.5198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4.32050057">
                <text:p>24.32050057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4.349660561">
                <text:p>24.349660561</text:p>
              </table:table-cell>
              <table:table-cell office:value-type="float" office:value="8.573391">
                <text:p>8.57339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4.379064696">
                <text:p>24.379064696</text:p>
              </table:table-cell>
              <table:table-cell office:value-type="float" office:value="8.502205">
                <text:p>8.5022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4.408758752">
                <text:p>24.408758752</text:p>
              </table:table-cell>
              <table:table-cell office:value-type="float" office:value="8.419193">
                <text:p>8.41919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4.437705116">
                <text:p>24.437705116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4.467261841">
                <text:p>24.467261841</text:p>
              </table:table-cell>
              <table:table-cell office:value-type="float" office:value="8.458311">
                <text:p>8.4583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4.497047451">
                <text:p>24.497047451</text:p>
              </table:table-cell>
              <table:table-cell office:value-type="float" office:value="8.393314">
                <text:p>8.3933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4.527153501">
                <text:p>24.527153501</text:p>
              </table:table-cell>
              <table:table-cell office:value-type="float" office:value="8.303979">
                <text:p>8.3039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4.556557636">
                <text:p>24.556557636</text:p>
              </table:table-cell>
              <table:table-cell office:value-type="float" office:value="8.502205">
                <text:p>8.5022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4.586480578">
                <text:p>24.586480578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4.616632405">
                <text:p>24.616632405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4.647089414">
                <text:p>24.647089414</text:p>
              </table:table-cell>
              <table:table-cell office:value-type="float" office:value="8.208291">
                <text:p>8.20829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4.676768211">
                <text:p>24.676768211</text:p>
              </table:table-cell>
              <table:table-cell office:value-type="float" office:value="8.423522">
                <text:p>8.4235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4.706935297">
                <text:p>24.706935297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4.737209197">
                <text:p>24.737209197</text:p>
              </table:table-cell>
              <table:table-cell office:value-type="float" office:value="8.257938">
                <text:p>8.2579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4.767696723">
                <text:p>24.767696723</text:p>
              </table:table-cell>
              <table:table-cell office:value-type="float" office:value="8.200074">
                <text:p>8.20007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4.797329744">
                <text:p>24.797329744</text:p>
              </table:table-cell>
              <table:table-cell office:value-type="float" office:value="8.436535">
                <text:p>8.43653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4.827267944">
                <text:p>24.827267944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4.857175627">
                <text:p>24.857175627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4.887113827">
                <text:p>24.887113827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4.915968637">
                <text:p>24.915968637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4.944976038">
                <text:p>24.944976038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4.973846108">
                <text:p>24.973846108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5.002685658">
                <text:p>25.002685658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5.030441818">
                <text:p>25.030441818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5.058426864">
                <text:p>25.058426864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5.086671313">
                <text:p>25.086671313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5.115220943">
                <text:p>25.115220943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5.143068658">
                <text:p>25.143068658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5.171465698">
                <text:p>25.171465698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5.200106883">
                <text:p>25.200106883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5.229053247">
                <text:p>25.229053247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5.257297696">
                <text:p>25.257297696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5.286091471">
                <text:p>25.286091471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5.315114131">
                <text:p>25.315114131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5.344441971">
                <text:p>25.344441971</text:p>
              </table:table-cell>
              <table:table-cell office:value-type="float" office:value="8.524323">
                <text:p>8.52432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5.373067897">
                <text:p>25.373067897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5.402243147">
                <text:p>25.402243147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5.431632024">
                <text:p>25.431632024</text:p>
              </table:table-cell>
              <table:table-cell office:value-type="float" office:value="8.506619">
                <text:p>8.5066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5.461371858">
                <text:p>25.461371858</text:p>
              </table:table-cell>
              <table:table-cell office:value-type="float" office:value="8.406234">
                <text:p>8.40623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5.490379259">
                <text:p>25.490379259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5.519935984">
                <text:p>25.519935984</text:p>
              </table:table-cell>
              <table:table-cell office:value-type="float" office:value="8.458311">
                <text:p>8.45831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5.549736854">
                <text:p>25.549736854</text:p>
              </table:table-cell>
              <table:table-cell office:value-type="float" office:value="8.389017">
                <text:p>8.38901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5.579842904">
                <text:p>25.579842904</text:p>
              </table:table-cell>
              <table:table-cell office:value-type="float" office:value="8.303979">
                <text:p>8.30397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5.609231781">
                <text:p>25.609231781</text:p>
              </table:table-cell>
              <table:table-cell office:value-type="float" office:value="8.506619">
                <text:p>8.50661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5.639154723">
                <text:p>25.639154723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5.66930655">
                <text:p>25.66930655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5.699763559">
                <text:p>25.699763559</text:p>
              </table:table-cell>
              <table:table-cell office:value-type="float" office:value="8.208291">
                <text:p>8.2082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5.729442356">
                <text:p>25.729442356</text:p>
              </table:table-cell>
              <table:table-cell office:value-type="float" office:value="8.423522">
                <text:p>8.42352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5.759624701">
                <text:p>25.759624701</text:p>
              </table:table-cell>
              <table:table-cell office:value-type="float" office:value="8.282989">
                <text:p>8.28298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5.789929118">
                <text:p>25.789929118</text:p>
              </table:table-cell>
              <table:table-cell office:value-type="float" office:value="8.249622">
                <text:p>8.24962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5.820462421">
                <text:p>25.820462421</text:p>
              </table:table-cell>
              <table:table-cell office:value-type="float" office:value="8.18778">
                <text:p>8.1877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5.850064924">
                <text:p>25.850064924</text:p>
              </table:table-cell>
              <table:table-cell office:value-type="float" office:value="8.445231">
                <text:p>8.44523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5.880018384">
                <text:p>25.880018384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5.909926067">
                <text:p>25.909926067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5.93983375">
                <text:p>25.93983375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5.9686733">
                <text:p>25.9686733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5.997650182">
                <text:p>25.997650182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6.02655077">
                <text:p>26.02655077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6.05542084">
                <text:p>26.05542084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6.08319226">
                <text:p>26.08319226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6.111207825">
                <text:p>26.111207825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6.139482793">
                <text:p>26.139482793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6.168062941">
                <text:p>26.168062941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6.195971693">
                <text:p>26.195971693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6.224399251">
                <text:p>26.224399251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6.253040436">
                <text:p>26.253040436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6.281971542">
                <text:p>26.281971542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6.31024651">
                <text:p>26.31024651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6.339025026">
                <text:p>26.339025026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6.368047686">
                <text:p>26.368047686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6.397406045">
                <text:p>26.397406045</text:p>
              </table:table-cell>
              <table:table-cell office:value-type="float" office:value="8.515462">
                <text:p>8.51546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6.426031971">
                <text:p>26.426031971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6.455237738">
                <text:p>26.455237738</text:p>
              </table:table-cell>
              <table:table-cell office:value-type="float" office:value="8.559954">
                <text:p>8.5599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6.484641873">
                <text:p>26.484641873</text:p>
              </table:table-cell>
              <table:table-cell office:value-type="float" office:value="8.502205">
                <text:p>8.5022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6.514381707">
                <text:p>26.514381707</text:p>
              </table:table-cell>
              <table:table-cell office:value-type="float" office:value="8.406234">
                <text:p>8.4062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6.543404367">
                <text:p>26.543404367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6.572976351">
                <text:p>26.572976351</text:p>
              </table:table-cell>
              <table:table-cell office:value-type="float" office:value="8.453947">
                <text:p>8.45394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6.602777221">
                <text:p>26.602777221</text:p>
              </table:table-cell>
              <table:table-cell office:value-type="float" office:value="8.389017">
                <text:p>8.38901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6.632898531">
                <text:p>26.632898531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6.662287408">
                <text:p>26.662287408</text:p>
              </table:table-cell>
              <table:table-cell office:value-type="float" office:value="8.506619">
                <text:p>8.50661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6.692240868">
                <text:p>26.692240868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6.722407954">
                <text:p>26.722407954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6.752880221">
                <text:p>26.752880221</text:p>
              </table:table-cell>
              <table:table-cell office:value-type="float" office:value="8.204181">
                <text:p>8.20418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6.782604797">
                <text:p>26.782604797</text:p>
              </table:table-cell>
              <table:table-cell office:value-type="float" office:value="8.410549">
                <text:p>8.41054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6.812756624">
                <text:p>26.812756624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6.843106819">
                <text:p>26.843106819</text:p>
              </table:table-cell>
              <table:table-cell office:value-type="float" office:value="8.237179">
                <text:p>8.2371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6.873609604">
                <text:p>26.873609604</text:p>
              </table:table-cell>
              <table:table-cell office:value-type="float" office:value="8.195972">
                <text:p>8.19597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6.903212107">
                <text:p>26.903212107</text:p>
              </table:table-cell>
              <table:table-cell office:value-type="float" office:value="8.445231">
                <text:p>8.44523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6.933150307">
                <text:p>26.933150307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6.963073249">
                <text:p>26.963073249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6.993011449">
                <text:p>26.993011449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7.021866259">
                <text:p>27.021866259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7.050888919">
                <text:p>27.050888919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7.079774249">
                <text:p>27.079774249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7.108644319">
                <text:p>27.108644319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7.136400479">
                <text:p>27.136400479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7.164416044">
                <text:p>27.164416044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7.192660493">
                <text:p>27.192660493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7.221240641">
                <text:p>27.221240641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7.249073097">
                <text:p>27.249073097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7.277470137">
                <text:p>27.277470137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7.306080802">
                <text:p>27.306080802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7.335042425">
                <text:p>27.335042425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7.363332652">
                <text:p>27.363332652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7.392141685">
                <text:p>27.392141685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7.421179604">
                <text:p>27.421179604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7.450553222">
                <text:p>27.450553222</text:p>
              </table:table-cell>
              <table:table-cell office:value-type="float" office:value="8.511039">
                <text:p>8.51103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7.479194407">
                <text:p>27.479194407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7.508400174">
                <text:p>27.508400174</text:p>
              </table:table-cell>
              <table:table-cell office:value-type="float" office:value="8.559954">
                <text:p>8.55995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7.537819568">
                <text:p>27.537819568</text:p>
              </table:table-cell>
              <table:table-cell office:value-type="float" office:value="8.497795">
                <text:p>8.49779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7.56758992">
                <text:p>27.56758992</text:p>
              </table:table-cell>
              <table:table-cell office:value-type="float" office:value="8.397616">
                <text:p>8.3976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7.596627839">
                <text:p>27.596627839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7.626230342">
                <text:p>27.626230342</text:p>
              </table:table-cell>
              <table:table-cell office:value-type="float" office:value="8.445231">
                <text:p>8.44523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7.656092249">
                <text:p>27.656092249</text:p>
              </table:table-cell>
              <table:table-cell office:value-type="float" office:value="8.37187">
                <text:p>8.3718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7.686259335">
                <text:p>27.686259335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7.715724505">
                <text:p>27.715724505</text:p>
              </table:table-cell>
              <table:table-cell office:value-type="float" office:value="8.484593">
                <text:p>8.48459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7.745723743">
                <text:p>27.745723743</text:p>
              </table:table-cell>
              <table:table-cell office:value-type="float" office:value="8.333546">
                <text:p>8.3335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7.775982383">
                <text:p>27.775982383</text:p>
              </table:table-cell>
              <table:table-cell office:value-type="float" office:value="8.262103">
                <text:p>8.26210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7.806546203">
                <text:p>27.806546203</text:p>
              </table:table-cell>
              <table:table-cell office:value-type="float" office:value="8.1796055">
                <text:p>8.17960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7.83637759">
                <text:p>27.83637759</text:p>
              </table:table-cell>
              <table:table-cell office:value-type="float" office:value="8.380435">
                <text:p>8.38043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.866743044">
                <text:p>27.866743044</text:p>
              </table:table-cell>
              <table:table-cell office:value-type="float" office:value="8.23304">
                <text:p>8.2330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7.897322124">
                <text:p>27.897322124</text:p>
              </table:table-cell>
              <table:table-cell office:value-type="float" office:value="8.175524">
                <text:p>8.1755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7.928206384">
                <text:p>27.928206384</text:p>
              </table:table-cell>
              <table:table-cell office:value-type="float" office:value="8.094738">
                <text:p>8.09473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7.958342952">
                <text:p>27.958342952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7.988967809">
                <text:p>27.988967809</text:p>
              </table:table-cell>
              <table:table-cell office:value-type="float" office:value="8.163303">
                <text:p>8.16330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8.019699479">
                <text:p>28.019699479</text:p>
              </table:table-cell>
              <table:table-cell office:value-type="float" office:value="8.134931">
                <text:p>8.13493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.050614257">
                <text:p>28.050614257</text:p>
              </table:table-cell>
              <table:table-cell office:value-type="float" office:value="8.086747">
                <text:p>8.08674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8.080598236">
                <text:p>28.080598236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8.110856876">
                <text:p>28.110856876</text:p>
              </table:table-cell>
              <table:table-cell office:value-type="float" office:value="8.262103">
                <text:p>8.26210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8.141039221">
                <text:p>28.141039221</text:p>
              </table:table-cell>
              <table:table-cell office:value-type="float" office:value="8.282989">
                <text:p>8.28298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8.171191048">
                <text:p>28.171191048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8.200244226">
                <text:p>28.200244226</text:p>
              </table:table-cell>
              <table:table-cell office:value-type="float" office:value="8.604911">
                <text:p>8.6049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8.229404217">
                <text:p>28.229404217</text:p>
              </table:table-cell>
              <table:table-cell office:value-type="float" office:value="8.573391">
                <text:p>8.5733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8.258426877">
                <text:p>28.258426877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8.287373241">
                <text:p>28.287373241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8.315236215">
                <text:p>28.315236215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8.343267039">
                <text:p>28.343267039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8.371587784">
                <text:p>28.371587784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8.400198449">
                <text:p>28.400198449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8.428122459">
                <text:p>28.428122459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8.456580535">
                <text:p>28.456580535</text:p>
              </table:table-cell>
              <table:table-cell office:value-type="float" office:value="8.784852">
                <text:p>8.78485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8.485267496">
                <text:p>28.485267496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8.514259639">
                <text:p>28.514259639</text:p>
              </table:table-cell>
              <table:table-cell office:value-type="float" office:value="8.623027">
                <text:p>8.62302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8.542565125">
                <text:p>28.542565125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8.571419935">
                <text:p>28.571419935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8.60050363">
                <text:p>28.60050363</text:p>
              </table:table-cell>
              <table:table-cell office:value-type="float" office:value="8.595881">
                <text:p>8.59588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8.629907765">
                <text:p>28.629907765</text:p>
              </table:table-cell>
              <table:table-cell office:value-type="float" office:value="8.502205">
                <text:p>8.5022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8.658609985">
                <text:p>28.658609985</text:p>
              </table:table-cell>
              <table:table-cell office:value-type="float" office:value="8.710128">
                <text:p>8.71012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8.687831011">
                <text:p>28.687831011</text:p>
              </table:table-cell>
              <table:table-cell office:value-type="float" office:value="8.555484">
                <text:p>8.55548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8.717296181">
                <text:p>28.717296181</text:p>
              </table:table-cell>
              <table:table-cell office:value-type="float" office:value="8.484593">
                <text:p>8.48459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8.747097051">
                <text:p>28.747097051</text:p>
              </table:table-cell>
              <table:table-cell office:value-type="float" office:value="8.389017">
                <text:p>8.38901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8.776150229">
                <text:p>28.776150229</text:p>
              </table:table-cell>
              <table:table-cell office:value-type="float" office:value="8.604911">
                <text:p>8.6049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8.805767991">
                <text:p>28.805767991</text:p>
              </table:table-cell>
              <table:table-cell office:value-type="float" office:value="8.440881">
                <text:p>8.44088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8.835614639">
                <text:p>28.835614639</text:p>
              </table:table-cell>
              <table:table-cell office:value-type="float" office:value="8.37615">
                <text:p>8.376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8.865766466">
                <text:p>28.865766466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8.895231636">
                <text:p>28.895231636</text:p>
              </table:table-cell>
              <table:table-cell office:value-type="float" office:value="8.484593">
                <text:p>8.48459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8.925246132">
                <text:p>28.925246132</text:p>
              </table:table-cell>
              <table:table-cell office:value-type="float" office:value="8.3293085">
                <text:p>8.329308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8.955474255">
                <text:p>28.955474255</text:p>
              </table:table-cell>
              <table:table-cell office:value-type="float" office:value="8.270444">
                <text:p>8.27044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8.986022816">
                <text:p>28.986022816</text:p>
              </table:table-cell>
              <table:table-cell office:value-type="float" office:value="8.183691">
                <text:p>8.1836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.01576265">
                <text:p>29.01576265</text:p>
              </table:table-cell>
              <table:table-cell office:value-type="float" office:value="8.406234">
                <text:p>8.40623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.046006032">
                <text:p>29.046006032</text:p>
              </table:table-cell>
              <table:table-cell office:value-type="float" office:value="8.266272">
                <text:p>8.26627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.076386745">
                <text:p>29.076386745</text:p>
              </table:table-cell>
              <table:table-cell office:value-type="float" office:value="8.228905">
                <text:p>8.2289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.106965825">
                <text:p>29.106965825</text:p>
              </table:table-cell>
              <table:table-cell office:value-type="float" office:value="8.175524">
                <text:p>8.1755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9.136629364">
                <text:p>29.136629364</text:p>
              </table:table-cell>
              <table:table-cell office:value-type="float" office:value="8.4278555">
                <text:p>8.42785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.166628602">
                <text:p>29.166628602</text:p>
              </table:table-cell>
              <table:table-cell office:value-type="float" office:value="8.333546">
                <text:p>8.33354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9.196597322">
                <text:p>29.196597322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9.226581301">
                <text:p>29.226581301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9.255481889">
                <text:p>29.255481889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9.284535067">
                <text:p>29.284535067</text:p>
              </table:table-cell>
              <table:table-cell office:value-type="float" office:value="8.604911">
                <text:p>8.6049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9.313481431">
                <text:p>29.313481431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9.342366761">
                <text:p>29.342366761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9.370153441">
                <text:p>29.370153441</text:p>
              </table:table-cell>
              <table:table-cell office:value-type="float" office:value="8.997117">
                <text:p>8.9971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9.398153745">
                <text:p>29.398153745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9.426443972">
                <text:p>29.426443972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9.455008861">
                <text:p>29.455008861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9.482902354">
                <text:p>29.482902354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9.511314654">
                <text:p>29.511314654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9.539986356">
                <text:p>29.539986356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9.568978499">
                <text:p>29.568978499</text:p>
              </table:table-cell>
              <table:table-cell office:value-type="float" office:value="8.623027">
                <text:p>8.62302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9.597253467">
                <text:p>29.597253467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9.626077759">
                <text:p>29.626077759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9.655115678">
                <text:p>29.655115678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9.684474037">
                <text:p>29.684474037</text:p>
              </table:table-cell>
              <table:table-cell office:value-type="float" office:value="8.515462">
                <text:p>8.51546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9.713130481">
                <text:p>29.713130481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9.742336248">
                <text:p>29.742336248</text:p>
              </table:table-cell>
              <table:table-cell office:value-type="float" office:value="8.559954">
                <text:p>8.55995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9.771755642">
                <text:p>29.771755642</text:p>
              </table:table-cell>
              <table:table-cell office:value-type="float" office:value="8.497795">
                <text:p>8.4977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9.801510735">
                <text:p>29.801510735</text:p>
              </table:table-cell>
              <table:table-cell office:value-type="float" office:value="8.401923">
                <text:p>8.40192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9.830548654">
                <text:p>29.830548654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9.860135897">
                <text:p>29.860135897</text:p>
              </table:table-cell>
              <table:table-cell office:value-type="float" office:value="8.449587">
                <text:p>8.44958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9.889967284">
                <text:p>29.889967284</text:p>
              </table:table-cell>
              <table:table-cell office:value-type="float" office:value="8.380435">
                <text:p>8.3804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9.920103852">
                <text:p>29.920103852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9.949523246">
                <text:p>29.949523246</text:p>
              </table:table-cell>
              <table:table-cell office:value-type="float" office:value="8.497795">
                <text:p>8.49779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9.979461446">
                <text:p>29.979461446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0.009628532">
                <text:p>30.009628532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0.040085541">
                <text:p>30.040085541</text:p>
              </table:table-cell>
              <table:table-cell office:value-type="float" office:value="8.208291">
                <text:p>8.20829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0.069794856">
                <text:p>30.069794856</text:p>
              </table:table-cell>
              <table:table-cell office:value-type="float" office:value="8.414869">
                <text:p>8.41486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0.10000772">
                <text:p>30.10000772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0.130342656">
                <text:p>30.130342656</text:p>
              </table:table-cell>
              <table:table-cell office:value-type="float" office:value="8.2413225">
                <text:p>8.241322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0.160906476">
                <text:p>30.160906476</text:p>
              </table:table-cell>
              <table:table-cell office:value-type="float" office:value="8.1796055">
                <text:p>8.179605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0.190570015">
                <text:p>30.190570015</text:p>
              </table:table-cell>
              <table:table-cell office:value-type="float" office:value="8.4278555">
                <text:p>8.42785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0.220538735">
                <text:p>30.220538735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0.250476935">
                <text:p>30.250476935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0.280415135">
                <text:p>30.280415135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0.309285205">
                <text:p>30.309285205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0.338292606">
                <text:p>30.338292606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0.367162676">
                <text:p>30.367162676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0.396017486">
                <text:p>30.396017486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0.423773646">
                <text:p>30.423773646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0.45177395">
                <text:p>30.45177395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0.480048918">
                <text:p>30.480048918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0.508613807">
                <text:p>30.508613807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0.536492039">
                <text:p>30.536492039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0.564904339">
                <text:p>30.564904339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0.593530265">
                <text:p>30.593530265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0.622476629">
                <text:p>30.622476629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0.650751597">
                <text:p>30.650751597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0.679514854">
                <text:p>30.679514854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0.708537514">
                <text:p>30.708537514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0.737865354">
                <text:p>30.737865354</text:p>
              </table:table-cell>
              <table:table-cell office:value-type="float" office:value="8.524323">
                <text:p>8.52432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0.766506539">
                <text:p>30.766506539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0.795681789">
                <text:p>30.795681789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0.825116442">
                <text:p>30.825116442</text:p>
              </table:table-cell>
              <table:table-cell office:value-type="float" office:value="8.49339">
                <text:p>8.4933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0.854841018">
                <text:p>30.854841018</text:p>
              </table:table-cell>
              <table:table-cell office:value-type="float" office:value="8.410549">
                <text:p>8.41054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0.883848419">
                <text:p>30.883848419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0.913389885">
                <text:p>30.913389885</text:p>
              </table:table-cell>
              <table:table-cell office:value-type="float" office:value="8.462681">
                <text:p>8.46268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0.943190755">
                <text:p>30.943190755</text:p>
              </table:table-cell>
              <table:table-cell office:value-type="float" office:value="8.389017">
                <text:p>8.38901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0.973327323">
                <text:p>30.973327323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1.002700941">
                <text:p>31.002700941</text:p>
              </table:table-cell>
              <table:table-cell office:value-type="float" office:value="8.511039">
                <text:p>8.51103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1.032608624">
                <text:p>31.032608624</text:p>
              </table:table-cell>
              <table:table-cell office:value-type="float" office:value="8.3590555">
                <text:p>8.3590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